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swiss" style:font-pitch="variable"/>
    <style:font-face style:name="Times New Roman" svg:font-family="'Times New Roman'" style:font-family-generic="roman" style:font-pitch="variable"/>
    <style:font-face style:name="Vusillus" svg:font-family="Vusillus" style:font-family-generic="roman" style:font-pitch="variable"/>
  </office:font-face-decls>
  <office:automatic-styles>
    <style:style style:name="P1" style:family="paragraph" style:parent-style-name="Normal" style:master-page-name="MP0">
      <style:paragraph-properties fo:margin-top="0.212cm" fo:margin-bottom="0cm" style:contextual-spacing="false" fo:line-height="100%" fo:text-align="center" style:justify-single-word="false" fo:orphans="0" fo:widows="0" style:page-number="auto" fo:keep-with-next="always" style:text-autospace="none"/>
      <style:text-properties style:font-name="Vusillus" fo:font-size="16pt" fo:language="el" fo:country="GR" fo:font-style="italic" style:text-underline-style="solid" style:text-underline-width="auto" style:text-underline-color="#0000ff" fo:font-weight="bold" style:text-underline-mode="continuous" style:text-overline-mode="continuous" style:text-line-through-mode="continuous" style:font-size-asian="16pt" style:font-style-asian="italic" style:font-weight-asian="bold" style:font-name-complex="Vusillus" style:font-size-complex="16pt" style:font-style-complex="italic" style:font-weight-complex="bold"/>
    </style:style>
    <style:style style:name="P2" style:family="paragraph" style:parent-style-name="Normal">
      <style:paragraph-properties fo:margin-top="0.212cm" fo:margin-bottom="0cm" style:contextual-spacing="false" fo:line-height="100%" fo:text-align="center" style:justify-single-word="false" fo:orphans="0" fo:widows="0" fo:keep-with-next="always" style:text-autospace="none"/>
      <style:text-properties style:font-name="Vusillus" fo:font-size="16pt" fo:language="el" fo:country="GR" fo:font-style="italic" style:text-underline-style="solid" style:text-underline-width="auto" style:text-underline-color="#0000ff" fo:font-weight="bold" style:text-underline-mode="continuous" style:text-overline-mode="continuous" style:text-line-through-mode="continuous" style:font-size-asian="16pt" style:font-style-asian="italic" style:font-weight-asian="bold" style:font-name-complex="Vusillus" style:font-size-complex="16pt" style:font-style-complex="italic" style:font-weight-complex="bold"/>
    </style:style>
    <style:style style:name="P3" style:family="paragraph" style:parent-style-name="Normal">
      <style:paragraph-properties fo:margin-top="0.212cm" fo:margin-bottom="0cm" style:contextual-spacing="false" fo:line-height="100%" fo:text-align="justify" style:justify-single-word="false" style:text-autospace="none"/>
    </style:style>
    <style:style style:name="P4" style:family="paragraph" style:parent-style-name="Normal">
      <style:paragraph-properties fo:margin-left="2cm" fo:margin-right="1cm" fo:margin-top="0.212cm" fo:margin-bottom="0cm" style:contextual-spacing="false" fo:line-height="100%" fo:text-indent="-1cm" style:auto-text-indent="false" style:text-autospace="none">
        <style:tab-stops/>
      </style:paragraph-properties>
    </style:style>
    <style:style style:name="P5" style:family="paragraph" style:parent-style-name="Normal">
      <style:paragraph-properties fo:margin-left="2cm" fo:margin-right="1cm" fo:margin-top="0cm" fo:margin-bottom="0cm" style:contextual-spacing="false" fo:line-height="100%" fo:text-indent="-1cm" style:auto-text-indent="false" style:text-autospace="none">
        <style:tab-stops/>
      </style:paragraph-properties>
    </style:style>
    <style:style style:name="P6" style:family="paragraph" style:parent-style-name="Normal">
      <style:paragraph-properties fo:margin-left="2cm" fo:margin-right="1cm" fo:margin-top="0.212cm" fo:margin-bottom="0cm" style:contextual-spacing="false" fo:line-height="100%" fo:text-indent="-1cm" style:auto-text-indent="false" style:text-autospace="none">
        <style:tab-stops/>
      </style:paragraph-properties>
      <style:text-properties fo:color="#003300" loext:opacity="100%" style:font-name="Vusillus" fo:font-size="14pt" fo:language="el" fo:country="GR" fo:font-style="italic" style:font-size-asian="14pt" style:font-style-asian="italic" style:font-name-complex="Vusillus" style:font-size-complex="14pt" style:font-style-complex="italic"/>
    </style:style>
    <style:style style:name="T1" style:family="text">
      <style:text-properties fo:color="#800000" loext:opacity="100%" style:text-position="super 61%" style:font-name="Vusillus" fo:font-size="14pt" fo:language="el" fo:country="GR" fo:font-weight="bold" style:font-size-asian="14pt" style:font-weight-asian="bold" style:font-name-complex="Vusillus" style:font-size-complex="14pt" style:font-weight-complex="bold"/>
    </style:style>
    <style:style style:name="T2" style:family="text">
      <style:text-properties fo:color="#003300" loext:opacity="100%" style:font-name="Vusillus" fo:font-size="14pt" fo:language="el" fo:country="GR" fo:font-style="italic" style:font-size-asian="14pt" style:font-style-asian="italic" style:font-name-complex="Vusillus" style:font-size-complex="14pt" style:font-style-complex="italic"/>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ection text:style-name="Sect1" text:name="Sect1">
        <text:p text:style-name="P2">Εξοδος 1</text:p>
        <text:p text:style-name="P3"><text:span text:style-name="Default_20_Paragraph_20_Font"><text:span text:style-name="T1">1</text:span></text:span><text:span text:style-name="Default_20_Paragraph_20_Font"><text:span text:style-name="T2"> Ταῦτα τὰ ὀνόματα τῶν υἱῶν Ισραηλ τῶν εἰσπεπορευμένων εἰς Αἴγυπτον ἅμα Ιακωβ τῷ πατρὶ αὐτῶν – ἕκαστος πανοικίᾳ αὐτῶν εἰσήλθοσαν – · </text:span></text:span><text:span text:style-name="Default_20_Paragraph_20_Font"><text:span text:style-name="T1">2</text:span></text:span><text:span text:style-name="Default_20_Paragraph_20_Font"><text:span text:style-name="T2"> Ρουβην, Συμεων, Λευι, Ιουδας, </text:span></text:span><text:span text:style-name="Default_20_Paragraph_20_Font"><text:span text:style-name="T1">3</text:span></text:span><text:span text:style-name="Default_20_Paragraph_20_Font"><text:span text:style-name="T2"> Ισσαχαρ, Ζαβουλων καὶ Βενιαμιν, </text:span></text:span><text:span text:style-name="Default_20_Paragraph_20_Font"><text:span text:style-name="T1">4</text:span></text:span><text:span text:style-name="Default_20_Paragraph_20_Font"><text:span text:style-name="T2"> Δαν καὶ Νεφθαλι, Γαδ καὶ Ασηρ. </text:span></text:span><text:span text:style-name="Default_20_Paragraph_20_Font"><text:span text:style-name="T1">5</text:span></text:span><text:span text:style-name="Default_20_Paragraph_20_Font"><text:span text:style-name="T2"> Ιωσηφ δὲ ἦν ἐν Αἰγύπτῳ. ἦσαν δὲ πᾶσαι ψυχαὶ ἐξ Ιακωβ πέντε καὶ ἑβδομήκοντα. </text:span></text:span><text:span text:style-name="Default_20_Paragraph_20_Font"><text:span text:style-name="T1">6</text:span></text:span><text:span text:style-name="Default_20_Paragraph_20_Font"><text:span text:style-name="T2"> ἐτελεύτησεν δὲ Ιωσηφ καὶ πάντες οἱ ἀδελφοὶ αὐτοῦ καὶ πᾶσα ἡ γενεὰ ἐκείνη</text:span></text:span><text:span text:style-name="Default_20_Paragraph_20_Font"><text:span text:style-name="T1">.</text:span></text:span><text:span text:style-name="Default_20_Paragraph_20_Font"><text:span text:style-name="T2"> </text:span></text:span><text:span text:style-name="Default_20_Paragraph_20_Font"><text:span text:style-name="T1">7</text:span></text:span><text:span text:style-name="Default_20_Paragraph_20_Font"><text:span text:style-name="T2"> οἱ δὲ υἱοὶ Ισραηλ ηὐξήθησαν καὶ ἐπληθύνθησαν καὶ χυδαῖοι ἐγένοντο καὶ κατίσχυον σφόδρα σφόδρα, ἐπλήθυνεν δὲ ἡ γῆ αὐτούς. </text:span></text:span></text:p>
        <text:p text:style-name="P3"><text:span text:style-name="Default_20_Paragraph_20_Font"><text:span text:style-name="T1">8</text:span></text:span><text:span text:style-name="Default_20_Paragraph_20_Font"><text:span text:style-name="T2"> Ἀνέστη δὲ βασιλεὺς ἕτερος ἐπ’ Αἴγυπτον, ὃς οὐκ ᾔδει τὸν Ιωσηφ. </text:span></text:span><text:span text:style-name="Default_20_Paragraph_20_Font"><text:span text:style-name="T1">9</text:span></text:span><text:span text:style-name="Default_20_Paragraph_20_Font"><text:span text:style-name="T2"> εἶπεν δὲ τῷ ἔθνει αὐτοῦ Ἰδοὺ τὸ γένος τῶν υἱῶν Ισραηλ μέγα πλῆθος καὶ ἰσχύει ὑπὲρ ἡμᾶς· </text:span></text:span><text:span text:style-name="Default_20_Paragraph_20_Font"><text:span text:style-name="T1">10</text:span></text:span><text:span text:style-name="Default_20_Paragraph_20_Font"><text:span text:style-name="T2"> δεῦτε οὖν κατασοφισώμεθα αὐτούς, μήποτε πληθυνθῇ καί, ἡνίκα ἂν συμβῇ ἡμῖν πόλεμος, προστεθήσονται καὶ οὗτοι πρὸς τοὺς ὑπεναντίους καὶ ἐκπολεμήσαντες ἡμᾶς ἐξελεύσονται ἐκ τῆς γῆς. </text:span></text:span><text:span text:style-name="Default_20_Paragraph_20_Font"><text:span text:style-name="T1">11</text:span></text:span><text:span text:style-name="Default_20_Paragraph_20_Font"><text:span text:style-name="T2"> καὶ ἐπέστησεν αὐτοῖς ἐπιστάτας τῶν ἔργων, ἵνα κακώσωσιν αὐτοὺς ἐν τοῖς ἔργοις· καὶ ᾠκοδόμησαν πόλεις ὀχυρὰς τῷ Φαραω, τήν τε Πιθωμ καὶ Ραμεσση καὶ Ων, ἥ ἐστιν Ἡλίου πόλις. </text:span></text:span><text:span text:style-name="Default_20_Paragraph_20_Font"><text:span text:style-name="T1">12</text:span></text:span><text:span text:style-name="Default_20_Paragraph_20_Font"><text:span text:style-name="T2"> καθότι δὲ αὐτοὺς ἐταπείνουν, τοσούτῳ πλείους ἐγίνοντο καὶ ἴσχυον σφόδρα σφόδρα· καὶ ἐβδελύσσοντο οἱ Αἰγύπτιοι ἀπὸ τῶν υἱῶν Ισραηλ. </text:span></text:span><text:span text:style-name="Default_20_Paragraph_20_Font"><text:span text:style-name="T1">13</text:span></text:span><text:span text:style-name="Default_20_Paragraph_20_Font"><text:span text:style-name="T2"> καὶ κατεδυνάστευον οἱ Αἰγύπτιοι τοὺς υἱοὺς Ισραηλ βίᾳ </text:span></text:span><text:span text:style-name="Default_20_Paragraph_20_Font"><text:span text:style-name="T1">14</text:span></text:span><text:span text:style-name="Default_20_Paragraph_20_Font"><text:span text:style-name="T2"> καὶ κατωδύνων αὐτῶν τὴν ζωὴν ἐν τοῖς ἔργοις τοῖς σκληροῖς, τῷ πηλῷ καὶ τῇ πλινθείᾳ καὶ πᾶσι τοῖς ἔργοις τοῖς ἐν τοῖς πεδίοις, κατὰ πάντα τὰ ἔργα, ὧν κατεδουλοῦντο αὐτοὺς μετὰ βίας. </text:span></text:span></text:p>
        <text:p text:style-name="P3"><text:span text:style-name="Default_20_Paragraph_20_Font"><text:span text:style-name="T1">15</text:span></text:span><text:span text:style-name="Default_20_Paragraph_20_Font"><text:span text:style-name="T2"> Καὶ εἶπεν ὁ βασιλεὺς τῶν Αἰγυπτίων ταῖς μαίαις τῶν Εβραίων, τῇ μιᾷ αὐτῶν, ᾗ ὄνομα Σεπφωρα, καὶ τὸ ὄνομα τῆς δευτέρας Φουα, </text:span></text:span><text:span text:style-name="Default_20_Paragraph_20_Font"><text:span text:style-name="T1">16</text:span></text:span><text:span text:style-name="Default_20_Paragraph_20_Font"><text:span text:style-name="T2"> καὶ εἶπεν Ὅταν μαιοῦσθε τὰς Εβραίας καὶ ὦσιν πρὸς τῷ τίκτειν, ἐὰν μὲν ἄρσεν ᾖ, ἀποκτείνατε αὐτό, ἐὰν δὲ θῆλυ, περιποιεῖσθε αὐτό. </text:span></text:span><text:span text:style-name="Default_20_Paragraph_20_Font"><text:span text:style-name="T1">17</text:span></text:span><text:span text:style-name="Default_20_Paragraph_20_Font"><text:span text:style-name="T2"> ἐφοβήθησαν δὲ αἱ μαῖαι τὸν θεὸν καὶ οὐκ ἐποίησαν καθότι συνέταξεν αὐταῖς ὁ βασιλεὺς Αἰγύπτου, καὶ ἐζωογόνουν τὰ ἄρσενα. </text:span></text:span><text:span text:style-name="Default_20_Paragraph_20_Font"><text:span text:style-name="T1">18</text:span></text:span><text:span text:style-name="Default_20_Paragraph_20_Font"><text:span text:style-name="T2"> ἐκάλεσεν δὲ ὁ βασιλεὺς Αἰγύπτου τὰς μαίας καὶ εἶπεν αὐταῖς Τί ὅτι ἐποιήσατε τὸ πρᾶγμα τοῦτο καὶ ἐζωογονεῖτε τὰ ἄρσενα; </text:span></text:span><text:span text:style-name="Default_20_Paragraph_20_Font"><text:span text:style-name="T1">19</text:span></text:span><text:span text:style-name="Default_20_Paragraph_20_Font"><text:span text:style-name="T2"> εἶπαν δὲ αἱ μαῖαι τῷ Φαραω Οὐχ ὡς γυναῖκες Αἰγύπτου αἱ Εβραῖαι, τίκτουσιν γὰρ πρὶν ἢ εἰσελθεῖν πρὸς αὐτὰς τὰς μαίας· καὶ ἔτικτον. </text:span></text:span><text:span text:style-name="Default_20_Paragraph_20_Font"><text:span text:style-name="T1">20</text:span></text:span><text:span text:style-name="Default_20_Paragraph_20_Font"><text:span text:style-name="T2"> εὖ δὲ ἐποίει ὁ θεὸς ταῖς μαίαις, καὶ ἐπλήθυνεν ὁ λαὸς καὶ ἴσχυεν σφόδρα. </text:span></text:span><text:span text:style-name="Default_20_Paragraph_20_Font"><text:span text:style-name="T1">21</text:span></text:span><text:span text:style-name="Default_20_Paragraph_20_Font"><text:span text:style-name="T2"> ἐπειδὴ ἐφοβοῦντο αἱ μαῖαι τὸν θεόν, ἐποίησαν ἑαυταῖς οἰκίας. – </text:span></text:span><text:span text:style-name="Default_20_Paragraph_20_Font"><text:span text:style-name="T1">22</text:span></text:span><text:span text:style-name="Default_20_Paragraph_20_Font"><text:span text:style-name="T2"> συνέταξεν δὲ Φαραω παντὶ τῷ λαῷ αὐτοῦ λέγων Πᾶν ἄρσεν, ὃ ἐὰν τεχθῇ τοῖς Εβραίοις, εἰς τὸν ποταμὸν ῥίψατε· καὶ πᾶν θῆλυ, ζωογονεῖτε αὐτό. </text:span></text:span></text:p>
      </text:section>
      <text:section text:style-name="Sect1" text:name="Sect2">
        <text:p text:style-name="P2">Εξοδος 2</text:p>
        <text:p text:style-name="P3"><text:span text:style-name="Default_20_Paragraph_20_Font"><text:span text:style-name="T1">1</text:span></text:span><text:span text:style-name="Default_20_Paragraph_20_Font"><text:span text:style-name="T2"> Ἦν δέ τις ἐκ τῆς φυλῆς Λευι, ὃς ἔλαβεν τῶν θυγατέρων Λευι καὶ ἔσχεν αὐτήν. </text:span></text:span><text:span text:style-name="Default_20_Paragraph_20_Font"><text:span text:style-name="T1">2</text:span></text:span><text:span text:style-name="Default_20_Paragraph_20_Font"><text:span text:style-name="T2"> καὶ ἐν γαστρὶ ἔλαβεν καὶ ἔτεκεν ἄρσεν· ἰδόντες δὲ αὐτὸ ἀστεῖον ἐσκέπασαν αὐτὸ μῆνας τρεῖς. </text:span></text:span><text:span text:style-name="Default_20_Paragraph_20_Font"><text:span text:style-name="T1">3</text:span></text:span><text:span text:style-name="Default_20_Paragraph_20_Font"><text:span text:style-name="T2"> ἐπεὶ δὲ οὐκ ἠδύναντο αὐτὸ ἔτι κρύπτειν, ἔλαβεν αὐτῷ ἡ μήτηρ αὐτοῦ θῖβιν καὶ κατέχρισεν αὐτὴν ἀσφαλτοπίσσῃ καὶ ἐνέβαλεν τὸ παιδίον εἰς αὐτὴν καὶ ἔθηκεν αὐτὴν εἰς τὸ ἕλος παρὰ τὸν ποταμόν. </text:span></text:span><text:span text:style-name="Default_20_Paragraph_20_Font"><text:span text:style-name="T1">4</text:span></text:span><text:span text:style-name="Default_20_Paragraph_20_Font"><text:span text:style-name="T2"> καὶ </text:span></text:span><text:soft-page-break/><text:span text:style-name="Default_20_Paragraph_20_Font"><text:span text:style-name="T2">κατεσκόπευεν ἡ ἀδελφὴ αὐτοῦ μακρόθεν μαθεῖν, τί τὸ ἀποβησόμενον αὐτῷ. </text:span></text:span><text:span text:style-name="Default_20_Paragraph_20_Font"><text:span text:style-name="T1">5</text:span></text:span><text:span text:style-name="Default_20_Paragraph_20_Font"><text:span text:style-name="T2"> κατέβη δὲ ἡ θυγάτηρ Φαραω λούσασθαι ἐπὶ τὸν ποταμόν, καὶ αἱ ἅβραι αὐτῆς παρεπορεύοντο παρὰ τὸν ποταμόν· καὶ ἰδοῦσα τὴν θῖβιν ἐν τῷ ἕλει ἀποστείλασα τὴν ἅβραν ἀνείλατο αὐτήν. </text:span></text:span><text:span text:style-name="Default_20_Paragraph_20_Font"><text:span text:style-name="T1">6</text:span></text:span><text:span text:style-name="Default_20_Paragraph_20_Font"><text:span text:style-name="T2"> ἀνοίξασα δὲ ὁρᾷ παιδίον κλαῖον ἐν τῇ θίβει, καὶ ἐφείσατο αὐτοῦ ἡ θυγάτηρ Φαραω καὶ ἔφη Ἀπὸ τῶν παιδίων τῶν Εβραίων τοῦτο. </text:span></text:span><text:span text:style-name="Default_20_Paragraph_20_Font"><text:span text:style-name="T1">7</text:span></text:span><text:span text:style-name="Default_20_Paragraph_20_Font"><text:span text:style-name="T2"> καὶ εἶπεν ἡ ἀδελφὴ αὐτοῦ τῇ θυγατρὶ Φαραω Θέλεις καλέσω σοι γυναῖκα τροφεύουσαν ἐκ τῶν Εβραίων καὶ θηλάσει σοι τὸ παιδίον; </text:span></text:span><text:span text:style-name="Default_20_Paragraph_20_Font"><text:span text:style-name="T1">8</text:span></text:span><text:span text:style-name="Default_20_Paragraph_20_Font"><text:span text:style-name="T2"> ἡ δὲ εἶπεν αὐτῇ ἡ θυγάτηρ Φαραω Πορεύου. ἐλθοῦσα δὲ ἡ νεᾶνις ἐκάλεσεν τὴν μητέρα τοῦ παιδίου. </text:span></text:span><text:span text:style-name="Default_20_Paragraph_20_Font"><text:span text:style-name="T1">9</text:span></text:span><text:span text:style-name="Default_20_Paragraph_20_Font"><text:span text:style-name="T2"> εἶπεν δὲ πρὸς αὐτὴν ἡ θυγάτηρ Φαραω Διατήρησόν μοι τὸ παιδίον τοῦτο καὶ θήλασόν μοι αὐτό, ἐγὼ δὲ δώσω σοι τὸν μισθόν. ἔλαβεν δὲ ἡ γυνὴ τὸ παιδίον καὶ ἐθήλαζεν αὐτό. </text:span></text:span><text:span text:style-name="Default_20_Paragraph_20_Font"><text:span text:style-name="T1">10</text:span></text:span><text:span text:style-name="Default_20_Paragraph_20_Font"><text:span text:style-name="T2"> ἁδρυνθέντος δὲ τοῦ παιδίου εἰσήγαγεν αὐτὸ πρὸς τὴν θυγατέρα Φαραω, καὶ ἐγενήθη αὐτῇ εἰς υἱόν· ἐπωνόμασεν δὲ τὸ ὄνομα αὐτοῦ Μωυσῆν λέγουσα Ἐκ τοῦ ὕδατος αὐτὸν ἀνειλόμην. </text:span></text:span></text:p>
        <text:p text:style-name="P3"><text:span text:style-name="Default_20_Paragraph_20_Font"><text:span text:style-name="T1">11</text:span></text:span><text:span text:style-name="Default_20_Paragraph_20_Font"><text:span text:style-name="T2"> Ἐγένετο δὲ ἐν ταῖς ἡμέραις ταῖς πολλαῖς ἐκείναις μέγας γενόμενος Μωϋσῆς ἐξήλθεν πρὸς τοὺς ἀδελφοὺς αὐτοῦ τοὺς υἱοὺς Ισραηλ. κατανοήσας δὲ τὸν πόνον αὐτῶν ὁρᾷ ἄνθρωπον Αἰγύπτιον τύπτοντά τινα Εβραῖον τῶν ἑαυτοῦ ἀδελφῶν τῶν υἱῶν Ισραηλ· </text:span></text:span><text:span text:style-name="Default_20_Paragraph_20_Font"><text:span text:style-name="T1">12</text:span></text:span><text:span text:style-name="Default_20_Paragraph_20_Font"><text:span text:style-name="T2"> περιβλεψάμενος δὲ ὧδε καὶ ὧδε οὐχ ὁρᾷ οὐδένα καὶ πατάξας τὸν Αἰγύπτιον ἔκρυψεν αὐτὸν ἐν τῇ ἄμμῳ. </text:span></text:span><text:span text:style-name="Default_20_Paragraph_20_Font"><text:span text:style-name="T1">13</text:span></text:span><text:span text:style-name="Default_20_Paragraph_20_Font"><text:span text:style-name="T2"> ἐξελθὼν δὲ τῇ ἡμέρᾳ τῇ δευτέρᾳ ὁρᾷ δύο ἄνδρας Εβραίους διαπληκτιζομένους καὶ λέγει τῷ ἀδικοῦντι Διὰ τί σὺ τύπτεις τὸν πλησίον; </text:span></text:span><text:span text:style-name="Default_20_Paragraph_20_Font"><text:span text:style-name="T1">14</text:span></text:span><text:span text:style-name="Default_20_Paragraph_20_Font"><text:span text:style-name="T2"> ὁ δὲ εἶπεν Τίς σε κατέστησεν ἄρχοντα καὶ δικαστὴν ἐφ’ ἡμῶν; μὴ ἀνελεῖν με σὺ θέλεις, ὃν τρόπον ἀνεῖλες ἐχθὲς τὸν Αἰγύπτιον; ἐφοβήθη δὲ Μωϋσῆς καὶ εἶπεν Εἰ οὕτως ἐμφανὲς γέγονεν τὸ ῥῆμα τοῦτο; </text:span></text:span><text:span text:style-name="Default_20_Paragraph_20_Font"><text:span text:style-name="T1">15</text:span></text:span><text:span text:style-name="Default_20_Paragraph_20_Font"><text:span text:style-name="T2"> ἤκουσεν δὲ Φαραω τὸ ῥῆμα τοῦτο καὶ ἐζήτει ἀνελεῖν Μωυσῆν· ἀνεχώρησεν δὲ Μωϋσῆς ἀπὸ προσώπου Φαραω καὶ ᾤκησεν ἐν γῇ Μαδιαμ· ἐλθὼν δὲ εἰς γῆν Μαδιαμ ἐκάθισεν ἐπὶ τοῦ φρέατος. </text:span></text:span><text:span text:style-name="Default_20_Paragraph_20_Font"><text:span text:style-name="T1">16</text:span></text:span><text:span text:style-name="Default_20_Paragraph_20_Font"><text:span text:style-name="T2"> τῷ δὲ ἱερεῖ Μαδιαμ ἦσαν ἑπτὰ θυγατέρες ποιμαίνουσαι τὰ πρόβατα τοῦ πατρὸς αὐτῶν Ιοθορ· παραγενόμεναι δὲ ἤντλουν, ἕως ἔπλησαν τὰς δεξαμενὰς ποτίσαι τὰ πρόβατα τοῦ πατρὸς αὐτῶν Ιοθορ. </text:span></text:span><text:span text:style-name="Default_20_Paragraph_20_Font"><text:span text:style-name="T1">17</text:span></text:span><text:span text:style-name="Default_20_Paragraph_20_Font"><text:span text:style-name="T2"> παραγενόμενοι δὲ οἱ ποιμένες ἐξέβαλον αὐτάς· ἀναστὰς δὲ Μωϋσῆς ἐρρύσατο αὐτὰς καὶ ἤντλησεν αὐταῖς καὶ ἐπότισεν τὰ πρόβατα αὐτῶν. </text:span></text:span><text:span text:style-name="Default_20_Paragraph_20_Font"><text:span text:style-name="T1">18</text:span></text:span><text:span text:style-name="Default_20_Paragraph_20_Font"><text:span text:style-name="T2"> παρεγένοντο δὲ πρὸς Ραγουηλ τὸν πατέρα αὐτῶν· ὁ δὲ εἶπεν αὐταῖς Τί ὅτι ἐταχύνατε τοῦ παραγενέσθαι σήμερον; </text:span></text:span><text:span text:style-name="Default_20_Paragraph_20_Font"><text:span text:style-name="T1">19</text:span></text:span><text:span text:style-name="Default_20_Paragraph_20_Font"><text:span text:style-name="T2"> αἱ δὲ εἶπαν Ἄνθρωπος Αἰγύπτιος ἐρρύσατο ἡμᾶς ἀπὸ τῶν ποιμένων καὶ ἤντλησεν ἡμῖν καὶ ἐπότισεν τὰ πρόβατα ἡμῶν. </text:span></text:span><text:span text:style-name="Default_20_Paragraph_20_Font"><text:span text:style-name="T1">20</text:span></text:span><text:span text:style-name="Default_20_Paragraph_20_Font"><text:span text:style-name="T2"> ὁ δὲ εἶπεν ταῖς θυγατράσιν αὐτοῦ Καὶ ποῦ ἐστι; καὶ ἵνα τί οὕτως καταλελοίπατε τὸν ἄνθρωπον; καλέσατε οὖν αὐτόν, ὅπως φάγῃ ἄρτον. </text:span></text:span><text:span text:style-name="Default_20_Paragraph_20_Font"><text:span text:style-name="T1">21</text:span></text:span><text:span text:style-name="Default_20_Paragraph_20_Font"><text:span text:style-name="T2"> κατῳκίσθη δὲ Μωϋσῆς παρὰ τῷ ἀνθρώπῳ, καὶ ἐξέδοτο Σεπφωραν τὴν θυγατέρα αὐτοῦ Μωυσῇ γυναῖκα. </text:span></text:span><text:span text:style-name="Default_20_Paragraph_20_Font"><text:span text:style-name="T1">22</text:span></text:span><text:span text:style-name="Default_20_Paragraph_20_Font"><text:span text:style-name="T2"> ἐν γαστρὶ δὲ λαβοῦσα ἡ γυνὴ ἔτεκεν υἱόν, καὶ ἐπωνόμασεν Μωϋσῆς τὸ ὄνομα αὐτοῦ Γηρσαμ λέγων ὅτι Πάροικός εἰμι ἐν γῇ ἀλλοτρίᾳ. </text:span></text:span></text:p>
        <text:p text:style-name="P3"><text:span text:style-name="Default_20_Paragraph_20_Font"><text:span text:style-name="T1">23</text:span></text:span><text:span text:style-name="Default_20_Paragraph_20_Font"><text:span text:style-name="T2"> Μετὰ δὲ τὰς ἡμέρας τὰς πολλὰς ἐκείνας ἐτελεύτησεν ὁ βασιλεὺς Αἰγύπτου. καὶ κατεστέναξαν οἱ υἱοὶ Ισραηλ ἀπὸ τῶν ἔργων καὶ ἀνεβόησαν, καὶ ἀνέβη ἡ βοὴ αὐτῶν πρὸς τὸν θεὸν ἀπὸ τῶν ἔργων. </text:span></text:span><text:span text:style-name="Default_20_Paragraph_20_Font"><text:span text:style-name="T1">24</text:span></text:span><text:span text:style-name="Default_20_Paragraph_20_Font"><text:span text:style-name="T2"> καὶ εἰσήκουσεν ὁ θεὸς τὸν στεναγμὸν αὐτῶν, καὶ ἐμνήσθη ὁ θεὸς τῆς διαθήκης αὐτοῦ τῆς πρὸς Αβρααμ καὶ Ισαακ καὶ Ιακωβ. </text:span></text:span><text:span text:style-name="Default_20_Paragraph_20_Font"><text:span text:style-name="T1">25</text:span></text:span><text:span text:style-name="Default_20_Paragraph_20_Font"><text:span text:style-name="T2"> καὶ ἐπεῖδεν ὁ θεὸς τοὺς υἱοὺς Ισραηλ καὶ ἐγνώσθη αὐτοῖς. </text:span></text:span></text:p>
      </text:section>
      <text:section text:style-name="Sect1" text:name="Sect3">
        <text:p text:style-name="P2"><text:soft-page-break/>Εξοδος 3</text:p>
        <text:p text:style-name="P3"><text:span text:style-name="Default_20_Paragraph_20_Font"><text:span text:style-name="T1">1</text:span></text:span><text:span text:style-name="Default_20_Paragraph_20_Font"><text:span text:style-name="T2"> Καὶ Μωϋσῆς ἦν ποιμαίνων τὰ πρόβατα Ιοθορ τοῦ γαμβροῦ αὐτοῦ τοῦ ἱερέως Μαδιαμ καὶ ἤγαγεν τὰ πρόβατα ὑπὸ τὴν ἔρημον καὶ ἦλθεν εἰς τὸ ὄρος Χωρηβ. </text:span></text:span><text:span text:style-name="Default_20_Paragraph_20_Font"><text:span text:style-name="T1">2</text:span></text:span><text:span text:style-name="Default_20_Paragraph_20_Font"><text:span text:style-name="T2"> ὤφθη δὲ αὐτῷ ἄγγελος κυρίου ἐν φλογὶ πυρὸς ἐκ τοῦ βάτου, καὶ ὁρᾷ ὅτι ὁ βάτος καίεται πυρί, ὁ δὲ βάτος οὐ κατεκαίετο. </text:span></text:span><text:span text:style-name="Default_20_Paragraph_20_Font"><text:span text:style-name="T1">3</text:span></text:span><text:span text:style-name="Default_20_Paragraph_20_Font"><text:span text:style-name="T2"> εἶπεν δὲ Μωϋσῆς Παρελθὼν ὄψομαι τὸ ὅραμα τὸ μέγα τοῦτο, τί ὅτι οὐ κατακαίεται ὁ βάτος. </text:span></text:span><text:span text:style-name="Default_20_Paragraph_20_Font"><text:span text:style-name="T1">4</text:span></text:span><text:span text:style-name="Default_20_Paragraph_20_Font"><text:span text:style-name="T2"> ὡς δὲ εἶδεν κύριος ὅτι προσάγει ἰδεῖν, ἐκάλεσεν αὐτὸν κύριος ἐκ τοῦ βάτου λέγων Μωυσῆ, Μωυσῆ. ὁ δὲ εἶπεν Τί ἐστιν; </text:span></text:span><text:span text:style-name="Default_20_Paragraph_20_Font"><text:span text:style-name="T1">5</text:span></text:span><text:span text:style-name="Default_20_Paragraph_20_Font"><text:span text:style-name="T2"> καὶ εἶπεν Μὴ ἐγγίσῃς ὧδε· λῦσαι τὸ ὑπόδημα ἐκ τῶν ποδῶν σου· ὁ γὰρ τόπος, ἐν ᾧ σὺ ἕστηκας, γῆ ἁγία ἐστίν. </text:span></text:span><text:span text:style-name="Default_20_Paragraph_20_Font"><text:span text:style-name="T1">6</text:span></text:span><text:span text:style-name="Default_20_Paragraph_20_Font"><text:span text:style-name="T2"> καὶ εἶπεν αὐτῷ Ἐγώ εἰμι ὁ θεὸς τοῦ πατρός σου, θεὸς Αβρααμ καὶ θεὸς Ισαακ καὶ θεὸς Ιακωβ. ἀπέστρεψεν δὲ Μωϋσῆς τὸ πρόσωπον αὐτοῦ· εὐλαβεῖτο γὰρ κατεμβλέψαι ἐνώπιον τοῦ θεοῦ. </text:span></text:span><text:span text:style-name="Default_20_Paragraph_20_Font"><text:span text:style-name="T1">7</text:span></text:span><text:span text:style-name="Default_20_Paragraph_20_Font"><text:span text:style-name="T2"> εἶπεν δὲ κύριος πρὸς Μωυσῆν Ἰδὼν εἶδον τὴν κάκωσιν τοῦ λαοῦ μου τοῦ ἐν Αἰγύπτῳ καὶ τῆς κραυγῆς αὐτῶν ἀκήκοα ἀπὸ τῶν ἐργοδιωκτῶν· οἶδα γὰρ τὴν ὀδύνην αὐτῶν· </text:span></text:span><text:span text:style-name="Default_20_Paragraph_20_Font"><text:span text:style-name="T1">8</text:span></text:span><text:span text:style-name="Default_20_Paragraph_20_Font"><text:span text:style-name="T2"> καὶ κατέβην ἐξελέσθαι αὐτοὺς ἐκ χειρὸς Αἰγυπτίων καὶ ἐξαγαγεῖν αὐτοὺς ἐκ τῆς γῆς ἐκείνης καὶ εἰσαγαγεῖν αὐτοὺς εἰς γῆν ἀγαθὴν καὶ πολλήν, εἰς γῆν ῥέουσαν γάλα καὶ μέλι, εἰς τὸν τόπον τῶν Χαναναίων καὶ Χετταίων καὶ Αμορραίων καὶ Φερεζαίων καὶ Γεργεσαίων καὶ Ευαίων καὶ Ιεβουσαίων. </text:span></text:span><text:span text:style-name="Default_20_Paragraph_20_Font"><text:span text:style-name="T1">9</text:span></text:span><text:span text:style-name="Default_20_Paragraph_20_Font"><text:span text:style-name="T2"> καὶ νῦν ἰδοὺ κραυγὴ τῶν υἱῶν Ισραηλ ἥκει πρός με, κἀγὼ ἑώρακα τὸν θλιμμόν, ὃν οἱ Αἰγύπτιοι θλίβουσιν αὐτούς. </text:span></text:span><text:span text:style-name="Default_20_Paragraph_20_Font"><text:span text:style-name="T1">10</text:span></text:span><text:span text:style-name="Default_20_Paragraph_20_Font"><text:span text:style-name="T2"> καὶ νῦν δεῦρο ἀποστείλω σε πρὸς Φαραω βασιλέα Αἰγύπτου, καὶ ἐξάξεις τὸν λαόν μου τοὺς υἱοὺς Ισραηλ ἐκ γῆς Αἰγύπτου. – </text:span></text:span><text:span text:style-name="Default_20_Paragraph_20_Font"><text:span text:style-name="T1">11</text:span></text:span><text:span text:style-name="Default_20_Paragraph_20_Font"><text:span text:style-name="T2"> καὶ εἶπεν Μωϋσῆς πρὸς τὸν θεόν Τίς εἰμι, ὅτι πορεύσομαι πρὸς Φαραω βασιλέα Αἰγύπτου, καὶ ὅτι ἐξάξω τοὺς υἱοὺς Ισραηλ ἐκ γῆς Αἰγύπτου; </text:span></text:span><text:span text:style-name="Default_20_Paragraph_20_Font"><text:span text:style-name="T1">12</text:span></text:span><text:span text:style-name="Default_20_Paragraph_20_Font"><text:span text:style-name="T2"> εἶπεν δὲ ὁ θεὸς Μωυσεῖ λέγων ὅτι Ἔσομαι μετὰ σοῦ, καὶ τοῦτό σοι τὸ σημεῖον ὅτι ἐγώ σε ἐξαποστέλλω· ἐν τῷ ἐξαγαγεῖν σε τὸν λαόν μου ἐξ Αἰγύπτου καὶ λατρεύσετε τῷ θεῷ ἐν τῷ ὄρει τούτῳ. </text:span></text:span><text:span text:style-name="Default_20_Paragraph_20_Font"><text:span text:style-name="T1">13</text:span></text:span><text:span text:style-name="Default_20_Paragraph_20_Font"><text:span text:style-name="T2"> καὶ εἶπεν Μωϋσῆς πρὸς τὸν θεόν Ἰδοὺ ἐγὼ ἐλεύσομαι πρὸς τοὺς υἱοὺς Ισραηλ καὶ ἐρῶ πρὸς αὐτούς Ὁ θεὸς τῶν πατέρων ὑμῶν ἀπέσταλκέν με πρὸς ὑμᾶς, ἐρωτήσουσίν με Τί ὄνομα αὐτῷ; τί ἐρῶ πρὸς αὐτούς; </text:span></text:span><text:span text:style-name="Default_20_Paragraph_20_Font"><text:span text:style-name="T1">14</text:span></text:span><text:span text:style-name="Default_20_Paragraph_20_Font"><text:span text:style-name="T2"> καὶ εἶπεν ὁ θεὸς πρὸς Μωυσῆν Ἐγώ εἰμι ὁ ὤν· καὶ εἶπεν Οὕτως ἐρεῖς τοῖς υἱοῖς Ισραηλ Ὁ ὢν ἀπέσταλκέν με πρὸς ὑμᾶς. </text:span></text:span><text:span text:style-name="Default_20_Paragraph_20_Font"><text:span text:style-name="T1">15</text:span></text:span><text:span text:style-name="Default_20_Paragraph_20_Font"><text:span text:style-name="T2"> καὶ εἶπεν ὁ θεὸς πάλιν πρὸς Μωυσῆν Οὕτως ἐρεῖς τοῖς υἱοῖς Ισραηλ Κύριος ὁ θεὸς τῶν πατέρων ὑμῶν, θεὸς Αβρααμ καὶ θεὸς Ισαακ καὶ θεὸς Ιακωβ, ἀπέσταλκέν με πρὸς ὑμᾶς· τοῦτό μού ἐστιν ὄνομα αἰώνιον καὶ μνημόσυνον γενεῶν γενεαῖς. </text:span></text:span><text:span text:style-name="Default_20_Paragraph_20_Font"><text:span text:style-name="T1">16</text:span></text:span><text:span text:style-name="Default_20_Paragraph_20_Font"><text:span text:style-name="T2"> ἐλθὼν οὖν συνάγαγε τὴν γερουσίαν τῶν υἱῶν Ισραηλ καὶ ἐρεῖς πρὸς αὐτούς Κύριος ὁ θεὸς τῶν πατέρων ὑμῶν ὦπταί μοι, θεὸς Αβρααμ καὶ θεὸς Ισαακ καὶ θεὸς Ιακωβ, λέγων Ἐπισκοπῇ ἐπέσκεμμαι ὑμᾶς καὶ ὅσα συμβέβηκεν ὑμῖν ἐν Αἰγύπτῳ, </text:span></text:span><text:span text:style-name="Default_20_Paragraph_20_Font"><text:span text:style-name="T1">17</text:span></text:span><text:span text:style-name="Default_20_Paragraph_20_Font"><text:span text:style-name="T2"> καὶ εἶπον Ἀναβιβάσω ὑμᾶς ἐκ τῆς κακώσεως τῶν Αἰγυπτίων εἰς τὴν γῆν τῶν Χαναναίων καὶ Χετταίων καὶ Αμορραίων καὶ Φερεζαίων καὶ Γεργεσαίων καὶ Ευαίων καὶ Ιεβουσαίων, εἰς γῆν ῥέουσαν γάλα καὶ μέλι. </text:span></text:span><text:span text:style-name="Default_20_Paragraph_20_Font"><text:span text:style-name="T1">18</text:span></text:span><text:span text:style-name="Default_20_Paragraph_20_Font"><text:span text:style-name="T2"> καὶ εἰσακούσονταί σου τῆς φωνῆς· καὶ εἰσελεύσῃ σὺ καὶ ἡ γερουσία Ισραηλ πρὸς Φαραω βασιλέα Αἰγύπτου καὶ ἐρεῖς πρὸς αὐτόν Ὁ θεὸς τῶν Εβραίων προσκέκληται ἡμᾶς· πορευσώμεθα οὖν ὁδὸν τριῶν ἡμερῶν εἰς τὴν ἔρημον, ἵνα θύσωμεν τῷ θεῷ ἡμῶν. </text:span></text:span><text:span text:style-name="Default_20_Paragraph_20_Font"><text:span text:style-name="T1">19</text:span></text:span><text:span text:style-name="Default_20_Paragraph_20_Font"><text:span text:style-name="T2"> ἐγὼ δὲ οἶδα ὅτι οὐ προήσεται ὑμᾶς Φαραω βασιλεὺς Αἰγύπτου πορευθῆναι, ἐὰν μὴ μετὰ χειρὸς κραταιᾶς. </text:span></text:span><text:span text:style-name="Default_20_Paragraph_20_Font"><text:span text:style-name="T1">20</text:span></text:span><text:span text:style-name="Default_20_Paragraph_20_Font"><text:span text:style-name="T2"> καὶ ἐκτείνας τὴν χεῖρα πατάξω τοὺς Αἰγυπτίους ἐν πᾶσι τοῖς θαυμασίοις μου, οἷς ποιήσω ἐν αὐτοῖς, καὶ μετὰ ταῦτα ἐξαποστελεῖ ὑμᾶς. </text:span></text:span><text:span text:style-name="Default_20_Paragraph_20_Font"><text:span text:style-name="T1">21</text:span></text:span><text:span text:style-name="Default_20_Paragraph_20_Font"><text:span text:style-name="T2"> καὶ δώσω χάριν τῷ λαῷ τούτῳ ἐναντίον τῶν Αἰγυπτίων· ὅταν δὲ ἀποτρέχητε, οὐκ ἀπελεύσεσθε κενοί· </text:span></text:span></text:p>
        <text:p text:style-name="P3"><text:soft-page-break/><text:span text:style-name="Default_20_Paragraph_20_Font"><text:span text:style-name="T1">22</text:span></text:span><text:span text:style-name="Default_20_Paragraph_20_Font"><text:span text:style-name="T2"> Αἰτήσει γυνὴ παρὰ γείτονος καὶ συσκήνου αὐτῆς σκεύη ἀργυρᾶ καὶ χρυσᾶ καὶ ἱματισμόν, καὶ ἐπιθήσετε ἐπὶ τοὺς υἱοὺς ὑμῶν καὶ ἐπὶ τὰς θυγατέρας ὑμῶν καὶ σκυλεύσετε τοὺς Αἰγυπτίους. – </text:span></text:span></text:p>
      </text:section>
      <text:section text:style-name="Sect1" text:name="Sect4">
        <text:p text:style-name="P2">Εξοδος 4</text:p>
        <text:p text:style-name="P3"><text:span text:style-name="Default_20_Paragraph_20_Font"><text:span text:style-name="T1">1</text:span></text:span><text:span text:style-name="Default_20_Paragraph_20_Font"><text:span text:style-name="T2"> ἀπεκρίθη δὲ Μωϋσῆς καὶ εἶπεν Ἐὰν οὖν μὴ πιστεύσωσίν μοι μηδὲ εἰσακούσωσιν τῆς φωνῆς μου, ἐροῦσιν γὰρ ὅτι Οὐκ ὦπταί σοι ὁ θεός, τί ἐρῶ πρὸς αὐτούς; </text:span></text:span><text:span text:style-name="Default_20_Paragraph_20_Font"><text:span text:style-name="T1">2</text:span></text:span><text:span text:style-name="Default_20_Paragraph_20_Font"><text:span text:style-name="T2"> εἶπεν δὲ αὐτῷ κύριος Τί τοῦτό ἐστιν τὸ ἐν τῇ χειρί σου; ὁ δὲ εἶπεν Ῥάβδος. </text:span></text:span><text:span text:style-name="Default_20_Paragraph_20_Font"><text:span text:style-name="T1">3</text:span></text:span><text:span text:style-name="Default_20_Paragraph_20_Font"><text:span text:style-name="T2"> καὶ εἶπεν Ῥῖψον αὐτὴν ἐπὶ τὴν γῆν. καὶ ἔρριψεν αὐτὴν ἐπὶ τὴν γῆν, καὶ ἐγένετο ὄφις· καὶ ἔφυγεν Μωϋσῆς ἀπ’ αὐτοῦ. </text:span></text:span><text:span text:style-name="Default_20_Paragraph_20_Font"><text:span text:style-name="T1">4</text:span></text:span><text:span text:style-name="Default_20_Paragraph_20_Font"><text:span text:style-name="T2"> καὶ εἶπεν κύριος πρὸς Μωυσῆν Ἔκτεινον τὴν χεῖρα καὶ ἐπιλαβοῦ τῆς κέρκου· ἐκτείνας οὖν τὴν χεῖρα ἐπελάβετο τῆς κέρκου, καὶ ἐγένετο ῥάβδος ἐν τῇ χειρὶ αὐτοῦ· </text:span></text:span><text:span text:style-name="Default_20_Paragraph_20_Font"><text:span text:style-name="T1">5</text:span></text:span><text:span text:style-name="Default_20_Paragraph_20_Font"><text:span text:style-name="T2"> ἵνα πιστεύσωσίν σοι ὅτι ὦπταί σοι κύριος ὁ θεὸς τῶν πατέρων αὐτῶν, θεὸς Αβρααμ καὶ θεὸς Ισαακ καὶ θεὸς Ιακωβ. </text:span></text:span><text:span text:style-name="Default_20_Paragraph_20_Font"><text:span text:style-name="T1">6</text:span></text:span><text:span text:style-name="Default_20_Paragraph_20_Font"><text:span text:style-name="T2"> εἶπεν δὲ αὐτῷ κύριος πάλιν Εἰσένεγκε τὴν χεῖρά σου εἰς τὸν κόλπον σου. καὶ εἰσήνεγκεν τὴν χεῖρα αὐτοῦ εἰς τὸν κόλπον αὐτοῦ· καὶ ἐξήνεγκεν τὴν χεῖρα αὐτοῦ ἐκ τοῦ κόλπου αὐτοῦ, καὶ ἐγενήθη ἡ χεὶρ αὐτοῦ ὡσεὶ χιών. </text:span></text:span><text:span text:style-name="Default_20_Paragraph_20_Font"><text:span text:style-name="T1">7</text:span></text:span><text:span text:style-name="Default_20_Paragraph_20_Font"><text:span text:style-name="T2"> καὶ εἶπεν Πάλιν εἰσένεγκε τὴν χεῖρά σου εἰς τὸν κόλπον σου. καὶ εἰσήνεγκεν τὴν χεῖρα εἰς τὸν κόλπον αὐτοῦ· καὶ ἐξήνεγκεν αὐτὴν ἐκ τοῦ κόλπου αὐτοῦ, καὶ πάλιν ἀπεκατέστη εἰς τὴν χρόαν τῆς σαρκὸς αὐτοῦ. </text:span></text:span><text:span text:style-name="Default_20_Paragraph_20_Font"><text:span text:style-name="T1">8</text:span></text:span><text:span text:style-name="Default_20_Paragraph_20_Font"><text:span text:style-name="T2"> ἐὰν δὲ μὴ πιστεύσωσίν σοι μηδὲ εἰσακούσωσιν τῆς φωνῆς τοῦ σημείου τοῦ πρώτου, πιστεύσουσίν σοι τῆς φωνῆς τοῦ σημείου τοῦ ἐσχάτου. </text:span></text:span><text:span text:style-name="Default_20_Paragraph_20_Font"><text:span text:style-name="T1">9</text:span></text:span><text:span text:style-name="Default_20_Paragraph_20_Font"><text:span text:style-name="T2"> καὶ ἔσται ἐὰν μὴ πιστεύσωσίν σοι τοῖς δυσὶ σημείοις τούτοις μηδὲ εἰσακούσωσιν τῆς φωνῆς σου, λήμψῃ ἀπὸ τοῦ ὕδατος τοῦ ποταμοῦ καὶ ἐκχεεῖς ἐπὶ τὸ ξηρόν, καὶ ἔσται τὸ ὕδωρ, ὃ ἐὰν λάβῃς ἀπὸ τοῦ ποταμοῦ, αἷμα ἐπὶ τοῦ ξηροῦ. – </text:span></text:span><text:span text:style-name="Default_20_Paragraph_20_Font"><text:span text:style-name="T1">10</text:span></text:span><text:span text:style-name="Default_20_Paragraph_20_Font"><text:span text:style-name="T2"> εἶπεν δὲ Μωϋσῆς πρὸς κύριον Δέομαι, κύριε, οὐχ ἱκανός εἰμι πρὸ τῆς ἐχθὲς οὐδὲ πρὸ τῆς τρίτης ἡμέρας οὐδὲ ἀφ’ <text:s/>οὗ ἤρξω λαλεῖν τῷ θεράποντί σου· ἰσχνόφωνος καὶ βραδύγλωσσος ἐγώ εἰμι. </text:span></text:span><text:span text:style-name="Default_20_Paragraph_20_Font"><text:span text:style-name="T1">11</text:span></text:span><text:span text:style-name="Default_20_Paragraph_20_Font"><text:span text:style-name="T2"> εἶπεν δὲ κύριος πρὸς Μωυσῆν Τίς ἔδωκεν στόμα ἀνθρώπῳ, καὶ τίς ἐποίησεν δύσκωφον καὶ κωφόν, βλέποντα καὶ τυφλόν; οὐκ ἐγὼ ὁ θεός; </text:span></text:span><text:span text:style-name="Default_20_Paragraph_20_Font"><text:span text:style-name="T1">12</text:span></text:span><text:span text:style-name="Default_20_Paragraph_20_Font"><text:span text:style-name="T2"> καὶ νῦν πορεύου, καὶ ἐγὼ ἀνοίξω τὸ στόμα σου καὶ συμβιβάσω σε ὃ μέλλεις λαλῆσαι. </text:span></text:span><text:span text:style-name="Default_20_Paragraph_20_Font"><text:span text:style-name="T1">13</text:span></text:span><text:span text:style-name="Default_20_Paragraph_20_Font"><text:span text:style-name="T2"> καὶ εἶπεν Μωϋσῆς Δέομαι, κύριε, προχείρισαι δυνάμενον ἄλλον, ὃν ἀποστελεῖς. </text:span></text:span><text:span text:style-name="Default_20_Paragraph_20_Font"><text:span text:style-name="T1">14</text:span></text:span><text:span text:style-name="Default_20_Paragraph_20_Font"><text:span text:style-name="T2"> καὶ θυμωθεὶς ὀργῇ κύριος ἐπὶ Μωυσῆν εἶπεν Οὐκ ἰδοὺ Ααρων ὁ ἀδελφός σου ὁ Λευίτης; ἐπίσταμαι ὅτι λαλῶν λαλήσει αὐτός σοι· καὶ ἰδοὺ αὐτὸς ἐξελεύσεται εἰς συνάντησίν σοι καὶ ἰδών σε χαρήσεται ἐν ἑαυτῷ. </text:span></text:span><text:span text:style-name="Default_20_Paragraph_20_Font"><text:span text:style-name="T1">15</text:span></text:span><text:span text:style-name="Default_20_Paragraph_20_Font"><text:span text:style-name="T2"> καὶ ἐρεῖς πρὸς αὐτὸν καὶ δώσεις τὰ ῥήματά μου εἰς τὸ στόμα αὐτοῦ· καὶ ἐγὼ ἀνοίξω τὸ στόμα σου καὶ τὸ στόμα αὐτοῦ καὶ συμβιβάσω ὑμᾶς ἃ ποιήσετε. </text:span></text:span><text:span text:style-name="Default_20_Paragraph_20_Font"><text:span text:style-name="T1">16</text:span></text:span><text:span text:style-name="Default_20_Paragraph_20_Font"><text:span text:style-name="T2"> καὶ αὐτός σοι προσλαλήσει πρὸς τὸν λαόν, καὶ αὐτὸς ἔσται σου στόμα, σὺ δὲ αὐτῷ ἔσῃ τὰ πρὸς τὸν θεόν. </text:span></text:span><text:span text:style-name="Default_20_Paragraph_20_Font"><text:span text:style-name="T1">17</text:span></text:span><text:span text:style-name="Default_20_Paragraph_20_Font"><text:span text:style-name="T2"> καὶ τὴν ῥάβδον ταύτην τὴν στραφεῖσαν εἰς ὄφιν λήμψῃ ἐν τῇ χειρί σου, ἐν ᾗ ποιήσεις ἐν αὐτῇ τὰ σημεῖα. </text:span></text:span></text:p>
        <text:p text:style-name="P3"><text:span text:style-name="Default_20_Paragraph_20_Font"><text:span text:style-name="T1">18</text:span></text:span><text:span text:style-name="Default_20_Paragraph_20_Font"><text:span text:style-name="T2"> Ἐπορεύθη δὲ Μωϋσῆς καὶ ἀπέστρεψεν πρὸς Ιοθορ τὸν γαμβρὸν αὐτοῦ καὶ λέγει Πορεύσομαι καὶ ἀποστρέψω πρὸς τοὺς ἀδελφούς μου τοὺς ἐν Αἰγύπτῳ καὶ ὄψομαι εἰ ἔτι ζῶσιν. καὶ εἶπεν Ιοθορ Μωυσῇ Βάδιζε ὑγιαίνων. </text:span></text:span><text:span text:style-name="Default_20_Paragraph_20_Font"><text:span text:style-name="T1">19</text:span></text:span><text:span text:style-name="Default_20_Paragraph_20_Font"><text:span text:style-name="T2"> μετὰ δὲ τὰς ἡμέρας τὰς πολλὰς ἐκείνας ἐτελεύτησεν ὁ βασιλεὺς Αἰγύπτου. εἶπεν δὲ κύριος πρὸς Μωυσῆν ἐν Μαδιαμ Βάδιζε ἄπελθε εἰς Αἴγυπτον· τεθνήκασιν γὰρ πάντες οἱ ζητοῦντές σου τὴν ψυχήν. </text:span></text:span><text:span text:style-name="Default_20_Paragraph_20_Font"><text:span text:style-name="T1">20</text:span></text:span><text:span text:style-name="Default_20_Paragraph_20_Font"><text:span text:style-name="T2"> ἀναλαβὼν δὲ Μωϋσῆς τὴν γυναῖκα καὶ τὰ παιδία ἀνεβίβασεν αὐτὰ ἐπὶ τὰ ὑποζύγια καὶ ἐπέστρεψεν εἰς Αἴγυπτον· ἔλαβεν δὲ Μωϋσῆς τὴν ῥάβδον τὴν παρὰ τοῦ θεοῦ ἐν τῇ χειρὶ αὐτοῦ. </text:span></text:span><text:span text:style-name="Default_20_Paragraph_20_Font"><text:span text:style-name="T1">21</text:span></text:span><text:span text:style-name="Default_20_Paragraph_20_Font"><text:span text:style-name="T2"> εἶπεν δὲ κύριος πρὸς Μωυσῆν Πορευομένου σου καὶ </text:span></text:span><text:soft-page-break/><text:span text:style-name="Default_20_Paragraph_20_Font"><text:span text:style-name="T2">ἀποστρέφοντος εἰς Αἴγυπτον ὅρα πάντα τὰ τέρατα, ἃ ἔδωκα ἐν ταῖς χερσίν σου, ποιήσεις αὐτὰ ἐναντίον Φαραω· ἐγὼ δὲ σκληρυνῶ τὴν καρδίαν αὐτοῦ, καὶ οὐ μὴ ἐξαποστείλῃ τὸν λαόν. </text:span></text:span><text:span text:style-name="Default_20_Paragraph_20_Font"><text:span text:style-name="T1">22</text:span></text:span><text:span text:style-name="Default_20_Paragraph_20_Font"><text:span text:style-name="T2"> σὺ δὲ ἐρεῖς τῷ Φαραω Τάδε λέγει κύριος Υἱὸς πρωτότοκός μου Ισραηλ· </text:span></text:span><text:span text:style-name="Default_20_Paragraph_20_Font"><text:span text:style-name="T1">23</text:span></text:span><text:span text:style-name="Default_20_Paragraph_20_Font"><text:span text:style-name="T2"> εἶπα δέ σοι Ἐξαπόστειλον τὸν λαόν μου, ἵνα μοι λατρεύσῃ· εἰ μὲν οὖν μὴ βούλει ἐξαποστεῖλαι αὐτούς, ὅρα οὖν ἐγὼ ἀποκτενῶ τὸν υἱόν σου τὸν πρωτότοκον. </text:span></text:span><text:span text:style-name="Default_20_Paragraph_20_Font"><text:span text:style-name="T1">24</text:span></text:span><text:span text:style-name="Default_20_Paragraph_20_Font"><text:span text:style-name="T2"> Ἐγένετο δὲ ἐν τῇ ὁδῷ ἐν τῷ καταλύματι συνήντησεν αὐτῷ ἄγγελος κυρίου καὶ ἐζήτει αὐτὸν ἀποκτεῖναι. </text:span></text:span><text:span text:style-name="Default_20_Paragraph_20_Font"><text:span text:style-name="T1">25</text:span></text:span><text:span text:style-name="Default_20_Paragraph_20_Font"><text:span text:style-name="T2"> καὶ λαβοῦσα Σεπφωρα ψῆφον περιέτεμεν τὴν ἀκροβυστίαν τοῦ υἱοῦ αὐτῆς καὶ προσέπεσεν πρὸς τοὺς πόδας καὶ εἶπεν Ἔστη τὸ αἷμα τῆς περιτομῆς τοῦ παιδίου μου. </text:span></text:span><text:span text:style-name="Default_20_Paragraph_20_Font"><text:span text:style-name="T1">26</text:span></text:span><text:span text:style-name="Default_20_Paragraph_20_Font"><text:span text:style-name="T2"> καὶ ἀπῆλθεν ἀπ’ αὐτοῦ, διότι εἶπεν Ἔστη τὸ αἷμα τῆς περιτομῆς τοῦ παιδίου μου. </text:span></text:span></text:p>
        <text:p text:style-name="P3"><text:span text:style-name="Default_20_Paragraph_20_Font"><text:span text:style-name="T1">27</text:span></text:span><text:span text:style-name="Default_20_Paragraph_20_Font"><text:span text:style-name="T2"> Εἶπεν δὲ κύριος πρὸς Ααρων Πορεύθητι εἰς συνάντησιν Μωυσεῖ εἰς τὴν ἔρημον· καὶ ἐπορεύθη καὶ συνήντησεν αὐτῷ ἐν τῷ ὄρει τοῦ θεοῦ, καὶ κατεφίλησαν ἀλλήλους. </text:span></text:span><text:span text:style-name="Default_20_Paragraph_20_Font"><text:span text:style-name="T1">28</text:span></text:span><text:span text:style-name="Default_20_Paragraph_20_Font"><text:span text:style-name="T2"> καὶ ἀνήγγειλεν Μωϋσῆς τῷ Ααρων πάντας τοὺς λόγους κυρίου, οὓς ἀπέστειλεν, καὶ πάντα τὰ σημεῖα, ἃ ἐνετείλατο αὐτῷ. </text:span></text:span><text:span text:style-name="Default_20_Paragraph_20_Font"><text:span text:style-name="T1">29</text:span></text:span><text:span text:style-name="Default_20_Paragraph_20_Font"><text:span text:style-name="T2"> ἐπορεύθη δὲ Μωϋσῆς καὶ Ααρων καὶ συνήγαγον τὴν γερουσίαν τῶν υἱῶν Ισραηλ. </text:span></text:span><text:span text:style-name="Default_20_Paragraph_20_Font"><text:span text:style-name="T1">30</text:span></text:span><text:span text:style-name="Default_20_Paragraph_20_Font"><text:span text:style-name="T2"> καὶ ἐλάλησεν Ααρων πάντα τὰ ῥήματα ταῦτα, ἃ ἐλάλησεν ὁ θεὸς πρὸς Μωυσῆν, καὶ ἐποίησεν τὰ σημεῖα ἐναντίον τοῦ λαοῦ. </text:span></text:span><text:span text:style-name="Default_20_Paragraph_20_Font"><text:span text:style-name="T1">31</text:span></text:span><text:span text:style-name="Default_20_Paragraph_20_Font"><text:span text:style-name="T2"> καὶ ἐπίστευσεν ὁ λαὸς καὶ ἐχάρη, ὅτι ἐπεσκέψατο ὁ θεὸς τοὺς υἱοὺς Ισραηλ, καὶ ὅτι εἶδεν αὐτῶν τὴν θλῖψιν· κύψας δὲ ὁ λαὸς προσεκύνησεν. </text:span></text:span></text:p>
      </text:section>
      <text:section text:style-name="Sect1" text:name="Sect5">
        <text:p text:style-name="P2">Εξοδος 5</text:p>
        <text:p text:style-name="P3"><text:span text:style-name="Default_20_Paragraph_20_Font"><text:span text:style-name="T1">1</text:span></text:span><text:span text:style-name="Default_20_Paragraph_20_Font"><text:span text:style-name="T2"> Καὶ μετὰ ταῦτα εἰσῆλθεν Μωϋσῆς καὶ Ααρων πρὸς Φαραω καὶ εἶπαν αὐτῷ Τάδε λέγει κύριος ὁ θεὸς Ισραηλ Ἐξαπόστειλον τὸν λαόν μου, ἵνα μοι ἑορτάσωσιν ἐν τῇ ἐρήμῳ. </text:span></text:span><text:span text:style-name="Default_20_Paragraph_20_Font"><text:span text:style-name="T1">2</text:span></text:span><text:span text:style-name="Default_20_Paragraph_20_Font"><text:span text:style-name="T2"> καὶ εἶπεν Φαραω Τίς ἐστιν οὗ εἰσακούσομαι τῆς φωνῆς αὐτοῦ ὥστε ἐξαποστεῖλαι τοὺς υἱοὺς Ισραηλ; οὐκ οἶδα τὸν κύριον καὶ τὸν Ισραηλ οὐκ ἐξαποστέλλω. </text:span></text:span><text:span text:style-name="Default_20_Paragraph_20_Font"><text:span text:style-name="T1">3</text:span></text:span><text:span text:style-name="Default_20_Paragraph_20_Font"><text:span text:style-name="T2"> καὶ λέγουσιν αὐτῷ Ὁ θεὸς τῶν Εβραίων προσκέκληται ἡμᾶς· πορευσόμεθα οὖν ὁδὸν τριῶν ἡμερῶν εἰς τὴν ἔρημον, ὅπως θύσωμεν τῷ θεῷ ἡμῶν, μήποτε συναντήσῃ ἡμῖν θάνατος ἢ φόνος. </text:span></text:span><text:span text:style-name="Default_20_Paragraph_20_Font"><text:span text:style-name="T1">4</text:span></text:span><text:span text:style-name="Default_20_Paragraph_20_Font"><text:span text:style-name="T2"> καὶ εἶπεν αὐτοῖς ὁ βασιλεὺς Αἰγύπτου Ἵνα τί, Μωυσῆ καὶ Ααρων, διαστρέφετε τὸν λαόν μου ἀπὸ τῶν ἔργων; ἀπέλθατε ἕκαστος ὑμῶν πρὸς τὰ ἔργα αὐτοῦ. </text:span></text:span><text:span text:style-name="Default_20_Paragraph_20_Font"><text:span text:style-name="T1">5</text:span></text:span><text:span text:style-name="Default_20_Paragraph_20_Font"><text:span text:style-name="T2"> καὶ εἶπεν Φαραω Ἰδοὺ νῦν πολυπληθεῖ ὁ λαός· μὴ οὖν καταπαύσωμεν αὐτοὺς ἀπὸ τῶν ἔργων. </text:span></text:span><text:span text:style-name="Default_20_Paragraph_20_Font"><text:span text:style-name="T1">6</text:span></text:span><text:span text:style-name="Default_20_Paragraph_20_Font"><text:span text:style-name="T2"> συνέταξεν δὲ Φαραω τοῖς ἐργοδιώκταις τοῦ λαοῦ καὶ τοῖς γραμματεῦσιν λέγων </text:span></text:span><text:span text:style-name="Default_20_Paragraph_20_Font"><text:span text:style-name="T1">7</text:span></text:span><text:span text:style-name="Default_20_Paragraph_20_Font"><text:span text:style-name="T2"> Οὐκέτι προστεθήσεται διδόναι ἄχυρον τῷ λαῷ εἰς τὴν πλινθουργίαν καθάπερ ἐχθὲς καὶ τρίτην ἡμέραν· αὐτοὶ πορευέσθωσαν καὶ συναγαγέτωσαν ἑαυτοῖς ἄχυρα. </text:span></text:span><text:span text:style-name="Default_20_Paragraph_20_Font"><text:span text:style-name="T1">8</text:span></text:span><text:span text:style-name="Default_20_Paragraph_20_Font"><text:span text:style-name="T2"> καὶ τὴν σύνταξιν τῆς πλινθείας, ἧς αὐτοὶ ποιοῦσιν καθ’ ἑκάστην ἡμέραν, ἐπιβαλεῖς αὐτοῖς, οὐκ ἀφελεῖς οὐδέν· σχολάζουσιν γάρ· διὰ τοῦτο κεκράγασιν λέγοντες Πορευθῶμεν καὶ θύσωμεν τῷ θεῷ ἡμῶν. </text:span></text:span><text:span text:style-name="Default_20_Paragraph_20_Font"><text:span text:style-name="T1">9</text:span></text:span><text:span text:style-name="Default_20_Paragraph_20_Font"><text:span text:style-name="T2"> βαρυνέσθω τὰ ἔργα τῶν ἀνθρώπων τούτων, καὶ μεριμνάτωσαν ταῦτα καὶ μὴ μεριμνάτωσαν ἐν λόγοις κενοῖς. </text:span></text:span><text:span text:style-name="Default_20_Paragraph_20_Font"><text:span text:style-name="T1">10</text:span></text:span><text:span text:style-name="Default_20_Paragraph_20_Font"><text:span text:style-name="T2"> κατέσπευδον δὲ αὐτοὺς οἱ ἐργοδιῶκται καὶ οἱ γραμματεῖς καὶ ἔλεγον πρὸς τὸν λαὸν λέγοντες Τάδε λέγει Φαραω Οὐκέτι δίδωμι ὑμῖν ἄχυρα· </text:span></text:span><text:span text:style-name="Default_20_Paragraph_20_Font"><text:span text:style-name="T1">11</text:span></text:span><text:span text:style-name="Default_20_Paragraph_20_Font"><text:span text:style-name="T2"> αὐτοὶ ὑμεῖς πορευόμενοι συλλέγετε ἑαυτοῖς ἄχυρα ὅθεν ἐὰν εὕρητε, οὐ γὰρ ἀφαιρεῖται ἀπὸ τῆς συντάξεως ὑμῶν οὐθέν. </text:span></text:span><text:span text:style-name="Default_20_Paragraph_20_Font"><text:span text:style-name="T1">12</text:span></text:span><text:span text:style-name="Default_20_Paragraph_20_Font"><text:span text:style-name="T2"> καὶ διεσπάρη ὁ λαὸς ἐν ὅλῃ Αἰγύπτῳ συναγαγεῖν καλάμην εἰς ἄχυρα· </text:span></text:span><text:span text:style-name="Default_20_Paragraph_20_Font"><text:span text:style-name="T1">13</text:span></text:span><text:span text:style-name="Default_20_Paragraph_20_Font"><text:span text:style-name="T2"> οἱ δὲ ἐργοδιῶκται κατέσπευδον αὐτοὺς λέγοντες Συντελεῖτε τὰ ἔργα τὰ καθήκοντα καθ’ ἡμέραν καθάπερ καὶ ὅτε τὸ ἄχυρον ἐδίδοτο ὑμῖν. </text:span></text:span><text:span text:style-name="Default_20_Paragraph_20_Font"><text:span text:style-name="T1">14</text:span></text:span><text:span text:style-name="Default_20_Paragraph_20_Font"><text:span text:style-name="T2"> καὶ ἐμαστιγώθησαν οἱ γραμματεῖς τοῦ γένους τῶν υἱῶν Ισραηλ οἱ κατασταθέντες ἐπ’ αὐτοὺς ὑπὸ τῶν ἐπιστατῶν τοῦ Φαραω λέγοντες Διὰ τί οὐ συνετελέσατε τὰς συντάξεις ὑμῶν τῆς πλινθείας, καθάπερ ἐχθὲς καὶ τρίτην ἡμέραν, καὶ τὸ τῆς σήμερον; </text:span></text:span><text:span text:style-name="Default_20_Paragraph_20_Font"><text:span text:style-name="T1">15</text:span></text:span><text:span text:style-name="Default_20_Paragraph_20_Font"><text:span text:style-name="T2"> εἰσελθόντες δὲ </text:span></text:span><text:soft-page-break/><text:span text:style-name="Default_20_Paragraph_20_Font"><text:span text:style-name="T2">οἱ γραμματεῖς τῶν υἱῶν Ισραηλ κατεβόησαν πρὸς Φαραω λέγοντες Ἵνα τί οὕτως ποιεῖς τοῖς σοῖς οἰκέταις; </text:span></text:span><text:span text:style-name="Default_20_Paragraph_20_Font"><text:span text:style-name="T1">16</text:span></text:span><text:span text:style-name="Default_20_Paragraph_20_Font"><text:span text:style-name="T2"> ἄχυρον οὐ δίδοται τοῖς οἰκέταις σου, καὶ τὴν πλίνθον ἡμῖν λέγουσιν ποιεῖν, καὶ ἰδοὺ οἱ παῖδές σου μεμαστίγωνται· ἀδικήσεις οὖν τὸν λαόν σου. </text:span></text:span><text:span text:style-name="Default_20_Paragraph_20_Font"><text:span text:style-name="T1">17</text:span></text:span><text:span text:style-name="Default_20_Paragraph_20_Font"><text:span text:style-name="T2"> καὶ εἶπεν αὐτοῖς Σχολάζετε, σχολασταί ἐστε· διὰ τοῦτο λέγετε Πορευθῶμεν θύσωμεν τῷ θεῷ ἡμῶν. </text:span></text:span><text:span text:style-name="Default_20_Paragraph_20_Font"><text:span text:style-name="T1">18</text:span></text:span><text:span text:style-name="Default_20_Paragraph_20_Font"><text:span text:style-name="T2"> νῦν οὖν πορευθέντες ἐργάζεσθε· τὸ γὰρ ἄχυρον οὐ δοθήσεται ὑμῖν, καὶ τὴν σύνταξιν τῆς πλινθείας ἀποδώσετε. </text:span></text:span><text:span text:style-name="Default_20_Paragraph_20_Font"><text:span text:style-name="T1">19</text:span></text:span><text:span text:style-name="Default_20_Paragraph_20_Font"><text:span text:style-name="T2"> ἑώρων δὲ οἱ γραμματεῖς τῶν υἱῶν Ισραηλ ἑαυτοὺς ἐν κακοῖς λέγοντες Οὐκ ἀπολείψετε τῆς πλινθείας τὸ καθῆκον τῇ ἡμέρᾳ. </text:span></text:span><text:span text:style-name="Default_20_Paragraph_20_Font"><text:span text:style-name="T1">20</text:span></text:span><text:span text:style-name="Default_20_Paragraph_20_Font"><text:span text:style-name="T2"> συνήντησαν δὲ Μωυσῇ καὶ Ααρων ἐρχομένοις εἰς συνάντησιν αὐτοῖς ἐκπορευομένων αὐτῶν ἀπὸ Φαραω </text:span></text:span><text:span text:style-name="Default_20_Paragraph_20_Font"><text:span text:style-name="T1">21</text:span></text:span><text:span text:style-name="Default_20_Paragraph_20_Font"><text:span text:style-name="T2"> καὶ εἶπαν αὐτοῖς Ἴδοι ὁ θεὸς ὑμᾶς καὶ κρίναι, ὅτι ἐβδελύξατε τὴν ὀσμὴν ἡμῶν ἐναντίον Φαραω καὶ ἐναντίον τῶν θεραπόντων αὐτοῦ δοῦναι ῥομφαίαν εἰς τὰς χεῖρας αὐτοῦ ἀποκτεῖναι ἡμᾶς. </text:span></text:span><text:span text:style-name="Default_20_Paragraph_20_Font"><text:span text:style-name="T1">22</text:span></text:span><text:span text:style-name="Default_20_Paragraph_20_Font"><text:span text:style-name="T2"> ἐπέστρεψεν δὲ Μωϋσῆς πρὸς κύριον καὶ εἶπεν Κύριε, διὰ τί ἐκάκωσας τὸν λαὸν τοῦτον; καὶ ἵνα τί ἀπέσταλκάς με; </text:span></text:span><text:span text:style-name="Default_20_Paragraph_20_Font"><text:span text:style-name="T1">23</text:span></text:span><text:span text:style-name="Default_20_Paragraph_20_Font"><text:span text:style-name="T2"> καὶ ἀφ’ <text:s/>οὗ πεπόρευμαι πρὸς Φαραω λαλῆσαι ἐπὶ τῷ σῷ ὀνόματι, ἐκάκωσεν τὸν λαὸν τοῦτον, καὶ οὐκ ἐρρύσω τὸν λαόν σου. </text:span></text:span></text:p>
      </text:section>
      <text:section text:style-name="Sect1" text:name="Sect6">
        <text:p text:style-name="P2">Εξοδος 6</text:p>
        <text:p text:style-name="P3"><text:span text:style-name="Default_20_Paragraph_20_Font"><text:span text:style-name="T1">1</text:span></text:span><text:span text:style-name="Default_20_Paragraph_20_Font"><text:span text:style-name="T2"> καὶ εἶπεν κύριος πρὸς Μωυσῆν Ἤδη ὄψει ἃ ποιήσω τῷ Φαραω· ἐν γὰρ χειρὶ κραταιᾷ ἐξαποστελεῖ αὐτοὺς καὶ ἐν βραχίονι ὑψηλῷ ἐκβαλεῖ αὐτοὺς ἐκ τῆς γῆς αὐτοῦ. </text:span></text:span></text:p>
        <text:p text:style-name="P3"><text:span text:style-name="Default_20_Paragraph_20_Font"><text:span text:style-name="T1">2</text:span></text:span><text:span text:style-name="Default_20_Paragraph_20_Font"><text:span text:style-name="T2"> Ἐλάλησεν δὲ ὁ θεὸς πρὸς Μωυσῆν καὶ εἶπεν πρὸς αὐτόν Ἐγὼ κύριος· </text:span></text:span><text:span text:style-name="Default_20_Paragraph_20_Font"><text:span text:style-name="T1">3</text:span></text:span><text:span text:style-name="Default_20_Paragraph_20_Font"><text:span text:style-name="T2"> καὶ ὤφθην πρὸς Αβρααμ καὶ Ισαακ καὶ Ιακωβ, θεὸς ὢν αὐτῶν, καὶ τὸ ὄνομά μου κύριος οὐκ ἐδήλωσα αὐτοῖς· </text:span></text:span><text:span text:style-name="Default_20_Paragraph_20_Font"><text:span text:style-name="T1">4</text:span></text:span><text:span text:style-name="Default_20_Paragraph_20_Font"><text:span text:style-name="T2"> καὶ ἔστησα τὴν διαθήκην μου πρὸς αὐτοὺς ὥστε δοῦναι αὐτοῖς τὴν γῆν τῶν Χαναναίων, τὴν γῆν, ἣν παρῳκήκασιν, ἐν ᾗ καὶ παρῴκησαν ἐπ’ αὐτῆς. </text:span></text:span><text:span text:style-name="Default_20_Paragraph_20_Font"><text:span text:style-name="T1">5</text:span></text:span><text:span text:style-name="Default_20_Paragraph_20_Font"><text:span text:style-name="T2"> καὶ ἐγὼ εἰσήκουσα τὸν στεναγμὸν τῶν υἱῶν Ισραηλ, ὃν οἱ Αἰγύπτιοι καταδουλοῦνται αὐτούς, καὶ ἐμνήσθην τῆς διαθήκης ὑμῶν. </text:span></text:span><text:span text:style-name="Default_20_Paragraph_20_Font"><text:span text:style-name="T1">6</text:span></text:span><text:span text:style-name="Default_20_Paragraph_20_Font"><text:span text:style-name="T2"> βάδιζε εἰπὸν τοῖς υἱοῖς Ισραηλ λέγων Ἐγὼ κύριος καὶ ἐξάξω ὑμᾶς ἀπὸ τῆς δυναστείας τῶν Αἰγυπτίων καὶ ῥύσομαι ὑμᾶς ἐκ τῆς δουλείας καὶ λυτρώσομαι ὑμᾶς ἐν βραχίονι ὑψηλῷ καὶ κρίσει μεγάλῃ </text:span></text:span><text:span text:style-name="Default_20_Paragraph_20_Font"><text:span text:style-name="T1">7</text:span></text:span><text:span text:style-name="Default_20_Paragraph_20_Font"><text:span text:style-name="T2"> καὶ λήμψομαι ἐμαυτῷ ὑμᾶς λαὸν ἐμοὶ καὶ ἔσομαι ὑμῶν θεός, καὶ γνώσεσθε ὅτι ἐγὼ κύριος ὁ θεὸς ὑμῶν ὁ ἐξαγαγὼν ὑμᾶς ἐκ τῆς καταδυναστείας τῶν Αἰγυπτίων, </text:span></text:span><text:span text:style-name="Default_20_Paragraph_20_Font"><text:span text:style-name="T1">8</text:span></text:span><text:span text:style-name="Default_20_Paragraph_20_Font"><text:span text:style-name="T2"> καὶ εἰσάξω ὑμᾶς εἰς τὴν γῆν, εἰς ἣν ἐξέτεινα τὴν χεῖρά μου δοῦναι αὐτὴν τῷ Αβρααμ καὶ Ισαακ καὶ Ιακωβ, καὶ δώσω ὑμῖν αὐτὴν ἐν κλήρῳ· ἐγὼ κύριος. </text:span></text:span><text:span text:style-name="Default_20_Paragraph_20_Font"><text:span text:style-name="T1">9</text:span></text:span><text:span text:style-name="Default_20_Paragraph_20_Font"><text:span text:style-name="T2"> ἐλάλησεν δὲ Μωϋσῆς οὕτως τοῖς υἱοῖς Ισραηλ, καὶ οὐκ εἰσήκουσαν Μωυσῇ ἀπὸ τῆς ὀλιγοψυχίας καὶ ἀπὸ τῶν ἔργων τῶν σκληρῶν. </text:span></text:span></text:p>
        <text:p text:style-name="P3"><text:span text:style-name="Default_20_Paragraph_20_Font"><text:span text:style-name="T1">10</text:span></text:span><text:span text:style-name="Default_20_Paragraph_20_Font"><text:span text:style-name="T2"> Εἶπεν δὲ κύριος πρὸς Μωυσῆν λέγων </text:span></text:span><text:span text:style-name="Default_20_Paragraph_20_Font"><text:span text:style-name="T1">11</text:span></text:span><text:span text:style-name="Default_20_Paragraph_20_Font"><text:span text:style-name="T2"> Εἴσελθε λάλησον Φαραω βασιλεῖ Αἰγύπτου, ἵνα ἐξαποστείλῃ τοὺς υἱοὺς Ισραηλ ἐκ τῆς γῆς αὐτοῦ. </text:span></text:span><text:span text:style-name="Default_20_Paragraph_20_Font"><text:span text:style-name="T1">12</text:span></text:span><text:span text:style-name="Default_20_Paragraph_20_Font"><text:span text:style-name="T2"> ἐλάλησεν δὲ Μωϋσῆς ἔναντι κυρίου λέγων Ἰδοὺ οἱ υἱοὶ Ισραηλ οὐκ εἰσήκουσάν μου, καὶ πῶς εἰσακούσεταί μου Φαραω; ἐγὼ δὲ ἄλογός εἰμι. </text:span></text:span><text:span text:style-name="Default_20_Paragraph_20_Font"><text:span text:style-name="T1">13</text:span></text:span><text:span text:style-name="Default_20_Paragraph_20_Font"><text:span text:style-name="T2"> εἶπεν δὲ κύριος πρὸς Μωυσῆν καὶ Ααρων καὶ συνέταξεν αὐτοῖς πρὸς Φαραω βασιλέα Αἰγύπτου ὥστε ἐξαποστεῖλαι τοὺς υἱοὺς Ισραηλ ἐκ γῆς Αἰγύπτου. </text:span></text:span></text:p>
        <text:p text:style-name="P3"><text:span text:style-name="Default_20_Paragraph_20_Font"><text:span text:style-name="T1">14</text:span></text:span><text:span text:style-name="Default_20_Paragraph_20_Font"><text:span text:style-name="T2"> Καὶ οὗτοι ἀρχηγοὶ οἴκων πατριῶν αὐτῶν. υἱοὶ Ρουβην πρωτοτόκου Ισραηλ· Ενωχ καὶ Φαλλους, Ασρων καὶ Χαρμι· αὕτη ἡ συγγένεια Ρουβην. </text:span></text:span><text:span text:style-name="Default_20_Paragraph_20_Font"><text:span text:style-name="T1">15</text:span></text:span><text:span text:style-name="Default_20_Paragraph_20_Font"><text:span text:style-name="T2"> καὶ υἱοὶ Συμεων· Ιεμουηλ καὶ Ιαμιν καὶ Αωδ καὶ Ιαχιν καὶ Σααρ καὶ Σαουλ ὁ ἐκ τῆς Φοινίσσης· αὗται αἱ πατριαὶ τῶν υἱῶν Συμεων. </text:span></text:span><text:span text:style-name="Default_20_Paragraph_20_Font"><text:span text:style-name="T1">16</text:span></text:span><text:span text:style-name="Default_20_Paragraph_20_Font"><text:span text:style-name="T2"> καὶ ταῦτα τὰ ὀνόματα τῶν υἱῶν Λευι κατὰ συγγενείας αὐτῶν· Γεδσων, Κααθ καὶ Μεραρι· καὶ τὰ ἔτη </text:span></text:span><text:soft-page-break/><text:span text:style-name="Default_20_Paragraph_20_Font"><text:span text:style-name="T2">τῆς ζωῆς Λευι ἑκατὸν τριάκοντα ἑπτά. </text:span></text:span><text:span text:style-name="Default_20_Paragraph_20_Font"><text:span text:style-name="T1">17</text:span></text:span><text:span text:style-name="Default_20_Paragraph_20_Font"><text:span text:style-name="T2"> καὶ οὗτοι υἱοὶ Γεδσων· Λοβενι καὶ Σεμει, οἶκοι πατριᾶς αὐτῶν. </text:span></text:span><text:span text:style-name="Default_20_Paragraph_20_Font"><text:span text:style-name="T1">18</text:span></text:span><text:span text:style-name="Default_20_Paragraph_20_Font"><text:span text:style-name="T2"> καὶ υἱοὶ Κααθ· Αμβραμ καὶ Ισσααρ, Χεβρων καὶ Οζιηλ· καὶ τὰ ἔτη τῆς ζωῆς Κααθ ἑκατὸν τριάκοντα ἔτη. </text:span></text:span><text:span text:style-name="Default_20_Paragraph_20_Font"><text:span text:style-name="T1">19</text:span></text:span><text:span text:style-name="Default_20_Paragraph_20_Font"><text:span text:style-name="T2"> καὶ υἱοὶ Μεραρι· Μοολι καὶ Ομουσι. οὗτοι οἶκοι πατριῶν Λευι κατὰ συγγενείας αὐτῶν. </text:span></text:span><text:span text:style-name="Default_20_Paragraph_20_Font"><text:span text:style-name="T1">20</text:span></text:span><text:span text:style-name="Default_20_Paragraph_20_Font"><text:span text:style-name="T2"> καὶ ἔλαβεν Αμβραμ τὴν Ιωχαβεδ θυγατέρα τοῦ ἀδελφοῦ τοῦ πατρὸς αὐτοῦ ἑαυτῷ εἰς γυναῖκα, καὶ ἐγέννησεν αὐτῷ τόν τε Ααρων καὶ Μωυσῆν καὶ Μαριαμ τὴν ἀδελφὴν αὐτῶν· τὰ δὲ ἔτη τῆς ζωῆς Αμβραμ ἑκατὸν τριάκοντα δύο ἔτη. </text:span></text:span><text:span text:style-name="Default_20_Paragraph_20_Font"><text:span text:style-name="T1">21</text:span></text:span><text:span text:style-name="Default_20_Paragraph_20_Font"><text:span text:style-name="T2"> καὶ υἱοὶ Ισσααρ· Κορε καὶ Ναφεκ καὶ Ζεχρι. </text:span></text:span><text:span text:style-name="Default_20_Paragraph_20_Font"><text:span text:style-name="T1">22</text:span></text:span><text:span text:style-name="Default_20_Paragraph_20_Font"><text:span text:style-name="T2"> καὶ υἱοὶ Οζιηλ· Ελισαφαν καὶ Σετρι. </text:span></text:span><text:span text:style-name="Default_20_Paragraph_20_Font"><text:span text:style-name="T1">23</text:span></text:span><text:span text:style-name="Default_20_Paragraph_20_Font"><text:span text:style-name="T2"> ἔλαβεν δὲ Ααρων τὴν Ελισαβεθ θυγατέρα Αμιναδαβ ἀδελφὴν Ναασσων αὐτῷ γυναῖκα, καὶ ἔτεκεν αὐτῷ τόν τε Ναδαβ καὶ Αβιουδ καὶ Ελεαζαρ καὶ Ιθαμαρ. </text:span></text:span><text:span text:style-name="Default_20_Paragraph_20_Font"><text:span text:style-name="T1">24</text:span></text:span><text:span text:style-name="Default_20_Paragraph_20_Font"><text:span text:style-name="T2"> υἱοὶ δὲ Κορε· Ασιρ καὶ Ελκανα καὶ Αβιασαφ· αὗται αἱ γενέσεις Κορε. </text:span></text:span><text:span text:style-name="Default_20_Paragraph_20_Font"><text:span text:style-name="T1">25</text:span></text:span><text:span text:style-name="Default_20_Paragraph_20_Font"><text:span text:style-name="T2"> καὶ Ελεαζαρ ὁ τοῦ Ααρων ἔλαβεν τῶν θυγατέρων Φουτιηλ αὐτῷ γυναῖκα, καὶ ἔτεκεν αὐτῷ τὸν Φινεες. αὗται αἱ ἀρχαὶ πατριᾶς Λευιτῶν κατὰ γενέσεις αὐτῶν. </text:span></text:span><text:span text:style-name="Default_20_Paragraph_20_Font"><text:span text:style-name="T1">26</text:span></text:span><text:span text:style-name="Default_20_Paragraph_20_Font"><text:span text:style-name="T2"> οὗτος Ααρων καὶ Μωϋσῆς, οἷς εἶπεν αὐτοῖς ὁ θεὸς ἐξαγαγεῖν τοὺς υἱοὺς Ισραηλ ἐκ γῆς Αἰγύπτου σὺν δυνάμει αὐτῶν· </text:span></text:span><text:span text:style-name="Default_20_Paragraph_20_Font"><text:span text:style-name="T1">27</text:span></text:span><text:span text:style-name="Default_20_Paragraph_20_Font"><text:span text:style-name="T2"> οὗτοί εἰσιν οἱ διαλεγόμενοι πρὸς Φαραω βασιλέα Αἰγύπτου καὶ ἐξήγαγον τοὺς υἱοὺς Ισραηλ ἐξ Αἰγύπτου· αὐτὸς Ααρων καὶ Μωϋσῆς. </text:span></text:span></text:p>
        <text:p text:style-name="P3"><text:span text:style-name="Default_20_Paragraph_20_Font"><text:span text:style-name="T1">28</text:span></text:span><text:span text:style-name="Default_20_Paragraph_20_Font"><text:span text:style-name="T2"> Ἧι ἡμέρᾳ ἐλάλησεν κύριος Μωυσῇ ἐν γῇ Αἰγύπτῳ, </text:span></text:span><text:span text:style-name="Default_20_Paragraph_20_Font"><text:span text:style-name="T1">29</text:span></text:span><text:span text:style-name="Default_20_Paragraph_20_Font"><text:span text:style-name="T2"> καὶ ἐλάλησεν κύριος πρὸς Μωυσῆν λέγων Ἐγὼ κύριος· λάλησον πρὸς Φαραω βασιλέα Αἰγύπτου ὅσα ἐγὼ λέγω πρὸς σέ. </text:span></text:span><text:span text:style-name="Default_20_Paragraph_20_Font"><text:span text:style-name="T1">30</text:span></text:span><text:span text:style-name="Default_20_Paragraph_20_Font"><text:span text:style-name="T2"> καὶ εἶπεν Μωϋσῆς ἐναντίον κυρίου Ἰδοὺ ἐγὼ ἰσχνόφωνός εἰμι, καὶ πῶς εἰσακούσεταί μου Φαραω; </text:span></text:span></text:p>
      </text:section>
      <text:section text:style-name="Sect1" text:name="Sect7">
        <text:p text:style-name="P2">Εξοδος 7</text:p>
        <text:p text:style-name="P3"><text:span text:style-name="Default_20_Paragraph_20_Font"><text:span text:style-name="T1">1</text:span></text:span><text:span text:style-name="Default_20_Paragraph_20_Font"><text:span text:style-name="T2"> καὶ εἶπεν κύριος πρὸς Μωυσῆν λέγων Ἰδοὺ δέδωκά σε θεὸν Φαραω, καὶ Ααρων ὁ ἀδελφός σου ἔσται σου προφήτης· </text:span></text:span><text:span text:style-name="Default_20_Paragraph_20_Font"><text:span text:style-name="T1">2</text:span></text:span><text:span text:style-name="Default_20_Paragraph_20_Font"><text:span text:style-name="T2"> σὺ δὲ λαλήσεις αὐτῷ πάντα, ὅσα σοι ἐντέλλομαι, ὁ δὲ Ααρων ὁ ἀδελφός σου λαλήσει πρὸς Φαραω ὥστε ἐξαποστεῖλαι τοὺς υἱοὺς Ισραηλ ἐκ τῆς γῆς αὐτοῦ. </text:span></text:span><text:span text:style-name="Default_20_Paragraph_20_Font"><text:span text:style-name="T1">3</text:span></text:span><text:span text:style-name="Default_20_Paragraph_20_Font"><text:span text:style-name="T2"> ἐγὼ δὲ σκληρυνῶ τὴν καρδίαν Φαραω καὶ πληθυνῶ τὰ σημεῖά μου καὶ τὰ τέρατα ἐν γῇ Αἰγύπτῳ. </text:span></text:span><text:span text:style-name="Default_20_Paragraph_20_Font"><text:span text:style-name="T1">4</text:span></text:span><text:span text:style-name="Default_20_Paragraph_20_Font"><text:span text:style-name="T2"> καὶ οὐκ εἰσακούσεται ὑμῶν Φαραω· καὶ ἐπιβαλῶ τὴν χεῖρά μου ἐπ’ Αἴγυπτον καὶ ἐξάξω σὺν δυνάμει μου τὸν λαόν μου τοὺς υἱοὺς Ισραηλ ἐκ γῆς Αἰγύπτου σὺν ἐκδικήσει μεγάλῃ, </text:span></text:span><text:span text:style-name="Default_20_Paragraph_20_Font"><text:span text:style-name="T1">5</text:span></text:span><text:span text:style-name="Default_20_Paragraph_20_Font"><text:span text:style-name="T2"> καὶ γνώσονται πάντες οἱ Αἰγύπτιοι ὅτι ἐγώ εἰμι κύριος ἐκτείνων τὴν χεῖρα ἐπ’ Αἴγυπτον, καὶ ἐξάξω τοὺς υἱοὺς Ισραηλ ἐκ μέσου αὐτῶν. </text:span></text:span><text:span text:style-name="Default_20_Paragraph_20_Font"><text:span text:style-name="T1">6</text:span></text:span><text:span text:style-name="Default_20_Paragraph_20_Font"><text:span text:style-name="T2"> ἐποίησεν δὲ Μωϋσῆς καὶ Ααρων, καθάπερ ἐνετείλατο αὐτοῖς κύριος, οὕτως ἐποίησαν. </text:span></text:span><text:span text:style-name="Default_20_Paragraph_20_Font"><text:span text:style-name="T1">7</text:span></text:span><text:span text:style-name="Default_20_Paragraph_20_Font"><text:span text:style-name="T2"> Μωϋσῆς δὲ ἦν ἐτῶν ὀγδοήκοντα, Ααρων δὲ ὁ ἀδελφὸς αὐτοῦ ἐτῶν ὀγδοήκοντα τριῶν, ἡνίκα ἐλάλησεν πρὸς Φαραω. </text:span></text:span></text:p>
        <text:p text:style-name="P3"><text:span text:style-name="Default_20_Paragraph_20_Font"><text:span text:style-name="T1">8</text:span></text:span><text:span text:style-name="Default_20_Paragraph_20_Font"><text:span text:style-name="T2"> Καὶ εἶπεν κύριος πρὸς Μωυσῆν καὶ Ααρων λέγων </text:span></text:span><text:span text:style-name="Default_20_Paragraph_20_Font"><text:span text:style-name="T1">9</text:span></text:span><text:span text:style-name="Default_20_Paragraph_20_Font"><text:span text:style-name="T2"> Καὶ ἐὰν λαλήσῃ πρὸς ὑμᾶς Φαραω λέγων Δότε ἡμῖν σημεῖον ἢ τέρας, καὶ ἐρεῖς Ααρων τῷ ἀδελφῷ σου Λαβὲ τὴν ῥάβδον καὶ ῥῖψον αὐτὴν ἐπὶ τὴν γῆν ἐναντίον Φαραω καὶ ἐναντίον τῶν θεραπόντων αὐτοῦ, καὶ ἔσται δράκων. </text:span></text:span><text:span text:style-name="Default_20_Paragraph_20_Font"><text:span text:style-name="T1">10</text:span></text:span><text:span text:style-name="Default_20_Paragraph_20_Font"><text:span text:style-name="T2"> εἰσῆλθεν δὲ Μωϋσῆς καὶ Ααρων ἐναντίον Φαραω καὶ τῶν θεραπόντων αὐτοῦ καὶ ἐποίησαν οὕτως, καθάπερ ἐνετείλατο αὐτοῖς κύριος· καὶ ἔρριψεν Ααρων τὴν ῥάβδον ἐναντίον Φαραω καὶ ἐναντίον τῶν θεραπόντων αὐτοῦ, καὶ ἐγένετο δράκων. </text:span></text:span><text:span text:style-name="Default_20_Paragraph_20_Font"><text:span text:style-name="T1">11</text:span></text:span><text:span text:style-name="Default_20_Paragraph_20_Font"><text:span text:style-name="T2"> συνεκάλεσεν δὲ Φαραω τοὺς σοφιστὰς Αἰγύπτου καὶ τοὺς φαρμακούς, καὶ ἐποίησαν καὶ οἱ ἐπαοιδοὶ τῶν Αἰγυπτίων ταῖς φαρμακείαις αὐτῶν ὡσαύτως. </text:span></text:span><text:span text:style-name="Default_20_Paragraph_20_Font"><text:span text:style-name="T1">12</text:span></text:span><text:span text:style-name="Default_20_Paragraph_20_Font"><text:span text:style-name="T2"> καὶ ἔρριψαν ἕκαστος τὴν ῥάβδον αὐτοῦ, καὶ ἐγένοντο δράκοντες· καὶ κατέπιεν ἡ ῥάβδος ἡ Ααρων τὰς ἐκείνων ῥάβδους. </text:span></text:span><text:span text:style-name="Default_20_Paragraph_20_Font"><text:span text:style-name="T1">13</text:span></text:span><text:span text:style-name="Default_20_Paragraph_20_Font"><text:span text:style-name="T2"> καὶ κατίσχυσεν ἡ καρδία Φαραω, καὶ οὐκ εἰσήκουσεν αὐτῶν, καθάπερ ἐλάλησεν αὐτοῖς κύριος. </text:span></text:span></text:p>
        <text:p text:style-name="P3"><text:soft-page-break/><text:span text:style-name="Default_20_Paragraph_20_Font"><text:span text:style-name="T1">14</text:span></text:span><text:span text:style-name="Default_20_Paragraph_20_Font"><text:span text:style-name="T2"> Εἶπεν δὲ κύριος πρὸς Μωυσῆν Βεβάρηται ἡ καρδία Φαραω τοῦ μὴ ἐξαποστεῖλαι τὸν λαόν. </text:span></text:span><text:span text:style-name="Default_20_Paragraph_20_Font"><text:span text:style-name="T1">15</text:span></text:span><text:span text:style-name="Default_20_Paragraph_20_Font"><text:span text:style-name="T2"> βάδισον πρὸς Φαραω τὸ πρωί· ἰδοὺ αὐτὸς ἐκπορεύεται ἐπὶ τὸ ὕδωρ, καὶ στήσῃ συναντῶν αὐτῷ ἐπὶ τὸ χεῖλος τοῦ ποταμοῦ καὶ τὴν ῥάβδον τὴν στραφεῖσαν εἰς ὄφιν λήμψῃ ἐν τῇ χειρί σου. </text:span></text:span><text:span text:style-name="Default_20_Paragraph_20_Font"><text:span text:style-name="T1">16</text:span></text:span><text:span text:style-name="Default_20_Paragraph_20_Font"><text:span text:style-name="T2"> καὶ ἐρεῖς πρὸς αὐτόν Κύριος ὁ θεὸς τῶν Εβραίων ἀπέσταλκέν με πρὸς σὲ λέγων Ἐξαπόστειλον τὸν λαόν μου, ἵνα μοι λατρεύσῃ ἐν τῇ ἐρήμῳ· καὶ ἰδοὺ οὐκ εἰσήκουσας ἕως τούτου. </text:span></text:span><text:span text:style-name="Default_20_Paragraph_20_Font"><text:span text:style-name="T1">17</text:span></text:span><text:span text:style-name="Default_20_Paragraph_20_Font"><text:span text:style-name="T2"> τάδε λέγει κύριος Ἐν τούτῳ γνώσῃ ὅτι ἐγὼ κύριος· ἰδοὺ ἐγὼ τύπτω τῇ ῥάβδῳ τῇ ἐν τῇ χειρί μου ἐπὶ τὸ ὕδωρ τὸ ἐν τῷ ποταμῷ, καὶ μεταβαλεῖ εἰς αἷμα· </text:span></text:span><text:span text:style-name="Default_20_Paragraph_20_Font"><text:span text:style-name="T1">18</text:span></text:span><text:span text:style-name="Default_20_Paragraph_20_Font"><text:span text:style-name="T2"> καὶ οἱ ἰχθύες οἱ ἐν τῷ ποταμῷ τελευτήσουσιν, καὶ ἐποζέσει ὁ ποταμός, καὶ οὐ δυνήσονται οἱ Αἰγύπτιοι πιεῖν ὕδωρ ἀπὸ τοῦ ποταμοῦ. </text:span></text:span><text:span text:style-name="Default_20_Paragraph_20_Font"><text:span text:style-name="T1">19</text:span></text:span><text:span text:style-name="Default_20_Paragraph_20_Font"><text:span text:style-name="T2"> εἶπεν δὲ κύριος πρὸς Μωυσῆν Εἰπὸν Ααρων τῷ ἀδελφῷ σου Λαβὲ τὴν ῥάβδον σου καὶ ἔκτεινον τὴν χεῖρά σου ἐπὶ τὰ ὕδατα Αἰγύπτου καὶ ἐπὶ τοὺς ποταμοὺς αὐτῶν καὶ ἐπὶ τὰς διώρυγας αὐτῶν καὶ ἐπὶ τὰ ἕλη αὐτῶν καὶ ἐπὶ πᾶν συνεστηκὸς ὕδωρ αὐτῶν, καὶ ἔσται αἷμα. καὶ ἐγένετο αἷμα ἐν πάσῃ γῇ Αἰγύπτου ἔν τε τοῖς ξύλοις καὶ ἐν τοῖς λίθοις. </text:span></text:span><text:span text:style-name="Default_20_Paragraph_20_Font"><text:span text:style-name="T1">20</text:span></text:span><text:span text:style-name="Default_20_Paragraph_20_Font"><text:span text:style-name="T2"> καὶ ἐποίησαν οὕτως Μωϋσῆς καὶ Ααρων, καθάπερ ἐνετείλατο αὐτοῖς κύριος· καὶ ἐπάρας τῇ ῥάβδῳ αὐτοῦ ἐπάταξεν τὸ ὕδωρ τὸ ἐν τῷ ποταμῷ ἐναντίον Φαραω καὶ ἐναντίον τῶν θεραπόντων αὐτοῦ καὶ μετέβαλεν πᾶν τὸ ὕδωρ τὸ ἐν τῷ ποταμῷ εἰς αἷμα. </text:span></text:span><text:span text:style-name="Default_20_Paragraph_20_Font"><text:span text:style-name="T1">21</text:span></text:span><text:span text:style-name="Default_20_Paragraph_20_Font"><text:span text:style-name="T2"> καὶ οἱ ἰχθύες οἱ ἐν τῷ ποταμῷ ἐτελεύτησαν, καὶ ἐπώζεσεν ὁ ποταμός, καὶ οὐκ ἠδύναντο οἱ Αἰγύπτιοι πιεῖν ὕδωρ ἐκ τοῦ ποταμοῦ, καὶ ἦν τὸ αἷμα ἐν πάσῃ γῇ Αἰγύπτου. </text:span></text:span><text:span text:style-name="Default_20_Paragraph_20_Font"><text:span text:style-name="T1">22</text:span></text:span><text:span text:style-name="Default_20_Paragraph_20_Font"><text:span text:style-name="T2"> ἐποίησαν δὲ ὡσαύτως καὶ οἱ ἐπαοιδοὶ τῶν Αἰγυπτίων ταῖς φαρμακείαις αὐτῶν· καὶ ἐσκληρύνθη ἡ καρδία Φαραω, καὶ οὐκ εἰσήκουσεν αὐτῶν, καθάπερ εἶπεν κύριος. </text:span></text:span><text:span text:style-name="Default_20_Paragraph_20_Font"><text:span text:style-name="T1">23</text:span></text:span><text:span text:style-name="Default_20_Paragraph_20_Font"><text:span text:style-name="T2"> ἐπιστραφεὶς δὲ Φαραω εἰσῆλθεν εἰς τὸν οἶκον αὐτοῦ καὶ οὐκ ἐπέστησεν τὸν νοῦν αὐτοῦ οὐδὲ ἐπὶ τούτῳ. </text:span></text:span><text:span text:style-name="Default_20_Paragraph_20_Font"><text:span text:style-name="T1">24</text:span></text:span><text:span text:style-name="Default_20_Paragraph_20_Font"><text:span text:style-name="T2"> ὤρυξαν δὲ πάντες οἱ Αἰγύπτιοι κύκλῳ τοῦ ποταμοῦ ὥστε πιεῖν ὕδωρ, καὶ οὐκ ἠδύναντο πιεῖν ὕδωρ ἀπὸ τοῦ ποταμοῦ. </text:span></text:span><text:span text:style-name="Default_20_Paragraph_20_Font"><text:span text:style-name="T1">25</text:span></text:span><text:span text:style-name="Default_20_Paragraph_20_Font"><text:span text:style-name="T2"> καὶ ἀνεπληρώθησαν ἑπτὰ ἡμέραι μετὰ τὸ πατάξαι κύριον τὸν ποταμόν. </text:span></text:span></text:p>
        <text:p text:style-name="P3"><text:span text:style-name="Default_20_Paragraph_20_Font"><text:span text:style-name="T1">26</text:span></text:span><text:span text:style-name="Default_20_Paragraph_20_Font"><text:span text:style-name="T2"> Εἶπεν δὲ κύριος πρὸς Μωυσῆν Εἴσελθε πρὸς Φαραω καὶ ἐρεῖς πρὸς αὐτόν Τάδε λέγει κύριος Ἐξαπόστειλον τὸν λαόν μου, ἵνα μοι λατρεύσωσιν· </text:span></text:span><text:span text:style-name="Default_20_Paragraph_20_Font"><text:span text:style-name="T1">27</text:span></text:span><text:span text:style-name="Default_20_Paragraph_20_Font"><text:span text:style-name="T2"> εἰ δὲ μὴ βούλει σὺ ἐξαποστεῖλαι, ἰδοὺ ἐγὼ τύπτω πάντα τὰ ὅριά σου τοῖς βατράχοις. </text:span></text:span><text:span text:style-name="Default_20_Paragraph_20_Font"><text:span text:style-name="T1">28</text:span></text:span><text:span text:style-name="Default_20_Paragraph_20_Font"><text:span text:style-name="T2"> καὶ ἐξερεύξεται ὁ ποταμὸς βατράχους, καὶ ἀναβάντες εἰσελεύσονται εἰς τοὺς οἴκους σου καὶ εἰς τὰ ταμίεια τῶν κοιτώνων σου καὶ ἐπὶ τῶν κλινῶν σου καὶ εἰς τοὺς οἴκους τῶν θεραπόντων σου καὶ τοῦ λαοῦ σου καὶ ἐν τοῖς φυράμασίν σου καὶ ἐν τοῖς κλιβάνοις σου· </text:span></text:span><text:span text:style-name="Default_20_Paragraph_20_Font"><text:span text:style-name="T1">29</text:span></text:span><text:span text:style-name="Default_20_Paragraph_20_Font"><text:span text:style-name="T2"> καὶ ἐπὶ σὲ καὶ ἐπὶ τοὺς θεράποντάς σου καὶ ἐπὶ τὸν λαόν σου ἀναβήσονται οἱ βάτραχοι. </text:span></text:span></text:p>
      </text:section>
      <text:section text:style-name="Sect1" text:name="Sect8">
        <text:p text:style-name="P2">Εξοδος 8</text:p>
        <text:p text:style-name="P3"><text:span text:style-name="Default_20_Paragraph_20_Font"><text:span text:style-name="T1">1</text:span></text:span><text:span text:style-name="Default_20_Paragraph_20_Font"><text:span text:style-name="T2"> εἶπεν δὲ κύριος πρὸς Μωυσῆν Εἰπὸν Ααρων τῷ ἀδελφῷ σου Ἔκτεινον τῇ χειρὶ τὴν ῥάβδον σου ἐπὶ τοὺς ποταμοὺς καὶ ἐπὶ τὰς διώρυγας καὶ ἐπὶ τὰ ἕλη καὶ ἀνάγαγε τοὺς βατράχους. </text:span></text:span><text:span text:style-name="Default_20_Paragraph_20_Font"><text:span text:style-name="T1">2</text:span></text:span><text:span text:style-name="Default_20_Paragraph_20_Font"><text:span text:style-name="T2"> καὶ ἐξέτεινεν Ααρων τὴν χεῖρα ἐπὶ τὰ ὕδατα Αἰγύπτου καὶ ἀνήγαγεν τοὺς βατράχους· καὶ ἀνεβιβάσθη ὁ βάτραχος καὶ ἐκάλυψεν τὴν γῆν Αἰγύπτου. </text:span></text:span><text:span text:style-name="Default_20_Paragraph_20_Font"><text:span text:style-name="T1">3</text:span></text:span><text:span text:style-name="Default_20_Paragraph_20_Font"><text:span text:style-name="T2"> ἐποίησαν δὲ ὡσαύτως καὶ οἱ ἐπαοιδοὶ τῶν Αἰγυπτίων ταῖς φαρμακείαις αὐτῶν καὶ ἀνήγαγον τοὺς βατράχους ἐπὶ γῆν Αἰγύπτου. </text:span></text:span><text:span text:style-name="Default_20_Paragraph_20_Font"><text:span text:style-name="T1">4</text:span></text:span><text:span text:style-name="Default_20_Paragraph_20_Font"><text:span text:style-name="T2"> καὶ ἐκάλεσεν Φαραω Μωυσῆν καὶ Ααρων καὶ εἶπεν Εὔξασθε περὶ ἐμοῦ πρὸς κύριον, καὶ περιελέτω τοὺς βατράχους ἀπ’ ἐμοῦ καὶ ἀπὸ τοῦ ἐμοῦ λαοῦ, καὶ ἐξαποστελῶ τὸν λαόν, καὶ θύσωσιν κυρίῳ. </text:span></text:span><text:span text:style-name="Default_20_Paragraph_20_Font"><text:span text:style-name="T1">5</text:span></text:span><text:span text:style-name="Default_20_Paragraph_20_Font"><text:span text:style-name="T2"> εἶπεν δὲ Μωϋσῆς πρὸς Φαραω Τάξαι πρός με, πότε εὔξωμαι περὶ σοῦ καὶ περὶ τῶν θεραπόντων σου καὶ περὶ τοῦ λαοῦ σου ἀφανίσαι </text:span></text:span><text:soft-page-break/><text:span text:style-name="Default_20_Paragraph_20_Font"><text:span text:style-name="T2">τοὺς βατράχους ἀπὸ σοῦ καὶ ἀπὸ τοῦ λαοῦ σου καὶ ἐκ τῶν οἰκιῶν ὑμῶν, πλὴν ἐν τῷ ποταμῷ ὑπολειφθήσονται. </text:span></text:span><text:span text:style-name="Default_20_Paragraph_20_Font"><text:span text:style-name="T1">6</text:span></text:span><text:span text:style-name="Default_20_Paragraph_20_Font"><text:span text:style-name="T2"> ὁ δὲ εἶπεν Εἰς αὔριον. εἶπεν οὖν Ὡς εἴρηκας· ἵνα εἰδῇς ὅτι οὐκ ἔστιν ἄλλος πλὴν κυρίου· </text:span></text:span><text:span text:style-name="Default_20_Paragraph_20_Font"><text:span text:style-name="T1">7</text:span></text:span><text:span text:style-name="Default_20_Paragraph_20_Font"><text:span text:style-name="T2"> καὶ περιαιρεθήσονται οἱ βάτραχοι ἀπὸ σοῦ καὶ ἐκ τῶν οἰκιῶν ὑμῶν καὶ ἐκ τῶν ἐπαύλεων καὶ ἀπὸ τῶν θεραπόντων σου καὶ ἀπὸ τοῦ λαοῦ σου, πλὴν ἐν τῷ ποταμῷ ὑπολειφθήσονται. </text:span></text:span><text:span text:style-name="Default_20_Paragraph_20_Font"><text:span text:style-name="T1">8</text:span></text:span><text:span text:style-name="Default_20_Paragraph_20_Font"><text:span text:style-name="T2"> ἐξῆλθεν δὲ Μωϋσῆς καὶ Ααρων ἀπὸ Φαραω· καὶ ἐβόησεν Μωϋσῆς πρὸς κύριον περὶ τοῦ ὁρισμοῦ τῶν βατράχων, ὡς ἐτάξατο Φαραω. </text:span></text:span><text:span text:style-name="Default_20_Paragraph_20_Font"><text:span text:style-name="T1">9</text:span></text:span><text:span text:style-name="Default_20_Paragraph_20_Font"><text:span text:style-name="T2"> ἐποίησεν δὲ κύριος καθάπερ εἶπεν Μωϋσῆς, καὶ ἐτελεύτησαν οἱ βάτραχοι ἐκ τῶν οἰκιῶν καὶ ἐκ τῶν ἐπαύλεων καὶ ἐκ τῶν ἀγρῶν· </text:span></text:span><text:span text:style-name="Default_20_Paragraph_20_Font"><text:span text:style-name="T1">10</text:span></text:span><text:span text:style-name="Default_20_Paragraph_20_Font"><text:span text:style-name="T2"> καὶ συνήγαγον αὐτοὺς θιμωνιὰς θιμωνιάς, καὶ ὤζεσεν ἡ γῆ. </text:span></text:span><text:span text:style-name="Default_20_Paragraph_20_Font"><text:span text:style-name="T1">11</text:span></text:span><text:span text:style-name="Default_20_Paragraph_20_Font"><text:span text:style-name="T2"> ἰδὼν δὲ Φαραω ὅτι γέγονεν ἀνάψυξις, ἐβαρύνθη ἡ καρδία αὐτοῦ, καὶ οὐκ εἰσήκουσεν αὐτῶν, καθάπερ ἐλάλησεν κύριος. </text:span></text:span></text:p>
        <text:p text:style-name="P3"><text:span text:style-name="Default_20_Paragraph_20_Font"><text:span text:style-name="T1">12</text:span></text:span><text:span text:style-name="Default_20_Paragraph_20_Font"><text:span text:style-name="T2"> Εἶπεν δὲ κύριος πρὸς Μωυσῆν Εἰπὸν Ααρων Ἔκτεινον τῇ χειρὶ τὴν ῥάβδον σου καὶ πάταξον τὸ χῶμα τῆς γῆς, καὶ ἔσονται σκνῖφες ἔν τε τοῖς ἀνθρώποις καὶ ἐν τοῖς τετράποσιν καὶ ἐν πάσῃ γῇ Αἰγύπτου. </text:span></text:span><text:span text:style-name="Default_20_Paragraph_20_Font"><text:span text:style-name="T1">13</text:span></text:span><text:span text:style-name="Default_20_Paragraph_20_Font"><text:span text:style-name="T2"> ἐξέτεινεν οὖν Ααρων τῇ χειρὶ τὴν ῥάβδον καὶ ἐπάταξεν τὸ χῶμα τῆς γῆς, καὶ ἐγένοντο οἱ σκνῖφες ἔν τε τοῖς ἀνθρώποις καὶ ἐν τοῖς τετράποσιν, καὶ ἐν παντὶ χώματι τῆς γῆς ἐγένοντο οἱ σκνῖφες ἐν πάσῃ γῇ Αἰγύπτου. </text:span></text:span><text:span text:style-name="Default_20_Paragraph_20_Font"><text:span text:style-name="T1">14</text:span></text:span><text:span text:style-name="Default_20_Paragraph_20_Font"><text:span text:style-name="T2"> ἐποιήσαν δὲ ὡσαύτως καὶ οἱ ἐπαοιδοὶ ταῖς φαρμακείαις αὐτῶν ἐξαγαγεῖν τὸν σκνῖφα καὶ οὐκ ἠδύναντο. καὶ ἐγένοντο οἱ σκνῖφες ἐν τοῖς ἀνθρώποις καὶ ἐν τοῖς τετράποσιν. </text:span></text:span><text:span text:style-name="Default_20_Paragraph_20_Font"><text:span text:style-name="T1">15</text:span></text:span><text:span text:style-name="Default_20_Paragraph_20_Font"><text:span text:style-name="T2"> εἶπαν οὖν οἱ ἐπαοιδοὶ τῷ Φαραω Δάκτυλος θεοῦ ἐστιν τοῦτο. καὶ ἐσκληρύνθη ἡ καρδία Φαραω, καὶ οὐκ εἰσήκουσεν αὐτῶν, καθάπερ ἐλάλησεν κύριος. </text:span></text:span></text:p>
        <text:p text:style-name="P3"><text:span text:style-name="Default_20_Paragraph_20_Font"><text:span text:style-name="T1">16</text:span></text:span><text:span text:style-name="Default_20_Paragraph_20_Font"><text:span text:style-name="T2"> Εἶπεν δὲ κύριος πρὸς Μωυσῆν Ὄρθρισον τὸ πρωῒ καὶ στῆθι ἐναντίον Φαραω· καὶ ἰδοὺ αὐτὸς ἐξελεύσεται ἐπὶ τὸ ὕδωρ, καὶ ἐρεῖς πρὸς αὐτόν Τάδε λέγει κύριος Ἐξαπόστειλον τὸν λαόν μου, ἵνα μοι λατρεύσωσιν ἐν τῇ ἐρήμῳ· </text:span></text:span><text:span text:style-name="Default_20_Paragraph_20_Font"><text:span text:style-name="T1">17</text:span></text:span><text:span text:style-name="Default_20_Paragraph_20_Font"><text:span text:style-name="T2"> ἐὰν δὲ μὴ βούλῃ ἐξαποστεῖλαι τὸν λαόν μου, ἰδοὺ ἐγὼ ἐπαποστέλλω ἐπὶ σὲ καὶ ἐπὶ τοὺς θεράποντάς σου καὶ ἐπὶ τὸν λαόν σου καὶ ἐπὶ τοὺς οἴκους ὑμῶν κυνόμυιαν, καὶ πλησθήσονται αἱ οἰκίαι τῶν Αἰγυπτίων τῆς κυνομυίης καὶ εἰς τὴν γῆν, ἐφ’ ἧς εἰσιν ἐπ’ αὐτῆς. </text:span></text:span><text:span text:style-name="Default_20_Paragraph_20_Font"><text:span text:style-name="T1">18</text:span></text:span><text:span text:style-name="Default_20_Paragraph_20_Font"><text:span text:style-name="T2"> καὶ παραδοξάσω ἐν τῇ ἡμέρᾳ ἐκείνῃ τὴν γῆν Γεσεμ, ἐφ’ ἧς ὁ λαός μου ἔπεστιν ἐπ’ αὐτῆς, ἐφ’ ἧς οὐκ ἔσται ἐκεῖ ἡ κυνόμυια, ἵνα εἰδῇς ὅτι ἐγώ εἰμι κύριος ὁ κύριος πάσης τῆς γῆς. </text:span></text:span><text:span text:style-name="Default_20_Paragraph_20_Font"><text:span text:style-name="T1">19</text:span></text:span><text:span text:style-name="Default_20_Paragraph_20_Font"><text:span text:style-name="T2"> καὶ δώσω διαστολὴν ἀνὰ μέσον τοῦ ἐμοῦ λαοῦ καὶ ἀνὰ μέσον τοῦ σοῦ λαοῦ· ἐν δὲ τῇ αὔριον ἔσται τὸ σημεῖον τοῦτο ἐπὶ τῆς γῆς. </text:span></text:span><text:span text:style-name="Default_20_Paragraph_20_Font"><text:span text:style-name="T1">20</text:span></text:span><text:span text:style-name="Default_20_Paragraph_20_Font"><text:span text:style-name="T2"> ἐποίησεν δὲ κύριος οὕτως, καὶ παρεγένετο ἡ κυνόμυια πλῆθος εἰς τοὺς οἴκους Φαραω καὶ εἰς τοὺς οἴκους τῶν θεραπόντων αὐτοῦ καὶ εἰς πᾶσαν τὴν γῆν Αἰγύπτου, καὶ ἐξωλεθρεύθη ἡ γῆ ἀπὸ τῆς κυνομυίης. </text:span></text:span><text:span text:style-name="Default_20_Paragraph_20_Font"><text:span text:style-name="T1">21</text:span></text:span><text:span text:style-name="Default_20_Paragraph_20_Font"><text:span text:style-name="T2"> ἐκάλεσεν δὲ Φαραω Μωυσῆν καὶ Ααρων λέγων Ἐλθόντες θύσατε τῷ θεῷ ὑμῶν ἐν τῇ γῇ. </text:span></text:span><text:span text:style-name="Default_20_Paragraph_20_Font"><text:span text:style-name="T1">22</text:span></text:span><text:span text:style-name="Default_20_Paragraph_20_Font"><text:span text:style-name="T2"> καὶ εἶπεν Μωϋσῆς Οὐ δυνατὸν γενέσθαι οὕτως· τὰ γὰρ βδελύγματα τῶν Αἰγυπτίων θύσομεν κυρίῳ τῷ θεῷ ἡμῶν· ἐὰν γὰρ θύσωμεν τὰ βδελύγματα τῶν Αἰγυπτίων ἐναντίον αὐτῶν, λιθοβοληθησόμεθα. </text:span></text:span><text:span text:style-name="Default_20_Paragraph_20_Font"><text:span text:style-name="T1">23</text:span></text:span><text:span text:style-name="Default_20_Paragraph_20_Font"><text:span text:style-name="T2"> ὁδὸν τριῶν ἡμερῶν πορευσόμεθα εἰς τὴν ἔρημον καὶ θύσομεν κυρίῳ τῷ θεῷ ἡμῶν, καθάπερ εἶπεν ἡμῖν. </text:span></text:span><text:span text:style-name="Default_20_Paragraph_20_Font"><text:span text:style-name="T1">24</text:span></text:span><text:span text:style-name="Default_20_Paragraph_20_Font"><text:span text:style-name="T2"> καὶ εἶπεν Φαραω Ἐγὼ ἀποστέλλω ὑμᾶς, καὶ θύσατε κυρίῳ τῷ θεῷ ὑμῶν ἐν τῇ ἐρήμῳ, ἀλλ’ οὐ μακρὰν ἀποτενεῖτε πορευθῆναι· εὔξασθε οὖν περὶ ἐμοῦ πρὸς κύριον. </text:span></text:span><text:span text:style-name="Default_20_Paragraph_20_Font"><text:span text:style-name="T1">25</text:span></text:span><text:span text:style-name="Default_20_Paragraph_20_Font"><text:span text:style-name="T2"> εἶπεν δὲ Μωϋσῆς Ὅδε ἐγὼ ἐξελεύσομαι ἀπὸ σοῦ καὶ εὔξομαι πρὸς τὸν θεόν, καὶ ἀπελεύσεται ἡ κυνόμυια ἀπὸ σοῦ καὶ ἀπὸ τῶν θεραπόντων σου καὶ τοῦ λαοῦ σου αὔριον· μὴ προσθῇς ἔτι, Φαραω, ἐξαπατῆσαι τοῦ μὴ ἐξαποστεῖλαι τὸν λαὸν θῦσαι κυρίῳ. </text:span></text:span><text:span text:style-name="Default_20_Paragraph_20_Font"><text:span text:style-name="T1">26</text:span></text:span><text:span text:style-name="Default_20_Paragraph_20_Font"><text:span text:style-name="T2"> ἐξῆλθεν δὲ Μωϋσῆς ἀπὸ Φαραω καὶ ηὔξατο πρὸς τὸν θεόν· </text:span></text:span><text:span text:style-name="Default_20_Paragraph_20_Font"><text:span text:style-name="T1">27</text:span></text:span><text:span text:style-name="Default_20_Paragraph_20_Font"><text:span text:style-name="T2"> ἐποίησεν δὲ κύριος καθάπερ εἶπεν Μωϋσῆς, καὶ περιεῖλεν τὴν </text:span></text:span><text:soft-page-break/><text:span text:style-name="Default_20_Paragraph_20_Font"><text:span text:style-name="T2">κυνόμυιαν ἀπὸ Φαραω καὶ τῶν θεραπόντων αὐτοῦ καὶ τοῦ λαοῦ αὐτοῦ, καὶ οὐ κατελείφθη οὐδεμία. </text:span></text:span><text:span text:style-name="Default_20_Paragraph_20_Font"><text:span text:style-name="T1">28</text:span></text:span><text:span text:style-name="Default_20_Paragraph_20_Font"><text:span text:style-name="T2"> καὶ ἐβάρυνεν Φαραω τὴν καρδίαν αὐτοῦ καὶ ἐπὶ τοῦ καιροῦ τούτου καὶ οὐκ ἠθέλησεν ἐξαποστεῖλαι τὸν λαόν. </text:span></text:span></text:p>
      </text:section>
      <text:section text:style-name="Sect1" text:name="Sect9">
        <text:p text:style-name="P2">Εξοδος 9</text:p>
        <text:p text:style-name="P3"><text:span text:style-name="Default_20_Paragraph_20_Font"><text:span text:style-name="T1">1</text:span></text:span><text:span text:style-name="Default_20_Paragraph_20_Font"><text:span text:style-name="T2"> Εἶπεν δὲ κύριος πρὸς Μωυσῆν Εἴσελθε πρὸς Φαραω καὶ ἐρεῖς αὐτῷ Τάδε λέγει κύριος ὁ θεὸς τῶν Εβραίων Ἐξαπόστειλον τὸν λαόν μου, ἵνα μοι λατρεύσωσιν· </text:span></text:span><text:span text:style-name="Default_20_Paragraph_20_Font"><text:span text:style-name="T1">2</text:span></text:span><text:span text:style-name="Default_20_Paragraph_20_Font"><text:span text:style-name="T2"> εἰ μὲν οὖν μὴ βούλει ἐξαποστεῖλαι τὸν λαόν μου, ἀλλ’ ἔτι ἐγκρατεῖς αὐτοῦ, </text:span></text:span><text:span text:style-name="Default_20_Paragraph_20_Font"><text:span text:style-name="T1">3</text:span></text:span><text:span text:style-name="Default_20_Paragraph_20_Font"><text:span text:style-name="T2"> ἰδοὺ χεὶρ κυρίου ἐπέσται ἐν τοῖς κτήνεσίν σου τοῖς ἐν τοῖς πεδίοις, ἔν τε τοῖς ἵπποις καὶ ἐν τοῖς ὑποζυγίοις καὶ ταῖς καμήλοις καὶ βουσὶν καὶ προβάτοις, θάνατος μέγας σφόδρα. </text:span></text:span><text:span text:style-name="Default_20_Paragraph_20_Font"><text:span text:style-name="T1">4</text:span></text:span><text:span text:style-name="Default_20_Paragraph_20_Font"><text:span text:style-name="T2"> καὶ παραδοξάσω ἐγὼ ἐν τῷ καιρῷ ἐκείνῳ ἀνὰ μέσον τῶν κτηνῶν τῶν Αἰγυπτίων καὶ ἀνὰ μέσον τῶν κτηνῶν τῶν υἱῶν Ισραηλ· οὐ τελευτήσει ἀπὸ πάντων τῶν τοῦ Ισραηλ υἱῶν ῥητόν. </text:span></text:span><text:span text:style-name="Default_20_Paragraph_20_Font"><text:span text:style-name="T1">5</text:span></text:span><text:span text:style-name="Default_20_Paragraph_20_Font"><text:span text:style-name="T2"> καὶ ἔδωκεν ὁ θεὸς ὅρον λέγων Ἐν τῇ αὔριον ποιήσει κύριος τὸ ῥῆμα τοῦτο ἐπὶ τῆς γῆς. </text:span></text:span><text:span text:style-name="Default_20_Paragraph_20_Font"><text:span text:style-name="T1">6</text:span></text:span><text:span text:style-name="Default_20_Paragraph_20_Font"><text:span text:style-name="T2"> καὶ ἐποίησεν κύριος τὸ ῥῆμα τοῦτο τῇ ἐπαύριον, καὶ ἐτελεύτησεν πάντα τὰ κτήνη τῶν Αἰγυπτίων, ἀπὸ δὲ τῶν κτηνῶν τῶν υἱῶν Ισραηλ οὐκ ἐτελεύτησεν οὐδέν. </text:span></text:span><text:span text:style-name="Default_20_Paragraph_20_Font"><text:span text:style-name="T1">7</text:span></text:span><text:span text:style-name="Default_20_Paragraph_20_Font"><text:span text:style-name="T2"> ἰδὼν δὲ Φαραω ὅτι οὐκ ἐτελεύτησεν ἀπὸ πάντων τῶν κτηνῶν τῶν υἱῶν Ισραηλ οὐδέν, ἐβαρύνθη ἡ καρδία Φαραω, καὶ οὐκ ἐξαπέστειλεν τὸν λαόν. </text:span></text:span></text:p>
        <text:p text:style-name="P3"><text:span text:style-name="Default_20_Paragraph_20_Font"><text:span text:style-name="T1">8</text:span></text:span><text:span text:style-name="Default_20_Paragraph_20_Font"><text:span text:style-name="T2"> Εἶπεν δὲ κύριος πρὸς Μωυσῆν καὶ Ααρων λέγων Λάβετε ὑμεῖς πλήρεις τὰς χεῖρας αἰθάλης καμιναίας, καὶ πασάτω Μωϋσῆς εἰς τὸν οὐρανὸν ἐναντίον Φαραω καὶ ἐναντίον τῶν θεραπόντων αὐτοῦ, </text:span></text:span><text:span text:style-name="Default_20_Paragraph_20_Font"><text:span text:style-name="T1">9</text:span></text:span><text:span text:style-name="Default_20_Paragraph_20_Font"><text:span text:style-name="T2"> καὶ γενηθήτω κονιορτὸς ἐπὶ πᾶσαν τὴν γῆν Αἰγύπτου, καὶ ἔσται ἐπὶ τοὺς ἀνθρώπους καὶ ἐπὶ τὰ τετράποδα ἕλκη, φλυκτίδες ἀναζέουσαι, ἔν τε τοῖς ἀνθρώποις καὶ ἐν τοῖς τετράποσιν καὶ ἐν πάσῃ γῇ Αἰγύπτου. </text:span></text:span><text:span text:style-name="Default_20_Paragraph_20_Font"><text:span text:style-name="T1">10</text:span></text:span><text:span text:style-name="Default_20_Paragraph_20_Font"><text:span text:style-name="T2"> καὶ ἔλαβεν τὴν αἰθάλην τῆς καμιναίας ἐναντίον Φαραω καὶ ἔπασεν αὐτὴν Μωϋσῆς εἰς τὸν οὐρανόν, καὶ ἐγένετο ἕλκη, φλυκτίδες ἀναζέουσαι, ἐν τοῖς ἀνθρώποις καὶ ἐν τοῖς τετράποσιν. </text:span></text:span><text:span text:style-name="Default_20_Paragraph_20_Font"><text:span text:style-name="T1">11</text:span></text:span><text:span text:style-name="Default_20_Paragraph_20_Font"><text:span text:style-name="T2"> καὶ οὐκ ἠδύναντο οἱ φαρμακοὶ στῆναι ἐναντίον Μωυσῆ διὰ τὰ ἕλκη· ἐγένετο γὰρ τὰ ἕλκη ἐν τοῖς φαρμακοῖς καὶ ἐν πάσῃ γῇ Αἰγύπτου. </text:span></text:span><text:span text:style-name="Default_20_Paragraph_20_Font"><text:span text:style-name="T1">12</text:span></text:span><text:span text:style-name="Default_20_Paragraph_20_Font"><text:span text:style-name="T2"> ἐσκλήρυνεν δὲ κύριος τὴν καρδίαν Φαραω, καὶ οὐκ εἰσήκουσεν αὐτῶν, καθὰ συνέταξεν κύριος. </text:span></text:span></text:p>
        <text:p text:style-name="P3"><text:span text:style-name="Default_20_Paragraph_20_Font"><text:span text:style-name="T1">13</text:span></text:span><text:span text:style-name="Default_20_Paragraph_20_Font"><text:span text:style-name="T2"> Εἶπεν δὲ κύριος πρὸς Μωυσῆν Ὄρθρισον τὸ πρωῒ καὶ στῆθι ἐναντίον Φαραω καὶ ἐρεῖς πρὸς αὐτόν Τάδε λέγει κύριος ὁ θεὸς τῶν Εβραίων Ἐξαπόστειλον τὸν λαόν μου, ἵνα λατρεύσωσίν μοι. </text:span></text:span><text:span text:style-name="Default_20_Paragraph_20_Font"><text:span text:style-name="T1">14</text:span></text:span><text:span text:style-name="Default_20_Paragraph_20_Font"><text:span text:style-name="T2"> ἐν τῷ γὰρ νῦν καιρῷ ἐγὼ ἐξαποστέλλω πάντα τὰ συναντήματά μου εἰς τὴν καρδίαν σου καὶ τῶν θεραπόντων σου καὶ τοῦ λαοῦ σου, ἵν εἰδῇς ὅτι οὐκ ἔστιν ὡς ἐγὼ ἄλλος ἐν πάσῃ τῇ γῇ. </text:span></text:span><text:span text:style-name="Default_20_Paragraph_20_Font"><text:span text:style-name="T1">15</text:span></text:span><text:span text:style-name="Default_20_Paragraph_20_Font"><text:span text:style-name="T2"> νῦν γὰρ ἀποστείλας τὴν χεῖρα πατάξω σε καὶ τὸν λαόν σου θανάτῳ, καὶ ἐκτριβήσῃ ἀπὸ τῆς γῆς· </text:span></text:span><text:span text:style-name="Default_20_Paragraph_20_Font"><text:span text:style-name="T1">16</text:span></text:span><text:span text:style-name="Default_20_Paragraph_20_Font"><text:span text:style-name="T2"> καὶ ἕνεκεν τούτου διετηρήθης, ἵνα ἐνδείξωμαι ἐν σοὶ τὴν ἰσχύν μου, καὶ ὅπως διαγγελῇ τὸ ὄνομά μου ἐν πάσῃ τῇ γῇ. </text:span></text:span><text:span text:style-name="Default_20_Paragraph_20_Font"><text:span text:style-name="T1">17</text:span></text:span><text:span text:style-name="Default_20_Paragraph_20_Font"><text:span text:style-name="T2"> ἔτι οὖν σὺ ἐμποιῇ τοῦ λαοῦ μου τοῦ μὴ ἐξαποστεῖλαι αὐτούς. </text:span></text:span><text:span text:style-name="Default_20_Paragraph_20_Font"><text:span text:style-name="T1">18</text:span></text:span><text:span text:style-name="Default_20_Paragraph_20_Font"><text:span text:style-name="T2"> ἰδοὺ ἐγὼ ὕω ταύτην τὴν ὥραν αὔριον χάλαζαν πολλὴν σφόδρα, ἥτις τοιαύτη οὐ γέγονεν ἐν Αἰγύπτῳ ἀφ’ <text:s/>ἧς ἡμέρας ἔκτισται ἕως τῆς ἡμέρας ταύτης. </text:span></text:span><text:span text:style-name="Default_20_Paragraph_20_Font"><text:span text:style-name="T1">19</text:span></text:span><text:span text:style-name="Default_20_Paragraph_20_Font"><text:span text:style-name="T2"> νῦν οὖν κατάσπευσον συναγαγεῖν τὰ κτήνη σου καὶ ὅσα σοί ἐστιν ἐν τῷ πεδίῳ· πάντες γὰρ οἱ ἄνθρωποι καὶ τὰ κτήνη, ὅσα ἂν εὑρεθῇ ἐν τῷ πεδίῳ καὶ μὴ εἰσέλθῃ εἰς οἰκίαν, πέσῃ δὲ ἐπ’ αὐτὰ ἡ χάλαζα, τελευτήσει. </text:span></text:span><text:span text:style-name="Default_20_Paragraph_20_Font"><text:span text:style-name="T1">20</text:span></text:span><text:span text:style-name="Default_20_Paragraph_20_Font"><text:span text:style-name="T2"> ὁ φοβούμενος τὸ ῥῆμα κυρίου τῶν θεραπόντων Φαραω συνήγαγεν τὰ κτήνη αὐτοῦ εἰς τοὺς οἴκους· </text:span></text:span><text:span text:style-name="Default_20_Paragraph_20_Font"><text:span text:style-name="T1">21</text:span></text:span><text:span text:style-name="Default_20_Paragraph_20_Font"><text:span text:style-name="T2"> ὃς δὲ μὴ προσέσχεν τῇ διανοίᾳ εἰς τὸ ῥῆμα κυρίου, ἀφῆκεν τὰ κτήνη ἐν τοῖς πεδίοις. – </text:span></text:span><text:span text:style-name="Default_20_Paragraph_20_Font"><text:span text:style-name="T1">22</text:span></text:span><text:span text:style-name="Default_20_Paragraph_20_Font"><text:span text:style-name="T2"> εἶπεν δὲ κύριος πρὸς Μωυσῆν Ἔκτεινον τὴν χεῖρά σου εἰς τὸν οὐρανόν, καὶ </text:span></text:span><text:soft-page-break/><text:span text:style-name="Default_20_Paragraph_20_Font"><text:span text:style-name="T2">ἔσται χάλαζα ἐπὶ πᾶσαν γῆν Αἰγύπτου, ἐπί τε τοὺς ἀνθρώπους καὶ τὰ κτήνη καὶ ἐπὶ πᾶσαν βοτάνην τὴν ἐπὶ τῆς γῆς. </text:span></text:span><text:span text:style-name="Default_20_Paragraph_20_Font"><text:span text:style-name="T1">23</text:span></text:span><text:span text:style-name="Default_20_Paragraph_20_Font"><text:span text:style-name="T2"> ἐξέτεινεν δὲ Μωϋσῆς τὴν χεῖρα εἰς τὸν οὐρανόν, καὶ κύριος ἔδωκεν φωνὰς καὶ χάλαζαν, καὶ διέτρεχεν τὸ πῦρ ἐπὶ τῆς γῆς, καὶ ἔβρεξεν κύριος χάλαζαν ἐπὶ πᾶσαν γῆν Αἰγύπτου. </text:span></text:span><text:span text:style-name="Default_20_Paragraph_20_Font"><text:span text:style-name="T1">24</text:span></text:span><text:span text:style-name="Default_20_Paragraph_20_Font"><text:span text:style-name="T2"> ἦν δὲ ἡ χάλαζα καὶ τὸ πῦρ φλογίζον ἐν τῇ χαλάζῃ· ἡ δὲ χάλαζα πολλὴ σφόδρα σφόδρα, ἥτις τοιαύτη οὐ γέγονεν ἐν Αἰγύπτῳ ἀφ’ <text:s/>οὗ γεγένηται ἐπ’ αὐτῆς ἔθνος. </text:span></text:span><text:span text:style-name="Default_20_Paragraph_20_Font"><text:span text:style-name="T1">25</text:span></text:span><text:span text:style-name="Default_20_Paragraph_20_Font"><text:span text:style-name="T2"> ἐπάταξεν δὲ ἡ χάλαζα ἐν πάσῃ γῇ Αἰγύπτου ἀπὸ ἀνθρώπου ἕως κτήνους, καὶ πᾶσαν βοτάνην τὴν ἐν τῷ πεδίῳ ἐπάταξεν ἡ χάλαζα, καὶ πάντα τὰ ξύλα τὰ ἐν τοῖς πεδίοις συνέτριψεν ἡ χάλαζα· </text:span></text:span><text:span text:style-name="Default_20_Paragraph_20_Font"><text:span text:style-name="T1">26</text:span></text:span><text:span text:style-name="Default_20_Paragraph_20_Font"><text:span text:style-name="T2"> πλὴν ἐν γῇ Γεσεμ, οὗ ἦσαν οἱ υἱοὶ Ισραηλ, οὐκ ἐγένετο ἡ χάλαζα. </text:span></text:span><text:span text:style-name="Default_20_Paragraph_20_Font"><text:span text:style-name="T1">27</text:span></text:span><text:span text:style-name="Default_20_Paragraph_20_Font"><text:span text:style-name="T2"> ἀποστείλας δὲ Φαραω ἐκάλεσεν Μωυσῆν καὶ Ααρων καὶ εἶπεν αὐτοῖς Ἡμάρτηκα τὸ νῦν· ὁ κύριος δίκαιος, ἐγὼ δὲ καὶ ὁ λαός μου ἀσεβεῖς. </text:span></text:span><text:span text:style-name="Default_20_Paragraph_20_Font"><text:span text:style-name="T1">28</text:span></text:span><text:span text:style-name="Default_20_Paragraph_20_Font"><text:span text:style-name="T2"> εὔξασθε οὖν περὶ ἐμοῦ πρὸς κύριον, καὶ παυσάσθω τοῦ γενηθῆναι φωνὰς θεοῦ καὶ χάλαζαν καὶ πῦρ· καὶ ἐξαποστελῶ ὑμᾶς, καὶ οὐκέτι προσθήσεσθε μένειν. </text:span></text:span><text:span text:style-name="Default_20_Paragraph_20_Font"><text:span text:style-name="T1">29</text:span></text:span><text:span text:style-name="Default_20_Paragraph_20_Font"><text:span text:style-name="T2"> εἶπεν δὲ αὐτῷ Μωϋσῆς Ὡς ἂν ἐξέλθω τὴν πόλιν, ἐκπετάσω τὰς χεῖράς μου πρὸς κύριον, καὶ αἱ φωναὶ παύσονται, καὶ ἡ χάλαζα καὶ ὁ ὑετὸς οὐκ ἔσται ἔτι· ἵνα γνῷς ὅτι τοῦ κυρίου ἡ γῆ. </text:span></text:span><text:span text:style-name="Default_20_Paragraph_20_Font"><text:span text:style-name="T1">30</text:span></text:span><text:span text:style-name="Default_20_Paragraph_20_Font"><text:span text:style-name="T2"> καὶ σὺ καὶ οἱ θεράποντές σου ἐπίσταμαι ὅτι οὐδέπω πεφόβησθε τὸν κύριον. </text:span></text:span><text:span text:style-name="Default_20_Paragraph_20_Font"><text:span text:style-name="T1">31</text:span></text:span><text:span text:style-name="Default_20_Paragraph_20_Font"><text:span text:style-name="T2"> τὸ δὲ λίνον καὶ ἡ κριθὴ ἐπλήγη· ἡ γὰρ κριθὴ παρεστηκυῖα, τὸ δὲ λίνον σπερματίζον. </text:span></text:span><text:span text:style-name="Default_20_Paragraph_20_Font"><text:span text:style-name="T1">32</text:span></text:span><text:span text:style-name="Default_20_Paragraph_20_Font"><text:span text:style-name="T2"> ὁ δὲ πυρὸς καὶ ἡ ὀλύρα οὐκ ἐπλήγη· ὄψιμα γὰρ ἦν. </text:span></text:span><text:span text:style-name="Default_20_Paragraph_20_Font"><text:span text:style-name="T1">33</text:span></text:span><text:span text:style-name="Default_20_Paragraph_20_Font"><text:span text:style-name="T2"> ἐξῆλθεν δὲ Μωϋσῆς ἀπὸ Φαραω ἐκτὸς τῆς πόλεως καὶ ἐξεπέτασεν τὰς χεῖρας πρὸς κύριον, καὶ αἱ φωναὶ ἐπαύσαντο καὶ ἡ χάλαζα, καὶ ὁ ὑετὸς οὐκ ἔσταξεν ἔτι ἐπὶ τὴν γῆν. </text:span></text:span><text:span text:style-name="Default_20_Paragraph_20_Font"><text:span text:style-name="T1">34</text:span></text:span><text:span text:style-name="Default_20_Paragraph_20_Font"><text:span text:style-name="T2"> ἰδὼν δὲ Φαραω ὅτι πέπαυται ὁ ὑετὸς καὶ ἡ χάλαζα καὶ αἱ φωναί, προσέθετο τοῦ ἁμαρτάνειν καὶ ἐβάρυνεν αὐτοῦ τὴν καρδίαν καὶ τῶν θεραπόντων αὐτοῦ. </text:span></text:span><text:span text:style-name="Default_20_Paragraph_20_Font"><text:span text:style-name="T1">35</text:span></text:span><text:span text:style-name="Default_20_Paragraph_20_Font"><text:span text:style-name="T2"> καὶ ἐσκληρύνθη ἡ καρδία Φαραω, καὶ οὐκ ἐξαπέστειλεν τοὺς υἱοὺς Ισραηλ, καθάπερ ἐλάλησεν κύριος τῷ Μωυσῇ. </text:span></text:span></text:p>
      </text:section>
      <text:section text:style-name="Sect1" text:name="Sect10">
        <text:p text:style-name="P2">Εξοδος 10</text:p>
        <text:p text:style-name="P3"><text:span text:style-name="Default_20_Paragraph_20_Font"><text:span text:style-name="T1">1</text:span></text:span><text:span text:style-name="Default_20_Paragraph_20_Font"><text:span text:style-name="T2"> Εἶπεν δὲ κύριος πρὸς Μωυσῆν λέγων Εἴσελθε πρὸς Φαραω· ἐγὼ γὰρ ἐσκλήρυνα αὐτοῦ τὴν καρδίαν καὶ τῶν θεραπόντων αὐτοῦ, ἵνα ἑξῆς ἐπέλθῃ τὰ σημεῖα ταῦτα ἐπ’ αὐτούς· </text:span></text:span><text:span text:style-name="Default_20_Paragraph_20_Font"><text:span text:style-name="T1">2</text:span></text:span><text:span text:style-name="Default_20_Paragraph_20_Font"><text:span text:style-name="T2"> ὅπως διηγήσησθε εἰς τὰ ὦτα τῶν τέκνων ὑμῶν καὶ τοῖς τέκνοις τῶν τέκνων ὑμῶν ὅσα ἐμπέπαιχα τοῖς Αἰγυπτίοις, καὶ τὰ σημεῖά μου, ἃ ἐποίησα ἐν αὐτοῖς, καὶ γνώσεσθε ὅτι ἐγὼ κύριος. </text:span></text:span><text:span text:style-name="Default_20_Paragraph_20_Font"><text:span text:style-name="T1">3</text:span></text:span><text:span text:style-name="Default_20_Paragraph_20_Font"><text:span text:style-name="T2"> εἰσῆλθεν δὲ Μωϋσῆς καὶ Ααρων ἐναντίον Φαραω καὶ εἶπαν αὐτῷ Τάδε λέγει κύριος ὁ θεὸς τῶν Εβραίων Ἕως τίνος οὐ βούλει ἐντραπῆναί με; ἐξαπόστειλον τὸν λαόν μου, ἵνα λατρεύσωσίν μοι. </text:span></text:span><text:span text:style-name="Default_20_Paragraph_20_Font"><text:span text:style-name="T1">4</text:span></text:span><text:span text:style-name="Default_20_Paragraph_20_Font"><text:span text:style-name="T2"> ἐὰν δὲ μὴ θέλῃς σὺ ἐξαποστεῖλαι τὸν λαόν μου, ἰδοὺ ἐγὼ ἐπάγω ταύτην τὴν ὥραν αὔριον ἀκρίδα πολλὴν ἐπὶ πάντα τὰ ὅριά σου, </text:span></text:span><text:span text:style-name="Default_20_Paragraph_20_Font"><text:span text:style-name="T1">5</text:span></text:span><text:span text:style-name="Default_20_Paragraph_20_Font"><text:span text:style-name="T2"> καὶ καλύψει τὴν ὄψιν τῆς γῆς, καὶ οὐ δυνήσῃ κατιδεῖν τὴν γῆν, καὶ κατέδεται πᾶν τὸ περισσὸν τῆς γῆς τὸ καταλειφθέν, ὃ κατέλιπεν ὑμῖν ἡ χάλαζα, καὶ κατέδεται πᾶν ξύλον τὸ φυόμενον ὑμῖν ἐπὶ τῆς γῆς· </text:span></text:span><text:span text:style-name="Default_20_Paragraph_20_Font"><text:span text:style-name="T1">6</text:span></text:span><text:span text:style-name="Default_20_Paragraph_20_Font"><text:span text:style-name="T2"> καὶ πλησθήσονταί σου αἱ οἰκίαι καὶ αἱ οἰκίαι τῶν θεραπόντων σου καὶ πᾶσαι αἱ οἰκίαι ἐν πάσῃ γῇ τῶν Αἰγυπτίων, ἃ οὐδέποτε ἑωράκασιν οἱ πατέρες σου οὐδὲ οἱ πρόπαπποι αὐτῶν ἀφ’ <text:s/>ἧς ἡμέρας γεγόνασιν ἐπὶ τῆς γῆς ἕως τῆς ἡμέρας ταύτης. καὶ ἐκκλίνας Μωϋσῆς ἐξῆλθεν ἀπὸ Φαραω. </text:span></text:span><text:span text:style-name="Default_20_Paragraph_20_Font"><text:span text:style-name="T1">7</text:span></text:span><text:span text:style-name="Default_20_Paragraph_20_Font"><text:span text:style-name="T2"> καὶ λέγουσιν οἱ θεράποντες Φαραω πρὸς αὐτόν Ἕως τίνος ἔσται τοῦτο ἡμῖν σκῶλον; ἐξαπόστειλον τοὺς ἀνθρώπους, ὅπως λατρεύσωσιν τῷ θεῷ αὐτῶν· ἢ εἰδέναι βούλει ὅτι ἀπόλωλεν Αἴγυπτος; </text:span></text:span><text:span text:style-name="Default_20_Paragraph_20_Font"><text:span text:style-name="T1">8</text:span></text:span><text:span text:style-name="Default_20_Paragraph_20_Font"><text:span text:style-name="T2"> καὶ ἀπέστρεψαν τόν τε Μωυσῆν καὶ Ααρων πρὸς Φαραω, καὶ εἶπεν αὐτοῖς Πορεύεσθε καὶ λατρεύσατε τῷ θεῷ ὑμῶν· τίνες δὲ καὶ τίνες εἰσὶν οἱ πορευόμενοι; </text:span></text:span><text:span text:style-name="Default_20_Paragraph_20_Font"><text:span text:style-name="T1">9</text:span></text:span><text:span text:style-name="Default_20_Paragraph_20_Font"><text:span text:style-name="T2"> καὶ λέγει Μωϋσῆς Σὺν τοῖς νεανίσκοις καὶ πρεσβυτέροις πορευσόμεθα, σὺν τοῖς υἱοῖς καὶ θυγατράσιν καὶ προβάτοις καὶ βουσὶν ἡμῶν· ἔστιν γὰρ ἑορτὴ κυρίου τοῦ θεοῦ ἡμῶν. </text:span></text:span><text:soft-page-break/><text:span text:style-name="Default_20_Paragraph_20_Font"><text:span text:style-name="T1">10</text:span></text:span><text:span text:style-name="Default_20_Paragraph_20_Font"><text:span text:style-name="T2"> καὶ εἶπεν πρὸς αὐτούς Ἔστω οὕτως, κύριος μεθ’ ὑμῶν· καθότι ἀποστέλλω ὑμᾶς, μὴ καὶ τὴν ἀποσκευὴν ὑμῶν; ἴδετε ὅτι πονηρία πρόκειται ὑμῖν. </text:span></text:span><text:span text:style-name="Default_20_Paragraph_20_Font"><text:span text:style-name="T1">11</text:span></text:span><text:span text:style-name="Default_20_Paragraph_20_Font"><text:span text:style-name="T2"> μὴ οὕτως· πορευέσθωσαν δὲ οἱ ἄνδρες, καὶ λατρεύσατε τῷ θεῷ· τοῦτο γὰρ αὐτοὶ ζητεῖτε. ἐξέβαλον δὲ αὐτοὺς ἀπὸ προσώπου Φαραω. – </text:span></text:span><text:span text:style-name="Default_20_Paragraph_20_Font"><text:span text:style-name="T1">12</text:span></text:span><text:span text:style-name="Default_20_Paragraph_20_Font"><text:span text:style-name="T2"> εἶπεν δὲ κύριος πρὸς Μωυσῆν Ἔκτεινον τὴν χεῖρα ἐπὶ γῆν Αἰγύπτου, καὶ ἀναβήτω ἀκρὶς ἐπὶ τὴν γῆν καὶ κατέδεται πᾶσαν βοτάνην τῆς γῆς καὶ πάντα τὸν καρπὸν τῶν ξύλων, ὃν ὑπελίπετο ἡ χάλαζα. </text:span></text:span><text:span text:style-name="Default_20_Paragraph_20_Font"><text:span text:style-name="T1">13</text:span></text:span><text:span text:style-name="Default_20_Paragraph_20_Font"><text:span text:style-name="T2"> καὶ ἐπῆρεν Μωϋσῆς τὴν ῥάβδον εἰς τὸν οὐρανόν, καὶ κύριος ἐπήγαγεν ἄνεμον νότον ἐπὶ τὴν γῆν ὅλην τὴν ἡμέραν ἐκείνην καὶ ὅλην τὴν νύκτα· τὸ πρωῒ ἐγενήθη, καὶ ὁ ἄνεμος ὁ νότος ἀνέλαβεν τὴν ἀκρίδα </text:span></text:span><text:span text:style-name="Default_20_Paragraph_20_Font"><text:span text:style-name="T1">14</text:span></text:span><text:span text:style-name="Default_20_Paragraph_20_Font"><text:span text:style-name="T2"> καὶ ἀνήγαγεν αὐτὴν ἐπὶ πᾶσαν γῆν Αἰγύπτου, καὶ κατέπαυσεν ἐπὶ πάντα τὰ ὅρια Αἰγύπτου πολλὴ σφόδρα· προτέρα αὐτῆς οὐ γέγονεν τοιαύτη ἀκρὶς καὶ μετὰ ταῦτα οὐκ ἔσται οὕτως. </text:span></text:span><text:span text:style-name="Default_20_Paragraph_20_Font"><text:span text:style-name="T1">15</text:span></text:span><text:span text:style-name="Default_20_Paragraph_20_Font"><text:span text:style-name="T2"> καὶ ἐκάλυψεν τὴν ὄψιν τῆς γῆς, καὶ ἐφθάρη ἡ γῆ· καὶ κατέφαγεν πᾶσαν βοτάνην τῆς γῆς καὶ πάντα τὸν καρπὸν τῶν ξύλων, ὃς ὑπελείφθη ἀπὸ τῆς χαλάζης· οὐχ ὑπελείφθη χλωρὸν οὐδὲν ἐν τοῖς ξύλοις καὶ ἐν πάσῃ βοτάνῃ τοῦ πεδίου ἐν πάσῃ γῇ Αἰγύπτου. </text:span></text:span><text:span text:style-name="Default_20_Paragraph_20_Font"><text:span text:style-name="T1">16</text:span></text:span><text:span text:style-name="Default_20_Paragraph_20_Font"><text:span text:style-name="T2"> κατέσπευδεν δὲ Φαραω καλέσαι Μωυσῆν καὶ Ααρων λέγων Ἡμάρτηκα ἐναντίον κυρίου τοῦ θεοῦ ὑμῶν καὶ εἰς ὑμᾶς· </text:span></text:span><text:span text:style-name="Default_20_Paragraph_20_Font"><text:span text:style-name="T1">17</text:span></text:span><text:span text:style-name="Default_20_Paragraph_20_Font"><text:span text:style-name="T2"> προσδέξασθε οὖν μου τὴν ἁμαρτίαν ἔτι νῦν καὶ προσεύξασθε πρὸς κύριον τὸν θεὸν ὑμῶν, καὶ περιελέτω ἀπ’ ἐμοῦ τὸν θάνατον τοῦτον. </text:span></text:span><text:span text:style-name="Default_20_Paragraph_20_Font"><text:span text:style-name="T1">18</text:span></text:span><text:span text:style-name="Default_20_Paragraph_20_Font"><text:span text:style-name="T2"> ἐξῆλθεν δὲ Μωϋσῆς ἀπὸ Φαραω καὶ ηὔξατο πρὸς τὸν θεόν. </text:span></text:span><text:span text:style-name="Default_20_Paragraph_20_Font"><text:span text:style-name="T1">19</text:span></text:span><text:span text:style-name="Default_20_Paragraph_20_Font"><text:span text:style-name="T2"> καὶ μετέβαλεν κύριος ἄνεμον ἀπὸ θαλάσσης σφοδρόν, καὶ ἀνέλαβεν τὴν ἀκρίδα καὶ ἐνέβαλεν αὐτὴν εἰς τὴν ἐρυθρὰν θάλασσαν, καὶ οὐχ ὑπελείφθη ἀκρὶς μία ἐν πάσῃ γῇ Αἰγύπτου. </text:span></text:span><text:span text:style-name="Default_20_Paragraph_20_Font"><text:span text:style-name="T1">20</text:span></text:span><text:span text:style-name="Default_20_Paragraph_20_Font"><text:span text:style-name="T2"> καὶ ἐσκλήρυνεν κύριος τὴν καρδίαν Φαραω, καὶ οὐκ ἐξαπέστειλεν τοὺς υἱοὺς Ισραηλ. </text:span></text:span></text:p>
        <text:p text:style-name="P3"><text:span text:style-name="Default_20_Paragraph_20_Font"><text:span text:style-name="T1">21</text:span></text:span><text:span text:style-name="Default_20_Paragraph_20_Font"><text:span text:style-name="T2"> Εἶπεν δὲ κύριος πρὸς Μωυσῆν Ἔκτεινον τὴν χεῖρά σου εἰς τὸν οὐρανόν, καὶ γενηθήτω σκότος ἐπὶ γῆν Αἰγύπτου, ψηλαφητὸν σκότος. </text:span></text:span><text:span text:style-name="Default_20_Paragraph_20_Font"><text:span text:style-name="T1">22</text:span></text:span><text:span text:style-name="Default_20_Paragraph_20_Font"><text:span text:style-name="T2"> ἐξέτεινεν δὲ Μωϋσῆς τὴν χεῖρα εἰς τὸν οὐρανόν, καὶ ἐγένετο σκότος γνόφος θύελλα ἐπὶ πᾶσαν γῆν Αἰγύπτου τρεῖς ἡμέρας, </text:span></text:span><text:span text:style-name="Default_20_Paragraph_20_Font"><text:span text:style-name="T1">23</text:span></text:span><text:span text:style-name="Default_20_Paragraph_20_Font"><text:span text:style-name="T2"> καὶ οὐκ εἶδεν οὐδεὶς τὸν ἀδελφὸν αὐτοῦ τρεῖς ἡμέρας, καὶ οὐκ ἐξανέστη οὐδεὶς ἐκ τῆς κοίτης αὐτοῦ τρεῖς ἡμέρας· πᾶσι δὲ τοῖς υἱοῖς Ισραηλ ἦν φῶς ἐν πᾶσιν, οἷς κατεγίνοντο. </text:span></text:span><text:span text:style-name="Default_20_Paragraph_20_Font"><text:span text:style-name="T1">24</text:span></text:span><text:span text:style-name="Default_20_Paragraph_20_Font"><text:span text:style-name="T2"> καὶ ἐκάλεσεν Φαραω Μωυσῆν καὶ Ααρων λέγων Βαδίζετε, λατρεύσατε κυρίῳ τῷ θεῷ ὑμῶν· πλὴν τῶν προβάτων καὶ τῶν βοῶν ὑπολίπεσθε· καὶ ἡ ἀποσκευὴ ὑμῶν ἀποτρεχέτω μεθ’ ὑμῶν. </text:span></text:span><text:span text:style-name="Default_20_Paragraph_20_Font"><text:span text:style-name="T1">25</text:span></text:span><text:span text:style-name="Default_20_Paragraph_20_Font"><text:span text:style-name="T2"> καὶ εἶπεν Μωϋσῆς Ἀλλὰ καὶ σὺ δώσεις ἡμῖν ὁλοκαυτώματα καὶ θυσίας, ἃ ποιήσομεν κυρίῳ τῷ θεῷ ἡμῶν, </text:span></text:span><text:span text:style-name="Default_20_Paragraph_20_Font"><text:span text:style-name="T1">26</text:span></text:span><text:span text:style-name="Default_20_Paragraph_20_Font"><text:span text:style-name="T2"> καὶ τὰ κτήνη ἡμῶν πορεύσεται μεθ’ ἡμῶν, καὶ οὐχ ὑπολειψόμεθα ὁπλήν· ἀπ’ αὐτῶν γὰρ λημψόμεθα λατρεῦσαι κυρίῳ τῷ θεῷ ἡμῶν· ἡμεῖς δὲ οὐκ οἴδαμεν, τί λατρεύσωμεν κυρίῳ τῷ θεῷ ἡμῶν, ἕως τοῦ ἐλθεῖν ἡμᾶς ἐκεῖ. </text:span></text:span><text:span text:style-name="Default_20_Paragraph_20_Font"><text:span text:style-name="T1">27</text:span></text:span><text:span text:style-name="Default_20_Paragraph_20_Font"><text:span text:style-name="T2"> ἐσκλήρυνεν δὲ κύριος τὴν καρδίαν Φαραω, καὶ οὐκ ἐβουλήθη ἐξαποστεῖλαι αὐτούς. </text:span></text:span><text:span text:style-name="Default_20_Paragraph_20_Font"><text:span text:style-name="T1">28</text:span></text:span><text:span text:style-name="Default_20_Paragraph_20_Font"><text:span text:style-name="T2"> καὶ λέγει Φαραω Ἄπελθε ἀπ’ ἐμοῦ, πρόσεχε σεαυτῷ ἔτι προσθεῖναι ἰδεῖν μου τὸ πρόσωπον· ᾗ δ’ ἂν ἡμέρᾳ ὀφθῇς μοι, ἀποθανῇ. </text:span></text:span><text:span text:style-name="Default_20_Paragraph_20_Font"><text:span text:style-name="T1">29</text:span></text:span><text:span text:style-name="Default_20_Paragraph_20_Font"><text:span text:style-name="T2"> λέγει δὲ Μωϋσῆς Εἴρηκας· οὐκέτι ὀφθήσομαί σοι εἰς πρόσωπον. </text:span></text:span></text:p>
      </text:section>
      <text:section text:style-name="Sect1" text:name="Sect11">
        <text:p text:style-name="P2">Εξοδος 11</text:p>
        <text:p text:style-name="P3"><text:span text:style-name="Default_20_Paragraph_20_Font"><text:span text:style-name="T1">1</text:span></text:span><text:span text:style-name="Default_20_Paragraph_20_Font"><text:span text:style-name="T2"> Εἶπεν δὲ κύριος πρὸς Μωυσῆν Ἔτι μίαν πληγὴν ἐπάξω ἐπὶ Φαραω καὶ ἐπ’ Αἴγυπτον, καὶ μετὰ ταῦτα ἐξαποστελεῖ ὑμᾶς ἐντεῦθεν· ὅταν δὲ ἐξαποστέλλῃ ὑμᾶς, σὺν παντὶ ἐκβαλεῖ ὑμᾶς ἐκβολῇ. </text:span></text:span><text:span text:style-name="Default_20_Paragraph_20_Font"><text:span text:style-name="T1">2</text:span></text:span><text:span text:style-name="Default_20_Paragraph_20_Font"><text:span text:style-name="T2"> λάλησον οὖν κρυφῇ εἰς τὰ ὦτα τοῦ λαοῦ, καὶ αἰτησάτω ἕκαστος παρὰ τοῦ πλησίον καὶ γυνὴ παρὰ τῆς πλησίον σκεύη ἀργυρᾶ καὶ χρυσᾶ καὶ ἱματισμόν. </text:span></text:span><text:span text:style-name="Default_20_Paragraph_20_Font"><text:span text:style-name="T1">3</text:span></text:span><text:span text:style-name="Default_20_Paragraph_20_Font"><text:span text:style-name="T2"> κύριος δὲ ἔδωκεν τὴν χάριν τῷ λαῷ αὐτοῦ ἐναντίον </text:span></text:span><text:soft-page-break/><text:span text:style-name="Default_20_Paragraph_20_Font"><text:span text:style-name="T2">τῶν Αἰγυπτίων, καὶ ἔχρησαν αὐτοῖς· καὶ ὁ ἄνθρωπος Μωϋσῆς μέγας ἐγενήθη σφόδρα ἐναντίον τῶν Αἰγυπτίων καὶ ἐναντίον Φαραω καὶ ἐναντίον πάντων τῶν θεραπόντων αὐτοῦ. </text:span></text:span></text:p>
        <text:p text:style-name="P3"><text:span text:style-name="Default_20_Paragraph_20_Font"><text:span text:style-name="T1">4</text:span></text:span><text:span text:style-name="Default_20_Paragraph_20_Font"><text:span text:style-name="T2"> Καὶ εἶπεν Μωϋσῆς Τάδε λέγει κύριος Περὶ μέσας νύκτας ἐγὼ εἰσπορεύομαι εἰς μέσον Αἰγύπτου, </text:span></text:span><text:span text:style-name="Default_20_Paragraph_20_Font"><text:span text:style-name="T1">5</text:span></text:span><text:span text:style-name="Default_20_Paragraph_20_Font"><text:span text:style-name="T2"> καὶ τελευτήσει πᾶν πρωτότοκον ἐν γῇ Αἰγύπτῳ ἀπὸ πρωτοτόκου Φαραω, ὃς κάθηται ἐπὶ τοῦ θρόνου, καὶ ἕως πρωτοτόκου τῆς θεραπαίνης τῆς παρὰ τὸν μύλον καὶ ἕως πρωτοτόκου παντὸς κτήνους, </text:span></text:span><text:span text:style-name="Default_20_Paragraph_20_Font"><text:span text:style-name="T1">6</text:span></text:span><text:span text:style-name="Default_20_Paragraph_20_Font"><text:span text:style-name="T2"> καὶ ἔσται κραυγὴ μεγάλη κατὰ πᾶσαν γῆν Αἰγύπτου, ἥτις τοιαύτη οὐ γέγονεν καὶ τοιαύτη οὐκέτι προστεθήσεται. </text:span></text:span><text:span text:style-name="Default_20_Paragraph_20_Font"><text:span text:style-name="T1">7</text:span></text:span><text:span text:style-name="Default_20_Paragraph_20_Font"><text:span text:style-name="T2"> καὶ ἐν πᾶσι τοῖς υἱοῖς Ισραηλ οὐ γρύξει κύων τῇ γλώσσῃ αὐτοῦ ἀπὸ ἀνθρώπου ἕως κτήνους, ὅπως εἰδῇς ὅσα παραδοξάσει κύριος ἀνὰ μέσον τῶν Αἰγυπτίων καὶ τοῦ Ισραηλ. </text:span></text:span><text:span text:style-name="Default_20_Paragraph_20_Font"><text:span text:style-name="T1">8</text:span></text:span><text:span text:style-name="Default_20_Paragraph_20_Font"><text:span text:style-name="T2"> καὶ καταβήσονται πάντες οἱ παῖδές σου οὗτοι πρός με καὶ προκυνήσουσίν με λέγοντες Ἔξελθε σὺ καὶ πᾶς ὁ λαός σου, οὗ σὺ ἀφηγῇ· καὶ μετὰ ταῦτα ἐξελεύσομαι. ἐξῆλθεν δὲ Μωϋσῆς ἀπὸ Φαραω μετὰ θυμοῦ. </text:span></text:span><text:span text:style-name="Default_20_Paragraph_20_Font"><text:span text:style-name="T1">9</text:span></text:span><text:span text:style-name="Default_20_Paragraph_20_Font"><text:span text:style-name="T2"> εἶπεν δὲ κύριος πρὸς Μωυσῆν Οὐκ εἰσακούσεται ὑμῶν Φαραω, ἵνα πληθύνων πληθύνω μου τὰ σημεῖα καὶ τὰ τέρατα ἐν γῇ Αἰγύπτῳ. </text:span></text:span><text:span text:style-name="Default_20_Paragraph_20_Font"><text:span text:style-name="T1">10</text:span></text:span><text:span text:style-name="Default_20_Paragraph_20_Font"><text:span text:style-name="T2"> Μωϋσῆς δὲ καὶ Ααρων ἐποίησαν πάντα τὰ σημεῖα καὶ τὰ τέρατα ταῦτα ἐν γῇ Αἰγύπτῳ ἐναντίον Φαραω· ἐσκλήρυνεν δὲ κύριος τὴν καρδίαν Φαραω, καὶ οὐκ ἠθέλησεν ἐξαποστεῖλαι τοὺς υἱοὺς Ισραηλ ἐκ γῆς Αἰγύπτου. </text:span></text:span></text:p>
      </text:section>
      <text:section text:style-name="Sect1" text:name="Sect12">
        <text:p text:style-name="P2">Εξοδος 12</text:p>
        <text:p text:style-name="P3"><text:span text:style-name="Default_20_Paragraph_20_Font"><text:span text:style-name="T1">1</text:span></text:span><text:span text:style-name="Default_20_Paragraph_20_Font"><text:span text:style-name="T2"> Εἶπεν δὲ κύριος πρὸς Μωυσῆν καὶ Ααρων ἐν γῇ Αἰγύπτου λέγων </text:span></text:span><text:span text:style-name="Default_20_Paragraph_20_Font"><text:span text:style-name="T1">2</text:span></text:span><text:span text:style-name="Default_20_Paragraph_20_Font"><text:span text:style-name="T2"> Ὁ μὴν οὗτος ὑμῖν ἀρχὴ μηνῶν, πρῶτός ἐστιν ὑμῖν ἐν τοῖς μησὶν τοῦ ἐνιαυτοῦ. </text:span></text:span><text:span text:style-name="Default_20_Paragraph_20_Font"><text:span text:style-name="T1">3</text:span></text:span><text:span text:style-name="Default_20_Paragraph_20_Font"><text:span text:style-name="T2"> λάλησον πρὸς πᾶσαν συναγωγὴν υἱῶν Ισραηλ λέγων Τῇ δεκάτῃ τοῦ μηνὸς τούτου λαβέτωσαν ἕκαστος πρόβατον κατ’ οἴκους πατριῶν, ἕκαστος πρόβατον κατ’ οἰκίαν. </text:span></text:span><text:span text:style-name="Default_20_Paragraph_20_Font"><text:span text:style-name="T1">4</text:span></text:span><text:span text:style-name="Default_20_Paragraph_20_Font"><text:span text:style-name="T2"> ἐὰν δὲ ὀλιγοστοὶ ὦσιν οἱ ἐν τῇ οἰκίᾳ ὥστε μὴ ἱκανοὺς εἶναι εἰς πρόβατον, συλλήμψεται μεθ’ ἑαυτοῦ τὸν γείτονα τὸν πλησίον αὐτοῦ κατὰ ἀριθμὸν ψυχῶν· ἕκαστος τὸ ἀρκοῦν αὐτῷ συναριθμήσεται εἰς πρόβατον. </text:span></text:span><text:span text:style-name="Default_20_Paragraph_20_Font"><text:span text:style-name="T1">5</text:span></text:span><text:span text:style-name="Default_20_Paragraph_20_Font"><text:span text:style-name="T2"> πρόβατον τέλειον ἄρσεν ἐνιαύσιον ἔσται ὑμῖν· ἀπὸ τῶν ἀρνῶν καὶ τῶν ἐρίφων λήμψεσθε. </text:span></text:span><text:span text:style-name="Default_20_Paragraph_20_Font"><text:span text:style-name="T1">6</text:span></text:span><text:span text:style-name="Default_20_Paragraph_20_Font"><text:span text:style-name="T2"> καὶ ἔσται ὑμῖν διατετηρημένον ἕως τῆς τεσσαρεσκαιδεκάτης τοῦ μηνὸς τούτου, καὶ σφάξουσιν αὐτὸ πᾶν τὸ πλῆθος συναγωγῆς υἱῶν Ισραηλ πρὸς ἑσπέραν. </text:span></text:span><text:span text:style-name="Default_20_Paragraph_20_Font"><text:span text:style-name="T1">7</text:span></text:span><text:span text:style-name="Default_20_Paragraph_20_Font"><text:span text:style-name="T2"> καὶ λήμψονται ἀπὸ τοῦ αἵματος καὶ θήσουσιν ἐπὶ τῶν δύο σταθμῶν καὶ ἐπὶ τὴν φλιὰν ἐν τοῖς οἴκοις, ἐν οἷς ἐὰν φάγωσιν αὐτὰ ἐν αὐτοῖς. </text:span></text:span><text:span text:style-name="Default_20_Paragraph_20_Font"><text:span text:style-name="T1">8</text:span></text:span><text:span text:style-name="Default_20_Paragraph_20_Font"><text:span text:style-name="T2"> καὶ φάγονται τὰ κρέα τῇ νυκτὶ ταύτῃ· ὀπτὰ πυρὶ καὶ ἄζυμα ἐπὶ πικρίδων ἔδονται. </text:span></text:span><text:span text:style-name="Default_20_Paragraph_20_Font"><text:span text:style-name="T1">9</text:span></text:span><text:span text:style-name="Default_20_Paragraph_20_Font"><text:span text:style-name="T2"> οὐκ ἔδεσθε ἀπ’ αὐτῶν ὠμὸν οὐδὲ ἡψημένον ἐν ὕδατι, ἀλλ’ ἢ ὀπτὰ πυρί, κεφαλὴν σὺν τοῖς ποσὶν καὶ τοῖς ἐνδοσθίοις. </text:span></text:span><text:span text:style-name="Default_20_Paragraph_20_Font"><text:span text:style-name="T1">10</text:span></text:span><text:span text:style-name="Default_20_Paragraph_20_Font"><text:span text:style-name="T2"> οὐκ ἀπολείψετε ἀπ’ αὐτοῦ ἕως πρωῒ καὶ ὀστοῦν οὐ συντρίψετε ἀπ’ αὐτοῦ· τὰ δὲ καταλειπόμενα ἀπ’ αὐτοῦ ἕως πρωῒ ἐν πυρὶ κατακαύσετε. </text:span></text:span><text:span text:style-name="Default_20_Paragraph_20_Font"><text:span text:style-name="T1">11</text:span></text:span><text:span text:style-name="Default_20_Paragraph_20_Font"><text:span text:style-name="T2"> οὕτως δὲ φάγεσθε αὐτό· αἱ ὀσφύες ὑμῶν περιεζωσμέναι, καὶ τὰ ὑποδήματα ἐν τοῖς ποσὶν ὑμῶν, καὶ αἱ βακτηρίαι ἐν ταῖς χερσὶν ὑμῶν· καὶ ἔδεσθε αὐτὸ μετὰ σπουδῆς· πασχα ἐστὶν κυρίῳ. </text:span></text:span><text:span text:style-name="Default_20_Paragraph_20_Font"><text:span text:style-name="T1">12</text:span></text:span><text:span text:style-name="Default_20_Paragraph_20_Font"><text:span text:style-name="T2"> καὶ διελεύσομαι ἐν γῇ Αἰγύπτῳ ἐν τῇ νυκτὶ ταύτῃ καὶ πατάξω πᾶν πρωτότοκον ἐν γῇ Αἰγύπτῳ ἀπὸ ἀνθρώπου ἕως κτήνους καὶ ἐν πᾶσι τοῖς θεοῖς τῶν Αἰγυπτίων ποιήσω τὴν ἐκδίκησιν· ἐγὼ κύριος. </text:span></text:span><text:span text:style-name="Default_20_Paragraph_20_Font"><text:span text:style-name="T1">13</text:span></text:span><text:span text:style-name="Default_20_Paragraph_20_Font"><text:span text:style-name="T2"> καὶ ἔσται τὸ αἷμα ὑμῖν ἐν σημείῳ ἐπὶ τῶν οἰκιῶν, ἐν αἷς ὑμεῖς ἐστε ἐκεῖ, καὶ ὄψομαι τὸ αἷμα καὶ σκεπάσω ὑμᾶς, καὶ οὐκ ἔσται ἐν ὑμῖν πληγὴ τοῦ ἐκτριβῆναι, ὅταν παίω ἐν γῇ Αἰγύπτῳ. </text:span></text:span><text:span text:style-name="Default_20_Paragraph_20_Font"><text:span text:style-name="T1">14</text:span></text:span><text:span text:style-name="Default_20_Paragraph_20_Font"><text:span text:style-name="T2"> καὶ ἔσται ἡ ἡμέρα ὑμῖν αὕτη μνημόσυνον, καὶ ἑορτάσετε αὐτὴν ἑορτὴν κυρίῳ εἰς πάσας τὰς γενεὰς ὑμῶν· νόμιμον αἰώνιον ἑορτάσετε αὐτήν. </text:span></text:span><text:span text:style-name="Default_20_Paragraph_20_Font"><text:span text:style-name="T1">15</text:span></text:span><text:span text:style-name="Default_20_Paragraph_20_Font"><text:span text:style-name="T2"> ἑπτὰ ἡμέρας ἄζυμα ἔδεσθε, ἀπὸ δὲ τῆς ἡμέρας τῆς πρώτης ἀφανιεῖτε ζύμην ἐκ τῶν οἰκιῶν ὑμῶν· πᾶς, ὃς ἂν φάγῃ ζύμην, </text:span></text:span><text:soft-page-break/><text:span text:style-name="Default_20_Paragraph_20_Font"><text:span text:style-name="T2">ἐξολεθρευθήσεται ἡ ψυχὴ ἐκείνη ἐξ Ισραηλ ἀπὸ τῆς ἡμέρας τῆς πρώτης ἕως τῆς ἡμέρας τῆς ἑβδόμης. </text:span></text:span><text:span text:style-name="Default_20_Paragraph_20_Font"><text:span text:style-name="T1">16</text:span></text:span><text:span text:style-name="Default_20_Paragraph_20_Font"><text:span text:style-name="T2"> καὶ ἡ ἡμέρα ἡ πρώτη κληθήσεται ἁγία, καὶ ἡ ἡμέρα ἡ ἑβδόμη κλητὴ ἁγία ἔσται ὑμῖν· πᾶν ἔργον λατρευτὸν οὐ ποιήσετε ἐν αὐταῖς, πλὴν ὅσα ποιηθήσεται πάσῃ ψυχῇ, τοῦτο μόνον ποιηθήσεται ὑμῖν. </text:span></text:span><text:span text:style-name="Default_20_Paragraph_20_Font"><text:span text:style-name="T1">17</text:span></text:span><text:span text:style-name="Default_20_Paragraph_20_Font"><text:span text:style-name="T2"> καὶ φυλάξεσθε τὴν ἐντολὴν ταύτην· ἐν γὰρ τῇ ἡμέρᾳ ταύτῃ ἐξάξω τὴν δύναμιν ὑμῶν ἐκ γῆς Αἰγύπτου, καὶ ποιήσετε τὴν ἡμέραν ταύτην εἰς γενεὰς ὑμῶν νόμιμον αἰώνιον. </text:span></text:span><text:span text:style-name="Default_20_Paragraph_20_Font"><text:span text:style-name="T1">18</text:span></text:span><text:span text:style-name="Default_20_Paragraph_20_Font"><text:span text:style-name="T2"> ἐναρχομένου τῇ τεσσαρεσκαιδεκάτῃ ἡμέρᾳ τοῦ μηνὸς τοῦ πρώτου ἀφ’ <text:s/>ἑσπέρας ἔδεσθε ἄζυμα ἕως ἡμέρας μιᾶς καὶ εἰκάδος τοῦ μηνὸς ἕως ἑσπέρας. </text:span></text:span><text:span text:style-name="Default_20_Paragraph_20_Font"><text:span text:style-name="T1">19</text:span></text:span><text:span text:style-name="Default_20_Paragraph_20_Font"><text:span text:style-name="T2"> ἑπτὰ ἡμέρας ζύμη οὐχ εὑρεθήσεται ἐν ταῖς οἰκίαις ὑμῶν· πᾶς, ὃς ἂν φάγῃ ζυμωτόν, ἐξολεθρευθήσεται ἡ ψυχὴ ἐκείνη ἐκ συναγωγῆς Ισραηλ ἔν τε τοῖς γειώραις καὶ αὐτόχθοσιν τῆς γῆς· </text:span></text:span><text:span text:style-name="Default_20_Paragraph_20_Font"><text:span text:style-name="T1">20</text:span></text:span><text:span text:style-name="Default_20_Paragraph_20_Font"><text:span text:style-name="T2"> πᾶν ζυμωτὸν οὐκ ἔδεσθε, ἐν παντὶ δὲ κατοικητηρίῳ ὑμῶν ἔδεσθε ἄζυμα. </text:span></text:span></text:p>
        <text:p text:style-name="P3"><text:span text:style-name="Default_20_Paragraph_20_Font"><text:span text:style-name="T1">21</text:span></text:span><text:span text:style-name="Default_20_Paragraph_20_Font"><text:span text:style-name="T2"> Ἐκάλεσεν δὲ Μωϋσῆς πᾶσαν γερουσίαν υἱῶν Ισραηλ καὶ εἶπεν πρὸς αὐτούς Ἀπελθόντες λάβετε ὑμῖν ἑαυτοῖς πρόβατον κατὰ συγγενείας ὑμῶν καὶ θύσατε τὸ πασχα. </text:span></text:span><text:span text:style-name="Default_20_Paragraph_20_Font"><text:span text:style-name="T1">22</text:span></text:span><text:span text:style-name="Default_20_Paragraph_20_Font"><text:span text:style-name="T2"> λήμψεσθε δὲ δεσμὴν ὑσσώπου καὶ βάψαντες ἀπὸ τοῦ αἵματος τοῦ παρὰ τὴν θύραν καθίξετε τῆς φλιᾶς καὶ ἐπ’ ἀμφοτέρων τῶν σταθμῶν ἀπὸ τοῦ αἵματος, ὅ ἐστιν παρὰ τὴν θύραν· ὑμεῖς δὲ οὐκ ἐξελεύσεσθε ἕκαστος τὴν θύραν τοῦ οἴκου αὐτοῦ ἕως πρωί. </text:span></text:span><text:span text:style-name="Default_20_Paragraph_20_Font"><text:span text:style-name="T1">23</text:span></text:span><text:span text:style-name="Default_20_Paragraph_20_Font"><text:span text:style-name="T2"> καὶ παρελεύσεται κύριος πατάξαι τοὺς Αἰγυπτίους καὶ ὄψεται τὸ αἷμα ἐπὶ τῆς φλιᾶς καὶ ἐπ’ ἀμφοτέρων τῶν σταθμῶν, καὶ παρελεύσεται κύριος τὴν θύραν καὶ οὐκ ἀφήσει τὸν ὀλεθρεύοντα εἰσελθεῖν εἰς τὰς οἰκίας ὑμῶν πατάξαι. </text:span></text:span><text:span text:style-name="Default_20_Paragraph_20_Font"><text:span text:style-name="T1">24</text:span></text:span><text:span text:style-name="Default_20_Paragraph_20_Font"><text:span text:style-name="T2"> καὶ φυλάξεσθε τὸ ῥῆμα τοῦτο νόμιμον σεαυτῷ καὶ τοῖς υἱοῖς σου ἕως αἰῶνος. </text:span></text:span><text:span text:style-name="Default_20_Paragraph_20_Font"><text:span text:style-name="T1">25</text:span></text:span><text:span text:style-name="Default_20_Paragraph_20_Font"><text:span text:style-name="T2"> ἐὰν δὲ εἰσέλθητε εἰς τὴν γῆν, ἣν ἂν δῷ κύριος ὑμῖν, καθότι ἐλάλησεν, φυλάξεσθε τὴν λατρείαν ταύτην. </text:span></text:span><text:span text:style-name="Default_20_Paragraph_20_Font"><text:span text:style-name="T1">26</text:span></text:span><text:span text:style-name="Default_20_Paragraph_20_Font"><text:span text:style-name="T2"> καὶ ἔσται, ἐὰν λέγωσιν πρὸς ὑμᾶς οἱ υἱοὶ ὑμῶν Τίς ἡ λατρεία αὕτη; </text:span></text:span><text:span text:style-name="Default_20_Paragraph_20_Font"><text:span text:style-name="T1">27</text:span></text:span><text:span text:style-name="Default_20_Paragraph_20_Font"><text:span text:style-name="T2"> καὶ ἐρεῖτε αὐτοῖς Θυσία τὸ πασχα τοῦτο κυρίῳ, ὡς ἐσκέπασεν τοὺς οἴκους τῶν υἱῶν Ισραηλ ἐν Αἰγύπτῳ, ἡνίκα ἐπάταξεν τοὺς Αἰγυπτίους, τοὺς δὲ οἴκους ἡμῶν ἐρρύσατο. καὶ κύψας ὁ λαὸς προσεκύνησεν. </text:span></text:span><text:span text:style-name="Default_20_Paragraph_20_Font"><text:span text:style-name="T1">28</text:span></text:span><text:span text:style-name="Default_20_Paragraph_20_Font"><text:span text:style-name="T2"> καὶ ἀπελθόντες ἐποίησαν οἱ υἱοὶ Ισραηλ καθὰ ἐνετείλατο κύριος τῷ Μωυσῇ καὶ Ααρων, οὕτως ἐποίησαν. </text:span></text:span></text:p>
        <text:p text:style-name="P3"><text:span text:style-name="Default_20_Paragraph_20_Font"><text:span text:style-name="T1">29</text:span></text:span><text:span text:style-name="Default_20_Paragraph_20_Font"><text:span text:style-name="T2"> Ἐγενήθη δὲ μεσούσης τῆς νυκτὸς καὶ κύριος ἐπάταξεν πᾶν πρωτότοκον ἐν γῇ Αἰγύπτῳ ἀπὸ πρωτοτόκου Φαραω τοῦ καθημένου ἐπὶ τοῦ θρόνου ἕως πρωτοτόκου τῆς αἰχμαλωτίδος τῆς ἐν τῷ λάκκῳ καὶ ἕως πρωτοτόκου παντὸς κτήνους. </text:span></text:span><text:span text:style-name="Default_20_Paragraph_20_Font"><text:span text:style-name="T1">30</text:span></text:span><text:span text:style-name="Default_20_Paragraph_20_Font"><text:span text:style-name="T2"> καὶ ἀναστὰς Φαραω νυκτὸς καὶ πάντες οἱ θεράποντες αὐτοῦ καὶ πάντες οἱ Αἰγύπτιοι καὶ ἐγενήθη κραυγὴ μεγάλη ἐν πάσῃ γῇ Αἰγύπτῳ· οὐ γὰρ ἦν οἰκία, ἐν ᾗ οὐκ ἦν ἐν αὐτῇ τεθνηκώς. </text:span></text:span><text:span text:style-name="Default_20_Paragraph_20_Font"><text:span text:style-name="T1">31</text:span></text:span><text:span text:style-name="Default_20_Paragraph_20_Font"><text:span text:style-name="T2"> καὶ ἐκάλεσεν Φαραω Μωυσῆν καὶ Ααρων νυκτὸς καὶ εἶπεν αὐτοῖς Ἀνάστητε καὶ ἐξέλθατε ἐκ τοῦ λαοῦ μου καὶ ὑμεῖς καὶ οἱ υἱοὶ Ισραηλ· βαδίζετε καὶ λατρεύσατε κυρίῳ τῷ θεῷ ὑμῶν, καθὰ λέγετε· </text:span></text:span><text:span text:style-name="Default_20_Paragraph_20_Font"><text:span text:style-name="T1">32</text:span></text:span><text:span text:style-name="Default_20_Paragraph_20_Font"><text:span text:style-name="T2"> καὶ τὰ πρόβατα καὶ τοὺς βόας ὑμῶν ἀναλαβόντες πορεύεσθε, εὐλογήσατε δὲ κἀμέ. </text:span></text:span><text:span text:style-name="Default_20_Paragraph_20_Font"><text:span text:style-name="T1">33</text:span></text:span><text:span text:style-name="Default_20_Paragraph_20_Font"><text:span text:style-name="T2"> καὶ κατεβιάζοντο οἱ Αἰγύπτιοι τὸν λαὸν σπουδῇ ἐκβαλεῖν αὐτοὺς ἐκ τῆς γῆς· εἶπαν γὰρ ὅτι Πάντες ἡμεῖς ἀποθνῄσκομεν. </text:span></text:span><text:span text:style-name="Default_20_Paragraph_20_Font"><text:span text:style-name="T1">34</text:span></text:span><text:span text:style-name="Default_20_Paragraph_20_Font"><text:span text:style-name="T2"> ἀνέλαβεν δὲ ὁ λαὸς τὸ σταῖς πρὸ τοῦ ζυμωθῆναι, τὰ φυράματα αὐτῶν ἐνδεδεμένα ἐν τοῖς ἱματίοις αὐτῶν ἐπὶ τῶν ὤμων. </text:span></text:span><text:span text:style-name="Default_20_Paragraph_20_Font"><text:span text:style-name="T1">35</text:span></text:span><text:span text:style-name="Default_20_Paragraph_20_Font"><text:span text:style-name="T2"> οἱ δὲ υἱοὶ Ισραηλ ἐποίησαν καθὰ συνέταξεν αὐτοῖς Μωϋσῆς, καὶ ᾔτησαν παρὰ τῶν Αἰγυπτίων σκεύη ἀργυρᾶ καὶ χρυσᾶ καὶ ἱματισμόν· </text:span></text:span><text:span text:style-name="Default_20_Paragraph_20_Font"><text:span text:style-name="T1">36</text:span></text:span><text:span text:style-name="Default_20_Paragraph_20_Font"><text:span text:style-name="T2"> καὶ κύριος ἔδωκεν τὴν χάριν τῷ λαῷ αὐτοῦ ἐναντίον τῶν Αἰγυπτίων, καὶ ἔχρησαν αὐτοῖς· καὶ ἐσκύλευσαν τοὺς Αἰγυπτίους. </text:span></text:span></text:p>
        <text:p text:style-name="P3"><text:span text:style-name="Default_20_Paragraph_20_Font"><text:span text:style-name="T1">37</text:span></text:span><text:span text:style-name="Default_20_Paragraph_20_Font"><text:span text:style-name="T2"> Ἀπάραντες δὲ οἱ υἱοὶ Ισραηλ ἐκ Ραμεσση εἰς Σοκχωθα εἰς ἑξακοσίας χιλιάδας πεζῶν οἱ ἄνδρες πλὴν τῆς ἀποσκευῆς, </text:span></text:span><text:span text:style-name="Default_20_Paragraph_20_Font"><text:span text:style-name="T1">38</text:span></text:span><text:span text:style-name="Default_20_Paragraph_20_Font"><text:span text:style-name="T2"> καὶ ἐπίμικτος πολὺς συνανέβη αὐτοῖς καὶ πρόβατα καὶ βόες καὶ κτήνη πολλὰ σφόδρα. </text:span></text:span><text:span text:style-name="Default_20_Paragraph_20_Font"><text:span text:style-name="T1">39</text:span></text:span><text:span text:style-name="Default_20_Paragraph_20_Font"><text:span text:style-name="T2"> καὶ ἔπεψαν τὸ σταῖς, ὃ ἐξήνεγκαν ἐξ Αἰγύπτου, </text:span></text:span><text:soft-page-break/><text:span text:style-name="Default_20_Paragraph_20_Font"><text:span text:style-name="T2">ἐγκρυφίας ἀζύμους· οὐ γὰρ ἐζυμώθη· ἐξέβαλον γὰρ αὐτοὺς οἱ Αἰγύπτιοι, καὶ οὐκ ἠδυνήθησαν ἐπιμεῖναι οὐδὲ ἐπισιτισμὸν ἐποίησαν ἑαυτοῖς εἰς τὴν ὁδόν. </text:span></text:span><text:span text:style-name="Default_20_Paragraph_20_Font"><text:span text:style-name="T1">40</text:span></text:span><text:span text:style-name="Default_20_Paragraph_20_Font"><text:span text:style-name="T2"> ἡ δὲ κατοίκησις τῶν υἱῶν Ισραηλ, ἣν κατῴκησαν ἐν γῇ Αἰγύπτῳ καὶ ἐν γῇ Χανααν, ἔτη τετρακόσια τριάκοντα, </text:span></text:span><text:span text:style-name="Default_20_Paragraph_20_Font"><text:span text:style-name="T1">41</text:span></text:span><text:span text:style-name="Default_20_Paragraph_20_Font"><text:span text:style-name="T2"> καὶ ἐγένετο μετὰ τὰ τετρακόσια τριάκοντα ἔτη ἐξῆλθεν πᾶσα ἡ δύναμις κυρίου ἐκ γῆς Αἰγύπτου. </text:span></text:span><text:span text:style-name="Default_20_Paragraph_20_Font"><text:span text:style-name="T1">42</text:span></text:span><text:span text:style-name="Default_20_Paragraph_20_Font"><text:span text:style-name="T2"> νυκτὸς προφυλακή ἐστιν τῷ κυρίῳ ὥστε ἐξαγαγεῖν αὐτοὺς ἐκ γῆς Αἰγύπτου· ἐκείνη ἡ νὺξ αὕτη προφυλακὴ κυρίῳ ὥστε πᾶσι τοῖς υἱοῖς Ισραηλ εἶναι εἰς γενεὰς αὐτῶν. </text:span></text:span></text:p>
        <text:p text:style-name="P3"><text:span text:style-name="Default_20_Paragraph_20_Font"><text:span text:style-name="T1">43</text:span></text:span><text:span text:style-name="Default_20_Paragraph_20_Font"><text:span text:style-name="T2"> Εἶπεν δὲ κύριος πρὸς Μωυσῆν καὶ Ααρων λέγων Οὗτος ὁ νόμος τοῦ πασχα· πᾶς ἀλλογενὴς οὐκ ἔδεται ἀπ’ αὐτοῦ· </text:span></text:span><text:span text:style-name="Default_20_Paragraph_20_Font"><text:span text:style-name="T1">44</text:span></text:span><text:span text:style-name="Default_20_Paragraph_20_Font"><text:span text:style-name="T2"> καὶ πᾶν οἰκέτην τινὸς ἢ ἀργυρώνητον περιτεμεῖς αὐτόν, καὶ τότε φάγεται ἀπ’ αὐτοῦ· </text:span></text:span><text:span text:style-name="Default_20_Paragraph_20_Font"><text:span text:style-name="T1">45</text:span></text:span><text:span text:style-name="Default_20_Paragraph_20_Font"><text:span text:style-name="T2"> πάροικος ἢ μισθωτὸς οὐκ ἔδεται ἀπ’ αὐτοῦ. </text:span></text:span><text:span text:style-name="Default_20_Paragraph_20_Font"><text:span text:style-name="T1">46</text:span></text:span><text:span text:style-name="Default_20_Paragraph_20_Font"><text:span text:style-name="T2"> ἐν οἰκίᾳ μιᾷ βρωθήσεται, καὶ οὐκ ἐξοίσετε ἐκ τῆς οἰκίας τῶν κρεῶν ἔξω· καὶ ὀστοῦν οὐ συντρίψετε ἀπ’ αὐτοῦ. </text:span></text:span><text:span text:style-name="Default_20_Paragraph_20_Font"><text:span text:style-name="T1">47</text:span></text:span><text:span text:style-name="Default_20_Paragraph_20_Font"><text:span text:style-name="T2"> πᾶσα συναγωγὴ υἱῶν Ισραηλ ποιήσει αὐτό. </text:span></text:span><text:span text:style-name="Default_20_Paragraph_20_Font"><text:span text:style-name="T1">48</text:span></text:span><text:span text:style-name="Default_20_Paragraph_20_Font"><text:span text:style-name="T2"> ἐὰν δέ τις προσέλθῃ πρὸς ὑμᾶς προσήλυτος ποιῆσαι τὸ πασχα κυρίῳ, περιτεμεῖς αὐτοῦ πᾶν ἀρσενικόν, καὶ τότε προσελεύσεται ποιῆσαι αὐτὸ καὶ ἔσται ὥσπερ καὶ ὁ αὐτόχθων τῆς γῆς· πᾶς ἀπερίτμητος οὐκ ἔδεται ἀπ’ αὐτοῦ. </text:span></text:span><text:span text:style-name="Default_20_Paragraph_20_Font"><text:span text:style-name="T1">49</text:span></text:span><text:span text:style-name="Default_20_Paragraph_20_Font"><text:span text:style-name="T2"> νόμος εἷς ἔσται τῷ ἐγχωρίῳ καὶ τῷ προσελθόντι προσηλύτῳ ἐν ὑμῖν. </text:span></text:span><text:span text:style-name="Default_20_Paragraph_20_Font"><text:span text:style-name="T1">50</text:span></text:span><text:span text:style-name="Default_20_Paragraph_20_Font"><text:span text:style-name="T2"> καὶ ἐποίησαν οἱ υἱοὶ Ισραηλ καθὰ ἐνετείλατο κύριος τῷ Μωυσῇ καὶ Ααρων πρὸς αὐτούς, οὕτως ἐποίησαν. – </text:span></text:span><text:span text:style-name="Default_20_Paragraph_20_Font"><text:span text:style-name="T1">51</text:span></text:span><text:span text:style-name="Default_20_Paragraph_20_Font"><text:span text:style-name="T2"> καὶ ἐγένετο ἐν τῇ ἡμέρᾳ ἐκείνῃ ἐξήγαγεν κύριος τοὺς υἱοὺς Ισραηλ ἐκ γῆς Αἰγύπτου σὺν δυνάμει αὐτῶν. </text:span></text:span></text:p>
      </text:section>
      <text:section text:style-name="Sect1" text:name="Sect13">
        <text:p text:style-name="P2">Εξοδος 13</text:p>
        <text:p text:style-name="P3"><text:span text:style-name="Default_20_Paragraph_20_Font"><text:span text:style-name="T1">1</text:span></text:span><text:span text:style-name="Default_20_Paragraph_20_Font"><text:span text:style-name="T2"> Εἶπεν δὲ κύριος πρὸς Μωυσῆν λέγων </text:span></text:span><text:span text:style-name="Default_20_Paragraph_20_Font"><text:span text:style-name="T1">2</text:span></text:span><text:span text:style-name="Default_20_Paragraph_20_Font"><text:span text:style-name="T2"> Ἁγίασόν μοι πᾶν πρωτότοκον πρωτογενὲς διανοῖγον πᾶσαν μήτραν ἐν τοῖς υἱοῖς Ισραηλ ἀπὸ ἀνθρώπου ἕως κτήνους· ἐμοί ἐστιν. </text:span></text:span></text:p>
        <text:p text:style-name="P3"><text:span text:style-name="Default_20_Paragraph_20_Font"><text:span text:style-name="T1">3</text:span></text:span><text:span text:style-name="Default_20_Paragraph_20_Font"><text:span text:style-name="T2"> Εἶπεν δὲ Μωϋσῆς πρὸς τὸν λαόν Μνημονεύετε τὴν ἡμέραν ταύτην, ἐν ᾗ ἐξήλθατε ἐκ γῆς Αἰγύπτου ἐξ οἴκου δουλείας· ἐν γὰρ χειρὶ κραταιᾷ ἐξήγαγεν ὑμᾶς κύριος ἐντεῦθεν· καὶ οὐ βρωθήσεται ζύμη. </text:span></text:span><text:span text:style-name="Default_20_Paragraph_20_Font"><text:span text:style-name="T1">4</text:span></text:span><text:span text:style-name="Default_20_Paragraph_20_Font"><text:span text:style-name="T2"> ἐν γὰρ τῇ σήμερον ὑμεῖς ἐκπορεύεσθε ἐν μηνὶ τῶν νέων. </text:span></text:span><text:span text:style-name="Default_20_Paragraph_20_Font"><text:span text:style-name="T1">5</text:span></text:span><text:span text:style-name="Default_20_Paragraph_20_Font"><text:span text:style-name="T2"> καὶ ἔσται ἡνίκα ἐὰν εἰσαγάγῃ σε κύριος ὁ θεός σου εἰς τὴν γῆν τῶν Χαναναίων καὶ Χετταίων καὶ Ευαίων καὶ Γεργεσαίων καὶ Αμορραίων καὶ Φερεζαίων καὶ Ιεβουσαίων, ἣν ὤμοσεν τοῖς πατράσιν σου δοῦναί σοι, γῆν ῥέουσαν γάλα καὶ μέλι, καὶ ποιήσεις τὴν λατρείαν ταύτην ἐν τῷ μηνὶ τούτῳ. </text:span></text:span><text:span text:style-name="Default_20_Paragraph_20_Font"><text:span text:style-name="T1">6</text:span></text:span><text:span text:style-name="Default_20_Paragraph_20_Font"><text:span text:style-name="T2"> ἓξ ἡμέρας ἔδεσθε ἄζυμα, τῇ δὲ ἡμέρᾳ τῇ ἑβδόμῃ ἑορτὴ κυρίου· </text:span></text:span><text:span text:style-name="Default_20_Paragraph_20_Font"><text:span text:style-name="T1">7</text:span></text:span><text:span text:style-name="Default_20_Paragraph_20_Font"><text:span text:style-name="T2"> ἄζυμα ἔδεσθε τὰς ἑπτὰ ἡμέρας, οὐκ ὀφθήσεταί σοι ζυμωτόν, οὐδὲ ἔσται σοι ζύμη ἐν πᾶσιν τοῖς ὁρίοις σου. </text:span></text:span><text:span text:style-name="Default_20_Paragraph_20_Font"><text:span text:style-name="T1">8</text:span></text:span><text:span text:style-name="Default_20_Paragraph_20_Font"><text:span text:style-name="T2"> καὶ ἀναγγελεῖς τῷ υἱῷ σου ἐν τῇ ἡμέρᾳ ἐκείνῃ λέγων Διὰ τοῦτο ἐποίησεν κύριος ὁ θεός μοι, ὡς ἐξεπορευόμην ἐξ Αἰγύπτου. </text:span></text:span><text:span text:style-name="Default_20_Paragraph_20_Font"><text:span text:style-name="T1">9</text:span></text:span><text:span text:style-name="Default_20_Paragraph_20_Font"><text:span text:style-name="T2"> καὶ ἔσται σοι σημεῖον ἐπὶ τῆς χειρός σου καὶ μνημόσυνον πρὸ ὀφθαλμῶν σου, ὅπως ἂν γένηται ὁ νόμος κυρίου ἐν τῷ στόματί σου· ἐν γὰρ χειρὶ κραταιᾷ ἐξήγαγέν σε κύριος ὁ θεὸς ἐξ Αἰγύπτου. </text:span></text:span><text:span text:style-name="Default_20_Paragraph_20_Font"><text:span text:style-name="T1">10</text:span></text:span><text:span text:style-name="Default_20_Paragraph_20_Font"><text:span text:style-name="T2"> καὶ φυλάξεσθε τὸν νόμον τοῦτον κατὰ καιροὺς ὡρῶν ἀφ’ <text:s/>ἡμερῶν εἰς ἡμέρας. </text:span></text:span><text:span text:style-name="Default_20_Paragraph_20_Font"><text:span text:style-name="T1">11</text:span></text:span><text:span text:style-name="Default_20_Paragraph_20_Font"><text:span text:style-name="T2"> καὶ ἔσται ὡς ἂν εἰσαγάγῃ σε κύριος ὁ θεός σου εἰς τὴν γῆν τῶν Χαναναίων, ὃν τρόπον ὤμοσεν τοῖς πατράσιν σου, καὶ δώσει σοι αὐτήν, </text:span></text:span><text:span text:style-name="Default_20_Paragraph_20_Font"><text:span text:style-name="T1">12</text:span></text:span><text:span text:style-name="Default_20_Paragraph_20_Font"><text:span text:style-name="T2"> καὶ ἀφελεῖς πᾶν διανοῖγον μήτραν, τὰ ἀρσενικά, τῷ κυρίῳ· πᾶν διανοῖγον μήτραν ἐκ τῶν βουκολίων ἢ ἐν τοῖς κτήνεσίν σου, ὅσα ἐὰν γένηταί σοι, τὰ ἀρσενικά, ἁγιάσεις τῷ κυρίῳ. </text:span></text:span><text:span text:style-name="Default_20_Paragraph_20_Font"><text:span text:style-name="T1">13</text:span></text:span><text:span text:style-name="Default_20_Paragraph_20_Font"><text:span text:style-name="T2"> πᾶν διανοῖγον μήτραν ὄνου ἀλλάξεις προβάτῳ· ἐὰν δὲ μὴ ἀλλάξῃς, λυτρώσῃ αὐτό. πᾶν πρωτότοκον ἀνθρώπου τῶν υἱῶν σου λυτρώσῃ. </text:span></text:span><text:span text:style-name="Default_20_Paragraph_20_Font"><text:span text:style-name="T1">14</text:span></text:span><text:span text:style-name="Default_20_Paragraph_20_Font"><text:span text:style-name="T2"> ἐὰν δὲ ἐρωτήσῃ σε ὁ υἱός σου μετὰ ταῦτα λέγων Τί τοῦτο; καὶ ἐρεῖς αὐτῷ ὅτι Ἐν χειρὶ κραταιᾷ ἐξήγαγεν ἡμᾶς </text:span></text:span><text:soft-page-break/><text:span text:style-name="Default_20_Paragraph_20_Font"><text:span text:style-name="T2">κύριος ἐκ γῆς Αἰγύπτου ἐξ οἴκου δουλείας· </text:span></text:span><text:span text:style-name="Default_20_Paragraph_20_Font"><text:span text:style-name="T1">15</text:span></text:span><text:span text:style-name="Default_20_Paragraph_20_Font"><text:span text:style-name="T2"> ἡνίκα δὲ ἐσκλήρυνεν Φαραω ἐξαποστεῖλαι ἡμᾶς, ἀπέκτεινεν πᾶν πρωτότοκον ἐν γῇ Αἰγύπτῳ ἀπὸ πρωτοτόκων ἀνθρώπων ἕως πρωτοτόκων κτηνῶν· διὰ τοῦτο ἐγὼ θύω τῷ κυρίῳ πᾶν διανοῖγον μήτραν, τὰ ἀρσενικά, καὶ πᾶν πρωτότοκον τῶν υἱῶν μου λυτρώσομαι. </text:span></text:span><text:span text:style-name="Default_20_Paragraph_20_Font"><text:span text:style-name="T1">16</text:span></text:span><text:span text:style-name="Default_20_Paragraph_20_Font"><text:span text:style-name="T2"> καὶ ἔσται εἰς σημεῖον ἐπὶ τῆς χειρός σου καὶ ἀσάλευτον πρὸ ὀφθαλμῶν σου· ἐν γὰρ χειρὶ κραταιᾷ ἐξήγαγέν σε κύριος ἐξ Αἰγύπτου. </text:span></text:span></text:p>
        <text:p text:style-name="P3"><text:span text:style-name="Default_20_Paragraph_20_Font"><text:span text:style-name="T1">17</text:span></text:span><text:span text:style-name="Default_20_Paragraph_20_Font"><text:span text:style-name="T2"> Ὡς δὲ ἐξαπέστειλεν Φαραω τὸν λαόν, οὐχ ὡδήγησεν αὐτοὺς ὁ θεὸς ὁδὸν γῆς Φυλιστιιμ, ὅτι ἐγγὺς ἦν· εἶπεν γὰρ ὁ θεός Μήποτε μεταμελήσῃ τῷ λαῷ ἰδόντι πόλεμον, καὶ ἀποστρέψῃ εἰς Αἴγυπτον. </text:span></text:span><text:span text:style-name="Default_20_Paragraph_20_Font"><text:span text:style-name="T1">18</text:span></text:span><text:span text:style-name="Default_20_Paragraph_20_Font"><text:span text:style-name="T2"> καὶ ἐκύκλωσεν ὁ θεὸς τὸν λαὸν ὁδὸν τὴν εἰς τὴν ἔρημον εἰς τὴν ἐρυθρὰν θάλασσαν. πέμπτη δὲ γενεὰ ἀνέβησαν οἱ υἱοὶ Ισραηλ ἐκ γῆς Αἰγύπτου. </text:span></text:span><text:span text:style-name="Default_20_Paragraph_20_Font"><text:span text:style-name="T1">19</text:span></text:span><text:span text:style-name="Default_20_Paragraph_20_Font"><text:span text:style-name="T2"> καὶ ἔλαβεν Μωϋσῆς τὰ ὀστᾶ Ιωσηφ μεθ’ ἑαυτοῦ· ὅρκῳ γὰρ ὥρκισεν Ιωσηφ τοὺς υἱοὺς Ισραηλ λέγων Ἐπισκοπῇ ἐπισκέψεται ὑμᾶς κύριος, καὶ συνανοίσετέ μου τὰ ὀστᾶ ἐντεῦθεν μεθ’ ὑμῶν. </text:span></text:span><text:span text:style-name="Default_20_Paragraph_20_Font"><text:span text:style-name="T1">20</text:span></text:span><text:span text:style-name="Default_20_Paragraph_20_Font"><text:span text:style-name="T2"> ἐξάραντες δὲ οἱ υἱοὶ Ισραηλ ἐκ Σοκχωθ ἐστρατοπέδευσαν ἐν Οθομ παρὰ τὴν ἔρημον. </text:span></text:span><text:span text:style-name="Default_20_Paragraph_20_Font"><text:span text:style-name="T1">21</text:span></text:span><text:span text:style-name="Default_20_Paragraph_20_Font"><text:span text:style-name="T2"> ὁ δὲ θεὸς ἡγεῖτο αὐτῶν, ἡμέρας μὲν ἐν στύλῳ νεφέλης δεῖξαι αὐτοῖς τὴν ὁδόν, τὴν δὲ νύκτα ἐν στύλῳ πυρός· </text:span></text:span><text:span text:style-name="Default_20_Paragraph_20_Font"><text:span text:style-name="T1">22</text:span></text:span><text:span text:style-name="Default_20_Paragraph_20_Font"><text:span text:style-name="T2"> οὐκ ἐξέλιπεν ὁ στῦλος τῆς νεφέλης ἡμέρας καὶ ὁ στῦλος τοῦ πυρὸς νυκτὸς ἐναντίον παντὸς τοῦ λαοῦ. </text:span></text:span></text:p>
      </text:section>
      <text:section text:style-name="Sect1" text:name="Sect14">
        <text:p text:style-name="P2">Εξοδος 14</text:p>
        <text:p text:style-name="P3"><text:span text:style-name="Default_20_Paragraph_20_Font"><text:span text:style-name="T1">1</text:span></text:span><text:span text:style-name="Default_20_Paragraph_20_Font"><text:span text:style-name="T2"> Καὶ ἐλάλησεν κύριος πρὸς Μωυσῆν λέγων </text:span></text:span><text:span text:style-name="Default_20_Paragraph_20_Font"><text:span text:style-name="T1">2</text:span></text:span><text:span text:style-name="Default_20_Paragraph_20_Font"><text:span text:style-name="T2"> Λάλησον τοῖς υἱοῖς Ισραηλ, καὶ ἀποστρέψαντες στρατοπεδευσάτωσαν ἀπέναντι τῆς ἐπαύλεως ἀνὰ μέσον Μαγδώλου καὶ ἀνὰ μέσον τῆς θαλάσσης ἐξ ἐναντίας Βεελσεπφων, ἐνώπιον αὐτῶν στρατοπεδεύσεις ἐπὶ τῆς θαλάσσης. </text:span></text:span><text:span text:style-name="Default_20_Paragraph_20_Font"><text:span text:style-name="T1">3</text:span></text:span><text:span text:style-name="Default_20_Paragraph_20_Font"><text:span text:style-name="T2"> καὶ ἐρεῖ Φαραω τῷ λαῷ αὐτοῦ Οἱ υἱοὶ Ισραηλ πλανῶνται οὗτοι ἐν τῇ γῇ· συγκέκλεικεν γὰρ αὐτοὺς ἡ ἔρημος. </text:span></text:span><text:span text:style-name="Default_20_Paragraph_20_Font"><text:span text:style-name="T1">4</text:span></text:span><text:span text:style-name="Default_20_Paragraph_20_Font"><text:span text:style-name="T2"> ἐγὼ δὲ σκληρυνῶ τὴν καρδίαν Φαραω, καὶ καταδιώξεται ὀπίσω αὐτῶν· καὶ ἐνδοξασθήσομαι ἐν Φαραω καὶ ἐν πάσῃ τῇ στρατιᾷ αὐτοῦ, καὶ γνώσονται πάντες οἱ Αἰγύπτιοι ὅτι ἐγώ εἰμι κύριος. καὶ ἐποίησαν οὕτως. </text:span></text:span><text:span text:style-name="Default_20_Paragraph_20_Font"><text:span text:style-name="T1">5</text:span></text:span><text:span text:style-name="Default_20_Paragraph_20_Font"><text:span text:style-name="T2"> καὶ ἀνηγγέλη τῷ βασιλεῖ τῶν Αἰγυπτίων ὅτι πέφευγεν ὁ λαός· καὶ μετεστράφη ἡ καρδία Φαραω καὶ τῶν θεραπόντων αὐτοῦ ἐπὶ τὸν λαόν, καὶ εἶπαν Τί τοῦτο ἐποιήσαμεν τοῦ ἐξαποστεῖλαι τοὺς υἱοὺς Ισραηλ τοῦ μὴ δουλεύειν ἡμῖν; </text:span></text:span><text:span text:style-name="Default_20_Paragraph_20_Font"><text:span text:style-name="T1">6</text:span></text:span><text:span text:style-name="Default_20_Paragraph_20_Font"><text:span text:style-name="T2"> ἔζευξεν οὖν Φαραω τὰ ἅρματα αὐτοῦ καὶ πάντα τὸν λαὸν αὐτοῦ συναπήγαγεν μεθ’ ἑαυτοῦ </text:span></text:span><text:span text:style-name="Default_20_Paragraph_20_Font"><text:span text:style-name="T1">7</text:span></text:span><text:span text:style-name="Default_20_Paragraph_20_Font"><text:span text:style-name="T2"> καὶ λαβὼν ἑξακόσια ἅρματα ἐκλεκτὰ καὶ πᾶσαν τὴν ἵππον τῶν Αἰγυπτίων καὶ τριστάτας ἐπὶ πάντων. </text:span></text:span><text:span text:style-name="Default_20_Paragraph_20_Font"><text:span text:style-name="T1">8</text:span></text:span><text:span text:style-name="Default_20_Paragraph_20_Font"><text:span text:style-name="T2"> καὶ ἐσκλήρυνεν κύριος τὴν καρδίαν Φαραω βασιλέως Αἰγύπτου καὶ τῶν θεραπόντων αὐτοῦ, καὶ κατεδίωξεν ὀπίσω τῶν υἱῶν Ισραηλ· οἱ δὲ υἱοὶ Ισραηλ ἐξεπορεύοντο ἐν χειρὶ ὑψηλῇ. </text:span></text:span><text:span text:style-name="Default_20_Paragraph_20_Font"><text:span text:style-name="T1">9</text:span></text:span><text:span text:style-name="Default_20_Paragraph_20_Font"><text:span text:style-name="T2"> καὶ κατεδίωξαν οἱ Αἰγύπτιοι ὀπίσω αὐτῶν καὶ εὕροσαν αὐτοὺς παρεμβεβληκότας παρὰ τὴν θάλασσαν, καὶ πᾶσα ἡ ἵππος καὶ τὰ ἅρματα Φαραω καὶ οἱ ἱππεῖς καὶ ἡ στρατιὰ αὐτοῦ ἀπέναντι τῆς ἐπαύλεως ἐξ ἐναντίας Βεελσεπφων. </text:span></text:span><text:span text:style-name="Default_20_Paragraph_20_Font"><text:span text:style-name="T1">10</text:span></text:span><text:span text:style-name="Default_20_Paragraph_20_Font"><text:span text:style-name="T2"> καὶ Φαραω προσῆγεν· καὶ ἀναβλέψαντες οἱ υἱοὶ Ισραηλ τοῖς ὀφθαλμοῖς ὁρῶσιν, καὶ οἱ Αἰγύπτιοι ἐστρατοπέδευσαν ὀπίσω αὐτῶν, καὶ ἐφοβήθησαν σφόδρα· ἀνεβόησαν δὲ οἱ υἱοὶ Ισραηλ πρὸς κύριον. </text:span></text:span><text:span text:style-name="Default_20_Paragraph_20_Font"><text:span text:style-name="T1">11</text:span></text:span><text:span text:style-name="Default_20_Paragraph_20_Font"><text:span text:style-name="T2"> καὶ εἶπεν πρὸς Μωυσῆν Παρὰ τὸ μὴ ὑπάρχειν μνήματα ἐν γῇ Αἰγύπτῳ ἐξήγαγες ἡμᾶς θανατῶσαι ἐν τῇ ἐρήμῳ; τί τοῦτο ἐποίησας ἡμῖν ἐξαγαγὼν ἐξ Αἰγύπτου; </text:span></text:span><text:span text:style-name="Default_20_Paragraph_20_Font"><text:span text:style-name="T1">12</text:span></text:span><text:span text:style-name="Default_20_Paragraph_20_Font"><text:span text:style-name="T2"> οὐ τοῦτο ἦν τὸ ῥῆμα, ὃ ἐλαλήσαμεν πρὸς σὲ ἐν Αἰγύπτῳ λέγοντες Πάρες ἡμᾶς, ὅπως δουλεύσωμεν τοῖς Αἰγυπτίοις; κρεῖσσον γὰρ ἡμᾶς δουλεύειν τοῖς Αἰγυπτίοις ἢ ἀποθανεῖν ἐν τῇ ἐρήμῳ ταύτῃ. </text:span></text:span><text:span text:style-name="Default_20_Paragraph_20_Font"><text:span text:style-name="T1">13</text:span></text:span><text:span text:style-name="Default_20_Paragraph_20_Font"><text:span text:style-name="T2"> εἶπεν δὲ Μωϋσῆς πρὸς τὸν λαόν Θαρσεῖτε· στῆτε καὶ ὁρᾶτε τὴν σωτηρίαν τὴν παρὰ </text:span></text:span><text:soft-page-break/><text:span text:style-name="Default_20_Paragraph_20_Font"><text:span text:style-name="T2">τοῦ θεοῦ, ἣν ποιήσει ἡμῖν σήμερον· ὃν τρόπον γὰρ ἑωράκατε τοὺς Αἰγυπτίους σήμερον, οὐ προσθήσεσθε ἔτι ἰδεῖν αὐτοὺς εἰς τὸν αἰῶνα χρόνον· </text:span></text:span><text:span text:style-name="Default_20_Paragraph_20_Font"><text:span text:style-name="T1">14</text:span></text:span><text:span text:style-name="Default_20_Paragraph_20_Font"><text:span text:style-name="T2"> κύριος πολεμήσει περὶ ὑμῶν, καὶ ὑμεῖς σιγήσετε. </text:span></text:span></text:p>
        <text:p text:style-name="P3"><text:span text:style-name="Default_20_Paragraph_20_Font"><text:span text:style-name="T1">15</text:span></text:span><text:span text:style-name="Default_20_Paragraph_20_Font"><text:span text:style-name="T2"> Εἶπεν δὲ κύριος πρὸς Μωυσῆν Τί βοᾷς πρός με; λάλησον τοῖς υἱοῖς Ισραηλ, καὶ ἀναζευξάτωσαν· </text:span></text:span><text:span text:style-name="Default_20_Paragraph_20_Font"><text:span text:style-name="T1">16</text:span></text:span><text:span text:style-name="Default_20_Paragraph_20_Font"><text:span text:style-name="T2"> καὶ σὺ ἔπαρον τῇ ῥάβδῳ σου καὶ ἔκτεινον τὴν χεῖρά σου ἐπὶ τὴν θάλασσαν καὶ ῥῆξον αὐτήν, καὶ εἰσελθάτωσαν οἱ υἱοὶ Ισραηλ εἰς μέσον τῆς θαλάσσης κατὰ τὸ ξηρόν. </text:span></text:span><text:span text:style-name="Default_20_Paragraph_20_Font"><text:span text:style-name="T1">17</text:span></text:span><text:span text:style-name="Default_20_Paragraph_20_Font"><text:span text:style-name="T2"> καὶ ἰδοὺ ἐγὼ σκληρυνῶ τὴν καρδίαν Φαραω καὶ τῶν Αἰγυπτίων πάντων, καὶ εἰσελεύσονται ὀπίσω αὐτῶν· καὶ ἐνδοξασθήσομαι ἐν Φαραω καὶ ἐν πάσῃ τῇ στρατιᾷ αὐτοῦ καὶ ἐν τοῖς ἅρμασιν καὶ ἐν τοῖς ἵπποις αὐτοῦ. </text:span></text:span><text:span text:style-name="Default_20_Paragraph_20_Font"><text:span text:style-name="T1">18</text:span></text:span><text:span text:style-name="Default_20_Paragraph_20_Font"><text:span text:style-name="T2"> καὶ γνώσονται πάντες οἱ Αἰγύπτιοι ὅτι ἐγώ εἰμι κύριος ἐνδοξαζομένου μου ἐν Φαραω καὶ ἐν τοῖς ἅρμασιν καὶ ἵπποις αὐτοῦ. </text:span></text:span><text:span text:style-name="Default_20_Paragraph_20_Font"><text:span text:style-name="T1">19</text:span></text:span><text:span text:style-name="Default_20_Paragraph_20_Font"><text:span text:style-name="T2"> ἐξῆρεν δὲ ὁ ἄγγελος τοῦ θεοῦ ὁ προπορευόμενος τῆς παρεμβολῆς τῶν υἱῶν Ισραηλ καὶ ἐπορεύθη ἐκ τῶν ὄπισθεν· ἐξῆρεν δὲ καὶ ὁ στῦλος τῆς νεφέλης ἀπὸ προσώπου αὐτῶν καὶ ἔστη ἐκ τῶν ὀπίσω αὐτῶν. </text:span></text:span><text:span text:style-name="Default_20_Paragraph_20_Font"><text:span text:style-name="T1">20</text:span></text:span><text:span text:style-name="Default_20_Paragraph_20_Font"><text:span text:style-name="T2"> καὶ εἰσῆλθεν ἀνὰ μέσον τῆς παρεμβολῆς τῶν Αἰγυπτίων καὶ ἀνὰ μέσον τῆς παρεμβολῆς Ισραηλ καὶ ἔστη· καὶ ἐγένετο σκότος καὶ γνόφος, καὶ διῆλθεν ἡ νύξ, καὶ οὐ συνέμιξαν ἀλλήλοις ὅλην τὴν νύκτα· </text:span></text:span><text:span text:style-name="Default_20_Paragraph_20_Font"><text:span text:style-name="T1">21</text:span></text:span><text:span text:style-name="Default_20_Paragraph_20_Font"><text:span text:style-name="T2"> ἐξέτεινεν δὲ Μωϋσῆς τὴν χεῖρα ἐπὶ τὴν θάλασσαν, καὶ ὑπήγαγεν κύριος τὴν θάλασσαν ἐν ἀνέμῳ νότῳ βιαίῳ ὅλην τὴν νύκτα καὶ ἐποίησεν τὴν θάλασσαν ξηράν, καὶ ἐσχίσθη τὸ ὕδωρ. </text:span></text:span><text:span text:style-name="Default_20_Paragraph_20_Font"><text:span text:style-name="T1">22</text:span></text:span><text:span text:style-name="Default_20_Paragraph_20_Font"><text:span text:style-name="T2"> καὶ εἰσῆλθον οἱ υἱοὶ Ισραηλ εἰς μέσον τῆς θαλάσσης κατὰ τὸ ξηρόν, καὶ τὸ ὕδωρ αὐτοῖς τεῖχος ἐκ δεξιῶν καὶ τεῖχος ἐξ εὐωνύμων· </text:span></text:span><text:span text:style-name="Default_20_Paragraph_20_Font"><text:span text:style-name="T1">23</text:span></text:span><text:span text:style-name="Default_20_Paragraph_20_Font"><text:span text:style-name="T2"> κατεδίωξαν δὲ οἱ Αἰγύπτιοι καὶ εἰσῆλθον ὀπίσω αὐτῶν, πᾶσα ἡ ἵππος Φαραω καὶ τὰ ἅρματα καὶ οἱ ἀναβάται, εἰς μέσον τῆς θαλάσσης. </text:span></text:span><text:span text:style-name="Default_20_Paragraph_20_Font"><text:span text:style-name="T1">24</text:span></text:span><text:span text:style-name="Default_20_Paragraph_20_Font"><text:span text:style-name="T2"> ἐγενήθη δὲ ἐν τῇ φυλακῇ τῇ ἑωθινῇ καὶ ἐπέβλεψεν κύριος ἐπὶ τὴν παρεμβολὴν τῶν Αἰγυπτίων ἐν στύλῳ πυρὸς καὶ νεφέλης καὶ συνετάραξεν τὴν παρεμβολὴν τῶν Αἰγυπτίων </text:span></text:span><text:span text:style-name="Default_20_Paragraph_20_Font"><text:span text:style-name="T1">25</text:span></text:span><text:span text:style-name="Default_20_Paragraph_20_Font"><text:span text:style-name="T2"> καὶ συνέδησεν τοὺς ἄξονας τῶν ἁρμάτων αὐτῶν καὶ ἤγαγεν αὐτοὺς μετὰ βίας. καὶ εἶπαν οἱ Αἰγύπτιοι Φύγωμεν ἀπὸ προσώπου Ισραηλ· ὁ γὰρ κύριος πολεμεῖ περὶ αὐτῶν τοὺς Αἰγυπτίους. </text:span></text:span><text:span text:style-name="Default_20_Paragraph_20_Font"><text:span text:style-name="T1">26</text:span></text:span><text:span text:style-name="Default_20_Paragraph_20_Font"><text:span text:style-name="T2"> εἶπεν δὲ κύριος πρὸς Μωυσῆν Ἔκτεινον τὴν χεῖρά σου ἐπὶ τὴν θάλασσαν, καὶ ἀποκαταστήτω τὸ ὕδωρ καὶ ἐπικαλυψάτω τοὺς Αἰγυπτίους, ἐπί τε τὰ ἅρματα καὶ τοὺς ἀναβάτας. </text:span></text:span><text:span text:style-name="Default_20_Paragraph_20_Font"><text:span text:style-name="T1">27</text:span></text:span><text:span text:style-name="Default_20_Paragraph_20_Font"><text:span text:style-name="T2"> ἐξέτεινεν δὲ Μωϋσῆς τὴν χεῖρα ἐπὶ τὴν θάλασσαν, καὶ ἀπεκατέστη τὸ ὕδωρ πρὸς ἡμέραν ἐπὶ χώρας· οἱ δὲ Αἰγύπτιοι ἔφυγον ὑπὸ τὸ ὕδωρ, καὶ ἐξετίναξεν κύριος τοὺς Αἰγυπτίους μέσον τῆς θαλάσσης. </text:span></text:span><text:span text:style-name="Default_20_Paragraph_20_Font"><text:span text:style-name="T1">28</text:span></text:span><text:span text:style-name="Default_20_Paragraph_20_Font"><text:span text:style-name="T2"> καὶ ἐπαναστραφὲν τὸ ὕδωρ ἐκάλυψεν τὰ ἅρματα καὶ τοὺς ἀναβάτας καὶ πᾶσαν τὴν δύναμιν Φαραω τοὺς εἰσπεπορευμένους ὀπίσω αὐτῶν εἰς τὴν θάλασσαν, καὶ οὐ κατελείφθη ἐξ αὐτῶν οὐδὲ εἷς. </text:span></text:span><text:span text:style-name="Default_20_Paragraph_20_Font"><text:span text:style-name="T1">29</text:span></text:span><text:span text:style-name="Default_20_Paragraph_20_Font"><text:span text:style-name="T2"> οἱ δὲ υἱοὶ Ισραηλ ἐπορεύθησαν διὰ ξηρᾶς ἐν μέσῳ τῆς θαλάσσης, τὸ δὲ ὕδωρ αὐτοῖς τεῖχος ἐκ δεξιῶν καὶ τεῖχος ἐξ εὐωνύμων. </text:span></text:span><text:span text:style-name="Default_20_Paragraph_20_Font"><text:span text:style-name="T1">30</text:span></text:span><text:span text:style-name="Default_20_Paragraph_20_Font"><text:span text:style-name="T2"> καὶ ἐρρύσατο κύριος τὸν Ισραηλ ἐν τῇ ἡμέρᾳ ἐκείνῃ ἐκ χειρὸς τῶν Αἰγυπτίων· καὶ εἶδεν Ισραηλ τοὺς Αἰγυπτίους τεθνηκότας παρὰ τὸ χεῖλος τῆς θαλάσσης. </text:span></text:span><text:span text:style-name="Default_20_Paragraph_20_Font"><text:span text:style-name="T1">31</text:span></text:span><text:span text:style-name="Default_20_Paragraph_20_Font"><text:span text:style-name="T2"> εἶδεν δὲ Ισραηλ τὴν χεῖρα τὴν μεγάλην, ἃ ἐποίησεν κύριος τοῖς Αἰγυπτίοις· ἐφοβήθη δὲ ὁ λαὸς τὸν κύριον καὶ ἐπίστευσαν τῷ θεῷ καὶ Μωυσῇ τῷ θεράποντι αὐτοῦ. </text:span></text:span></text:p>
      </text:section>
      <text:section text:style-name="Sect1" text:name="Sect15">
        <text:p text:style-name="P2">Εξοδος 15</text:p>
        <text:p text:style-name="P4"><text:span text:style-name="Default_20_Paragraph_20_Font"><text:span text:style-name="T1">1</text:span></text:span><text:span text:style-name="Default_20_Paragraph_20_Font"><text:span text:style-name="T2"> <text:tab/>Τότε ᾖσεν Μωϋσῆς καὶ οἱ υἱοὶ Ισραηλ τὴν ᾠδὴν ταύτην τῷ θεῷ καὶ εἶπαν λέγοντες <text:line-break/>Ἄισωμεν τῷ κυρίῳ, ἐνδόξως γὰρ δεδόξασται· <text:line-break/>ἵππον καὶ ἀναβάτην ἔρριψεν εἰς θάλασσαν. </text:span></text:span></text:p>
        <text:p text:style-name="P5"><text:soft-page-break/><text:span text:style-name="Default_20_Paragraph_20_Font"><text:span text:style-name="T1">2</text:span></text:span><text:span text:style-name="Default_20_Paragraph_20_Font"><text:span text:style-name="T2"> <text:tab/>βοηθὸς καὶ σκεπαστὴς ἐγένετό μοι εἰς σωτηρίαν· <text:line-break/>οὗτός μου θεός, καὶ δοξάσω αὐτόν, <text:line-break/>θεὸς τοῦ πατρός μου, καὶ ὑψώσω αὐτόν. </text:span></text:span></text:p>
        <text:p text:style-name="P5"><text:span text:style-name="Default_20_Paragraph_20_Font"><text:span text:style-name="T1">3</text:span></text:span><text:span text:style-name="Default_20_Paragraph_20_Font"><text:span text:style-name="T2"> <text:tab/>κύριος συντρίβων πολέμους, <text:line-break/>κύριος ὄνομα αὐτῷ. </text:span></text:span></text:p>
        <text:p text:style-name="P5"><text:span text:style-name="Default_20_Paragraph_20_Font"><text:span text:style-name="T1">4</text:span></text:span><text:span text:style-name="Default_20_Paragraph_20_Font"><text:span text:style-name="T2"> <text:tab/>ἅρματα Φαραω καὶ τὴν δύναμιν αὐτοῦ ἔρριψεν εἰς θάλασσαν, <text:line-break/>ἐπιλέκτους ἀναβάτας τριστάτας <text:line-break/>κατεπόντισεν ἐν ἐρυθρᾷ θαλάσσῃ. </text:span></text:span></text:p>
        <text:p text:style-name="P5"><text:span text:style-name="Default_20_Paragraph_20_Font"><text:span text:style-name="T1">5</text:span></text:span><text:span text:style-name="Default_20_Paragraph_20_Font"><text:span text:style-name="T2"> <text:tab/>πόντῳ ἐκάλυψεν αὐτούς, <text:line-break/>κατέδυσαν εἰς βυθὸν ὡσεὶ λίθος. </text:span></text:span></text:p>
        <text:p text:style-name="P5"><text:span text:style-name="Default_20_Paragraph_20_Font"><text:span text:style-name="T1">6</text:span></text:span><text:span text:style-name="Default_20_Paragraph_20_Font"><text:span text:style-name="T2"> <text:tab/>ἡ δεξιά σου, κύριε, δεδόξασται ἐν ἰσχύι· <text:line-break/>ἡ δεξιά σου χείρ, κύριε, ἔθραυσεν ἐχθρούς. </text:span></text:span></text:p>
        <text:p text:style-name="P5"><text:span text:style-name="Default_20_Paragraph_20_Font"><text:span text:style-name="T1">7</text:span></text:span><text:span text:style-name="Default_20_Paragraph_20_Font"><text:span text:style-name="T2"> <text:tab/>καὶ τῷ πλήθει τῆς δόξης σου συνέτριψας τοὺς ὑπεναντίους· <text:line-break/>ἀπέστειλας τὴν ὀργήν σου, καὶ κατέφαγεν αὐτοὺς ὡς καλάμην. </text:span></text:span></text:p>
        <text:p text:style-name="P5"><text:span text:style-name="Default_20_Paragraph_20_Font"><text:span text:style-name="T1">8</text:span></text:span><text:span text:style-name="Default_20_Paragraph_20_Font"><text:span text:style-name="T2"> <text:tab/>καὶ διὰ πνεύματος τοῦ θυμοῦ σου διέστη τὸ ὕδωρ· <text:line-break/>ἐπάγη ὡσεὶ τεῖχος τὰ ὕδατα, <text:line-break/>ἐπάγη τὰ κύματα ἐν μέσῳ τῆς θαλάσσης. </text:span></text:span></text:p>
        <text:p text:style-name="P5"><text:span text:style-name="Default_20_Paragraph_20_Font"><text:span text:style-name="T1">9</text:span></text:span><text:span text:style-name="Default_20_Paragraph_20_Font"><text:span text:style-name="T2"> <text:tab/>εἶπεν ὁ ἐχθρός Διώξας καταλήμψομαι, <text:line-break/>μεριῶ σκῦλα, ἐμπλήσω ψυχήν μου, <text:line-break/>ἀνελῶ τῇ μαχαίρῃ μου, κυριεύσει ἡ χείρ μου. </text:span></text:span></text:p>
        <text:p text:style-name="P5"><text:span text:style-name="Default_20_Paragraph_20_Font"><text:span text:style-name="T1">10</text:span></text:span><text:span text:style-name="Default_20_Paragraph_20_Font"><text:span text:style-name="T2"> <text:tab/>ἀπέστειλας τὸ πνεῦμά σου, ἐκάλυψεν αὐτοὺς θάλασσα· <text:line-break/>ἔδυσαν ὡσεὶ μόλιβος ἐν ὕδατι σφοδρῷ. </text:span></text:span></text:p>
        <text:p text:style-name="P5"><text:span text:style-name="Default_20_Paragraph_20_Font"><text:span text:style-name="T1">11</text:span></text:span><text:span text:style-name="Default_20_Paragraph_20_Font"><text:span text:style-name="T2"> <text:tab/>τίς ὅμοιός σοι ἐν θεοῖς, κύριε; <text:line-break/>τίς ὅμοιός σοι, δεδοξασμένος ἐν ἁγίοις, <text:line-break/>θαυμαστὸς ἐν δόξαις, ποιῶν τέρατα; </text:span></text:span></text:p>
        <text:p text:style-name="P5"><text:span text:style-name="Default_20_Paragraph_20_Font"><text:span text:style-name="T1">12</text:span></text:span><text:span text:style-name="Default_20_Paragraph_20_Font"><text:span text:style-name="T2"> <text:tab/>ἐξέτεινας τὴν δεξιάν σου, <text:line-break/>κατέπιεν αὐτοὺς γῆ. </text:span></text:span></text:p>
        <text:p text:style-name="P5"><text:span text:style-name="Default_20_Paragraph_20_Font"><text:span text:style-name="T1">13</text:span></text:span><text:span text:style-name="Default_20_Paragraph_20_Font"><text:span text:style-name="T2"> <text:tab/>ὡδήγησας τῇ δικαιοσύνῃ σου τὸν λαόν σου τοῦτον, ὃν ἐλυτρώσω, <text:line-break/>παρεκάλεσας τῇ ἰσχύι σου εἰς κατάλυμα ἅγιόν σου. </text:span></text:span></text:p>
        <text:p text:style-name="P5"><text:soft-page-break/><text:span text:style-name="Default_20_Paragraph_20_Font"><text:span text:style-name="T1">14</text:span></text:span><text:span text:style-name="Default_20_Paragraph_20_Font"><text:span text:style-name="T2"> <text:tab/>ἤκουσαν ἔθνη καὶ ὠργίσθησαν· <text:line-break/>ὠδῖνες ἔλαβον κατοικοῦντας Φυλιστιιμ. </text:span></text:span></text:p>
        <text:p text:style-name="P5"><text:span text:style-name="Default_20_Paragraph_20_Font"><text:span text:style-name="T1">15</text:span></text:span><text:span text:style-name="Default_20_Paragraph_20_Font"><text:span text:style-name="T2"> <text:tab/>τότε ἔσπευσαν ἡγεμόνες Εδωμ, <text:line-break/>καὶ ἄρχοντες Μωαβιτῶν, ἔλαβεν αὐτοὺς τρόμος, <text:line-break/>ἐτάκησαν πάντες οἱ κατοικοῦντες Χανααν. </text:span></text:span></text:p>
        <text:p text:style-name="P5"><text:span text:style-name="Default_20_Paragraph_20_Font"><text:span text:style-name="T1">16</text:span></text:span><text:span text:style-name="Default_20_Paragraph_20_Font"><text:span text:style-name="T2"> <text:tab/>ἐπιπέσοι ἐπ’ αὐτοὺς φόβος καὶ τρόμος, <text:line-break/>μεγέθει βραχίονός σου ἀπολιθωθήτωσαν, <text:line-break/>ἕως ἂν παρέλθῃ ὁ λαός σου, κύριε, <text:line-break/>ἕως ἂν παρέλθῃ ὁ λαός σου οὗτος, ὃν ἐκτήσω. </text:span></text:span></text:p>
        <text:p text:style-name="P5"><text:span text:style-name="Default_20_Paragraph_20_Font"><text:span text:style-name="T1">17</text:span></text:span><text:span text:style-name="Default_20_Paragraph_20_Font"><text:span text:style-name="T2"> <text:tab/>εἰσαγαγὼν καταφύτευσον αὐτοὺς εἰς ὄρος κληρονομίας σου, <text:line-break/>εἰς ἕτοιμον κατοικητήριόν σου, ὃ κατειργάσω, κύριε, <text:line-break/>ἁγίασμα, κύριε, ὃ ἡτοίμασαν αἱ χεῖρές σου. </text:span></text:span></text:p>
        <text:p text:style-name="P5"><text:span text:style-name="Default_20_Paragraph_20_Font"><text:span text:style-name="T1">18</text:span></text:span><text:span text:style-name="Default_20_Paragraph_20_Font"><text:span text:style-name="T2"> <text:tab/>κύριος βασιλεύων τὸν αἰῶνα καὶ ἐπ’ αἰῶνα καὶ ἔτι. </text:span></text:span></text:p>
        <text:p text:style-name="P3"><text:span text:style-name="Default_20_Paragraph_20_Font"><text:span text:style-name="T1">19</text:span></text:span><text:span text:style-name="Default_20_Paragraph_20_Font"><text:span text:style-name="T2"> Ὅτι εἰσῆλθεν ἵππος Φαραω σὺν ἅρμασιν καὶ ἀναβάταις εἰς θάλασσαν, καὶ ἐπήγαγεν ἐπ’ αὐτοὺς κύριος τὸ ὕδωρ τῆς θαλάσσης· οἱ δὲ υἱοὶ Ισραηλ ἐπορεύθησαν διὰ ξηρᾶς ἐν μέσῳ τῆς θαλάσσης. </text:span></text:span></text:p>
        <text:p text:style-name="P3"><text:span text:style-name="Default_20_Paragraph_20_Font"><text:span text:style-name="T1">20</text:span></text:span><text:span text:style-name="Default_20_Paragraph_20_Font"><text:span text:style-name="T2"> Λαβοῦσα δὲ Μαριαμ ἡ προφῆτις ἡ ἀδελφὴ Ααρων τὸ τύμπανον ἐν τῇ χειρὶ αὐτῆς, καὶ ἐξήλθοσαν πᾶσαι αἱ γυναῖκες ὀπίσω αὐτῆς μετὰ τυμπάνων καὶ χορῶν, </text:span></text:span><text:span text:style-name="Default_20_Paragraph_20_Font"><text:span text:style-name="T1">21</text:span></text:span><text:span text:style-name="Default_20_Paragraph_20_Font"><text:span text:style-name="T2"> ἐξῆρχεν δὲ αὐτῶν Μαριαμ λέγουσα </text:span></text:span></text:p>
        <text:p text:style-name="P6"><text:s/><text:tab/>Ἄισωμεν τῷ κυρίῳ, ἐνδόξως γὰρ δεδόξασται· <text:line-break/>ἵππον καὶ ἀναβάτην ἔρριψεν εἰς θάλασσαν. </text:p>
        <text:p text:style-name="P3"><text:span text:style-name="Default_20_Paragraph_20_Font"><text:span text:style-name="T1">22</text:span></text:span><text:span text:style-name="Default_20_Paragraph_20_Font"><text:span text:style-name="T2"> Ἐξῆρεν δὲ Μωϋσῆς τοὺς υἱοὺς Ισραηλ ἀπὸ θαλάσσης ἐρυθρᾶς καὶ ἤγαγεν αὐτοὺς εἰς τὴν ἔρημον Σουρ· καὶ ἐπορεύοντο τρεῖς ἡμέρας ἐν τῇ ἐρήμῳ καὶ οὐχ ηὕρισκον ὕδωρ ὥστε πιεῖν. </text:span></text:span><text:span text:style-name="Default_20_Paragraph_20_Font"><text:span text:style-name="T1">23</text:span></text:span><text:span text:style-name="Default_20_Paragraph_20_Font"><text:span text:style-name="T2"> ἦλθον δὲ εἰς Μερρα καὶ οὐκ ἠδύναντο πιεῖν ἐκ Μερρας, πικρὸν γὰρ ἦν· διὰ τοῦτο ἐπωνομάσθη τὸ ὄνομα τοῦ τόπου ἐκείνου Πικρία. </text:span></text:span><text:span text:style-name="Default_20_Paragraph_20_Font"><text:span text:style-name="T1">24</text:span></text:span><text:span text:style-name="Default_20_Paragraph_20_Font"><text:span text:style-name="T2"> καὶ διεγόγγυζεν ὁ λαὸς ἐπὶ Μωυσῆν λέγοντες Τί πιόμεθα; </text:span></text:span><text:span text:style-name="Default_20_Paragraph_20_Font"><text:span text:style-name="T1">25</text:span></text:span><text:span text:style-name="Default_20_Paragraph_20_Font"><text:span text:style-name="T2"> ἐβόησεν δὲ Μωϋσῆς πρὸς κύριον· καὶ ἔδειξεν αὐτῷ κύριος ξύλον, καὶ ἐνέβαλεν αὐτὸ εἰς τὸ ὕδωρ, καὶ ἐγλυκάνθη τὸ ὕδωρ. ἐκεῖ ἔθετο αὐτῷ δικαιώματα καὶ κρίσεις καὶ ἐκεῖ ἐπείρασεν αὐτὸν </text:span></text:span><text:span text:style-name="Default_20_Paragraph_20_Font"><text:span text:style-name="T1">26</text:span></text:span><text:span text:style-name="Default_20_Paragraph_20_Font"><text:span text:style-name="T2"> καὶ εἶπεν Ἐὰν ἀκοῇ ἀκούσῃς τῆς φωνῆς κυρίου τοῦ θεοῦ σου καὶ τὰ ἀρεστὰ ἐναντίον αὐτοῦ ποιήσῃς καὶ ἐνωτίσῃ ταῖς ἐντολαῖς αὐτοῦ καὶ φυλάξῃς πάντα τὰ δικαιώματα αὐτοῦ, πᾶσαν νόσον, ἣν ἐπήγαγον τοῖς Αἰγυπτίοις, οὐκ ἐπάξω ἐπὶ σέ· ἐγὼ γάρ εἰμι κύριος ὁ ἰώμενός σε. </text:span></text:span></text:p>
        <text:p text:style-name="P3"><text:span text:style-name="Default_20_Paragraph_20_Font"><text:span text:style-name="T1">27</text:span></text:span><text:span text:style-name="Default_20_Paragraph_20_Font"><text:span text:style-name="T2"> Καὶ ἤλθοσαν εἰς Αιλιμ, καὶ ἦσαν ἐκεῖ δώδεκα πηγαὶ ὑδάτων καὶ ἑβδομήκοντα στελέχη φοινίκων· παρενέβαλον δὲ ἐκεῖ παρὰ τὰ ὕδατα. </text:span></text:span></text:p>
      </text:section>
      <text:section text:style-name="Sect1" text:name="Sect16">
        <text:p text:style-name="P2"><text:soft-page-break/>Εξοδος 16</text:p>
        <text:p text:style-name="P3"><text:span text:style-name="Default_20_Paragraph_20_Font"><text:span text:style-name="T1">1</text:span></text:span><text:span text:style-name="Default_20_Paragraph_20_Font"><text:span text:style-name="T2"> Ἀπῆραν δὲ ἐξ Αιλιμ καὶ ἤλθοσαν πᾶσα συναγωγὴ υἱῶν Ισραηλ εἰς τὴν ἔρημον Σιν, ὅ ἐστιν ἀνὰ μέσον Αιλιμ καὶ ἀνὰ μέσον Σινα. τῇ δὲ πεντεκαιδεκάτῃ ἡμέρᾳ τῷ μηνὶ τῷ δευτέρῳ ἐξεληλυθότων αὐτῶν ἐκ γῆς Αἰγύπτου </text:span></text:span><text:span text:style-name="Default_20_Paragraph_20_Font"><text:span text:style-name="T1">2</text:span></text:span><text:span text:style-name="Default_20_Paragraph_20_Font"><text:span text:style-name="T2"> διεγόγγυζεν πᾶσα συναγωγὴ υἱῶν Ισραηλ ἐπὶ Μωυσῆν καὶ Ααρων, </text:span></text:span><text:span text:style-name="Default_20_Paragraph_20_Font"><text:span text:style-name="T1">3</text:span></text:span><text:span text:style-name="Default_20_Paragraph_20_Font"><text:span text:style-name="T2"> καὶ εἶπαν πρὸς αὐτοὺς οἱ υἱοὶ Ισραηλ Ὄφελον ἀπεθάνομεν πληγέντες ὑπὸ κυρίου ἐν γῇ Αἰγύπτῳ, ὅταν ἐκαθίσαμεν ἐπὶ τῶν λεβήτων τῶν κρεῶν καὶ ἠσθίομεν ἄρτους εἰς πλησμονήν· ὅτι ἐξηγάγετε ἡμᾶς εἰς τὴν ἔρημον ταύτην ἀποκτεῖναι πᾶσαν τὴν συναγωγὴν ταύτην ἐν λιμῷ. </text:span></text:span><text:span text:style-name="Default_20_Paragraph_20_Font"><text:span text:style-name="T1">4</text:span></text:span><text:span text:style-name="Default_20_Paragraph_20_Font"><text:span text:style-name="T2"> εἶπεν δὲ κύριος πρὸς Μωυσῆν Ἰδοὺ ἐγὼ ὕω ὑμῖν ἄρτους ἐκ τοῦ οὐρανοῦ, καὶ ἐξελεύσεται ὁ λαὸς καὶ συλλέξουσιν τὸ τῆς ἡμέρας εἰς ἡμέραν, ὅπως πειράσω αὐτοὺς εἰ πορεύσονται τῷ νόμῳ μου ἢ οὔ· </text:span></text:span><text:span text:style-name="Default_20_Paragraph_20_Font"><text:span text:style-name="T1">5</text:span></text:span><text:span text:style-name="Default_20_Paragraph_20_Font"><text:span text:style-name="T2"> καὶ ἔσται τῇ ἡμέρᾳ τῇ ἕκτῃ καὶ ἑτοιμάσουσιν ὃ ἐὰν εἰσενέγκωσιν, καὶ ἔσται διπλοῦν ὃ ἐὰν συναγάγωσιν τὸ καθ’ ἡμέραν εἰς ἡμέραν. </text:span></text:span><text:span text:style-name="Default_20_Paragraph_20_Font"><text:span text:style-name="T1">6</text:span></text:span><text:span text:style-name="Default_20_Paragraph_20_Font"><text:span text:style-name="T2"> καὶ εἶπεν Μωϋσῆς καὶ Ααρων πρὸς πᾶσαν συναγωγὴν υἱῶν Ισραηλ Ἑσπέρας γνώσεσθε ὅτι κύριος ἐξήγαγεν ὑμᾶς ἐκ γῆς Αἰγύπτου, </text:span></text:span><text:span text:style-name="Default_20_Paragraph_20_Font"><text:span text:style-name="T1">7</text:span></text:span><text:span text:style-name="Default_20_Paragraph_20_Font"><text:span text:style-name="T2"> καὶ πρωῒ ὄψεσθε τὴν δόξαν κυρίου ἐν τῷ εἰσακοῦσαι τὸν γογγυσμὸν ὑμῶν ἐπὶ τῷ θεῷ· ἡμεῖς δὲ τί ἐσμεν ὅτι διαγογγύζετε καθ’ ἡμῶν; </text:span></text:span><text:span text:style-name="Default_20_Paragraph_20_Font"><text:span text:style-name="T1">8</text:span></text:span><text:span text:style-name="Default_20_Paragraph_20_Font"><text:span text:style-name="T2"> καὶ εἶπεν Μωϋσῆς Ἐν τῷ διδόναι κύριον ὑμῖν ἑσπέρας κρέα φαγεῖν καὶ ἄρτους τὸ πρωῒ εἰς πλησμονὴν διὰ τὸ εἰσακοῦσαι κύριον τὸν γογγυσμὸν ὑμῶν, ὃν ὑμεῖς διαγογγύζετε καθ’ ἡμῶν· ἡμεῖς δὲ τί ἐσμεν; οὐ γὰρ καθ’ ἡμῶν ὁ γογγυσμὸς ὑμῶν ἐστιν, ἀλλ’ ἢ κατὰ τοῦ θεοῦ. </text:span></text:span><text:span text:style-name="Default_20_Paragraph_20_Font"><text:span text:style-name="T1">9</text:span></text:span><text:span text:style-name="Default_20_Paragraph_20_Font"><text:span text:style-name="T2"> εἶπεν δὲ Μωϋσῆς πρὸς Ααρων Εἰπὸν πάσῃ συναγωγῇ υἱῶν Ισραηλ Προσέλθατε ἐναντίον τοῦ θεοῦ· εἰσακήκοεν γὰρ ὑμῶν τὸν γογγυσμόν. </text:span></text:span><text:span text:style-name="Default_20_Paragraph_20_Font"><text:span text:style-name="T1">10</text:span></text:span><text:span text:style-name="Default_20_Paragraph_20_Font"><text:span text:style-name="T2"> ἡνίκα δὲ ἐλάλει Ααρων πάσῃ συναγωγῇ υἱῶν Ισραηλ, καὶ ἐπεστράφησαν εἰς τὴν ἔρημον, καὶ ἡ δόξα κυρίου ὤφθη ἐν νεφέλῃ. </text:span></text:span><text:span text:style-name="Default_20_Paragraph_20_Font"><text:span text:style-name="T1">11</text:span></text:span><text:span text:style-name="Default_20_Paragraph_20_Font"><text:span text:style-name="T2"> καὶ ἐλάλησεν κύριος πρὸς Μωυσῆν λέγων </text:span></text:span><text:span text:style-name="Default_20_Paragraph_20_Font"><text:span text:style-name="T1">12</text:span></text:span><text:span text:style-name="Default_20_Paragraph_20_Font"><text:span text:style-name="T2"> Εἰσακήκοα τὸν γογγυσμὸν τῶν υἱῶν Ισραηλ· λάλησον πρὸς αὐτοὺς λέγων Τὸ πρὸς ἑσπέραν ἔδεσθε κρέα καὶ τὸ πρωῒ πλησθήσεσθε ἄρτων· καὶ γνώσεσθε ὅτι ἐγὼ κύριος ὁ θεὸς ὑμῶν. </text:span></text:span><text:span text:style-name="Default_20_Paragraph_20_Font"><text:span text:style-name="T1">13</text:span></text:span><text:span text:style-name="Default_20_Paragraph_20_Font"><text:span text:style-name="T2"> ἐγένετο δὲ ἑσπέρα, καὶ ἀνέβη ὀρτυγομήτρα καὶ ἐκάλυψεν τὴν παρεμβολήν· τὸ πρωῒ ἐγένετο καταπαυομένης τῆς δρόσου κύκλῳ τῆς παρεμβολῆς </text:span></text:span><text:span text:style-name="Default_20_Paragraph_20_Font"><text:span text:style-name="T1">14</text:span></text:span><text:span text:style-name="Default_20_Paragraph_20_Font"><text:span text:style-name="T2"> καὶ ἰδοὺ ἐπὶ πρόσωπον τῆς ἐρήμου λεπτὸν ὡσεὶ κόριον λευκὸν ὡσεὶ πάγος ἐπὶ τῆς γῆς. </text:span></text:span><text:span text:style-name="Default_20_Paragraph_20_Font"><text:span text:style-name="T1">15</text:span></text:span><text:span text:style-name="Default_20_Paragraph_20_Font"><text:span text:style-name="T2"> ἰδόντες δὲ αὐτὸ οἱ υἱοὶ Ισραηλ εἶπαν ἕτερος τῷ ἑτέρῳ Τί ἐστιν τοῦτο; οὐ γὰρ ᾔδεισαν, τί ἦν. εἶπεν δὲ Μωϋσῆς πρὸς αὐτούς Οὗτος ὁ ἄρτος, ὃν ἔδωκεν κύριος ὑμῖν φαγεῖν· </text:span></text:span><text:span text:style-name="Default_20_Paragraph_20_Font"><text:span text:style-name="T1">16</text:span></text:span><text:span text:style-name="Default_20_Paragraph_20_Font"><text:span text:style-name="T2"> τοῦτο τὸ ῥῆμα, ὃ συνέταξεν κύριος Συναγάγετε ἀπ’ αὐτοῦ ἕκαστος εἰς τοὺς καθήκοντας, γομορ κατὰ κεφαλὴν κατὰ ἀριθμὸν ψυχῶν ὑμῶν ἕκαστος σὺν τοῖς συσκηνίοις ὑμῶν συλλέξατε. </text:span></text:span><text:span text:style-name="Default_20_Paragraph_20_Font"><text:span text:style-name="T1">17</text:span></text:span><text:span text:style-name="Default_20_Paragraph_20_Font"><text:span text:style-name="T2"> ἐποίησαν δὲ οὕτως οἱ υἱοὶ Ισραηλ καὶ συνέλεξαν, ὁ τὸ πολὺ καὶ ὁ τὸ ἔλαττον. </text:span></text:span><text:span text:style-name="Default_20_Paragraph_20_Font"><text:span text:style-name="T1">18</text:span></text:span><text:span text:style-name="Default_20_Paragraph_20_Font"><text:span text:style-name="T2"> καὶ μετρήσαντες τῷ γομορ οὐκ ἐπλεόνασεν ὁ τὸ πολύ, καὶ ὁ τὸ ἔλαττον οὐκ ἠλαττόνησεν· ἕκαστος εἰς τοὺς καθήκοντας παρ’ ἑαυτῷ συνέλεξαν. </text:span></text:span><text:span text:style-name="Default_20_Paragraph_20_Font"><text:span text:style-name="T1">19</text:span></text:span><text:span text:style-name="Default_20_Paragraph_20_Font"><text:span text:style-name="T2"> εἶπεν δὲ Μωϋσῆς πρὸς αὐτούς Μηδεὶς καταλιπέτω ἀπ’ αὐτοῦ εἰς τὸ πρωί. </text:span></text:span><text:span text:style-name="Default_20_Paragraph_20_Font"><text:span text:style-name="T1">20</text:span></text:span><text:span text:style-name="Default_20_Paragraph_20_Font"><text:span text:style-name="T2"> καὶ οὐκ εἰσήκουσαν Μωυσῆ, ἀλλὰ κατέλιπόν τινες ἀπ’ αὐτοῦ εἰς τὸ πρωί· καὶ ἐξέζεσεν σκώληκας καὶ ἐπώζεσεν· καὶ ἐπικράνθη ἐπ’ αὐτοῖς Μωϋσῆς. </text:span></text:span><text:span text:style-name="Default_20_Paragraph_20_Font"><text:span text:style-name="T1">21</text:span></text:span><text:span text:style-name="Default_20_Paragraph_20_Font"><text:span text:style-name="T2"> καὶ συνέλεξαν αὐτὸ πρωῒ πρωί, ἕκαστος τὸ καθῆκον αὐτῷ· ἡνίκα δὲ διεθέρμαινεν ὁ ἥλιος, ἐτήκετο. </text:span></text:span><text:span text:style-name="Default_20_Paragraph_20_Font"><text:span text:style-name="T1">22</text:span></text:span><text:span text:style-name="Default_20_Paragraph_20_Font"><text:span text:style-name="T2"> ἐγένετο δὲ τῇ ἡμέρᾳ τῇ ἕκτῃ συνέλεξαν τὰ δέοντα διπλᾶ, δύο γομορ τῷ ἑνί· εἰσήλθοσαν δὲ πάντες οἱ ἄρχοντες τῆς συναγωγῆς καὶ ἀνήγγειλαν Μωυσεῖ. </text:span></text:span><text:span text:style-name="Default_20_Paragraph_20_Font"><text:span text:style-name="T1">23</text:span></text:span><text:span text:style-name="Default_20_Paragraph_20_Font"><text:span text:style-name="T2"> εἶπεν δὲ Μωϋσῆς πρὸς αὐτούς Τοῦτο τὸ ῥῆμά ἐστιν, ὃ ἐλάλησεν κύριος· σάββατα ἀνάπαυσις ἁγία τῷ κυρίῳ αὔριον· ὅσα ἐὰν πέσσητε, πέσσετε, καὶ ὅσα ἐὰν ἕψητε, ἕψετε· καὶ πᾶν τὸ πλεονάζον καταλίπετε αὐτὸ εἰς ἀποθήκην εἰς τὸ πρωί. </text:span></text:span></text:p>
        <text:p text:style-name="P3"><text:soft-page-break/><text:span text:style-name="Default_20_Paragraph_20_Font"><text:span text:style-name="T1">24</text:span></text:span><text:span text:style-name="Default_20_Paragraph_20_Font"><text:span text:style-name="T2"> Καὶ κατελίποσαν ἀπ’ αὐτοῦ εἰς τὸ πρωί, καθάπερ συνέταξεν αὐτοῖς Μωϋσῆς· καὶ οὐκ ἐπώζεσεν, οὐδὲ σκώληξ ἐγένετο ἐν αὐτῷ. </text:span></text:span><text:span text:style-name="Default_20_Paragraph_20_Font"><text:span text:style-name="T1">25</text:span></text:span><text:span text:style-name="Default_20_Paragraph_20_Font"><text:span text:style-name="T2"> εἶπεν δὲ Μωϋσῆς Φάγετε σήμερον· ἔστιν γὰρ σάββατα σήμερον τῷ κυρίῳ· οὐχ εὑρεθήσεται ἐν τῷ πεδίῳ. </text:span></text:span><text:span text:style-name="Default_20_Paragraph_20_Font"><text:span text:style-name="T1">26</text:span></text:span><text:span text:style-name="Default_20_Paragraph_20_Font"><text:span text:style-name="T2"> ἓξ ἡμέρας συλλέξετε· τῇ δὲ ἡμέρᾳ τῇ ἑβδόμῃ σάββατα, ὅτι οὐκ ἔσται ἐν αὐτῇ. </text:span></text:span><text:span text:style-name="Default_20_Paragraph_20_Font"><text:span text:style-name="T1">27</text:span></text:span><text:span text:style-name="Default_20_Paragraph_20_Font"><text:span text:style-name="T2"> ἐγένετο δὲ ἐν τῇ ἡμέρᾳ τῇ ἑβδόμῃ ἐξήλθοσάν τινες ἐκ τοῦ λαοῦ συλλέξαι καὶ οὐχ εὗρον. </text:span></text:span><text:span text:style-name="Default_20_Paragraph_20_Font"><text:span text:style-name="T1">28</text:span></text:span><text:span text:style-name="Default_20_Paragraph_20_Font"><text:span text:style-name="T2"> εἶπεν δὲ κύριος πρὸς Μωυσῆν Ἕως τίνος οὐ βούλεσθε εἰσακούειν τὰς ἐντολάς μου καὶ τὸν νόμον μου; </text:span></text:span><text:span text:style-name="Default_20_Paragraph_20_Font"><text:span text:style-name="T1">29</text:span></text:span><text:span text:style-name="Default_20_Paragraph_20_Font"><text:span text:style-name="T2"> ἴδετε, ὁ γὰρ κύριος ἔδωκεν ὑμῖν τὴν ἡμέραν ταύτην τὰ σάββατα· διὰ τοῦτο αὐτὸς ἔδωκεν ὑμῖν τῇ ἡμέρᾳ τῇ ἕκτῃ ἄρτους δύο ἡμερῶν· καθήσεσθε ἕκαστος εἰς τοὺς οἴκους ὑμῶν, μηδεὶς ἐκπορευέσθω ἐκ τοῦ τόπου αὐτοῦ τῇ ἡμέρᾳ τῇ ἑβδόμῃ. </text:span></text:span><text:span text:style-name="Default_20_Paragraph_20_Font"><text:span text:style-name="T1">30</text:span></text:span><text:span text:style-name="Default_20_Paragraph_20_Font"><text:span text:style-name="T2"> καὶ ἐσαββάτισεν ὁ λαὸς τῇ ἡμέρᾳ τῇ ἑβδόμῃ. </text:span></text:span><text:span text:style-name="Default_20_Paragraph_20_Font"><text:span text:style-name="T1">31</text:span></text:span><text:span text:style-name="Default_20_Paragraph_20_Font"><text:span text:style-name="T2"> καὶ ἐπωνόμασαν οἱ υἱοὶ Ισραηλ τὸ ὄνομα αὐτοῦ μαν· ἦν δὲ ὡς σπέρμα κορίου λευκόν, τὸ δὲ γεῦμα αὐτοῦ ὡς ἐγκρὶς ἐν μέλιτι. </text:span></text:span><text:span text:style-name="Default_20_Paragraph_20_Font"><text:span text:style-name="T1">32</text:span></text:span><text:span text:style-name="Default_20_Paragraph_20_Font"><text:span text:style-name="T2"> εἶπεν δὲ Μωϋσῆς Τοῦτο τὸ ῥῆμα, ὃ συνέταξεν κύριος Πλήσατε τὸ γομορ τοῦ μαν εἰς ἀποθήκην εἰς τὰς γενεὰς ὑμῶν, ἵνα ἴδωσιν τὸν ἄρτον, ὃν ἐφάγετε ὑμεῖς ἐν τῇ ἐρήμῳ, ὡς ἐξήγαγεν ὑμᾶς κύριος ἐκ γῆς Αἰγύπτου. </text:span></text:span><text:span text:style-name="Default_20_Paragraph_20_Font"><text:span text:style-name="T1">33</text:span></text:span><text:span text:style-name="Default_20_Paragraph_20_Font"><text:span text:style-name="T2"> καὶ εἶπεν Μωϋσῆς πρὸς Ααρων Λαβὲ στάμνον χρυσοῦν ἕνα καὶ ἔμβαλε εἰς αὐτὸν πλῆρες τὸ γομορ τοῦ μαν καὶ ἀποθήσεις αὐτὸ ἐναντίον τοῦ θεοῦ εἰς διατήρησιν εἰς τὰς γενεὰς ὑμῶν. </text:span></text:span><text:span text:style-name="Default_20_Paragraph_20_Font"><text:span text:style-name="T1">34</text:span></text:span><text:span text:style-name="Default_20_Paragraph_20_Font"><text:span text:style-name="T2"> ὃν τρόπον συνέταξεν κύριος τῷ Μωυσῇ, καὶ ἀπέθετο Ααρων ἐναντίον τοῦ μαρτυρίου εἰς διατήρησιν. </text:span></text:span><text:span text:style-name="Default_20_Paragraph_20_Font"><text:span text:style-name="T1">35</text:span></text:span><text:span text:style-name="Default_20_Paragraph_20_Font"><text:span text:style-name="T2"> οἱ δὲ υἱοὶ Ισραηλ ἔφαγον τὸ μαν ἔτη τεσσαράκοντα, ἕως ἦλθον εἰς γῆν οἰκουμένην· τὸ μαν ἐφάγοσαν, ἕως παρεγένοντο εἰς μέρος τῆς Φοινίκης. </text:span></text:span><text:span text:style-name="Default_20_Paragraph_20_Font"><text:span text:style-name="T1">36</text:span></text:span><text:span text:style-name="Default_20_Paragraph_20_Font"><text:span text:style-name="T2"> τὸ δὲ γομορ τὸ δέκατον τῶν τριῶν μέτρων ἦν. </text:span></text:span></text:p>
      </text:section>
      <text:section text:style-name="Sect1" text:name="Sect17">
        <text:p text:style-name="P2">Εξοδος 17</text:p>
        <text:p text:style-name="P3"><text:span text:style-name="Default_20_Paragraph_20_Font"><text:span text:style-name="T1">1</text:span></text:span><text:span text:style-name="Default_20_Paragraph_20_Font"><text:span text:style-name="T2"> Καὶ ἀπῆρεν πᾶσα συναγωγὴ υἱῶν Ισραηλ ἐκ τῆς ἐρήμου Σιν κατὰ παρεμβολὰς αὐτῶν διὰ ῥήματος κυρίου καὶ παρενεβάλοσαν ἐν Ραφιδιν· οὐκ ἦν δὲ ὕδωρ τῷ λαῷ πιεῖν. </text:span></text:span><text:span text:style-name="Default_20_Paragraph_20_Font"><text:span text:style-name="T1">2</text:span></text:span><text:span text:style-name="Default_20_Paragraph_20_Font"><text:span text:style-name="T2"> καὶ ἐλοιδορεῖτο ὁ λαὸς πρὸς Μωυσῆν λέγοντες Δὸς ἡμῖν ὕδωρ, ἵνα πίωμεν. καὶ εἶπεν αὐτοῖς Μωϋσῆς Τί λοιδορεῖσθέ μοι, καὶ τί πειράζετε κύριον; </text:span></text:span><text:span text:style-name="Default_20_Paragraph_20_Font"><text:span text:style-name="T1">3</text:span></text:span><text:span text:style-name="Default_20_Paragraph_20_Font"><text:span text:style-name="T2"> ἐδίψησεν δὲ ἐκεῖ ὁ λαὸς ὕδατι, καὶ ἐγόγγυζεν ἐκεῖ ὁ λαὸς πρὸς Μωυσῆν λέγοντες Ἵνα τί τοῦτο ἀνεβίβασας ἡμᾶς ἐξ Αἰγύπτου ἀποκτεῖναι ἡμᾶς καὶ τὰ τέκνα ἡμῶν καὶ τὰ κτήνη τῷ δίψει; </text:span></text:span><text:span text:style-name="Default_20_Paragraph_20_Font"><text:span text:style-name="T1">4</text:span></text:span><text:span text:style-name="Default_20_Paragraph_20_Font"><text:span text:style-name="T2"> ἐβόησεν δὲ Μωϋσῆς πρὸς κύριον λέγων Τί ποιήσω τῷ λαῷ τούτῳ; ἔτι μικρὸν καὶ καταλιθοβολήσουσίν με. </text:span></text:span><text:span text:style-name="Default_20_Paragraph_20_Font"><text:span text:style-name="T1">5</text:span></text:span><text:span text:style-name="Default_20_Paragraph_20_Font"><text:span text:style-name="T2"> καὶ εἶπεν κύριος πρὸς Μωυσῆν Προπορεύου τοῦ λαοῦ τούτου, λαβὲ δὲ μετὰ σεαυτοῦ ἀπὸ τῶν πρεσβυτέρων τοῦ λαοῦ· καὶ τὴν ῥάβδον, ἐν ᾗ ἐπάταξας τὸν ποταμόν, λαβὲ ἐν τῇ χειρί σου καὶ πορεύσῃ. </text:span></text:span><text:span text:style-name="Default_20_Paragraph_20_Font"><text:span text:style-name="T1">6</text:span></text:span><text:span text:style-name="Default_20_Paragraph_20_Font"><text:span text:style-name="T2"> ὅδε ἐγὼ ἕστηκα πρὸ τοῦ σὲ ἐκεῖ ἐπὶ τῆς πέτρας ἐν Χωρηβ· καὶ πατάξεις τὴν πέτραν, καὶ ἐξελεύσεται ἐξ αὐτῆς ὕδωρ, καὶ πίεται ὁ λαός μου. ἐποίησεν δὲ Μωϋσῆς οὕτως ἐναντίον τῶν υἱῶν Ισραηλ. </text:span></text:span><text:span text:style-name="Default_20_Paragraph_20_Font"><text:span text:style-name="T1">7</text:span></text:span><text:span text:style-name="Default_20_Paragraph_20_Font"><text:span text:style-name="T2"> καὶ ἐπωνόμασεν τὸ ὄνομα τοῦ τόπου ἐκείνου Πειρασμὸς καὶ Λοιδόρησις διὰ τὴν λοιδορίαν τῶν υἱῶν Ισραηλ καὶ διὰ τὸ πειράζειν κύριον λέγοντας Εἰ ἔστιν κύριος ἐν ἡμῖν ἢ οὔ; </text:span></text:span></text:p>
        <text:p text:style-name="P3"><text:span text:style-name="Default_20_Paragraph_20_Font"><text:span text:style-name="T1">8</text:span></text:span><text:span text:style-name="Default_20_Paragraph_20_Font"><text:span text:style-name="T2"> Ἦλθεν δὲ Αμαληκ καὶ ἐπολέμει Ισραηλ ἐν Ραφιδιν. </text:span></text:span><text:span text:style-name="Default_20_Paragraph_20_Font"><text:span text:style-name="T1">9</text:span></text:span><text:span text:style-name="Default_20_Paragraph_20_Font"><text:span text:style-name="T2"> εἶπεν δὲ Μωϋσῆς τῷ Ἰησοῦ Ἐπίλεξον σεαυτῷ ἄνδρας δυνατοὺς καὶ ἐξελθὼν παράταξαι τῷ Αμαληκ αὔριον, καὶ ἰδοὺ ἐγὼ ἕστηκα ἐπὶ τῆς κορυφῆς τοῦ βουνοῦ, καὶ ἡ ῥάβδος τοῦ θεοῦ ἐν τῇ χειρί μου. </text:span></text:span><text:span text:style-name="Default_20_Paragraph_20_Font"><text:span text:style-name="T1">10</text:span></text:span><text:span text:style-name="Default_20_Paragraph_20_Font"><text:span text:style-name="T2"> καὶ ἐποίησεν Ἰησοῦς καθάπερ εἶπεν αὐτῷ Μωϋσῆς, καὶ ἐξελθὼν παρετάξατο τῷ Αμαληκ· καὶ Μωϋσῆς καὶ Ααρων καὶ Ωρ ἀνέβησαν ἐπὶ τὴν κορυφὴν τοῦ βουνοῦ. </text:span></text:span><text:span text:style-name="Default_20_Paragraph_20_Font"><text:span text:style-name="T1">11</text:span></text:span><text:span text:style-name="Default_20_Paragraph_20_Font"><text:span text:style-name="T2"> καὶ ἐγίνετο ὅταν ἐπῆρεν Μωϋσῆς τὰς χεῖρας, κατίσχυεν Ισραηλ· ὅταν δὲ καθῆκεν τὰς χεῖρας, κατίσχυεν </text:span></text:span><text:soft-page-break/><text:span text:style-name="Default_20_Paragraph_20_Font"><text:span text:style-name="T2">Αμαληκ. </text:span></text:span><text:span text:style-name="Default_20_Paragraph_20_Font"><text:span text:style-name="T1">12</text:span></text:span><text:span text:style-name="Default_20_Paragraph_20_Font"><text:span text:style-name="T2"> αἱ δὲ χεῖρες Μωυσῆ βαρεῖαι· καὶ λαβόντες λίθον ὑπέθηκαν ὑπ’ αὐτόν, καὶ ἐκάθητο ἐπ’ αὐτοῦ, καὶ Ααρων καὶ Ωρ ἐστήριζον τὰς χεῖρας αὐτοῦ, ἐντεῦθεν εἷς καὶ ἐντεῦθεν εἷς· καὶ ἐγένοντο αἱ χεῖρες Μωυσῆ ἐστηριγμέναι ἕως δυσμῶν ἡλίου. </text:span></text:span><text:span text:style-name="Default_20_Paragraph_20_Font"><text:span text:style-name="T1">13</text:span></text:span><text:span text:style-name="Default_20_Paragraph_20_Font"><text:span text:style-name="T2"> καὶ ἐτρέψατο Ἰησοῦς τὸν Αμαληκ καὶ πάντα τὸν λαὸν αὐτοῦ ἐν φόνῳ μαχαίρας. </text:span></text:span><text:span text:style-name="Default_20_Paragraph_20_Font"><text:span text:style-name="T1">14</text:span></text:span><text:span text:style-name="Default_20_Paragraph_20_Font"><text:span text:style-name="T2"> εἶπεν δὲ κύριος πρὸς Μωυσῆν Κατάγραψον τοῦτο εἰς μνημόσυνον ἐν βιβλίῳ καὶ δὸς εἰς τὰ ὦτα Ἰησοῖ ὅτι Ἀλοιφῇ ἐξαλείψω τὸ μνημόσυνον Αμαληκ ἐκ τῆς ὑπὸ τὸν οὐρανόν. </text:span></text:span><text:span text:style-name="Default_20_Paragraph_20_Font"><text:span text:style-name="T1">15</text:span></text:span><text:span text:style-name="Default_20_Paragraph_20_Font"><text:span text:style-name="T2"> καὶ ᾠκοδόμησεν Μωϋσῆς θυσιαστήριον κυρίῳ καὶ ἐπωνόμασεν τὸ ὄνομα αὐτοῦ Κύριός μου καταφυγή· 16 ὅτι ἐν χειρὶ κρυφαίᾳ πολεμεῖ κύριος ἐπὶ Αμαληκ ἀπὸ γενεῶν εἰς γενεάς. </text:span></text:span></text:p>
      </text:section>
      <text:section text:style-name="Sect1" text:name="Sect18">
        <text:p text:style-name="P2">Εξοδος 18</text:p>
        <text:p text:style-name="P3"><text:span text:style-name="Default_20_Paragraph_20_Font"><text:span text:style-name="T1">1</text:span></text:span><text:span text:style-name="Default_20_Paragraph_20_Font"><text:span text:style-name="T2"> Ἤκουσεν δὲ Ιοθορ ὁ ἱερεὺς Μαδιαμ ὁ γαμβρὸς Μωυσῆ πάντα, ὅσα ἐποίησεν κύριος Ισραηλ τῷ ἑαυτοῦ λαῷ· ἐξήγαγεν γὰρ κύριος τὸν Ισραηλ ἐξ Αἰγύπτου. </text:span></text:span><text:span text:style-name="Default_20_Paragraph_20_Font"><text:span text:style-name="T1">2</text:span></text:span><text:span text:style-name="Default_20_Paragraph_20_Font"><text:span text:style-name="T2"> ἔλαβεν δὲ Ιοθορ ὁ γαμβρὸς Μωυσῆ Σεπφωραν τὴν γυναῖκα Μωυσῆ μετὰ τὴν ἄφεσιν αὐτῆς </text:span></text:span><text:span text:style-name="Default_20_Paragraph_20_Font"><text:span text:style-name="T1">3</text:span></text:span><text:span text:style-name="Default_20_Paragraph_20_Font"><text:span text:style-name="T2"> καὶ τοὺς δύο υἱοὺς αὐτοῦ· ὄνομα τῷ ἑνὶ αὐτῶν Γηρσαμ λέγων Πάροικος ἤμην ἐν γῇ ἀλλοτρίᾳ· </text:span></text:span><text:span text:style-name="Default_20_Paragraph_20_Font"><text:span text:style-name="T1">4</text:span></text:span><text:span text:style-name="Default_20_Paragraph_20_Font"><text:span text:style-name="T2"> καὶ τὸ ὄνομα τοῦ δευτέρου Ελιεζερ λέγων Ὁ γὰρ θεὸς τοῦ πατρός μου βοηθός μου καὶ ἐξείλατό με ἐκ χειρὸς Φαραω. </text:span></text:span><text:span text:style-name="Default_20_Paragraph_20_Font"><text:span text:style-name="T1">5</text:span></text:span><text:span text:style-name="Default_20_Paragraph_20_Font"><text:span text:style-name="T2"> καὶ ἐξῆλθεν Ιοθορ ὁ γαμβρὸς Μωυσῆ καὶ οἱ υἱοὶ καὶ ἡ γυνὴ πρὸς Μωυσῆν εἰς τὴν ἔρημον, οὗ παρενέβαλεν ἐπ’ ὄρους τοῦ θεοῦ. </text:span></text:span><text:span text:style-name="Default_20_Paragraph_20_Font"><text:span text:style-name="T1">6</text:span></text:span><text:span text:style-name="Default_20_Paragraph_20_Font"><text:span text:style-name="T2"> ἀνηγγέλη δὲ Μωυσεῖ λέγοντες Ἰδοὺ ὁ γαμβρός σου Ιοθορ παραγίνεται πρὸς σέ, καὶ ἡ γυνὴ καὶ οἱ δύο υἱοί σου μετ’ αὐτοῦ. </text:span></text:span><text:span text:style-name="Default_20_Paragraph_20_Font"><text:span text:style-name="T1">7</text:span></text:span><text:span text:style-name="Default_20_Paragraph_20_Font"><text:span text:style-name="T2"> ἐξῆλθεν δὲ Μωϋσῆς εἰς συνάντησιν τῷ γαμβρῷ αὐτοῦ καὶ προσεκύνησεν αὐτῷ καὶ ἐφίλησεν αὐτόν, καὶ ἠσπάσαντο ἀλλήλους· καὶ εἰσήγαγεν αὐτὸν εἰς τὴν σκηνήν. </text:span></text:span><text:span text:style-name="Default_20_Paragraph_20_Font"><text:span text:style-name="T1">8</text:span></text:span><text:span text:style-name="Default_20_Paragraph_20_Font"><text:span text:style-name="T2"> καὶ διηγήσατο Μωϋσῆς τῷ γαμβρῷ πάντα, ὅσα ἐποίησεν κύριος τῷ Φαραω καὶ τοῖς Αἰγυπτίοις ἕνεκεν τοῦ Ισραηλ, καὶ πάντα τὸν μόχθον τὸν γενόμενον αὐτοῖς ἐν τῇ ὁδῷ καὶ ὅτι ἐξείλατο αὐτοὺς κύριος ἐκ χειρὸς Φαραω καὶ ἐκ χειρὸς τῶν Αἰγυπτίων. </text:span></text:span><text:span text:style-name="Default_20_Paragraph_20_Font"><text:span text:style-name="T1">9</text:span></text:span><text:span text:style-name="Default_20_Paragraph_20_Font"><text:span text:style-name="T2"> ἐξέστη δὲ Ιοθορ ἐπὶ πᾶσι τοῖς ἀγαθοῖς, οἷς ἐποίησεν αὐτοῖς κύριος, ὅτι ἐξείλατο αὐτοὺς ἐκ χειρὸς Αἰγυπτίων καὶ ἐκ χειρὸς Φαραω. </text:span></text:span><text:span text:style-name="Default_20_Paragraph_20_Font"><text:span text:style-name="T1">10</text:span></text:span><text:span text:style-name="Default_20_Paragraph_20_Font"><text:span text:style-name="T2"> καὶ εἶπεν Ιοθορ Εὐλογητὸς κύριος, ὅτι ἐξείλατο τὸν λαὸν αὐτοῦ ἐκ χειρὸς Αἰγυπτίων καὶ ἐκ χειρὸς Φαραω· </text:span></text:span><text:span text:style-name="Default_20_Paragraph_20_Font"><text:span text:style-name="T1">11</text:span></text:span><text:span text:style-name="Default_20_Paragraph_20_Font"><text:span text:style-name="T2"> νῦν ἔγνων ὅτι μέγας κύριος παρὰ πάντας τοὺς θεούς, ἕνεκεν τούτου ὅτι ἐπέθεντο αὐτοῖς. </text:span></text:span><text:span text:style-name="Default_20_Paragraph_20_Font"><text:span text:style-name="T1">12</text:span></text:span><text:span text:style-name="Default_20_Paragraph_20_Font"><text:span text:style-name="T2"> καὶ ἔλαβεν Ιοθορ ὁ γαμβρὸς Μωυσῆ ὁλοκαυτώματα καὶ θυσίας τῷ θεῷ· παρεγένετο δὲ Ααρων καὶ πάντες οἱ πρεσβύτεροι Ισραηλ συμφαγεῖν ἄρτον μετὰ τοῦ γαμβροῦ Μωυσῆ ἐναντίον τοῦ θεοῦ. </text:span></text:span></text:p>
        <text:p text:style-name="P3"><text:span text:style-name="Default_20_Paragraph_20_Font"><text:span text:style-name="T1">13</text:span></text:span><text:span text:style-name="Default_20_Paragraph_20_Font"><text:span text:style-name="T2"> Καὶ ἐγένετο μετὰ τὴν ἐπαύριον συνεκάθισεν Μωϋσῆς κρίνειν τὸν λαόν· παρειστήκει δὲ πᾶς ὁ λαὸς Μωυσεῖ ἀπὸ πρωίθεν ἕως ἑσπέρας. </text:span></text:span><text:span text:style-name="Default_20_Paragraph_20_Font"><text:span text:style-name="T1">14</text:span></text:span><text:span text:style-name="Default_20_Paragraph_20_Font"><text:span text:style-name="T2"> καὶ ἰδὼν Ιοθορ πάντα, ὅσα ἐποίει τῷ λαῷ, λέγει Τί τοῦτο, ὃ σὺ ποιεῖς τῷ λαῷ; διὰ τί σὺ κάθησαι μόνος, πᾶς δὲ ὁ λαὸς παρέστηκέν σοι ἀπὸ πρωίθεν ἕως δείλης; </text:span></text:span><text:span text:style-name="Default_20_Paragraph_20_Font"><text:span text:style-name="T1">15</text:span></text:span><text:span text:style-name="Default_20_Paragraph_20_Font"><text:span text:style-name="T2"> καὶ λέγει Μωϋσῆς τῷ γαμβρῷ ὅτι Παραγίνεται πρός με ὁ λαὸς ἐκζητῆσαι κρίσιν παρὰ τοῦ θεοῦ· </text:span></text:span><text:span text:style-name="Default_20_Paragraph_20_Font"><text:span text:style-name="T1">16</text:span></text:span><text:span text:style-name="Default_20_Paragraph_20_Font"><text:span text:style-name="T2"> ὅταν γὰρ γένηται αὐτοῖς ἀντιλογία καὶ ἔλθωσι πρός με, διακρίνω ἕκαστον καὶ συμβιβάζω αὐτοὺς τὰ προστάγματα τοῦ θεοῦ καὶ τὸν νόμον αὐτοῦ. </text:span></text:span><text:span text:style-name="Default_20_Paragraph_20_Font"><text:span text:style-name="T1">17</text:span></text:span><text:span text:style-name="Default_20_Paragraph_20_Font"><text:span text:style-name="T2"> εἶπεν δὲ ὁ γαμβρὸς Μωυσῆ πρὸς αὐτόν Οὐκ ὀρθῶς σὺ ποιεῖς τὸ ῥῆμα τοῦτο· </text:span></text:span><text:span text:style-name="Default_20_Paragraph_20_Font"><text:span text:style-name="T1">18</text:span></text:span><text:span text:style-name="Default_20_Paragraph_20_Font"><text:span text:style-name="T2"> φθορᾷ καταφθαρήσῃ ἀνυπομονήτῳ καὶ σὺ καὶ πᾶς ὁ λαὸς οὗτος, ὅς ἐστιν μετὰ σοῦ· βαρύ σοι τὸ ῥῆμα τοῦτο, οὐ δυνήσῃ ποιεῖν μόνος. </text:span></text:span><text:span text:style-name="Default_20_Paragraph_20_Font"><text:span text:style-name="T1">19</text:span></text:span><text:span text:style-name="Default_20_Paragraph_20_Font"><text:span text:style-name="T2"> νῦν οὖν ἄκουσόν μου, καὶ συμβουλεύσω σοι, καὶ ἔσται ὁ θεὸς μετὰ σοῦ. γίνου σὺ τῷ λαῷ τὰ πρὸς τὸν θεὸν καὶ ἀνοίσεις τοὺς λόγους αὐτῶν πρὸς τὸν θεὸν </text:span></text:span><text:span text:style-name="Default_20_Paragraph_20_Font"><text:span text:style-name="T1">20</text:span></text:span><text:span text:style-name="Default_20_Paragraph_20_Font"><text:span text:style-name="T2"> καὶ διαμαρτυρῇ αὐτοῖς τὰ προστάγματα τοῦ θεοῦ καὶ τὸν νόμον αὐτοῦ καὶ σημανεῖς αὐτοῖς τὰς ὁδούς, ἐν αἷς πορεύσονται ἐν αὐταῖς, </text:span></text:span><text:soft-page-break/><text:span text:style-name="Default_20_Paragraph_20_Font"><text:span text:style-name="T2">καὶ τὰ ἔργα, ἃ ποιήσουσιν. </text:span></text:span><text:span text:style-name="Default_20_Paragraph_20_Font"><text:span text:style-name="T1">21</text:span></text:span><text:span text:style-name="Default_20_Paragraph_20_Font"><text:span text:style-name="T2"> καὶ σὺ σεαυτῷ σκέψαι ἀπὸ παντὸς τοῦ λαοῦ ἄνδρας δυνατοὺς θεοσεβεῖς, ἄνδρας δικαίους μισοῦντας ὑπερηφανίαν, καὶ καταστήσεις αὐτοὺς ἐπ’ αὐτῶν χιλιάρχους καὶ ἑκατοντάρχους καὶ πεντηκοντάρχους καὶ δεκαδάρχους, </text:span></text:span><text:span text:style-name="Default_20_Paragraph_20_Font"><text:span text:style-name="T1">22</text:span></text:span><text:span text:style-name="Default_20_Paragraph_20_Font"><text:span text:style-name="T2"> καὶ κρινοῦσιν τὸν λαὸν πᾶσαν ὥραν· τὸ δὲ ῥῆμα τὸ ὑπέρογκον ἀνοίσουσιν ἐπὶ σέ, τὰ δὲ βραχέα τῶν κριμάτων κρινοῦσιν αὐτοὶ καὶ κουφιοῦσιν ἀπὸ σοῦ καὶ συναντιλήμψονταί σοι. </text:span></text:span><text:span text:style-name="Default_20_Paragraph_20_Font"><text:span text:style-name="T1">23</text:span></text:span><text:span text:style-name="Default_20_Paragraph_20_Font"><text:span text:style-name="T2"> ἐὰν τὸ ῥῆμα τοῦτο ποιήσῃς, κατισχύσει σε ὁ θεός, καὶ δυνήσῃ παραστῆναι, καὶ πᾶς ὁ λαὸς οὗτος εἰς τὸν ἑαυτοῦ τόπον μετ’ εἰρήνης ἥξει. </text:span></text:span><text:span text:style-name="Default_20_Paragraph_20_Font"><text:span text:style-name="T1">24</text:span></text:span><text:span text:style-name="Default_20_Paragraph_20_Font"><text:span text:style-name="T2"> ἤκουσεν δὲ Μωϋσῆς τῆς φωνῆς τοῦ γαμβροῦ καὶ ἐποίησεν ὅσα αὐτῷ εἶπεν. </text:span></text:span><text:span text:style-name="Default_20_Paragraph_20_Font"><text:span text:style-name="T1">25</text:span></text:span><text:span text:style-name="Default_20_Paragraph_20_Font"><text:span text:style-name="T2"> καὶ ἐπέλεξεν Μωϋσῆς ἄνδρας δυνατοὺς ἀπὸ παντὸς Ισραηλ καὶ ἐποίησεν αὐτοὺς ἐπ’ αὐτῶν χιλιάρχους καὶ ἑκατοντάρχους καὶ πεντηκοντάρχους καὶ δεκαδάρχους, </text:span></text:span><text:span text:style-name="Default_20_Paragraph_20_Font"><text:span text:style-name="T1">26</text:span></text:span><text:span text:style-name="Default_20_Paragraph_20_Font"><text:span text:style-name="T2"> καὶ ἐκρίνοσαν τὸν λαὸν πᾶσαν ὥραν· πᾶν δὲ ῥῆμα ὑπέρογκον ἀνεφέροσαν ἐπὶ Μωυσῆν, πᾶν δὲ ῥῆμα ἐλαφρὸν ἐκρίνοσαν αὐτοί. </text:span></text:span><text:span text:style-name="Default_20_Paragraph_20_Font"><text:span text:style-name="T1">27</text:span></text:span><text:span text:style-name="Default_20_Paragraph_20_Font"><text:span text:style-name="T2"> ἐξαπέστειλεν δὲ Μωϋσῆς τὸν ἑαυτοῦ γαμβρόν, καὶ ἀπῆλθεν εἰς τὴν γῆν αὐτοῦ. </text:span></text:span></text:p>
      </text:section>
      <text:section text:style-name="Sect1" text:name="Sect19">
        <text:p text:style-name="P2">Εξοδος 19</text:p>
        <text:p text:style-name="P3"><text:span text:style-name="Default_20_Paragraph_20_Font"><text:span text:style-name="T1">1</text:span></text:span><text:span text:style-name="Default_20_Paragraph_20_Font"><text:span text:style-name="T2"> Τοῦ δὲ μηνὸς τοῦ τρίτου τῆς ἐξόδου τῶν υἱῶν Ισραηλ ἐκ γῆς Αἰγύπτου τῇ ἡμέρᾳ ταύτῃ ἤλθοσαν εἰς τὴν ἔρημον τοῦ Σινα. </text:span></text:span><text:span text:style-name="Default_20_Paragraph_20_Font"><text:span text:style-name="T1">2</text:span></text:span><text:span text:style-name="Default_20_Paragraph_20_Font"><text:span text:style-name="T2"> καὶ ἐξῆραν ἐκ Ραφιδιν καὶ ἤλθοσαν εἰς τὴν ἔρημον τοῦ Σινα, καὶ παρενέβαλεν ἐκεῖ Ισραηλ κατέναντι τοῦ ὄρους. </text:span></text:span><text:span text:style-name="Default_20_Paragraph_20_Font"><text:span text:style-name="T1">3</text:span></text:span><text:span text:style-name="Default_20_Paragraph_20_Font"><text:span text:style-name="T2"> καὶ Μωϋσῆς ἀνέβη εἰς τὸ ὄρος τοῦ θεοῦ· καὶ ἐκάλεσεν αὐτὸν ὁ θεὸς ἐκ τοῦ ὄρους λέγων Τάδε ἐρεῖς τῷ οἴκῳ Ιακωβ καὶ ἀναγγελεῖς τοῖς υἱοῖς Ισραηλ </text:span></text:span><text:span text:style-name="Default_20_Paragraph_20_Font"><text:span text:style-name="T1">4</text:span></text:span><text:span text:style-name="Default_20_Paragraph_20_Font"><text:span text:style-name="T2"> Αὐτοὶ ἑωράκατε ὅσα πεποίηκα τοῖς Αἰγυπτίοις, καὶ ἀνέλαβον ὑμᾶς ὡσεὶ ἐπὶ πτερύγων ἀετῶν καὶ προσηγαγόμην ὑμᾶς πρὸς ἐμαυτόν. </text:span></text:span><text:span text:style-name="Default_20_Paragraph_20_Font"><text:span text:style-name="T1">5</text:span></text:span><text:span text:style-name="Default_20_Paragraph_20_Font"><text:span text:style-name="T2"> καὶ νῦν ἐὰν ἀκοῇ ἀκούσητε τῆς ἐμῆς φωνῆς καὶ φυλάξητε τὴν διαθήκην μου, ἔσεσθέ μοι λαὸς περιούσιος ἀπὸ πάντων τῶν ἐθνῶν· ἐμὴ γάρ ἐστιν πᾶσα ἡ γῆ· </text:span></text:span><text:span text:style-name="Default_20_Paragraph_20_Font"><text:span text:style-name="T1">6</text:span></text:span><text:span text:style-name="Default_20_Paragraph_20_Font"><text:span text:style-name="T2"> ὑμεῖς δὲ ἔσεσθέ μοι βασίλειον ἱεράτευμα καὶ ἔθνος ἅγιον. ταῦτα τὰ ῥήματα ἐρεῖς τοῖς υἱοῖς Ισραηλ. </text:span></text:span><text:span text:style-name="Default_20_Paragraph_20_Font"><text:span text:style-name="T1">7</text:span></text:span><text:span text:style-name="Default_20_Paragraph_20_Font"><text:span text:style-name="T2"> ἦλθεν δὲ Μωϋσῆς καὶ ἐκάλεσεν τοὺς πρεσβυτέρους τοῦ λαοῦ καὶ παρέθηκεν αὐτοῖς πάντας τοὺς λόγους τούτους, οὓς συνέταξεν αὐτῷ ὁ θεός. </text:span></text:span><text:span text:style-name="Default_20_Paragraph_20_Font"><text:span text:style-name="T1">8</text:span></text:span><text:span text:style-name="Default_20_Paragraph_20_Font"><text:span text:style-name="T2"> ἀπεκρίθη δὲ πᾶς ὁ λαὸς ὁμοθυμαδὸν καὶ εἶπαν Πάντα, ὅσα εἶπεν ὁ θεός, ποιήσομεν καὶ ἀκουσόμεθα. ἀνήνεγκεν δὲ Μωϋσῆς τοὺς λόγους τοῦ λαοῦ πρὸς τὸν θεόν. </text:span></text:span><text:span text:style-name="Default_20_Paragraph_20_Font"><text:span text:style-name="T1">9</text:span></text:span><text:span text:style-name="Default_20_Paragraph_20_Font"><text:span text:style-name="T2"> εἶπεν δὲ κύριος πρὸς Μωυσῆν Ἰδοὺ ἐγὼ παραγίνομαι πρὸς σὲ ἐν στύλῳ νεφέλης, ἵνα ἀκούσῃ ὁ λαὸς λαλοῦντός μου πρὸς σὲ καὶ σοὶ πιστεύσωσιν εἰς τὸν αἰῶνα. ἀνήγγειλεν δὲ Μωϋσῆς τὰ ῥήματα τοῦ λαοῦ πρὸς κύριον. </text:span></text:span><text:span text:style-name="Default_20_Paragraph_20_Font"><text:span text:style-name="T1">10</text:span></text:span><text:span text:style-name="Default_20_Paragraph_20_Font"><text:span text:style-name="T2"> εἶπεν δὲ κύριος πρὸς Μωυσῆν Καταβὰς διαμάρτυραι τῷ λαῷ καὶ ἅγνισον αὐτοὺς σήμερον καὶ αὔριον, καὶ πλυνάτωσαν τὰ ἱμάτια· </text:span></text:span><text:span text:style-name="Default_20_Paragraph_20_Font"><text:span text:style-name="T1">11</text:span></text:span><text:span text:style-name="Default_20_Paragraph_20_Font"><text:span text:style-name="T2"> καὶ ἔστωσαν ἕτοιμοι εἰς τὴν ἡμέραν τὴν τρίτην· τῇ γὰρ ἡμέρᾳ τῇ τρίτῃ καταβήσεται κύριος ἐπὶ τὸ ὄρος τὸ Σινα ἐναντίον παντὸς τοῦ λαοῦ. </text:span></text:span><text:span text:style-name="Default_20_Paragraph_20_Font"><text:span text:style-name="T1">12</text:span></text:span><text:span text:style-name="Default_20_Paragraph_20_Font"><text:span text:style-name="T2"> καὶ ἀφοριεῖς τὸν λαὸν κύκλῳ λέγων Προσέχετε ἑαυτοῖς τοῦ ἀναβῆναι εἰς τὸ ὄρος καὶ θιγεῖν τι αὐτοῦ· πᾶς ὁ ἁψάμενος τοῦ ὄρους θανάτῳ τελευτήσει. </text:span></text:span><text:span text:style-name="Default_20_Paragraph_20_Font"><text:span text:style-name="T1">13</text:span></text:span><text:span text:style-name="Default_20_Paragraph_20_Font"><text:span text:style-name="T2"> οὐχ ἅψεται αὐτοῦ χείρ· ἐν γὰρ λίθοις λιθοβοληθήσεται ἢ βολίδι κατατοξευθήσεται· ἐάν τε κτῆνος ἐάν τε ἄνθρωπος, οὐ ζήσεται. ὅταν αἱ φωναὶ καὶ αἱ σάλπιγγες καὶ ἡ νεφέλη ἀπέλθῃ ἀπὸ τοῦ ὄρους, ἐκεῖνοι ἀναβήσονται ἐπὶ τὸ ὄρος. </text:span></text:span><text:span text:style-name="Default_20_Paragraph_20_Font"><text:span text:style-name="T1">14</text:span></text:span><text:span text:style-name="Default_20_Paragraph_20_Font"><text:span text:style-name="T2"> κατέβη δὲ Μωϋσῆς ἐκ τοῦ ὄρους πρὸς τὸν λαὸν καὶ ἡγίασεν αὐτούς, καὶ ἔπλυναν τὰ ἱμάτια. </text:span></text:span><text:span text:style-name="Default_20_Paragraph_20_Font"><text:span text:style-name="T1">15</text:span></text:span><text:span text:style-name="Default_20_Paragraph_20_Font"><text:span text:style-name="T2"> καὶ εἶπεν τῷ λαῷ Γίνεσθε ἕτοιμοι τρεῖς ἡμέρας, μὴ προσέλθητε γυναικί. </text:span></text:span><text:span text:style-name="Default_20_Paragraph_20_Font"><text:span text:style-name="T1">16</text:span></text:span><text:span text:style-name="Default_20_Paragraph_20_Font"><text:span text:style-name="T2"> ἐγένετο δὲ τῇ ἡμέρᾳ τῇ τρίτῃ γενηθέντος πρὸς ὄρθρον καὶ ἐγίνοντο φωναὶ καὶ ἀστραπαὶ καὶ νεφέλη γνοφώδης ἐπ’ ὄρους Σινα, φωνὴ τῆς σάλπιγγος ἤχει μέγα· καὶ ἐπτοήθη πᾶς ὁ λαὸς ὁ ἐν τῇ παρεμβολῇ. </text:span></text:span><text:span text:style-name="Default_20_Paragraph_20_Font"><text:span text:style-name="T1">17</text:span></text:span><text:span text:style-name="Default_20_Paragraph_20_Font"><text:span text:style-name="T2"> καὶ ἐξήγαγεν Μωϋσῆς τὸν λαὸν εἰς συνάντησιν τοῦ θεοῦ ἐκ τῆς παρεμβολῆς, καὶ παρέστησαν ὑπὸ τὸ ὄρος. </text:span></text:span><text:span text:style-name="Default_20_Paragraph_20_Font"><text:span text:style-name="T1">18</text:span></text:span><text:span text:style-name="Default_20_Paragraph_20_Font"><text:span text:style-name="T2"> τὸ δὲ ὄρος τὸ Σινα ἐκαπνίζετο ὅλον διὰ τὸ καταβεβηκέναι ἐπ’ αὐτὸ τὸν θεὸν ἐν πυρί, καὶ ἀνέβαινεν ὁ καπνὸς ὡς καπνὸς καμίνου, καὶ ἐξέστη πᾶς ὁ λαὸς σφόδρα. </text:span></text:span><text:span text:style-name="Default_20_Paragraph_20_Font"><text:span text:style-name="T1">19</text:span></text:span><text:span text:style-name="Default_20_Paragraph_20_Font"><text:span text:style-name="T2"> ἐγίνοντο δὲ αἱ φωναὶ τῆς </text:span></text:span><text:soft-page-break/><text:span text:style-name="Default_20_Paragraph_20_Font"><text:span text:style-name="T2">σάλπιγγος προβαίνουσαι ἰσχυρότεραι σφόδρα· Μωϋσῆς ἐλάλει, ὁ δὲ θεὸς ἀπεκρίνατο αὐτῷ φωνῇ. </text:span></text:span><text:span text:style-name="Default_20_Paragraph_20_Font"><text:span text:style-name="T1">20</text:span></text:span><text:span text:style-name="Default_20_Paragraph_20_Font"><text:span text:style-name="T2"> κατέβη δὲ κύριος ἐπὶ τὸ ὄρος τὸ Σινα ἐπὶ τὴν κορυφὴν τοῦ ὄρους· καὶ ἐκάλεσεν κύριος Μωυσῆν ἐπὶ τὴν κορυφὴν τοῦ ὄρους, καὶ ἀνέβη Μωϋσῆς. </text:span></text:span><text:span text:style-name="Default_20_Paragraph_20_Font"><text:span text:style-name="T1">21</text:span></text:span><text:span text:style-name="Default_20_Paragraph_20_Font"><text:span text:style-name="T2"> καὶ εἶπεν ὁ θεὸς πρὸς Μωυσῆν λέγων Καταβὰς διαμάρτυραι τῷ λαῷ, μήποτε ἐγγίσωσιν πρὸς τὸν θεὸν κατανοῆσαι καὶ πέσωσιν ἐξ αὐτῶν πλῆθος· </text:span></text:span><text:span text:style-name="Default_20_Paragraph_20_Font"><text:span text:style-name="T1">22</text:span></text:span><text:span text:style-name="Default_20_Paragraph_20_Font"><text:span text:style-name="T2"> καὶ οἱ ἱερεῖς οἱ ἐγγίζοντες κυρίῳ τῷ θεῷ ἁγιασθήτωσαν, μήποτε ἀπαλλάξῃ ἀπ’ αὐτῶν κύριος. </text:span></text:span><text:span text:style-name="Default_20_Paragraph_20_Font"><text:span text:style-name="T1">23</text:span></text:span><text:span text:style-name="Default_20_Paragraph_20_Font"><text:span text:style-name="T2"> καὶ εἶπεν Μωϋσῆς πρὸς τὸν θεόν Οὐ δυνήσεται ὁ λαὸς προσαναβῆναι πρὸς τὸ ὄρος τὸ Σινα· σὺ γὰρ διαμεμαρτύρησαι ἡμῖν λέγων Ἀφόρισαι τὸ ὄρος καὶ ἁγίασαι αὐτό. </text:span></text:span><text:span text:style-name="Default_20_Paragraph_20_Font"><text:span text:style-name="T1">24</text:span></text:span><text:span text:style-name="Default_20_Paragraph_20_Font"><text:span text:style-name="T2"> εἶπεν δὲ αὐτῷ κύριος Βάδιζε κατάβηθι καὶ ἀνάβηθι σὺ καὶ Ααρων μετὰ σοῦ· οἱ δὲ ἱερεῖς καὶ ὁ λαὸς μὴ βιαζέσθωσαν ἀναβῆναι πρὸς τὸν θεόν, μήποτε ἀπολέσῃ ἀπ’ αὐτῶν κύριος. </text:span></text:span></text:p>
        <text:p text:style-name="P3"><text:span text:style-name="Default_20_Paragraph_20_Font"><text:span text:style-name="T1">25</text:span></text:span><text:span text:style-name="Default_20_Paragraph_20_Font"><text:span text:style-name="T2"> Κατέβη δὲ Μωϋσῆς πρὸς τὸν λαὸν καὶ εἶπεν αὐτοῖς. </text:span></text:span></text:p>
      </text:section>
      <text:section text:style-name="Sect1" text:name="Sect20">
        <text:p text:style-name="P2">Εξοδος 20</text:p>
        <text:p text:style-name="P3"><text:span text:style-name="Default_20_Paragraph_20_Font"><text:span text:style-name="T1">1</text:span></text:span><text:span text:style-name="Default_20_Paragraph_20_Font"><text:span text:style-name="T2"> Καὶ ἐλάλησεν κύριος πάντας τοὺς λόγους τούτους λέγων </text:span></text:span><text:span text:style-name="Default_20_Paragraph_20_Font"><text:span text:style-name="T1">2</text:span></text:span><text:span text:style-name="Default_20_Paragraph_20_Font"><text:span text:style-name="T2"> Ἐγώ εἰμι κύριος ὁ θεός σου, ὅστις ἐξήγαγόν σε ἐκ γῆς Αἰγύπτου ἐξ οἴκου δουλείας. </text:span></text:span><text:span text:style-name="Default_20_Paragraph_20_Font"><text:span text:style-name="T1">3</text:span></text:span><text:span text:style-name="Default_20_Paragraph_20_Font"><text:span text:style-name="T2"> οὐκ ἔσονταί σοι θεοὶ ἕτεροι πλὴν ἐμοῦ. – </text:span></text:span><text:span text:style-name="Default_20_Paragraph_20_Font"><text:span text:style-name="T1">4</text:span></text:span><text:span text:style-name="Default_20_Paragraph_20_Font"><text:span text:style-name="T2"> οὐ ποιήσεις σεαυτῷ εἴδωλον οὐδὲ παντὸς ὁμοίωμα, ὅσα ἐν τῷ οὐρανῷ ἄνω καὶ ὅσα ἐν τῇ γῇ κάτω καὶ ὅσα ἐν τοῖς ὕδασιν ὑποκάτω τῆς γῆς. </text:span></text:span><text:span text:style-name="Default_20_Paragraph_20_Font"><text:span text:style-name="T1">5</text:span></text:span><text:span text:style-name="Default_20_Paragraph_20_Font"><text:span text:style-name="T2"> οὐ προσκυνήσεις αὐτοῖς οὐδὲ μὴ λατρεύσῃς αὐτοῖς· ἐγὼ γάρ εἰμι κύριος ὁ θεός σου, θεὸς ζηλωτὴς ἀποδιδοὺς ἁμαρτίας πατέρων ἐπὶ τέκνα ἕως τρίτης καὶ τετάρτης γενεᾶς τοῖς μισοῦσίν με </text:span></text:span><text:span text:style-name="Default_20_Paragraph_20_Font"><text:span text:style-name="T1">6</text:span></text:span><text:span text:style-name="Default_20_Paragraph_20_Font"><text:span text:style-name="T2"> καὶ ποιῶν ἔλεος εἰς χιλιάδας τοῖς ἀγαπῶσίν με καὶ τοῖς φυλάσσουσιν τὰ προστάγματά μου. – </text:span></text:span><text:span text:style-name="Default_20_Paragraph_20_Font"><text:span text:style-name="T1">7</text:span></text:span><text:span text:style-name="Default_20_Paragraph_20_Font"><text:span text:style-name="T2"> οὐ λήμψῃ τὸ ὄνομα κυρίου τοῦ θεοῦ σου ἐπὶ ματαίῳ· οὐ γὰρ μὴ καθαρίσῃ κύριος τὸν λαμβάνοντα τὸ ὄνομα αὐτοῦ ἐπὶ ματαίῳ. – </text:span></text:span><text:span text:style-name="Default_20_Paragraph_20_Font"><text:span text:style-name="T1">8</text:span></text:span><text:span text:style-name="Default_20_Paragraph_20_Font"><text:span text:style-name="T2"> μνήσθητι τὴν ἡμέραν τῶν σαββάτων ἁγιάζειν αὐτήν. </text:span></text:span><text:span text:style-name="Default_20_Paragraph_20_Font"><text:span text:style-name="T1">9</text:span></text:span><text:span text:style-name="Default_20_Paragraph_20_Font"><text:span text:style-name="T2"> ἓξ ἡμέρας ἐργᾷ καὶ ποιήσεις πάντα τὰ ἔργα σου· </text:span></text:span><text:span text:style-name="Default_20_Paragraph_20_Font"><text:span text:style-name="T1">10</text:span></text:span><text:span text:style-name="Default_20_Paragraph_20_Font"><text:span text:style-name="T2"> τῇ δὲ ἡμέρᾳ τῇ ἑβδόμῃ σάββατα κυρίῳ τῷ θεῷ σου· οὐ ποιήσεις ἐν αὐτῇ πᾶν ἔργον, σὺ καὶ ὁ υἱός σου καὶ ἡ θυγάτηρ σου, ὁ παῖς σου καὶ ἡ παιδίσκη σου, ὁ βοῦς σου καὶ τὸ ὑποζύγιόν σου καὶ πᾶν κτῆνός σου καὶ ὁ προσήλυτος ὁ παροικῶν ἐν σοί. </text:span></text:span><text:span text:style-name="Default_20_Paragraph_20_Font"><text:span text:style-name="T1">11</text:span></text:span><text:span text:style-name="Default_20_Paragraph_20_Font"><text:span text:style-name="T2"> ἐν γὰρ ἓξ ἡμέραις ἐποίησεν κύριος τὸν οὐρανὸν καὶ τὴν γῆν καὶ τὴν θάλασσαν καὶ πάντα τὰ ἐν αὐτοῖς καὶ κατέπαυσεν τῇ ἡμέρᾳ τῇ ἑβδόμῃ· διὰ τοῦτο εὐλόγησεν κύριος τὴν ἡμέραν τὴν ἑβδόμην καὶ ἡγίασεν αὐτήν. – </text:span></text:span><text:span text:style-name="Default_20_Paragraph_20_Font"><text:span text:style-name="T1">12</text:span></text:span><text:span text:style-name="Default_20_Paragraph_20_Font"><text:span text:style-name="T2"> τίμα τὸν πατέρα σου καὶ τὴν μητέρα, ἵνα εὖ σοι γένηται, καὶ ἵνα μακροχρόνιος γένῃ ἐπὶ τῆς γῆς τῆς ἀγαθῆς, ἧς κύριος ὁ θεός σου δίδωσίν σοι. – </text:span></text:span><text:span text:style-name="Default_20_Paragraph_20_Font"><text:span text:style-name="T1">13</text:span></text:span><text:span text:style-name="Default_20_Paragraph_20_Font"><text:span text:style-name="T2"> οὐ μοιχεύσεις. – </text:span></text:span><text:span text:style-name="Default_20_Paragraph_20_Font"><text:span text:style-name="T1">14</text:span></text:span><text:span text:style-name="Default_20_Paragraph_20_Font"><text:span text:style-name="T2"> οὐ κλέψεις. – </text:span></text:span><text:span text:style-name="Default_20_Paragraph_20_Font"><text:span text:style-name="T1">15</text:span></text:span><text:span text:style-name="Default_20_Paragraph_20_Font"><text:span text:style-name="T2"> οὐ φονεύσεις. – </text:span></text:span><text:span text:style-name="Default_20_Paragraph_20_Font"><text:span text:style-name="T1">16</text:span></text:span><text:span text:style-name="Default_20_Paragraph_20_Font"><text:span text:style-name="T2"> οὐ ψευδομαρτυρήσεις κατὰ τοῦ πλησίον σου μαρτυρίαν ψευδῆ. – </text:span></text:span><text:span text:style-name="Default_20_Paragraph_20_Font"><text:span text:style-name="T1">17</text:span></text:span><text:span text:style-name="Default_20_Paragraph_20_Font"><text:span text:style-name="T2"> οὐκ ἐπιθυμήσεις τὴν γυναῖκα τοῦ πλησίον σου. οὐκ ἐπιθυμήσεις τὴν οἰκίαν τοῦ πλησίον σου οὔτε τὸν ἀγρὸν αὐτοῦ οὔτε τὸν παῖδα αὐτοῦ οὔτε τὴν παιδίσκην αὐτοῦ οὔτε τοῦ βοὸς αὐτοῦ οὔτε τοῦ ὑποζυγίου αὐτοῦ οὔτε παντὸς κτήνους αὐτοῦ οὔτε ὅσα τῷ πλησίον σού ἐστιν. </text:span></text:span></text:p>
        <text:p text:style-name="P3"><text:span text:style-name="Default_20_Paragraph_20_Font"><text:span text:style-name="T1">18</text:span></text:span><text:span text:style-name="Default_20_Paragraph_20_Font"><text:span text:style-name="T2"> Καὶ πᾶς ὁ λαὸς ἑώρα τὴν φωνὴν καὶ τὰς λαμπάδας καὶ τὴν φωνὴν τῆς σάλπιγγος καὶ τὸ ὄρος τὸ καπνίζον· φοβηθέντες δὲ πᾶς ὁ λαὸς ἔστησαν μακρόθεν. </text:span></text:span><text:span text:style-name="Default_20_Paragraph_20_Font"><text:span text:style-name="T1">19</text:span></text:span><text:span text:style-name="Default_20_Paragraph_20_Font"><text:span text:style-name="T2"> καὶ εἶπαν πρὸς Μωυσῆν Λάλησον σὺ ἡμῖν, καὶ μὴ λαλείτω πρὸς ἡμᾶς ὁ θεός, μήποτε ἀποθάνωμεν. </text:span></text:span><text:span text:style-name="Default_20_Paragraph_20_Font"><text:span text:style-name="T1">20</text:span></text:span><text:span text:style-name="Default_20_Paragraph_20_Font"><text:span text:style-name="T2"> καὶ λέγει αὐτοῖς Μωϋσῆς Θαρσεῖτε· ἕνεκεν γὰρ τοῦ πειράσαι ὑμᾶς παρεγενήθη ὁ θεὸς πρὸς ὑμᾶς, ὅπως ἂν γένηται ὁ φόβος αὐτοῦ ἐν ὑμῖν, ἵνα μὴ ἁμαρτάνητε. </text:span></text:span><text:span text:style-name="Default_20_Paragraph_20_Font"><text:span text:style-name="T1">21</text:span></text:span><text:span text:style-name="Default_20_Paragraph_20_Font"><text:span text:style-name="T2"> εἱστήκει δὲ ὁ λαὸς μακρόθεν, Μωϋσῆς δὲ εἰσῆλθεν εἰς τὸν γνόφον, οὗ ἦν ὁ θεός. </text:span></text:span></text:p>
        <text:p text:style-name="P3"><text:soft-page-break/><text:span text:style-name="Default_20_Paragraph_20_Font"><text:span text:style-name="T1">22</text:span></text:span><text:span text:style-name="Default_20_Paragraph_20_Font"><text:span text:style-name="T2"> Εἶπεν δὲ κύριος πρὸς Μωυσῆν Τάδε ἐρεῖς τῷ οἴκῳ Ιακωβ καὶ ἀναγγελεῖς τοῖς υἱοῖς Ισραηλ Ὑμεῖς ἑωράκατε ὅτι ἐκ τοῦ οὐρανοῦ λελάληκα πρὸς ὑμᾶς· </text:span></text:span><text:span text:style-name="Default_20_Paragraph_20_Font"><text:span text:style-name="T1">23</text:span></text:span><text:span text:style-name="Default_20_Paragraph_20_Font"><text:span text:style-name="T2"> οὐ ποιήσετε ἑαυτοῖς θεοὺς ἀργυροῦς καὶ θεοὺς χρυσοῦς οὐ ποιήσετε ὑμῖν αὐτοῖς. </text:span></text:span><text:span text:style-name="Default_20_Paragraph_20_Font"><text:span text:style-name="T1">24</text:span></text:span><text:span text:style-name="Default_20_Paragraph_20_Font"><text:span text:style-name="T2"> θυσιαστήριον ἐκ γῆς ποιήσετέ μοι καὶ θύσετε ἐπ’ αὐτοῦ τὰ ὁλοκαυτώματα καὶ τὰ σωτήρια ὑμῶν, τὰ πρόβατα καὶ τοὺς μόσχους ὑμῶν ἐν παντὶ τόπῳ, οὗ ἐὰν ἐπονομάσω τὸ ὄνομά μου ἐκεῖ, καὶ ἥξω πρὸς σὲ καὶ εὐλογήσω σε. </text:span></text:span><text:span text:style-name="Default_20_Paragraph_20_Font"><text:span text:style-name="T1">25</text:span></text:span><text:span text:style-name="Default_20_Paragraph_20_Font"><text:span text:style-name="T2"> ἐὰν δὲ θυσιαστήριον ἐκ λίθων ποιῇς μοι, οὐκ οἰκοδομήσεις αὐτοὺς τμητούς· τὸ γὰρ ἐγχειρίδιόν σου ἐπιβέβληκας ἐπ’ αὐτούς, καὶ μεμίανται. </text:span></text:span><text:span text:style-name="Default_20_Paragraph_20_Font"><text:span text:style-name="T1">26</text:span></text:span><text:span text:style-name="Default_20_Paragraph_20_Font"><text:span text:style-name="T2"> οὐκ ἀναβήσῃ ἐν ἀναβαθμίσιν ἐπὶ τὸ θυσιαστήριόν μου, ὅπως ἂν μὴ ἀποκαλύψῃς τὴν ἀσχημοσύνην σου ἐπ’ αὐτοῦ. </text:span></text:span></text:p>
      </text:section>
      <text:section text:style-name="Sect1" text:name="Sect21">
        <text:p text:style-name="P2">Εξοδος 21</text:p>
        <text:p text:style-name="P3"><text:span text:style-name="Default_20_Paragraph_20_Font"><text:span text:style-name="T1">1</text:span></text:span><text:span text:style-name="Default_20_Paragraph_20_Font"><text:span text:style-name="T2"> Καὶ ταῦτα τὰ δικαιώματα, ἃ παραθήσεις ἐνώπιον αὐτῶν. </text:span></text:span><text:span text:style-name="Default_20_Paragraph_20_Font"><text:span text:style-name="T1">2</text:span></text:span><text:span text:style-name="Default_20_Paragraph_20_Font"><text:span text:style-name="T2"> ἐὰν κτήσῃ παῖδα Εβραῖον, ἓξ ἔτη δουλεύσει σοι· τῷ δὲ ἑβδόμῳ ἔτει ἀπελεύσεται ἐλεύθερος δωρεάν. </text:span></text:span><text:span text:style-name="Default_20_Paragraph_20_Font"><text:span text:style-name="T1">3</text:span></text:span><text:span text:style-name="Default_20_Paragraph_20_Font"><text:span text:style-name="T2"> ἐὰν αὐτὸς μόνος εἰσέλθῃ, καὶ μόνος ἐξελεύσεται· ἐὰν δὲ γυνὴ συνεισέλθῃ μετ’ αὐτοῦ, ἐξελεύσεται καὶ ἡ γυνὴ μετ’ αὐτοῦ. </text:span></text:span><text:span text:style-name="Default_20_Paragraph_20_Font"><text:span text:style-name="T1">4</text:span></text:span><text:span text:style-name="Default_20_Paragraph_20_Font"><text:span text:style-name="T2"> ἐὰν δὲ ὁ κύριος δῷ αὐτῷ γυναῖκα, καὶ τέκῃ αὐτῷ υἱοὺς ἢ θυγατέρας, ἡ γυνὴ καὶ τὰ παιδία ἔσται τῷ κυρίῳ αὐτοῦ, αὐτὸς δὲ μόνος ἐξελεύσεται. </text:span></text:span><text:span text:style-name="Default_20_Paragraph_20_Font"><text:span text:style-name="T1">5</text:span></text:span><text:span text:style-name="Default_20_Paragraph_20_Font"><text:span text:style-name="T2"> ἐὰν δὲ ἀποκριθεὶς εἴπῃ ὁ παῖς Ἠγάπηκα τὸν κύριόν μου καὶ τὴν γυναῖκα καὶ τὰ παιδία, οὐκ ἀποτρέχω ἐλεύθερος· </text:span></text:span><text:span text:style-name="Default_20_Paragraph_20_Font"><text:span text:style-name="T1">6</text:span></text:span><text:span text:style-name="Default_20_Paragraph_20_Font"><text:span text:style-name="T2"> προσάξει αὐτὸν ὁ κύριος αὐτοῦ πρὸς τὸ κριτήριον τοῦ θεοῦ καὶ τότε προσάξει αὐτὸν ἐπὶ τὴν θύραν ἐπὶ τὸν σταθμόν, καὶ τρυπήσει αὐτοῦ ὁ κύριος τὸ οὖς τῷ ὀπητίῳ, καὶ δουλεύσει αὐτῷ εἰς τὸν αἰῶνα. – </text:span></text:span><text:span text:style-name="Default_20_Paragraph_20_Font"><text:span text:style-name="T1">7</text:span></text:span><text:span text:style-name="Default_20_Paragraph_20_Font"><text:span text:style-name="T2"> ἐὰν δέ τις ἀποδῶται τὴν ἑαυτοῦ θυγατέρα οἰκέτιν, οὐκ ἀπελεύσεται ὥσπερ ἀποτρέχουσιν αἱ δοῦλαι. </text:span></text:span><text:span text:style-name="Default_20_Paragraph_20_Font"><text:span text:style-name="T1">8</text:span></text:span><text:span text:style-name="Default_20_Paragraph_20_Font"><text:span text:style-name="T2"> ἐὰν μὴ εὐαρεστήσῃ τῷ κυρίῳ αὐτῆς ἣν αὑτῷ καθωμολογήσατο, ἀπολυτρώσει αὐτήν· ἔθνει δὲ ἀλλοτρίῳ οὐ κύριός ἐστιν πωλεῖν αὐτήν, ὅτι ἠθέτησεν ἐν αὐτῇ. </text:span></text:span><text:span text:style-name="Default_20_Paragraph_20_Font"><text:span text:style-name="T1">9</text:span></text:span><text:span text:style-name="Default_20_Paragraph_20_Font"><text:span text:style-name="T2"> ἐὰν δὲ τῷ υἱῷ καθομολογήσηται αὐτήν, κατὰ τὸ δικαίωμα τῶν θυγατέρων ποιήσει αὐτῇ. </text:span></text:span><text:span text:style-name="Default_20_Paragraph_20_Font"><text:span text:style-name="T1">10</text:span></text:span><text:span text:style-name="Default_20_Paragraph_20_Font"><text:span text:style-name="T2"> ἐὰν δὲ ἄλλην λάβῃ ἑαυτῷ, τὰ δέοντα καὶ τὸν ἱματισμὸν καὶ τὴν ὁμιλίαν αὐτῆς οὐκ ἀποστερήσει. </text:span></text:span><text:span text:style-name="Default_20_Paragraph_20_Font"><text:span text:style-name="T1">11</text:span></text:span><text:span text:style-name="Default_20_Paragraph_20_Font"><text:span text:style-name="T2"> ἐὰν δὲ τὰ τρία ταῦτα μὴ ποιήσῃ αὐτῇ, ἐξελεύσεται δωρεὰν ἄνευ ἀργυρίου. </text:span></text:span></text:p>
        <text:p text:style-name="P3"><text:span text:style-name="Default_20_Paragraph_20_Font"><text:span text:style-name="T1">12</text:span></text:span><text:span text:style-name="Default_20_Paragraph_20_Font"><text:span text:style-name="T2"> Ἐὰν δὲ πατάξῃ τίς τινα, καὶ ἀποθάνῃ, θανάτῳ θανατούσθω· </text:span></text:span><text:span text:style-name="Default_20_Paragraph_20_Font"><text:span text:style-name="T1">13</text:span></text:span><text:span text:style-name="Default_20_Paragraph_20_Font"><text:span text:style-name="T2"> ὁ δὲ οὐχ ἑκών, ἀλλὰ ὁ θεὸς παρέδωκεν εἰς τὰς χεῖρας αὐτοῦ, δώσω σοι τόπον, οὗ φεύξεται ἐκεῖ ὁ φονεύσας. </text:span></text:span><text:span text:style-name="Default_20_Paragraph_20_Font"><text:span text:style-name="T1">14</text:span></text:span><text:span text:style-name="Default_20_Paragraph_20_Font"><text:span text:style-name="T2"> ἐὰν δέ τις ἐπιθῆται τῷ πλησίον ἀποκτεῖναι αὐτὸν δόλῳ καὶ καταφύγῃ, ἀπὸ τοῦ θυσιαστηρίου μου λήμψῃ αὐτὸν θανατῶσαι. – </text:span></text:span><text:span text:style-name="Default_20_Paragraph_20_Font"><text:span text:style-name="T1">15</text:span></text:span><text:span text:style-name="Default_20_Paragraph_20_Font"><text:span text:style-name="T2"> ὃς τύπτει πατέρα αὐτοῦ ἢ μητέρα αὐτοῦ, θανάτῳ θανατούσθω. </text:span></text:span><text:span text:style-name="Default_20_Paragraph_20_Font"><text:span text:style-name="T1">16</text:span></text:span><text:span text:style-name="Default_20_Paragraph_20_Font"><text:span text:style-name="T2"> ὁ κακολογῶν πατέρα αὐτοῦ ἢ μητέρα αὐτοῦ τελευτήσει θανάτῳ. – </text:span></text:span><text:span text:style-name="Default_20_Paragraph_20_Font"><text:span text:style-name="T1">17</text:span></text:span><text:span text:style-name="Default_20_Paragraph_20_Font"><text:span text:style-name="T2"> ὃς ἐὰν κλέψῃ τίς τινα τῶν υἱῶν Ισραηλ καὶ καταδυναστεύσας αὐτὸν ἀποδῶται, καὶ εὑρεθῇ ἐν αὐτῷ, θανάτῳ τελευτάτω. – </text:span></text:span><text:span text:style-name="Default_20_Paragraph_20_Font"><text:span text:style-name="T1">18</text:span></text:span><text:span text:style-name="Default_20_Paragraph_20_Font"><text:span text:style-name="T2"> ἐὰν δὲ λοιδορῶνται δύο ἄνδρες καὶ πατάξῃ τις τὸν πλησίον λίθῳ ἢ πυγμῇ, καὶ μὴ ἀποθάνῃ, κατακλιθῇ δὲ ἐπὶ τὴν κοίτην, </text:span></text:span><text:span text:style-name="Default_20_Paragraph_20_Font"><text:span text:style-name="T1">19</text:span></text:span><text:span text:style-name="Default_20_Paragraph_20_Font"><text:span text:style-name="T2"> ἐὰν ἐξαναστὰς ὁ ἄνθρωπος περιπατήσῃ ἔξω ἐπὶ ῥάβδου, ἀθῷος ἔσται ὁ πατάξας· πλὴν τῆς ἀργίας αὐτοῦ ἀποτείσει καὶ τὰ ἰατρεῖα. – </text:span></text:span><text:span text:style-name="Default_20_Paragraph_20_Font"><text:span text:style-name="T1">20</text:span></text:span><text:span text:style-name="Default_20_Paragraph_20_Font"><text:span text:style-name="T2"> ἐὰν δέ τις πατάξῃ τὸν παῖδα αὐτοῦ ἢ τὴν παιδίσκην αὐτοῦ ἐν ῥάβδῳ, καὶ ἀποθάνῃ ὑπὸ τὰς χεῖρας αὐτοῦ, δίκῃ ἐκδικηθήτω. </text:span></text:span><text:span text:style-name="Default_20_Paragraph_20_Font"><text:span text:style-name="T1">21</text:span></text:span><text:span text:style-name="Default_20_Paragraph_20_Font"><text:span text:style-name="T2"> ἐὰν δὲ διαβιώσῃ ἡμέραν μίαν ἢ δύο, οὐκ ἐκδικηθήσεται· τὸ γὰρ ἀργύριον αὐτοῦ ἐστιν. – </text:span></text:span><text:span text:style-name="Default_20_Paragraph_20_Font"><text:span text:style-name="T1">22</text:span></text:span><text:span text:style-name="Default_20_Paragraph_20_Font"><text:span text:style-name="T2"> ἐὰν δὲ μάχωνται δύο ἄνδρες καὶ πατάξωσιν γυναῖκα ἐν γαστρὶ ἔχουσαν, καὶ ἐξέλθῃ τὸ παιδίον αὐτῆς μὴ ἐξεικονισμένον, ἐπιζήμιον ζημιωθήσεται· καθότι ἂν ἐπιβάλῃ ὁ ἀνὴρ τῆς γυναικός, δώσει μετὰ ἀξιώματος· </text:span></text:span><text:span text:style-name="Default_20_Paragraph_20_Font"><text:span text:style-name="T1">23</text:span></text:span><text:span text:style-name="Default_20_Paragraph_20_Font"><text:span text:style-name="T2"> ἐὰν δὲ ἐξεικονισμένον ἦν, δώσει ψυχὴν ἀντὶ ψυχῆς, </text:span></text:span><text:span text:style-name="Default_20_Paragraph_20_Font"><text:span text:style-name="T1">24</text:span></text:span><text:span text:style-name="Default_20_Paragraph_20_Font"><text:span text:style-name="T2"> ὀφθαλμὸν ἀντὶ ὀφθαλμοῦ, ὀδόντα ἀντὶ ὀδόντος, χεῖρα ἀντὶ χειρός, πόδα ἀντὶ ποδός, </text:span></text:span><text:span text:style-name="Default_20_Paragraph_20_Font"><text:span text:style-name="T1">25</text:span></text:span><text:span text:style-name="Default_20_Paragraph_20_Font"><text:span text:style-name="T2"> κατάκαυμα ἀντὶ κατακαύματος, </text:span></text:span><text:soft-page-break/><text:span text:style-name="Default_20_Paragraph_20_Font"><text:span text:style-name="T2">τραῦμα ἀντὶ τραύματος, μώλωπα ἀντὶ μώλωπος. – </text:span></text:span><text:span text:style-name="Default_20_Paragraph_20_Font"><text:span text:style-name="T1">26</text:span></text:span><text:span text:style-name="Default_20_Paragraph_20_Font"><text:span text:style-name="T2"> ἐὰν δέ τις πατάξῃ τὸν ὀφθαλμὸν τοῦ οἰκέτου αὐτοῦ ἢ τὸν ὀφθαλμὸν τῆς θεραπαίνης αὐτοῦ καὶ ἐκτυφλώσῃ, ἐλευθέρους ἐξαποστελεῖ αὐτοὺς ἀντὶ τοῦ ὀφθαλμοῦ αὐτῶν. </text:span></text:span><text:span text:style-name="Default_20_Paragraph_20_Font"><text:span text:style-name="T1">27</text:span></text:span><text:span text:style-name="Default_20_Paragraph_20_Font"><text:span text:style-name="T2"> ἐὰν δὲ τὸν ὀδόντα τοῦ οἰκέτου ἢ τὸν ὀδόντα τῆς θεραπαίνης αὐτοῦ ἐκκόψῃ, ἐλευθέρους ἐξαποστελεῖ αὐτοὺς ἀντὶ τοῦ ὀδόντος αὐτῶν. </text:span></text:span></text:p>
        <text:p text:style-name="P3"><text:span text:style-name="Default_20_Paragraph_20_Font"><text:span text:style-name="T1">28</text:span></text:span><text:span text:style-name="Default_20_Paragraph_20_Font"><text:span text:style-name="T2"> Ἐὰν δὲ κερατίσῃ ταῦρος ἄνδρα ἢ γυναῖκα, καὶ ἀποθάνῃ, λίθοις λιθοβοληθήσεται ὁ ταῦρος, καὶ οὐ βρωθήσεται τὰ κρέα αὐτοῦ· ὁ δὲ κύριος τοῦ ταύρου ἀθῷος ἔσται. </text:span></text:span><text:span text:style-name="Default_20_Paragraph_20_Font"><text:span text:style-name="T1">29</text:span></text:span><text:span text:style-name="Default_20_Paragraph_20_Font"><text:span text:style-name="T2"> ἐὰν δὲ ὁ ταῦρος κερατιστὴς ᾖ πρὸ τῆς ἐχθὲς καὶ πρὸ τῆς τρίτης, καὶ διαμαρτύρωνται τῷ κυρίῳ αὐτοῦ, καὶ μὴ ἀφανίσῃ αὐτόν, ἀνέλῃ δὲ ἄνδρα ἢ γυναῖκα, ὁ ταῦρος λιθοβοληθήσεται, καὶ ὁ κύριος αὐτοῦ προσαποθανεῖται. </text:span></text:span><text:span text:style-name="Default_20_Paragraph_20_Font"><text:span text:style-name="T1">30</text:span></text:span><text:span text:style-name="Default_20_Paragraph_20_Font"><text:span text:style-name="T2"> ἐὰν δὲ λύτρα ἐπιβληθῇ αὐτῷ, δώσει λύτρα τῆς ψυχῆς αὐτοῦ ὅσα ἐὰν ἐπιβάλωσιν αὐτῷ. </text:span></text:span><text:span text:style-name="Default_20_Paragraph_20_Font"><text:span text:style-name="T1">31</text:span></text:span><text:span text:style-name="Default_20_Paragraph_20_Font"><text:span text:style-name="T2"> ἐὰν δὲ υἱὸν ἢ θυγατέρα κερατίσῃ, κατὰ τὸ δικαίωμα τοῦτο ποιήσουσιν αὐτῷ. </text:span></text:span><text:span text:style-name="Default_20_Paragraph_20_Font"><text:span text:style-name="T1">32</text:span></text:span><text:span text:style-name="Default_20_Paragraph_20_Font"><text:span text:style-name="T2"> ἐὰν δὲ παῖδα κερατίσῃ ὁ ταῦρος ἢ παιδίσκην, ἀργυρίου τριάκοντα δίδραχμα δώσει τῷ κυρίῳ αὐτῶν, καὶ ὁ ταῦρος λιθοβοληθήσεται. – </text:span></text:span><text:span text:style-name="Default_20_Paragraph_20_Font"><text:span text:style-name="T1">33</text:span></text:span><text:span text:style-name="Default_20_Paragraph_20_Font"><text:span text:style-name="T2"> ἐὰν δέ τις ἀνοίξῃ λάκκον ἢ λατομήσῃ λάκκον καὶ μὴ καλύψῃ αὐτόν, καὶ ἐμπέσῃ ἐκεῖ μόσχος ἢ ὄνος, </text:span></text:span><text:span text:style-name="Default_20_Paragraph_20_Font"><text:span text:style-name="T1">34</text:span></text:span><text:span text:style-name="Default_20_Paragraph_20_Font"><text:span text:style-name="T2"> ὁ κύριος τοῦ λάκκου ἀποτείσει· ἀργύριον δώσει τῷ κυρίῳ αὐτῶν, τὸ δὲ τετελευτηκὸς αὐτῷ ἔσται. – </text:span></text:span><text:span text:style-name="Default_20_Paragraph_20_Font"><text:span text:style-name="T1">35</text:span></text:span><text:span text:style-name="Default_20_Paragraph_20_Font"><text:span text:style-name="T2"> ἐὰν δὲ κερατίσῃ τινὸς ταῦρος τὸν ταῦρον τοῦ πλησίον, καὶ τελευτήσῃ, ἀποδώσονται τὸν ταῦρον τὸν ζῶντα καὶ διελοῦνται τὸ ἀργύριον αὐτοῦ καὶ τὸν ταῦρον τὸν τεθνηκότα διελοῦνται. </text:span></text:span><text:span text:style-name="Default_20_Paragraph_20_Font"><text:span text:style-name="T1">36</text:span></text:span><text:span text:style-name="Default_20_Paragraph_20_Font"><text:span text:style-name="T2"> ἐὰν δὲ γνωρίζηται ὁ ταῦρος ὅτι κερατιστής ἐστιν πρὸ τῆς ἐχθὲς καὶ πρὸ τῆς τρίτης ἡμέρας, καὶ διαμεμαρτυρημένοι ὦσιν τῷ κυρίῳ αὐτοῦ, καὶ μὴ ἀφανίσῃ αὐτόν, ἀποτείσει ταῦρον ἀντὶ ταύρου, ὁ δὲ τετελευτηκὼς αὐτῷ ἔσται. </text:span></text:span></text:p>
        <text:p text:style-name="P3"><text:span text:style-name="Default_20_Paragraph_20_Font"><text:span text:style-name="T1">37</text:span></text:span><text:span text:style-name="Default_20_Paragraph_20_Font"><text:span text:style-name="T2"> Ἐὰν δέ τις κλέψῃ μόσχον ἢ πρόβατον καὶ σφάξῃ αὐτὸ ἢ ἀποδῶται, πέντε μόσχους ἀποτείσει ἀντὶ τοῦ μόσχου καὶ τέσσαρα πρόβατα ἀντὶ τοῦ προβάτου. </text:span></text:span></text:p>
      </text:section>
      <text:section text:style-name="Sect1" text:name="Sect22">
        <text:p text:style-name="P2">Εξοδος 22</text:p>
        <text:p text:style-name="P3"><text:span text:style-name="Default_20_Paragraph_20_Font"><text:span text:style-name="T1">1</text:span></text:span><text:span text:style-name="Default_20_Paragraph_20_Font"><text:span text:style-name="T2"> ἐὰν δὲ ἐν τῷ διορύγματι εὑρεθῇ ὁ κλέπτης καὶ πληγεὶς ἀποθάνῃ, οὐκ ἔστιν αὐτῷ φόνος· </text:span></text:span><text:span text:style-name="Default_20_Paragraph_20_Font"><text:span text:style-name="T1">2</text:span></text:span><text:span text:style-name="Default_20_Paragraph_20_Font"><text:span text:style-name="T2"> ἐὰν δὲ ἀνατείλῃ ὁ ἥλιος ἐπ’ αὐτῷ, ἔνοχός ἐστιν, ἀνταποθανεῖται. ἐὰν δὲ μὴ ὑπάρχῃ αὐτῷ, πραθήτω ἀντὶ τοῦ κλέμματος. </text:span></text:span><text:span text:style-name="Default_20_Paragraph_20_Font"><text:span text:style-name="T1">3</text:span></text:span><text:span text:style-name="Default_20_Paragraph_20_Font"><text:span text:style-name="T2"> ἐὰν δὲ καταλημφθῇ, καὶ εὑρεθῇ ἐν τῇ χειρὶ αὐτοῦ τὸ κλέμμα ἀπό τε ὄνου ἕως προβάτου ζῶντα, διπλᾶ αὐτὰ ἀποτείσει. – </text:span></text:span><text:span text:style-name="Default_20_Paragraph_20_Font"><text:span text:style-name="T1">4</text:span></text:span><text:span text:style-name="Default_20_Paragraph_20_Font"><text:span text:style-name="T2"> ἐὰν δὲ καταβοσκήσῃ τις ἀγρὸν ἢ ἀμπελῶνα καὶ ἀφῇ τὸ κτῆνος αὐτοῦ καταβοσκῆσαι ἀγρὸν ἕτερον, ἀποτείσει ἐκ τοῦ ἀγροῦ αὐτοῦ κατὰ τὸ γένημα αὐτοῦ· ἐὰν δὲ πάντα τὸν ἀγρὸν καταβοσκήσῃ, τὰ βέλτιστα τοῦ ἀγροῦ αὐτοῦ καὶ τὰ βέλτιστα τοῦ ἀμπελῶνος αὐτοῦ ἀποτείσει. – </text:span></text:span><text:span text:style-name="Default_20_Paragraph_20_Font"><text:span text:style-name="T1">5</text:span></text:span><text:span text:style-name="Default_20_Paragraph_20_Font"><text:span text:style-name="T2"> ἐὰν δὲ ἐξελθὸν πῦρ εὕρῃ ἀκάνθας καὶ προσεμπρήσῃ ἅλωνα ἢ στάχυς ἢ πεδίον, ἀποτείσει ὁ τὸ πῦρ ἐκκαύσας. – </text:span></text:span><text:span text:style-name="Default_20_Paragraph_20_Font"><text:span text:style-name="T1">6</text:span></text:span><text:span text:style-name="Default_20_Paragraph_20_Font"><text:span text:style-name="T2"> ἐὰν δέ τις δῷ τῷ πλησίον ἀργύριον ἢ σκεύη φυλάξαι, καὶ κλαπῇ ἐκ τῆς οἰκίας τοῦ ἀνθρώπου, ἐὰν εὑρεθῇ ὁ κλέψας, ἀποτείσει διπλοῦν· </text:span></text:span><text:span text:style-name="Default_20_Paragraph_20_Font"><text:span text:style-name="T1">7</text:span></text:span><text:span text:style-name="Default_20_Paragraph_20_Font"><text:span text:style-name="T2"> ἐὰν δὲ μὴ εὑρεθῇ ὁ κλέψας, προσελεύσεται ὁ κύριος τῆς οἰκίας ἐνώπιον τοῦ θεοῦ καὶ ὀμεῖται ἦ μὴν μὴ αὐτὸς πεπονηρεῦσθαι ἐφ’ ὅλης τῆς παρακαταθήκης τοῦ πλησίον. </text:span></text:span><text:span text:style-name="Default_20_Paragraph_20_Font"><text:span text:style-name="T1">8</text:span></text:span><text:span text:style-name="Default_20_Paragraph_20_Font"><text:span text:style-name="T2"> κατὰ πᾶν ῥητὸν ἀδίκημα περί τε μόσχου καὶ ὑποζυγίου καὶ προβάτου καὶ ἱματίου καὶ πάσης ἀπωλείας τῆς ἐγκαλουμένης, ὅ τι οὖν ἂν ᾖ, ἐνώπιον τοῦ θεοῦ ἐλεύσεται ἡ κρίσις ἀμφοτέρων, καὶ ὁ ἁλοὺς διὰ τοῦ θεοῦ ἀποτείσει διπλοῦν τῷ πλησίον. – </text:span></text:span><text:span text:style-name="Default_20_Paragraph_20_Font"><text:span text:style-name="T1">9</text:span></text:span><text:span text:style-name="Default_20_Paragraph_20_Font"><text:span text:style-name="T2"> ἐὰν δέ τις δῷ τῷ πλησίον ὑποζύγιον ἢ μόσχον ἢ πρόβατον ἢ πᾶν κτῆνος φυλάξαι, καὶ συντριβῇ ἢ τελευτήσῃ ἢ αἰχμάλωτον γένηται, καὶ μηδεὶς γνῷ, </text:span></text:span><text:span text:style-name="Default_20_Paragraph_20_Font"><text:span text:style-name="T1">10</text:span></text:span><text:span text:style-name="Default_20_Paragraph_20_Font"><text:span text:style-name="T2"> ὅρκος ἔσται τοῦ </text:span></text:span><text:soft-page-break/><text:span text:style-name="Default_20_Paragraph_20_Font"><text:span text:style-name="T2">θεοῦ ἀνὰ μέσον ἀμφοτέρων ἦ μὴν μὴ αὐτὸν πεπονηρεῦσθαι καθ’ ὅλης τῆς παρακαταθήκης τοῦ πλησίον· καὶ οὕτως προσδέξεται ὁ κύριος αὐτοῦ, καὶ οὐκ ἀποτείσει. </text:span></text:span><text:span text:style-name="Default_20_Paragraph_20_Font"><text:span text:style-name="T1">11</text:span></text:span><text:span text:style-name="Default_20_Paragraph_20_Font"><text:span text:style-name="T2"> ἐὰν δὲ κλαπῇ παρ’ αὐτοῦ, ἀποτείσει τῷ κυρίῳ. </text:span></text:span><text:span text:style-name="Default_20_Paragraph_20_Font"><text:span text:style-name="T1">12</text:span></text:span><text:span text:style-name="Default_20_Paragraph_20_Font"><text:span text:style-name="T2"> ἐὰν δὲ θηριάλωτον γένηται, ἄξει αὐτὸν ἐπὶ τὴν θήραν καὶ οὐκ ἀποτείσει. – </text:span></text:span><text:span text:style-name="Default_20_Paragraph_20_Font"><text:span text:style-name="T1">13</text:span></text:span><text:span text:style-name="Default_20_Paragraph_20_Font"><text:span text:style-name="T2"> ἐὰν δὲ αἰτήσῃ τις παρὰ τοῦ πλησίον, καὶ συντριβῇ ἢ ἀποθάνῃ ἢ αἰχμάλωτον γένηται, ὁ δὲ κύριος μὴ ᾖ μετ’ αὐτοῦ, ἀποτείσει· </text:span></text:span><text:span text:style-name="Default_20_Paragraph_20_Font"><text:span text:style-name="T1">14</text:span></text:span><text:span text:style-name="Default_20_Paragraph_20_Font"><text:span text:style-name="T2"> ἐὰν δὲ ὁ κύριος ᾖ μετ’ αὐτοῦ, οὐκ ἀποτείσει· ἐὰν δὲ μισθωτὸς ᾖ, ἔσται αὐτῷ ἀντὶ τοῦ μισθοῦ αὐτοῦ. </text:span></text:span></text:p>
        <text:p text:style-name="P3"><text:span text:style-name="Default_20_Paragraph_20_Font"><text:span text:style-name="T1">15</text:span></text:span><text:span text:style-name="Default_20_Paragraph_20_Font"><text:span text:style-name="T2"> Ἐὰν δὲ ἀπατήσῃ τις παρθένον ἀμνήστευτον καὶ κοιμηθῇ μετ’ αὐτῆς, φερνῇ φερνιεῖ αὐτὴν αὐτῷ γυναῖκα. </text:span></text:span><text:span text:style-name="Default_20_Paragraph_20_Font"><text:span text:style-name="T1">16</text:span></text:span><text:span text:style-name="Default_20_Paragraph_20_Font"><text:span text:style-name="T2"> ἐὰν δὲ ἀνανεύων ἀνανεύσῃ καὶ μὴ βούληται ὁ πατὴρ αὐτῆς δοῦναι αὐτὴν αὐτῷ γυναῖκα, ἀργύριον ἀποτείσει τῷ πατρὶ καθ’ ὅσον ἐστὶν ἡ φερνὴ τῶν παρθένων. – </text:span></text:span><text:span text:style-name="Default_20_Paragraph_20_Font"><text:span text:style-name="T1">17</text:span></text:span><text:span text:style-name="Default_20_Paragraph_20_Font"><text:span text:style-name="T2"> φαρμακοὺς οὐ περιποιήσετε. – </text:span></text:span><text:span text:style-name="Default_20_Paragraph_20_Font"><text:span text:style-name="T1">18</text:span></text:span><text:span text:style-name="Default_20_Paragraph_20_Font"><text:span text:style-name="T2"> πᾶν κοιμώμενον μετὰ κτήνους, θανάτῳ ἀποκτενεῖτε αὐτούς. – </text:span></text:span><text:span text:style-name="Default_20_Paragraph_20_Font"><text:span text:style-name="T1">19</text:span></text:span><text:span text:style-name="Default_20_Paragraph_20_Font"><text:span text:style-name="T2"> ὁ θυσιάζων θεοῖς θανάτῳ ὀλεθρευθήσεται πλὴν κυρίῳ μόνῳ. </text:span></text:span></text:p>
        <text:p text:style-name="P3"><text:span text:style-name="Default_20_Paragraph_20_Font"><text:span text:style-name="T1">20</text:span></text:span><text:span text:style-name="Default_20_Paragraph_20_Font"><text:span text:style-name="T2"> Καὶ προσήλυτον οὐ κακώσετε οὐδὲ μὴ θλίψητε αὐτόν· ἦτε γὰρ προσήλυτοι ἐν γῇ Αἰγύπτῳ. – </text:span></text:span><text:span text:style-name="Default_20_Paragraph_20_Font"><text:span text:style-name="T1">21</text:span></text:span><text:span text:style-name="Default_20_Paragraph_20_Font"><text:span text:style-name="T2"> πᾶσαν χήραν καὶ ὀρφανὸν οὐ κακώσετε· </text:span></text:span><text:span text:style-name="Default_20_Paragraph_20_Font"><text:span text:style-name="T1">22</text:span></text:span><text:span text:style-name="Default_20_Paragraph_20_Font"><text:span text:style-name="T2"> ἐὰν δὲ κακίᾳ κακώσητε αὐτοὺς καὶ κεκράξαντες καταβοήσωσι πρός με, ἀκοῇ εἰσακούσομαι τῆς φωνῆς αὐτῶν </text:span></text:span><text:span text:style-name="Default_20_Paragraph_20_Font"><text:span text:style-name="T1">23</text:span></text:span><text:span text:style-name="Default_20_Paragraph_20_Font"><text:span text:style-name="T2"> καὶ ὀργισθήσομαι θυμῷ καὶ ἀποκτενῶ ὑμᾶς μαχαίρᾳ, καὶ ἔσονται αἱ γυναῖκες ὑμῶν χῆραι καὶ τὰ παιδία ὑμῶν ὀρφανά. – </text:span></text:span><text:span text:style-name="Default_20_Paragraph_20_Font"><text:span text:style-name="T1">24</text:span></text:span><text:span text:style-name="Default_20_Paragraph_20_Font"><text:span text:style-name="T2"> ἐὰν δὲ ἀργύριον ἐκδανείσῃς τῷ ἀδελφῷ τῷ πενιχρῷ παρὰ σοί, οὐκ ἔσῃ αὐτὸν κατεπείγων, οὐκ ἐπιθήσεις αὐτῷ τόκον. </text:span></text:span><text:span text:style-name="Default_20_Paragraph_20_Font"><text:span text:style-name="T1">25</text:span></text:span><text:span text:style-name="Default_20_Paragraph_20_Font"><text:span text:style-name="T2"> ἐὰν δὲ ἐνεχύρασμα ἐνεχυράσῃς τὸ ἱμάτιον τοῦ πλησίον, πρὸ δυσμῶν ἡλίου ἀποδώσεις αὐτῷ· </text:span></text:span><text:span text:style-name="Default_20_Paragraph_20_Font"><text:span text:style-name="T1">26</text:span></text:span><text:span text:style-name="Default_20_Paragraph_20_Font"><text:span text:style-name="T2"> ἔστιν γὰρ τοῦτο περιβόλαιον αὐτοῦ, μόνον τοῦτο τὸ ἱμάτιον ἀσχημοσύνης αὐτοῦ· ἐν τίνι κοιμηθήσεται; ἐὰν οὖν καταβοήσῃ πρός με, εἰσακούσομαι αὐτοῦ· ἐλεήμων γάρ εἰμι. – </text:span></text:span><text:span text:style-name="Default_20_Paragraph_20_Font"><text:span text:style-name="T1">27</text:span></text:span><text:span text:style-name="Default_20_Paragraph_20_Font"><text:span text:style-name="T2"> θεοὺς οὐ κακολογήσεις καὶ ἄρχοντας τοῦ λαοῦ σου οὐ κακῶς ἐρεῖς. – </text:span></text:span><text:span text:style-name="Default_20_Paragraph_20_Font"><text:span text:style-name="T1">28</text:span></text:span><text:span text:style-name="Default_20_Paragraph_20_Font"><text:span text:style-name="T2"> ἀπαρχὰς ἅλωνος καὶ ληνοῦ σου οὐ καθυστερήσεις· τὰ πρωτότοκα τῶν υἱῶν σου δώσεις ἐμοί. </text:span></text:span><text:span text:style-name="Default_20_Paragraph_20_Font"><text:span text:style-name="T1">29</text:span></text:span><text:span text:style-name="Default_20_Paragraph_20_Font"><text:span text:style-name="T2"> οὕτως ποιήσεις τὸν μόσχον σου καὶ τὸ πρόβατόν σου καὶ τὸ ὑποζύγιόν σου· ἑπτὰ ἡμέρας ἔσται ὑπὸ τὴν μητέρα, τῇ δὲ ὀγδόῃ ἡμέρᾳ ἀποδώσεις μοι αὐτό. – </text:span></text:span><text:span text:style-name="Default_20_Paragraph_20_Font"><text:span text:style-name="T1">30</text:span></text:span><text:span text:style-name="Default_20_Paragraph_20_Font"><text:span text:style-name="T2"> καὶ ἄνδρες ἅγιοι ἔσεσθέ μοι. καὶ κρέας θηριάλωτον οὐκ ἔδεσθε, τῷ κυνὶ ἀπορρίψατε αὐτό. </text:span></text:span></text:p>
      </text:section>
      <text:section text:style-name="Sect1" text:name="Sect23">
        <text:p text:style-name="P2">Εξοδος 23</text:p>
        <text:p text:style-name="P3"><text:span text:style-name="Default_20_Paragraph_20_Font"><text:span text:style-name="T1">1</text:span></text:span><text:span text:style-name="Default_20_Paragraph_20_Font"><text:span text:style-name="T2"> Οὐ παραδέξῃ ἀκοὴν ματαίαν. οὐ συγκαταθήσῃ μετὰ τοῦ ἀδίκου γενέσθαι μάρτυς ἄδικος. </text:span></text:span><text:span text:style-name="Default_20_Paragraph_20_Font"><text:span text:style-name="T1">2</text:span></text:span><text:span text:style-name="Default_20_Paragraph_20_Font"><text:span text:style-name="T2"> οὐκ ἔσῃ μετὰ πλειόνων ἐπὶ κακίᾳ. οὐ προστεθήσῃ μετὰ πλήθους ἐκκλῖναι μετὰ πλειόνων ὥστε ἐκκλῖναι κρίσιν. </text:span></text:span><text:span text:style-name="Default_20_Paragraph_20_Font"><text:span text:style-name="T1">3</text:span></text:span><text:span text:style-name="Default_20_Paragraph_20_Font"><text:span text:style-name="T2"> καὶ πένητα οὐκ ἐλεήσεις ἐν κρίσει. – </text:span></text:span><text:span text:style-name="Default_20_Paragraph_20_Font"><text:span text:style-name="T1">4</text:span></text:span><text:span text:style-name="Default_20_Paragraph_20_Font"><text:span text:style-name="T2"> ἐὰν δὲ συναντήσῃς τῷ βοὶ τοῦ ἐχθροῦ σου ἢ τῷ ὑποζυγίῳ αὐτοῦ πλανωμένοις, ἀποστρέψας ἀποδώσεις αὐτῷ. </text:span></text:span><text:span text:style-name="Default_20_Paragraph_20_Font"><text:span text:style-name="T1">5</text:span></text:span><text:span text:style-name="Default_20_Paragraph_20_Font"><text:span text:style-name="T2"> ἐὰν δὲ ἴδῃς τὸ ὑποζύγιον τοῦ ἐχθροῦ σου πεπτωκὸς ὑπὸ τὸν γόμον αὐτοῦ, οὐ παρελεύσῃ αὐτό, ἀλλὰ συνεγερεῖς αὐτὸ μετ’ αὐτοῦ. – </text:span></text:span><text:span text:style-name="Default_20_Paragraph_20_Font"><text:span text:style-name="T1">6</text:span></text:span><text:span text:style-name="Default_20_Paragraph_20_Font"><text:span text:style-name="T2"> οὐ διαστρέψεις κρίμα πένητος ἐν κρίσει αὐτοῦ. </text:span></text:span><text:span text:style-name="Default_20_Paragraph_20_Font"><text:span text:style-name="T1">7</text:span></text:span><text:span text:style-name="Default_20_Paragraph_20_Font"><text:span text:style-name="T2"> ἀπὸ παντὸς ῥήματος ἀδίκου ἀποστήσῃ· ἀθῷον καὶ δίκαιον οὐκ ἀποκτενεῖς καὶ οὐ δικαιώσεις τὸν ἀσεβῆ ἕνεκεν δώρων. </text:span></text:span><text:span text:style-name="Default_20_Paragraph_20_Font"><text:span text:style-name="T1">8</text:span></text:span><text:span text:style-name="Default_20_Paragraph_20_Font"><text:span text:style-name="T2"> καὶ δῶρα οὐ λήμψῃ· τὰ γὰρ δῶρα ἐκτυφλοῖ ὀφθαλμοὺς βλεπόντων καὶ λυμαίνεται ῥήματα δίκαια. – </text:span></text:span><text:span text:style-name="Default_20_Paragraph_20_Font"><text:span text:style-name="T1">9</text:span></text:span><text:span text:style-name="Default_20_Paragraph_20_Font"><text:span text:style-name="T2"> καὶ προσήλυτον οὐ θλίψετε· ὑμεῖς γὰρ οἴδατε τὴν ψυχὴν τοῦ προσηλύτου· αὐτοὶ γὰρ προσήλυτοι ἦτε ἐν γῇ Αἰγύπτῳ. </text:span></text:span></text:p>
        <text:p text:style-name="P3"><text:span text:style-name="Default_20_Paragraph_20_Font"><text:span text:style-name="T1">10</text:span></text:span><text:span text:style-name="Default_20_Paragraph_20_Font"><text:span text:style-name="T2"> Ἓξ ἔτη σπερεῖς τὴν γῆν σου καὶ συνάξεις τὰ γενήματα αὐτῆς· </text:span></text:span><text:span text:style-name="Default_20_Paragraph_20_Font"><text:span text:style-name="T1">11</text:span></text:span><text:span text:style-name="Default_20_Paragraph_20_Font"><text:span text:style-name="T2"> τῷ δὲ ἑβδόμῳ ἄφεσιν ποιήσεις καὶ ἀνήσεις αὐτήν, καὶ ἔδονται οἱ πτωχοὶ τοῦ ἔθνους σου, τὰ δὲ ὑπολειπόμενα ἔδεται τὰ ἄγρια θηρία. οὕτως ποιήσεις τὸν ἀμπελῶνά σου καὶ τὸν ἐλαιῶνά σου. – </text:span></text:span><text:span text:style-name="Default_20_Paragraph_20_Font"><text:span text:style-name="T1">12</text:span></text:span><text:span text:style-name="Default_20_Paragraph_20_Font"><text:span text:style-name="T2"> ἓξ </text:span></text:span><text:soft-page-break/><text:span text:style-name="Default_20_Paragraph_20_Font"><text:span text:style-name="T2">ἡμέρας ποιήσεις τὰ ἔργα σου, τῇ δὲ ἡμέρᾳ τῇ ἑβδόμῃ ἀνάπαυσις, ἵνα ἀναπαύσηται ὁ βοῦς σου καὶ τὸ ὑποζύγιόν σου, καὶ ἵνα ἀναψύξῃ ὁ υἱὸς τῆς παιδίσκης σου καὶ ὁ προσήλυτος. – </text:span></text:span><text:span text:style-name="Default_20_Paragraph_20_Font"><text:span text:style-name="T1">13</text:span></text:span><text:span text:style-name="Default_20_Paragraph_20_Font"><text:span text:style-name="T2"> πάντα, ὅσα εἴρηκα πρὸς ὑμᾶς, φυλάξασθε. </text:span></text:span></text:p>
        <text:p text:style-name="P3"><text:span text:style-name="Default_20_Paragraph_20_Font"><text:span text:style-name="T2">Καὶ ὄνομα θεῶν ἑτέρων οὐκ ἀναμνησθήσεσθε, οὐδὲ μὴ ἀκουσθῇ ἐκ τοῦ στόματος ὑμῶν. </text:span></text:span><text:span text:style-name="Default_20_Paragraph_20_Font"><text:span text:style-name="T1">14</text:span></text:span><text:span text:style-name="Default_20_Paragraph_20_Font"><text:span text:style-name="T2"> τρεῖς καιροὺς τοῦ ἐνιαυτοῦ ἑορτάσατέ μοι. </text:span></text:span><text:span text:style-name="Default_20_Paragraph_20_Font"><text:span text:style-name="T1">15</text:span></text:span><text:span text:style-name="Default_20_Paragraph_20_Font"><text:span text:style-name="T2"> τὴν ἑορτὴν τῶν ἀζύμων φυλάξασθε ποιεῖν· ἑπτὰ ἡμέρας ἔδεσθε ἄζυμα, καθάπερ ἐνετειλάμην σοι, κατὰ τὸν καιρὸν τοῦ μηνὸς τῶν νέων· ἐν γὰρ αὐτῷ ἐξῆλθες ἐξ Αἰγύπτου. οὐκ ὀφθήσῃ ἐνώπιόν μου κενός. </text:span></text:span><text:span text:style-name="Default_20_Paragraph_20_Font"><text:span text:style-name="T1">16</text:span></text:span><text:span text:style-name="Default_20_Paragraph_20_Font"><text:span text:style-name="T2"> καὶ ἑορτὴν θερισμοῦ πρωτογενημάτων ποιήσεις τῶν ἔργων σου, ὧν ἐὰν σπείρῃς ἐν τῷ ἀγρῷ σου, καὶ ἑορτὴν συντελείας ἐπ’ ἐξόδου τοῦ ἐνιαυτοῦ ἐν τῇ συναγωγῇ τῶν ἔργων σου τῶν ἐκ τοῦ ἀγροῦ σου. </text:span></text:span><text:span text:style-name="Default_20_Paragraph_20_Font"><text:span text:style-name="T1">17</text:span></text:span><text:span text:style-name="Default_20_Paragraph_20_Font"><text:span text:style-name="T2"> τρεῖς καιροὺς τοῦ ἐνιαυτοῦ ὀφθήσεται πᾶν ἀρσενικόν σου ἐνώπιον κυρίου τοῦ θεοῦ σου. </text:span></text:span><text:span text:style-name="Default_20_Paragraph_20_Font"><text:span text:style-name="T1">18</text:span></text:span><text:span text:style-name="Default_20_Paragraph_20_Font"><text:span text:style-name="T2"> ὅταν γὰρ ἐκβάλω ἔθνη ἀπὸ προσώπου σου καὶ ἐμπλατύνω τὰ ὅριά σου, οὐ θύσεις ἐπὶ ζύμῃ αἷμα θυσιάσματός μου, οὐδὲ μὴ κοιμηθῇ στέαρ τῆς ἑορτῆς μου ἕως πρωί. </text:span></text:span><text:span text:style-name="Default_20_Paragraph_20_Font"><text:span text:style-name="T1">19</text:span></text:span><text:span text:style-name="Default_20_Paragraph_20_Font"><text:span text:style-name="T2"> τὰς ἀπαρχὰς τῶν πρωτογενημάτων τῆς γῆς σου εἰσοίσεις εἰς τὸν οἶκον κυρίου τοῦ θεοῦ σου. οὐχ ἑψήσεις ἄρνα ἐν γάλακτι μητρὸς αὐτοῦ. </text:span></text:span></text:p>
        <text:p text:style-name="P3"><text:span text:style-name="Default_20_Paragraph_20_Font"><text:span text:style-name="T1">20</text:span></text:span><text:span text:style-name="Default_20_Paragraph_20_Font"><text:span text:style-name="T2"> Καὶ ἰδοὺ ἐγὼ ἀποστέλλω τὸν ἄγγελόν μου πρὸ προσώπου σου, ἵνα φυλάξῃ σε ἐν τῇ ὁδῷ, ὅπως εἰσαγάγῃ σε εἰς τὴν γῆν, ἣν ἡτοίμασά σοι. </text:span></text:span><text:span text:style-name="Default_20_Paragraph_20_Font"><text:span text:style-name="T1">21</text:span></text:span><text:span text:style-name="Default_20_Paragraph_20_Font"><text:span text:style-name="T2"> πρόσεχε σεαυτῷ καὶ εἰσάκουε αὐτοῦ καὶ μὴ ἀπείθει αὐτῷ· οὐ γὰρ μὴ ὑποστείληταί σε, τὸ γὰρ ὄνομά μού ἐστιν ἐπ’ αὐτῷ. </text:span></text:span><text:span text:style-name="Default_20_Paragraph_20_Font"><text:span text:style-name="T1">22</text:span></text:span><text:span text:style-name="Default_20_Paragraph_20_Font"><text:span text:style-name="T2"> ἐὰν ἀκοῇ ἀκούσητε τῆς ἐμῆς φωνῆς καὶ ποιήσῃς πάντα, ὅσα ἂν ἐντείλωμαί σοι, καὶ φυλάξητε τὴν διαθήκην μου, ἔσεσθέ μοι λαὸς περιούσιος ἀπὸ πάντων τῶν ἐθνῶν· ἐμὴ γάρ ἐστιν πᾶσα ἡ γῆ, ὑμεῖς δὲ ἔσεσθέ μοι βασίλειον ἱεράτευμα καὶ ἔθνος ἅγιον. ταῦτα τὰ ῥήματα ἐρεῖς τοῖς υἱοῖς Ισραηλ Ἐὰν ἀκοῇ ἀκούσητε τῆς φωνῆς μου καὶ ποιήσῃς πάντα, ὅσα ἂν εἴπω σοι, ἐχθρεύσω τοῖς ἐχθροῖς σου καὶ ἀντικείσομαι τοῖς ἀντικειμένοις σοι. </text:span></text:span><text:span text:style-name="Default_20_Paragraph_20_Font"><text:span text:style-name="T1">23</text:span></text:span><text:span text:style-name="Default_20_Paragraph_20_Font"><text:span text:style-name="T2"> πορεύσεται γὰρ ὁ ἄγγελός μου ἡγούμενός σου καὶ εἰσάξει σε πρὸς τὸν Αμορραῖον καὶ Χετταῖον καὶ Φερεζαῖον καὶ Χαναναῖον καὶ Γεργεσαῖον καὶ Ευαῖον καὶ Ιεβουσαῖον, καὶ ἐκτρίψω αὐτούς. </text:span></text:span><text:span text:style-name="Default_20_Paragraph_20_Font"><text:span text:style-name="T1">24</text:span></text:span><text:span text:style-name="Default_20_Paragraph_20_Font"><text:span text:style-name="T2"> οὐ προσκυνήσεις τοῖς θεοῖς αὐτῶν οὐδὲ μὴ λατρεύσῃς αὐτοῖς· οὐ ποιήσεις κατὰ τὰ ἔργα αὐτῶν, ἀλλὰ καθαιρέσει καθελεῖς καὶ συντρίβων συντρίψεις τὰς στήλας αὐτῶν. </text:span></text:span><text:span text:style-name="Default_20_Paragraph_20_Font"><text:span text:style-name="T1">25</text:span></text:span><text:span text:style-name="Default_20_Paragraph_20_Font"><text:span text:style-name="T2"> καὶ λατρεύσεις κυρίῳ τῷ θεῷ σου, καὶ εὐλογήσω τὸν ἄρτον σου καὶ τὸν οἶνόν σου καὶ τὸ ὕδωρ σου καὶ ἀποστρέψω μαλακίαν ἀφ’ <text:s/>ὑμῶν. </text:span></text:span><text:span text:style-name="Default_20_Paragraph_20_Font"><text:span text:style-name="T1">26</text:span></text:span><text:span text:style-name="Default_20_Paragraph_20_Font"><text:span text:style-name="T2"> οὐκ ἔσται ἄγονος οὐδὲ στεῖρα ἐπὶ τῆς γῆς σου· τὸν ἀριθμὸν τῶν ἡμερῶν σου ἀναπληρώσω. </text:span></text:span><text:span text:style-name="Default_20_Paragraph_20_Font"><text:span text:style-name="T1">27</text:span></text:span><text:span text:style-name="Default_20_Paragraph_20_Font"><text:span text:style-name="T2"> καὶ τὸν φόβον ἀποστελῶ ἡγούμενόν σου καὶ ἐκστήσω πάντα τὰ ἔθνη, εἰς οὓς σὺ εἰσπορεύῃ εἰς αὐτούς, καὶ δώσω πάντας τοὺς ὑπεναντίους σου φυγάδας. </text:span></text:span><text:span text:style-name="Default_20_Paragraph_20_Font"><text:span text:style-name="T1">28</text:span></text:span><text:span text:style-name="Default_20_Paragraph_20_Font"><text:span text:style-name="T2"> καὶ ἀποστελῶ τὰς σφηκίας προτέρας σου, καὶ ἐκβαλεῖ τοὺς Αμορραίους καὶ τοὺς Ευαίους καὶ τοὺς Χαναναίους καὶ τοὺς Χετταίους ἀπὸ σοῦ. </text:span></text:span><text:span text:style-name="Default_20_Paragraph_20_Font"><text:span text:style-name="T1">29</text:span></text:span><text:span text:style-name="Default_20_Paragraph_20_Font"><text:span text:style-name="T2"> οὐκ ἐκβαλῶ αὐτοὺς ἐν ἐνιαυτῷ ἑνί, ἵνα μὴ γένηται ἡ γῆ ἔρημος καὶ πολλὰ γένηται ἐπὶ σὲ τὰ θηρία τῆς γῆς· </text:span></text:span><text:span text:style-name="Default_20_Paragraph_20_Font"><text:span text:style-name="T1">30</text:span></text:span><text:span text:style-name="Default_20_Paragraph_20_Font"><text:span text:style-name="T2"> κατὰ μικρὸν μικρὸν ἐκβαλῶ αὐτοὺς ἀπὸ σοῦ, ἕως ἂν αὐξηθῇς καὶ κληρονομήσῃς τὴν γῆν. </text:span></text:span><text:span text:style-name="Default_20_Paragraph_20_Font"><text:span text:style-name="T1">31</text:span></text:span><text:span text:style-name="Default_20_Paragraph_20_Font"><text:span text:style-name="T2"> καὶ θήσω τὰ ὅριά σου ἀπὸ τῆς ἐρυθρᾶς θαλάσσης ἕως τῆς θαλάσσης τῆς Φυλιστιιμ καὶ ἀπὸ τῆς ἐρήμου ἕως τοῦ μεγάλου ποταμοῦ Εὐφράτου· καὶ παραδώσω εἰς τὰς χεῖρας ὑμῶν τοὺς ἐγκαθημένους ἐν τῇ γῇ καὶ ἐκβαλῶ αὐτοὺς ἀπὸ σοῦ. </text:span></text:span><text:span text:style-name="Default_20_Paragraph_20_Font"><text:span text:style-name="T1">32</text:span></text:span><text:span text:style-name="Default_20_Paragraph_20_Font"><text:span text:style-name="T2"> οὐ συγκαταθήσῃ αὐτοῖς καὶ τοῖς θεοῖς αὐτῶν διαθήκην, </text:span></text:span><text:span text:style-name="Default_20_Paragraph_20_Font"><text:span text:style-name="T1">33</text:span></text:span><text:span text:style-name="Default_20_Paragraph_20_Font"><text:span text:style-name="T2"> καὶ οὐκ ἐγκαθήσονται ἐν τῇ γῇ σου, ἵνα μὴ ἁμαρτεῖν σε ποιήσωσιν πρός με· ἐὰν γὰρ δουλεύσῃς τοῖς θεοῖς αὐτῶν, οὗτοι ἔσονταί σοι πρόσκομμα. </text:span></text:span></text:p>
      </text:section>
      <text:section text:style-name="Sect1" text:name="Sect24">
        <text:p text:style-name="P2"><text:soft-page-break/>Εξοδος 24</text:p>
        <text:p text:style-name="P3"><text:span text:style-name="Default_20_Paragraph_20_Font"><text:span text:style-name="T1">1</text:span></text:span><text:span text:style-name="Default_20_Paragraph_20_Font"><text:span text:style-name="T2"> Καὶ Μωυσῇ εἶπεν Ἀνάβηθι πρὸς κύριον σὺ καὶ Ααρων καὶ Ναδαβ καὶ Αβιουδ καὶ ἑβδομήκοντα τῶν πρεσβυτέρων Ισραηλ, καὶ προσκυνήσουσιν μακρόθεν τῷ κυρίῳ· </text:span></text:span><text:span text:style-name="Default_20_Paragraph_20_Font"><text:span text:style-name="T1">2</text:span></text:span><text:span text:style-name="Default_20_Paragraph_20_Font"><text:span text:style-name="T2"> καὶ ἐγγιεῖ Μωϋσῆς μόνος πρὸς τὸν θεόν, αὐτοὶ δὲ οὐκ ἐγγιοῦσιν· ὁ δὲ λαὸς οὐ συναναβήσεται μετ’ αὐτῶν. </text:span></text:span><text:span text:style-name="Default_20_Paragraph_20_Font"><text:span text:style-name="T1">3</text:span></text:span><text:span text:style-name="Default_20_Paragraph_20_Font"><text:span text:style-name="T2"> εἰσῆλθεν δὲ Μωϋσῆς καὶ διηγήσατο τῷ λαῷ πάντα τὰ ῥήματα τοῦ θεοῦ καὶ τὰ δικαιώματα· ἀπεκρίθη δὲ πᾶς ὁ λαὸς φωνῇ μιᾷ λέγοντες Πάντας τοὺς λόγους, οὓς ἐλάλησεν κύριος, ποιήσομεν καὶ ἀκουσόμεθα. </text:span></text:span><text:span text:style-name="Default_20_Paragraph_20_Font"><text:span text:style-name="T1">4</text:span></text:span><text:span text:style-name="Default_20_Paragraph_20_Font"><text:span text:style-name="T2"> καὶ ἔγραψεν Μωϋσῆς πάντα τὰ ῥήματα κυρίου. ὀρθρίσας δὲ Μωϋσῆς τὸ πρωῒ ᾠκοδόμησεν θυσιαστήριον ὑπὸ τὸ ὄρος καὶ δώδεκα λίθους εἰς τὰς δώδεκα φυλὰς τοῦ Ισραηλ· </text:span></text:span><text:span text:style-name="Default_20_Paragraph_20_Font"><text:span text:style-name="T1">5</text:span></text:span><text:span text:style-name="Default_20_Paragraph_20_Font"><text:span text:style-name="T2"> καὶ ἐξαπέστειλεν τοὺς νεανίσκους τῶν υἱῶν Ισραηλ, καὶ ἀνήνεγκαν ὁλοκαυτώματα καὶ ἔθυσαν θυσίαν σωτηρίου τῷ θεῷ μοσχάρια. </text:span></text:span><text:span text:style-name="Default_20_Paragraph_20_Font"><text:span text:style-name="T1">6</text:span></text:span><text:span text:style-name="Default_20_Paragraph_20_Font"><text:span text:style-name="T2"> λαβὼν δὲ Μωϋσῆς τὸ ἥμισυ τοῦ αἵματος ἐνέχεεν εἰς κρατῆρας, τὸ δὲ ἥμισυ τοῦ αἵματος προσέχεεν πρὸς τὸ θυσιαστήριον. </text:span></text:span><text:span text:style-name="Default_20_Paragraph_20_Font"><text:span text:style-name="T1">7</text:span></text:span><text:span text:style-name="Default_20_Paragraph_20_Font"><text:span text:style-name="T2"> καὶ λαβὼν τὸ βιβλίον τῆς διαθήκης ἀνέγνω εἰς τὰ ὦτα τοῦ λαοῦ, καὶ εἶπαν Πάντα, ὅσα ἐλάλησεν κύριος, ποιήσομεν καὶ ἀκουσόμεθα. </text:span></text:span><text:span text:style-name="Default_20_Paragraph_20_Font"><text:span text:style-name="T1">8</text:span></text:span><text:span text:style-name="Default_20_Paragraph_20_Font"><text:span text:style-name="T2"> λαβὼν δὲ Μωϋσῆς τὸ αἷμα κατεσκέδασεν τοῦ λαοῦ καὶ εἶπεν Ἰδοὺ τὸ αἷμα τῆς διαθήκης, ἧς διέθετο κύριος πρὸς ὑμᾶς περὶ πάντων τῶν λόγων τούτων. </text:span></text:span></text:p>
        <text:p text:style-name="P3"><text:span text:style-name="Default_20_Paragraph_20_Font"><text:span text:style-name="T1">9</text:span></text:span><text:span text:style-name="Default_20_Paragraph_20_Font"><text:span text:style-name="T2"> Καὶ ἀνέβη Μωϋσῆς καὶ Ααρων καὶ Ναδαβ καὶ Αβιουδ καὶ ἑβδομήκοντα τῆς γερουσίας Ισραηλ </text:span></text:span><text:span text:style-name="Default_20_Paragraph_20_Font"><text:span text:style-name="T1">10</text:span></text:span><text:span text:style-name="Default_20_Paragraph_20_Font"><text:span text:style-name="T2"> καὶ εἶδον τὸν τόπον, οὗ εἱστήκει ἐκεῖ ὁ θεὸς τοῦ Ισραηλ· καὶ τὰ ὑπὸ τοὺς πόδας αὐτοῦ ὡσεὶ ἔργον πλίνθου σαπφείρου καὶ ὥσπερ εἶδος στερεώματος τοῦ οὐρανοῦ τῇ καθαριότητι. </text:span></text:span><text:span text:style-name="Default_20_Paragraph_20_Font"><text:span text:style-name="T1">11</text:span></text:span><text:span text:style-name="Default_20_Paragraph_20_Font"><text:span text:style-name="T2"> καὶ τῶν ἐπιλέκτων τοῦ Ισραηλ οὐ διεφώνησεν οὐδὲ εἷς· καὶ ὤφθησαν ἐν τῷ τόπῳ τοῦ θεοῦ καὶ ἔφαγον καὶ ἔπιον. </text:span></text:span><text:span text:style-name="Default_20_Paragraph_20_Font"><text:span text:style-name="T1">12</text:span></text:span><text:span text:style-name="Default_20_Paragraph_20_Font"><text:span text:style-name="T2"> καὶ εἶπεν κύριος πρὸς Μωυσῆν Ἀνάβηθι πρός με εἰς τὸ ὄρος καὶ ἴσθι ἐκεῖ· καὶ δώσω σοι τὰ πυξία τὰ λίθινα, τὸν νόμον καὶ τὰς ἐντολάς, ἃς ἔγραψα νομοθετῆσαι αὐτοῖς. </text:span></text:span><text:span text:style-name="Default_20_Paragraph_20_Font"><text:span text:style-name="T1">13</text:span></text:span><text:span text:style-name="Default_20_Paragraph_20_Font"><text:span text:style-name="T2"> καὶ ἀναστὰς Μωϋσῆς καὶ Ἰησοῦς ὁ παρεστηκὼς αὐτῷ ἀνέβησαν εἰς τὸ ὄρος τοῦ θεοῦ· </text:span></text:span><text:span text:style-name="Default_20_Paragraph_20_Font"><text:span text:style-name="T1">14</text:span></text:span><text:span text:style-name="Default_20_Paragraph_20_Font"><text:span text:style-name="T2"> καὶ τοῖς πρεσβυτέροις εἶπαν Ἡσυχάζετε αὐτοῦ, ἕως ἀναστρέψωμεν πρὸς ὑμᾶς· καὶ ἰδοὺ Ααρων καὶ Ωρ μεθ’ ὑμῶν· ἐάν τινι συμβῇ κρίσις, προσπορευέσθωσαν αὐτοῖς. </text:span></text:span><text:span text:style-name="Default_20_Paragraph_20_Font"><text:span text:style-name="T1">15</text:span></text:span><text:span text:style-name="Default_20_Paragraph_20_Font"><text:span text:style-name="T2"> καὶ ἀνέβη Μωϋσῆς καὶ Ἰησοῦς εἰς τὸ ὄρος, καὶ ἐκάλυψεν ἡ νεφέλη τὸ ὄρος. </text:span></text:span><text:span text:style-name="Default_20_Paragraph_20_Font"><text:span text:style-name="T1">16</text:span></text:span><text:span text:style-name="Default_20_Paragraph_20_Font"><text:span text:style-name="T2"> καὶ κατέβη ἡ δόξα τοῦ θεοῦ ἐπὶ τὸ ὄρος τὸ Σινα, καὶ ἐκάλυψεν αὐτὸ ἡ νεφέλη ἓξ ἡμέρας· καὶ ἐκάλεσεν κύριος τὸν Μωυσῆν τῇ ἡμέρᾳ τῇ ἑβδόμῃ ἐκ μέσου τῆς νεφέλης. </text:span></text:span><text:span text:style-name="Default_20_Paragraph_20_Font"><text:span text:style-name="T1">17</text:span></text:span><text:span text:style-name="Default_20_Paragraph_20_Font"><text:span text:style-name="T2"> τὸ δὲ εἶδος τῆς δόξης κυρίου ὡσεὶ πῦρ φλέγον ἐπὶ τῆς κορυφῆς τοῦ ὄρους ἐναντίον τῶν υἱῶν Ισραηλ. </text:span></text:span><text:span text:style-name="Default_20_Paragraph_20_Font"><text:span text:style-name="T1">18</text:span></text:span><text:span text:style-name="Default_20_Paragraph_20_Font"><text:span text:style-name="T2"> καὶ εἰσῆλθεν Μωϋσῆς εἰς τὸ μέσον τῆς νεφέλης καὶ ἀνέβη εἰς τὸ ὄρος καὶ ἦν ἐκεῖ ἐν τῷ ὄρει τεσσαράκοντα ἡμέρας καὶ τεσσαράκοντα νύκτας. </text:span></text:span></text:p>
      </text:section>
      <text:section text:style-name="Sect1" text:name="Sect25">
        <text:p text:style-name="P2">Εξοδος 25</text:p>
        <text:p text:style-name="P3"><text:span text:style-name="Default_20_Paragraph_20_Font"><text:span text:style-name="T1">1</text:span></text:span><text:span text:style-name="Default_20_Paragraph_20_Font"><text:span text:style-name="T2"> Καὶ ἐλάλησεν κύριος πρὸς Μωυσῆν λέγων </text:span></text:span><text:span text:style-name="Default_20_Paragraph_20_Font"><text:span text:style-name="T1">2</text:span></text:span><text:span text:style-name="Default_20_Paragraph_20_Font"><text:span text:style-name="T2"> Εἰπὸν τοῖς υἱοῖς Ισραηλ, καὶ λάβετέ μοι ἀπαρχὰς παρὰ πάντων, οἷς ἂν δόξῃ τῇ καρδίᾳ, καὶ λήμψεσθε τὰς ἀπαρχάς μου. </text:span></text:span><text:span text:style-name="Default_20_Paragraph_20_Font"><text:span text:style-name="T1">3</text:span></text:span><text:span text:style-name="Default_20_Paragraph_20_Font"><text:span text:style-name="T2"> καὶ αὕτη ἐστὶν ἡ ἀπαρχή, ἣν λήμψεσθε παρ’ αὐτῶν· χρυσίον καὶ ἀργύριον καὶ χαλκὸν </text:span></text:span><text:span text:style-name="Default_20_Paragraph_20_Font"><text:span text:style-name="T1">4</text:span></text:span><text:span text:style-name="Default_20_Paragraph_20_Font"><text:span text:style-name="T2"> καὶ ὑάκινθον καὶ πορφύραν καὶ κόκκινον διπλοῦν καὶ βύσσον κεκλωσμένην καὶ τρίχας αἰγείας </text:span></text:span><text:span text:style-name="Default_20_Paragraph_20_Font"><text:span text:style-name="T1">5</text:span></text:span><text:span text:style-name="Default_20_Paragraph_20_Font"><text:span text:style-name="T2"> καὶ δέρματα κριῶν ἠρυθροδανωμένα καὶ δέρματα ὑακίνθινα καὶ ξύλα ἄσηπτα </text:span></text:span><text:span text:style-name="Default_20_Paragraph_20_Font"><text:span text:style-name="T1">7</text:span></text:span><text:span text:style-name="Default_20_Paragraph_20_Font"><text:span text:style-name="T2"> καὶ λίθους σαρδίου καὶ λίθους εἰς τὴν γλυφὴν εἰς τὴν ἐπωμίδα καὶ τὸν ποδήρη. </text:span></text:span><text:span text:style-name="Default_20_Paragraph_20_Font"><text:span text:style-name="T1">8</text:span></text:span><text:span text:style-name="Default_20_Paragraph_20_Font"><text:span text:style-name="T2"> καὶ ποιήσεις μοι ἁγίασμα, καὶ ὀφθήσομαι ἐν ὑμῖν· </text:span></text:span><text:span text:style-name="Default_20_Paragraph_20_Font"><text:span text:style-name="T1">9</text:span></text:span><text:span text:style-name="Default_20_Paragraph_20_Font"><text:span text:style-name="T2"> καὶ ποιήσεις μοι κατὰ πάντα, ὅσα ἐγώ σοι δεικνύω ἐν τῷ ὄρει, τὸ παράδειγμα τῆς σκηνῆς καὶ τὸ παράδειγμα πάντων τῶν σκευῶν αὐτῆς· οὕτω ποιήσεις. </text:span></text:span></text:p>
        <text:p text:style-name="P3"><text:soft-page-break/><text:span text:style-name="Default_20_Paragraph_20_Font"><text:span text:style-name="T1">10</text:span></text:span><text:span text:style-name="Default_20_Paragraph_20_Font"><text:span text:style-name="T2"> Καὶ ποιήσεις κιβωτὸν μαρτυρίου ἐκ ξύλων ἀσήπτων, δύο πήχεων καὶ ἡμίσους τὸ μῆκος καὶ πήχεος καὶ ἡμίσους τὸ πλάτος καὶ πήχεος καὶ ἡμίσους τὸ ὕψος. </text:span></text:span><text:span text:style-name="Default_20_Paragraph_20_Font"><text:span text:style-name="T1">11</text:span></text:span><text:span text:style-name="Default_20_Paragraph_20_Font"><text:span text:style-name="T2"> καὶ καταχρυσώσεις αὐτὴν χρυσίῳ καθαρῷ, ἔξωθεν καὶ ἔσωθεν χρυσώσεις αὐτήν· καὶ ποιήσεις αὐτῇ κυμάτια στρεπτὰ χρυσᾶ κύκλῳ. </text:span></text:span><text:span text:style-name="Default_20_Paragraph_20_Font"><text:span text:style-name="T1">12</text:span></text:span><text:span text:style-name="Default_20_Paragraph_20_Font"><text:span text:style-name="T2"> καὶ ἐλάσεις αὐτῇ τέσσαρας δακτυλίους χρυσοῦς καὶ ἐπιθήσεις ἐπὶ τὰ τέσσαρα κλίτη, δύο δακτυλίους ἐπὶ τὸ κλίτος τὸ ἓν καὶ δύο δακτυλίους ἐπὶ τὸ κλίτος τὸ δεύτερον. </text:span></text:span><text:span text:style-name="Default_20_Paragraph_20_Font"><text:span text:style-name="T1">13</text:span></text:span><text:span text:style-name="Default_20_Paragraph_20_Font"><text:span text:style-name="T2"> ποιήσεις δὲ ἀναφορεῖς ξύλα ἄσηπτα καὶ καταχρυσώσεις αὐτὰ χρυσίῳ· </text:span></text:span><text:span text:style-name="Default_20_Paragraph_20_Font"><text:span text:style-name="T1">14</text:span></text:span><text:span text:style-name="Default_20_Paragraph_20_Font"><text:span text:style-name="T2"> καὶ εἰσάξεις τοὺς ἀναφορεῖς εἰς τοὺς δακτυλίους τοὺς ἐν τοῖς κλίτεσι τῆς κιβωτοῦ αἴρειν τὴν κιβωτὸν ἐν αὐτοῖς· </text:span></text:span><text:span text:style-name="Default_20_Paragraph_20_Font"><text:span text:style-name="T1">15</text:span></text:span><text:span text:style-name="Default_20_Paragraph_20_Font"><text:span text:style-name="T2"> ἐν τοῖς δακτυλίοις τῆς κιβωτοῦ ἔσονται οἱ ἀναφορεῖς ἀκίνητοι. </text:span></text:span><text:span text:style-name="Default_20_Paragraph_20_Font"><text:span text:style-name="T1">16</text:span></text:span><text:span text:style-name="Default_20_Paragraph_20_Font"><text:span text:style-name="T2"> καὶ ἐμβαλεῖς εἰς τὴν κιβωτὸν τὰ μαρτύρια, ἃ ἂν δῶ σοι. </text:span></text:span><text:span text:style-name="Default_20_Paragraph_20_Font"><text:span text:style-name="T1">17</text:span></text:span><text:span text:style-name="Default_20_Paragraph_20_Font"><text:span text:style-name="T2"> καὶ ποιήσεις ἱλαστήριον ἐπίθεμα χρυσίου καθαροῦ, δύο πήχεων καὶ ἡμίσους τὸ μῆκος καὶ πήχεος καὶ ἡμίσους τὸ πλάτος. </text:span></text:span><text:span text:style-name="Default_20_Paragraph_20_Font"><text:span text:style-name="T1">18</text:span></text:span><text:span text:style-name="Default_20_Paragraph_20_Font"><text:span text:style-name="T2"> καὶ ποιήσεις δύο χερουβιμ χρυσᾶ τορευτὰ καὶ ἐπιθήσεις αὐτὰ ἐξ ἀμφοτέρων τῶν κλιτῶν τοῦ ἱλαστηρίου· </text:span></text:span><text:span text:style-name="Default_20_Paragraph_20_Font"><text:span text:style-name="T1">19</text:span></text:span><text:span text:style-name="Default_20_Paragraph_20_Font"><text:span text:style-name="T2"> ποιηθήσονται χερουβ εἷς ἐκ τοῦ κλίτους τούτου καὶ χερουβ εἷς ἐκ τοῦ κλίτους τοῦ δευτέρου τοῦ ἱλαστηρίου· καὶ ποιήσεις τοὺς δύο χερουβιμ ἐπὶ τὰ δύο κλίτη. </text:span></text:span><text:span text:style-name="Default_20_Paragraph_20_Font"><text:span text:style-name="T1">20</text:span></text:span><text:span text:style-name="Default_20_Paragraph_20_Font"><text:span text:style-name="T2"> ἔσονται οἱ χερουβιμ ἐκτείνοντες τὰς πτέρυγας ἐπάνωθεν, συσκιάζοντες ταῖς πτέρυξιν αὐτῶν ἐπὶ τοῦ ἱλαστηρίου, καὶ τὰ πρόσωπα αὐτῶν εἰς ἄλληλα· εἰς τὸ ἱλαστήριον ἔσονται τὰ πρόσωπα τῶν χερουβιμ. </text:span></text:span><text:span text:style-name="Default_20_Paragraph_20_Font"><text:span text:style-name="T1">21</text:span></text:span><text:span text:style-name="Default_20_Paragraph_20_Font"><text:span text:style-name="T2"> καὶ ἐπιθήσεις τὸ ἱλαστήριον ἐπὶ τὴν κιβωτὸν ἄνωθεν· καὶ εἰς τὴν κιβωτὸν ἐμβαλεῖς τὰ μαρτύρια, ἃ ἂν δῶ σοι. </text:span></text:span><text:span text:style-name="Default_20_Paragraph_20_Font"><text:span text:style-name="T1">22</text:span></text:span><text:span text:style-name="Default_20_Paragraph_20_Font"><text:span text:style-name="T2"> καὶ γνωσθήσομαί σοι ἐκεῖθεν καὶ λαλήσω σοι ἄνωθεν τοῦ ἱλαστηρίου ἀνὰ μέσον τῶν δύο χερουβιμ τῶν ὄντων ἐπὶ τῆς κιβωτοῦ τοῦ μαρτυρίου καὶ κατὰ πάντα, ὅσα ἂν ἐντείλωμαί σοι πρὸς τοὺς υἱοὺς Ισραηλ. </text:span></text:span></text:p>
        <text:p text:style-name="P3"><text:span text:style-name="Default_20_Paragraph_20_Font"><text:span text:style-name="T1">23</text:span></text:span><text:span text:style-name="Default_20_Paragraph_20_Font"><text:span text:style-name="T2"> Καὶ ποιήσεις τράπεζαν χρυσίου καθαροῦ, δύο πήχεων τὸ μῆκος καὶ πήχεος τὸ εὖρος καὶ πήχεος καὶ ἡμίσους τὸ ὕψος. </text:span></text:span><text:span text:style-name="Default_20_Paragraph_20_Font"><text:span text:style-name="T1">24</text:span></text:span><text:span text:style-name="Default_20_Paragraph_20_Font"><text:span text:style-name="T2"> καὶ ποιήσεις αὐτῇ στρεπτὰ κυμάτια χρυσᾶ κύκλῳ. </text:span></text:span><text:span text:style-name="Default_20_Paragraph_20_Font"><text:span text:style-name="T1">25</text:span></text:span><text:span text:style-name="Default_20_Paragraph_20_Font"><text:span text:style-name="T2"> καὶ ποιήσεις αὐτῇ στεφάνην παλαιστοῦ κύκλῳ· καὶ ποιήσεις στρεπτὸν κυμάτιον τῇ στεφάνῃ κύκλῳ. </text:span></text:span><text:span text:style-name="Default_20_Paragraph_20_Font"><text:span text:style-name="T1">26</text:span></text:span><text:span text:style-name="Default_20_Paragraph_20_Font"><text:span text:style-name="T2"> καὶ ποιήσεις τέσσαρας δακτυλίους χρυσοῦς καὶ ἐπιθήσεις τοὺς δακτυλίους ἐπὶ τὰ τέσσαρα μέρη τῶν ποδῶν αὐτῆς </text:span></text:span><text:span text:style-name="Default_20_Paragraph_20_Font"><text:span text:style-name="T1">27</text:span></text:span><text:span text:style-name="Default_20_Paragraph_20_Font"><text:span text:style-name="T2"> ὑπὸ τὴν στεφάνην, καὶ ἔσονται οἱ δακτύλιοι εἰς θήκας τοῖς ἀναφορεῦσιν ὥστε αἴρειν ἐν αὐτοῖς τὴν τράπεζαν. </text:span></text:span><text:span text:style-name="Default_20_Paragraph_20_Font"><text:span text:style-name="T1">28</text:span></text:span><text:span text:style-name="Default_20_Paragraph_20_Font"><text:span text:style-name="T2"> καὶ ποιήσεις τοὺς ἀναφορεῖς ἐκ ξύλων ἀσήπτων καὶ καταχρυσώσεις αὐτοὺς χρυσίῳ καθαρῷ, καὶ ἀρθήσεται ἐν αὐτοῖς ἡ τράπεζα. </text:span></text:span><text:span text:style-name="Default_20_Paragraph_20_Font"><text:span text:style-name="T1">29</text:span></text:span><text:span text:style-name="Default_20_Paragraph_20_Font"><text:span text:style-name="T2"> καὶ ποιήσεις τὰ τρυβλία αὐτῆς καὶ τὰς θυίσκας καὶ τὰ σπονδεῖα καὶ τοὺς κυάθους, ἐν οἷς σπείσεις ἐν αὐτοῖς· χρυσίου καθαροῦ ποιήσεις αὐτά. </text:span></text:span><text:span text:style-name="Default_20_Paragraph_20_Font"><text:span text:style-name="T1">30</text:span></text:span><text:span text:style-name="Default_20_Paragraph_20_Font"><text:span text:style-name="T2"> καὶ ἐπιθήσεις ἐπὶ τὴν τράπεζαν ἄρτους ἐνωπίους ἐναντίον μου διὰ παντός. </text:span></text:span></text:p>
        <text:p text:style-name="P3"><text:span text:style-name="Default_20_Paragraph_20_Font"><text:span text:style-name="T1">31</text:span></text:span><text:span text:style-name="Default_20_Paragraph_20_Font"><text:span text:style-name="T2"> Καὶ ποιήσεις λυχνίαν ἐκ χρυσίου καθαροῦ, τορευτὴν ποιήσεις τὴν λυχνίαν· ὁ καυλὸς αὐτῆς καὶ οἱ καλαμίσκοι καὶ οἱ κρατῆρες καὶ οἱ σφαιρωτῆρες καὶ τὰ κρίνα ἐξ αὐτῆς ἔσται. </text:span></text:span><text:span text:style-name="Default_20_Paragraph_20_Font"><text:span text:style-name="T1">32</text:span></text:span><text:span text:style-name="Default_20_Paragraph_20_Font"><text:span text:style-name="T2"> ἓξ δὲ καλαμίσκοι ἐκπορευόμενοι ἐκ πλαγίων, τρεῖς καλαμίσκοι τῆς λυχνίας ἐκ τοῦ κλίτους αὐτῆς τοῦ ἑνὸς καὶ τρεῖς καλαμίσκοι τῆς λυχνίας ἐκ τοῦ κλίτους τοῦ δευτέρου. </text:span></text:span><text:span text:style-name="Default_20_Paragraph_20_Font"><text:span text:style-name="T1">33</text:span></text:span><text:span text:style-name="Default_20_Paragraph_20_Font"><text:span text:style-name="T2"> καὶ τρεῖς κρατῆρες ἐκτετυπωμένοι καρυίσκους ἐν τῷ ἑνὶ καλαμίσκῳ, σφαιρωτὴρ καὶ κρίνον· οὕτως τοῖς ἓξ καλαμίσκοις τοῖς ἐκπορευομένοις ἐκ τῆς λυχνίας. </text:span></text:span><text:span text:style-name="Default_20_Paragraph_20_Font"><text:span text:style-name="T1">34</text:span></text:span><text:span text:style-name="Default_20_Paragraph_20_Font"><text:span text:style-name="T2"> καὶ ἐν τῇ λυχνίᾳ τέσσαρες κρατῆρες ἐκτετυπωμένοι καρυίσκους· ἐν τῷ ἑνὶ καλαμίσκῳ οἱ σφαιρωτῆρες καὶ τὰ κρίνα αὐτῆς. </text:span></text:span><text:span text:style-name="Default_20_Paragraph_20_Font"><text:span text:style-name="T1">35</text:span></text:span><text:span text:style-name="Default_20_Paragraph_20_Font"><text:span text:style-name="T2"> ὁ σφαιρωτὴρ ὑπὸ τοὺς δύο καλαμίσκους ἐξ αὐτῆς, καὶ σφαιρωτὴρ ὑπὸ τοὺς τέσσαρας καλαμίσκους ἐξ αὐτῆς· οὕτως τοῖς ἓξ καλαμίσκοις τοῖς ἐκπορευομένοις ἐκ τῆς λυχνίας. </text:span></text:span><text:span text:style-name="Default_20_Paragraph_20_Font"><text:span text:style-name="T1">36</text:span></text:span><text:span text:style-name="Default_20_Paragraph_20_Font"><text:span text:style-name="T2"> οἱ σφαιρωτῆρες καὶ οἱ καλαμίσκοι ἐξ αὐτῆς ἔστωσαν· ὅλη τορευτὴ ἐξ ἑνὸς χρυσίου καθαροῦ. </text:span></text:span><text:span text:style-name="Default_20_Paragraph_20_Font"><text:span text:style-name="T1">37</text:span></text:span><text:span text:style-name="Default_20_Paragraph_20_Font"><text:span text:style-name="T2"> καὶ ποιήσεις τοὺς λύχνους αὐτῆς ἑπτά· καὶ ἐπιθήσεις τοὺς λύχνους, καὶ φανοῦσιν ἐκ τοῦ ἑνὸς προσώπου. </text:span></text:span><text:span text:style-name="Default_20_Paragraph_20_Font"><text:span text:style-name="T1">38</text:span></text:span><text:span text:style-name="Default_20_Paragraph_20_Font"><text:span text:style-name="T2"> καὶ τὸν ἐπαρυστῆρα αὐτῆς καὶ τὰ ὑποθέματα </text:span></text:span><text:soft-page-break/><text:span text:style-name="Default_20_Paragraph_20_Font"><text:span text:style-name="T2">αὐτῆς ἐκ χρυσίου καθαροῦ ποιήσεις. </text:span></text:span><text:span text:style-name="Default_20_Paragraph_20_Font"><text:span text:style-name="T1">39</text:span></text:span><text:span text:style-name="Default_20_Paragraph_20_Font"><text:span text:style-name="T2"> πάντα τὰ σκεύη ταῦτα τάλαντον χρυσίου καθαροῦ. </text:span></text:span><text:span text:style-name="Default_20_Paragraph_20_Font"><text:span text:style-name="T1">40</text:span></text:span><text:span text:style-name="Default_20_Paragraph_20_Font"><text:span text:style-name="T2"> ὅρα ποιήσεις κατὰ τὸν τύπον τὸν δεδειγμένον σοι ἐν τῷ ὄρει. </text:span></text:span></text:p>
      </text:section>
      <text:section text:style-name="Sect1" text:name="Sect26">
        <text:p text:style-name="P2">Εξοδος 26</text:p>
        <text:p text:style-name="P3"><text:span text:style-name="Default_20_Paragraph_20_Font"><text:span text:style-name="T1">1</text:span></text:span><text:span text:style-name="Default_20_Paragraph_20_Font"><text:span text:style-name="T2"> Καὶ τὴν σκηνὴν ποιήσεις δέκα αὐλαίας ἐκ βύσσου κεκλωσμένης καὶ ὑακίνθου καὶ πορφύρας καὶ κοκκίνου κεκλωσμένου· χερουβιμ ἐργασίᾳ ὑφάντου ποιήσεις αὐτάς. </text:span></text:span><text:span text:style-name="Default_20_Paragraph_20_Font"><text:span text:style-name="T1">2</text:span></text:span><text:span text:style-name="Default_20_Paragraph_20_Font"><text:span text:style-name="T2"> μῆκος τῆς αὐλαίας τῆς μιᾶς ὀκτὼ καὶ εἴκοσι πήχεων καὶ εὖρος τεσσάρων πήχεων ἡ αὐλαία ἡ μία ἔσται· μέτρον τὸ αὐτὸ ἔσται πάσαις ταῖς αὐλαίαις. </text:span></text:span><text:span text:style-name="Default_20_Paragraph_20_Font"><text:span text:style-name="T1">3</text:span></text:span><text:span text:style-name="Default_20_Paragraph_20_Font"><text:span text:style-name="T2"> πέντε δὲ αὐλαῖαι ἔσονται ἐξ ἀλλήλων ἐχόμεναι ἡ ἑτέρα ἐκ τῆς ἑτέρας, καὶ πέντε αὐλαῖαι ἔσονται συνεχόμεναι ἑτέρα τῇ ἑτέρᾳ. </text:span></text:span><text:span text:style-name="Default_20_Paragraph_20_Font"><text:span text:style-name="T1">4</text:span></text:span><text:span text:style-name="Default_20_Paragraph_20_Font"><text:span text:style-name="T2"> καὶ ποιήσεις αὐταῖς ἀγκύλας ὑακινθίνας ἐπὶ τοῦ χείλους τῆς αὐλαίας τῆς μιᾶς ἐκ τοῦ ἑνὸς μέρους εἰς τὴν συμβολὴν καὶ οὕτως ποιήσεις ἐπὶ τοῦ χείλους τῆς αὐλαίας τῆς ἐξωτέρας πρὸς τῇ συμβολῇ τῇ δευτέρᾳ. </text:span></text:span><text:span text:style-name="Default_20_Paragraph_20_Font"><text:span text:style-name="T1">5</text:span></text:span><text:span text:style-name="Default_20_Paragraph_20_Font"><text:span text:style-name="T2"> πεντήκοντα ἀγκύλας ποιήσεις τῇ αὐλαίᾳ τῇ μιᾷ καὶ πεντήκοντα ἀγκύλας ποιήσεις ἐκ τοῦ μέρους τῆς αὐλαίας κατὰ τὴν συμβολὴν τῆς δευτέρας· ἀντιπρόσωποι ἀντιπίπτουσαι ἀλλήλαις εἰς ἑκάστην. </text:span></text:span><text:span text:style-name="Default_20_Paragraph_20_Font"><text:span text:style-name="T1">6</text:span></text:span><text:span text:style-name="Default_20_Paragraph_20_Font"><text:span text:style-name="T2"> καὶ ποιήσεις κρίκους πεντήκοντα χρυσοῦς καὶ συνάψεις τὰς αὐλαίας ἑτέραν τῇ ἑτέρᾳ τοῖς κρίκοις, καὶ ἔσται ἡ σκηνὴ μία. – </text:span></text:span><text:span text:style-name="Default_20_Paragraph_20_Font"><text:span text:style-name="T1">7</text:span></text:span><text:span text:style-name="Default_20_Paragraph_20_Font"><text:span text:style-name="T2"> καὶ ποιήσεις δέρρεις τριχίνας σκέπην ἐπὶ τῆς σκηνῆς· ἕνδεκα δέρρεις ποιήσεις αὐτάς. </text:span></text:span><text:span text:style-name="Default_20_Paragraph_20_Font"><text:span text:style-name="T1">8</text:span></text:span><text:span text:style-name="Default_20_Paragraph_20_Font"><text:span text:style-name="T2"> τὸ μῆκος τῆς δέρρεως τῆς μιᾶς ἔσται τριάκοντα πήχεων, καὶ τεσσάρων πήχεων τὸ εὖρος τῆς δέρρεως τῆς μιᾶς· μέτρον τὸ αὐτὸ ἔσται ταῖς ἕνδεκα δέρρεσι. </text:span></text:span><text:span text:style-name="Default_20_Paragraph_20_Font"><text:span text:style-name="T1">9</text:span></text:span><text:span text:style-name="Default_20_Paragraph_20_Font"><text:span text:style-name="T2"> καὶ συνάψεις τὰς πέντε δέρρεις ἐπὶ τὸ αὐτὸ καὶ τὰς ἓξ δέρρεις ἐπὶ τὸ αὐτό· καὶ ἐπιδιπλώσεις τὴν δέρριν τὴν ἕκτην κατὰ πρόσωπον τῆς σκηνῆς. </text:span></text:span><text:span text:style-name="Default_20_Paragraph_20_Font"><text:span text:style-name="T1">10</text:span></text:span><text:span text:style-name="Default_20_Paragraph_20_Font"><text:span text:style-name="T2"> καὶ ποιήσεις ἀγκύλας πεντήκοντα ἐπὶ τοῦ χείλους τῆς δέρρεως τῆς μιᾶς τῆς ἀνὰ μέσον κατὰ συμβολὴν καὶ πεντήκοντα ἀγκύλας ποιήσεις ἐπὶ τοῦ χείλους τῆς δέρρεως τῆς συναπτούσης τῆς δευτέρας. </text:span></text:span><text:span text:style-name="Default_20_Paragraph_20_Font"><text:span text:style-name="T1">11</text:span></text:span><text:span text:style-name="Default_20_Paragraph_20_Font"><text:span text:style-name="T2"> καὶ ποιήσεις κρίκους χαλκοῦς πεντήκοντα καὶ συνάψεις τοὺς κρίκους ἐκ τῶν ἀγκυλῶν καὶ συνάψεις τὰς δέρρεις, καὶ ἔσται ἕν. </text:span></text:span><text:span text:style-name="Default_20_Paragraph_20_Font"><text:span text:style-name="T1">12</text:span></text:span><text:span text:style-name="Default_20_Paragraph_20_Font"><text:span text:style-name="T2"> καὶ ὑποθήσεις τὸ πλεονάζον ἐν ταῖς δέρρεσιν τῆς σκηνῆς· τὸ ἥμισυ τῆς δέρρεως τὸ ὑπολελειμμένον ὑποκαλύψεις, τὸ πλεονάζον τῶν δέρρεων τῆς σκηνῆς ὑποκαλύψεις ὀπίσω τῆς σκηνῆς· </text:span></text:span><text:span text:style-name="Default_20_Paragraph_20_Font"><text:span text:style-name="T1">13</text:span></text:span><text:span text:style-name="Default_20_Paragraph_20_Font"><text:span text:style-name="T2"> πῆχυν ἐκ τούτου καὶ πῆχυν ἐκ τούτου ἐκ τοῦ ὑπερέχοντος τῶν δέρρεων ἐκ τοῦ μήκους τῶν δέρρεων τῆς σκηνῆς ἔσται συγκαλύπτον ἐπὶ τὰ πλάγια τῆς σκηνῆς ἔνθεν καὶ ἔνθεν, ἵνα καλύπτῃ. </text:span></text:span><text:span text:style-name="Default_20_Paragraph_20_Font"><text:span text:style-name="T1">14</text:span></text:span><text:span text:style-name="Default_20_Paragraph_20_Font"><text:span text:style-name="T2"> καὶ ποιήσεις κατακάλυμμα τῇ σκηνῇ δέρματα κριῶν ἠρυθροδανωμένα καὶ ἐπικαλύμματα δέρματα ὑακίνθινα ἐπάνωθεν. – </text:span></text:span><text:span text:style-name="Default_20_Paragraph_20_Font"><text:span text:style-name="T1">15</text:span></text:span><text:span text:style-name="Default_20_Paragraph_20_Font"><text:span text:style-name="T2"> καὶ ποιήσεις στύλους τῇ σκηνῇ ἐκ ξύλων ἀσήπτων· </text:span></text:span><text:span text:style-name="Default_20_Paragraph_20_Font"><text:span text:style-name="T1">16</text:span></text:span><text:span text:style-name="Default_20_Paragraph_20_Font"><text:span text:style-name="T2"> δέκα πήχεων ποιήσεις τὸν στῦλον τὸν ἕνα, καὶ πήχεος ἑνὸς καὶ ἡμίσους τὸ πλάτος τοῦ στύλου τοῦ ἑνός· </text:span></text:span><text:span text:style-name="Default_20_Paragraph_20_Font"><text:span text:style-name="T1">17</text:span></text:span><text:span text:style-name="Default_20_Paragraph_20_Font"><text:span text:style-name="T2"> δύο ἀγκωνίσκους τῷ στύλῳ τῷ ἑνὶ ἀντιπίπτοντας ἕτερον τῷ ἑτέρῳ· οὕτως ποιήσεις πᾶσι τοῖς στύλοις τῆς σκηνῆς. </text:span></text:span><text:span text:style-name="Default_20_Paragraph_20_Font"><text:span text:style-name="T1">18</text:span></text:span><text:span text:style-name="Default_20_Paragraph_20_Font"><text:span text:style-name="T2"> καὶ ποιήσεις στύλους τῇ σκηνῇ, εἴκοσι στύλους ἐκ τοῦ κλίτους τοῦ πρὸς βορρᾶν. </text:span></text:span><text:span text:style-name="Default_20_Paragraph_20_Font"><text:span text:style-name="T1">19</text:span></text:span><text:span text:style-name="Default_20_Paragraph_20_Font"><text:span text:style-name="T2"> καὶ τεσσαράκοντα βάσεις ἀργυρᾶς ποιήσεις τοῖς εἴκοσι στύλοις, δύο βάσεις τῷ στύλῳ τῷ ἑνὶ εἰς ἀμφότερα τὰ μέρη αὐτοῦ καὶ δύο βάσεις τῷ στύλῳ τῷ ἑνὶ εἰς ἀμφότερα τὰ μέρη αὐτοῦ. </text:span></text:span><text:span text:style-name="Default_20_Paragraph_20_Font"><text:span text:style-name="T1">20</text:span></text:span><text:span text:style-name="Default_20_Paragraph_20_Font"><text:span text:style-name="T2"> καὶ τὸ κλίτος τὸ δεύτερον τὸ πρὸς νότον εἴκοσι στύλους· </text:span></text:span><text:span text:style-name="Default_20_Paragraph_20_Font"><text:span text:style-name="T1">21</text:span></text:span><text:span text:style-name="Default_20_Paragraph_20_Font"><text:span text:style-name="T2"> καὶ τεσσαράκοντα βάσεις αὐτῶν ἀργυρᾶς, δύο βάσεις τῷ στύλῳ τῷ ἑνὶ εἰς ἀμφότερα τὰ μέρη αὐτοῦ καὶ δύο βάσεις τῷ στύλῳ τῷ ἑνὶ εἰς ἀμφότερα τὰ μέρη αὐτοῦ. </text:span></text:span><text:span text:style-name="Default_20_Paragraph_20_Font"><text:span text:style-name="T1">22</text:span></text:span><text:span text:style-name="Default_20_Paragraph_20_Font"><text:span text:style-name="T2"> καὶ ἐκ τῶν ὀπίσω τῆς σκηνῆς κατὰ τὸ μέρος τὸ πρὸς θάλασσαν ποιήσεις ἓξ στύλους. </text:span></text:span><text:span text:style-name="Default_20_Paragraph_20_Font"><text:span text:style-name="T1">23</text:span></text:span><text:span text:style-name="Default_20_Paragraph_20_Font"><text:span text:style-name="T2"> καὶ δύο στύλους ποιήσεις ἐπὶ τῶν γωνιῶν τῆς σκηνῆς ἐκ τῶν ὀπισθίων, </text:span></text:span><text:span text:style-name="Default_20_Paragraph_20_Font"><text:span text:style-name="T1">24</text:span></text:span><text:span text:style-name="Default_20_Paragraph_20_Font"><text:span text:style-name="T2"> καὶ ἔσται ἐξ ἴσου κάτωθεν· κατὰ τὸ αὐτὸ ἔσονται ἴσοι ἐκ τῶν κεφαλίδων εἰς σύμβλησιν μίαν· οὕτως ποιήσεις ἀμφοτέραις, ταῖς δυσὶν γωνίαις ἔστωσαν. </text:span></text:span><text:soft-page-break/><text:span text:style-name="Default_20_Paragraph_20_Font"><text:span text:style-name="T1">25</text:span></text:span><text:span text:style-name="Default_20_Paragraph_20_Font"><text:span text:style-name="T2"> καὶ ἔσονται ὀκτὼ στῦλοι, καὶ αἱ βάσεις αὐτῶν ἀργυραῖ δέκα ἕξ· δύο βάσεις τῷ στύλῳ τῷ ἑνὶ εἰς ἀμφότερα τὰ μέρη αὐτοῦ καὶ δύο βάσεις τῷ στύλῳ τῷ ἑνί. – </text:span></text:span></text:p>
        <text:p text:style-name="P3"><text:span text:style-name="Default_20_Paragraph_20_Font"><text:span text:style-name="T1">26</text:span></text:span><text:span text:style-name="Default_20_Paragraph_20_Font"><text:span text:style-name="T2"> Καὶ ποιήσεις μοχλοὺς ἐκ ξύλων ἀσήπτων πέντε τῷ ἑνὶ στύλῳ ἐκ τοῦ ἑνὸς μέρους τῆς σκηνῆς </text:span></text:span><text:span text:style-name="Default_20_Paragraph_20_Font"><text:span text:style-name="T1">27</text:span></text:span><text:span text:style-name="Default_20_Paragraph_20_Font"><text:span text:style-name="T2"> καὶ πέντε μοχλοὺς τῷ στύλῳ τῷ κλίτει τῆς σκηνῆς τῷ δευτέρῳ καὶ πέντε μοχλοὺς τῷ στύλῳ τῷ ὀπισθίῳ τῷ κλίτει τῆς σκηνῆς τῷ πρὸς θάλασσαν· </text:span></text:span><text:span text:style-name="Default_20_Paragraph_20_Font"><text:span text:style-name="T1">28</text:span></text:span><text:span text:style-name="Default_20_Paragraph_20_Font"><text:span text:style-name="T2"> καὶ ὁ μοχλὸς ὁ μέσος ἀνὰ μέσον τῶν στύλων διικνείσθω ἀπὸ τοῦ ἑνὸς κλίτους εἰς τὸ ἕτερον κλίτος. </text:span></text:span><text:span text:style-name="Default_20_Paragraph_20_Font"><text:span text:style-name="T1">29</text:span></text:span><text:span text:style-name="Default_20_Paragraph_20_Font"><text:span text:style-name="T2"> καὶ τοὺς στύλους καταχρυσώσεις χρυσίῳ καὶ τοὺς δακτυλίους ποιήσεις χρυσοῦς, εἰς οὓς εἰσάξεις τοὺς μοχλούς, καὶ καταχρυσώσεις τοὺς μοχλοὺς χρυσίῳ. </text:span></text:span><text:span text:style-name="Default_20_Paragraph_20_Font"><text:span text:style-name="T1">30</text:span></text:span><text:span text:style-name="Default_20_Paragraph_20_Font"><text:span text:style-name="T2"> καὶ ἀναστήσεις τὴν σκηνὴν κατὰ τὸ εἶδος τὸ δεδειγμένον σοι ἐν τῷ ὄρει. – </text:span></text:span><text:span text:style-name="Default_20_Paragraph_20_Font"><text:span text:style-name="T1">31</text:span></text:span><text:span text:style-name="Default_20_Paragraph_20_Font"><text:span text:style-name="T2"> καὶ ποιήσεις καταπέτασμα ἐξ ὑακίνθου καὶ πορφύρας καὶ κοκκίνου κεκλωσμένου καὶ βύσσου νενησμένης· ἔργον ὑφαντὸν ποιήσεις αὐτὸ χερουβιμ. </text:span></text:span><text:span text:style-name="Default_20_Paragraph_20_Font"><text:span text:style-name="T1">32</text:span></text:span><text:span text:style-name="Default_20_Paragraph_20_Font"><text:span text:style-name="T2"> καὶ ἐπιθήσεις αὐτὸ ἐπὶ τεσσάρων στύλων ἀσήπτων κεχρυσωμένων χρυσίῳ· καὶ αἱ κεφαλίδες αὐτῶν χρυσαῖ, καὶ αἱ βάσεις αὐτῶν τέσσαρες ἀργυραῖ. </text:span></text:span><text:span text:style-name="Default_20_Paragraph_20_Font"><text:span text:style-name="T1">33</text:span></text:span><text:span text:style-name="Default_20_Paragraph_20_Font"><text:span text:style-name="T2"> καὶ θήσεις τὸ καταπέτασμα ἐπὶ τοὺς στύλους καὶ εἰσοίσεις ἐκεῖ ἐσώτερον τοῦ καταπετάσματος τὴν κιβωτὸν τοῦ μαρτυρίου· καὶ διοριεῖ τὸ καταπέτασμα ὑμῖν ἀνὰ μέσον τοῦ ἁγίου καὶ ἀνὰ μέσον τοῦ ἁγίου τῶν ἁγίων. </text:span></text:span><text:span text:style-name="Default_20_Paragraph_20_Font"><text:span text:style-name="T1">34</text:span></text:span><text:span text:style-name="Default_20_Paragraph_20_Font"><text:span text:style-name="T2"> καὶ κατακαλύψεις τῷ καταπετάσματι τὴν κιβωτὸν τοῦ μαρτυρίου ἐν τῷ ἁγίῳ τῶν ἁγίων. </text:span></text:span><text:span text:style-name="Default_20_Paragraph_20_Font"><text:span text:style-name="T1">35</text:span></text:span><text:span text:style-name="Default_20_Paragraph_20_Font"><text:span text:style-name="T2"> καὶ θήσεις τὴν τράπεζαν ἔξωθεν τοῦ καταπετάσματος καὶ τὴν λυχνίαν ἀπέναντι τῆς τραπέζης ἐπὶ μέρους τῆς σκηνῆς τὸ πρὸς νότον καὶ τὴν τράπεζαν θήσεις ἐπὶ μέρους τῆς σκηνῆς τὸ πρὸς βορρᾶν. </text:span></text:span><text:span text:style-name="Default_20_Paragraph_20_Font"><text:span text:style-name="T1">36</text:span></text:span><text:span text:style-name="Default_20_Paragraph_20_Font"><text:span text:style-name="T2"> καὶ ποιήσεις ἐπίσπαστρον ἐξ ὑακίνθου καὶ πορφύρας καὶ κοκκίνου κεκλωσμένου καὶ βύσσου κεκλωσμένης, ἔργον ποικιλτοῦ. </text:span></text:span><text:span text:style-name="Default_20_Paragraph_20_Font"><text:span text:style-name="T1">37</text:span></text:span><text:span text:style-name="Default_20_Paragraph_20_Font"><text:span text:style-name="T2"> καὶ ποιήσεις τῷ καταπετάσματι πέντε στύλους καὶ χρυσώσεις αὐτοὺς χρυσίῳ, καὶ αἱ κεφαλίδες αὐτῶν χρυσαῖ, καὶ χωνεύσεις αὐτοῖς πέντε βάσεις χαλκᾶς. </text:span></text:span></text:p>
      </text:section>
      <text:section text:style-name="Sect1" text:name="Sect27">
        <text:p text:style-name="P2">Εξοδος 27</text:p>
        <text:p text:style-name="P3"><text:span text:style-name="Default_20_Paragraph_20_Font"><text:span text:style-name="T1">1</text:span></text:span><text:span text:style-name="Default_20_Paragraph_20_Font"><text:span text:style-name="T2"> Καὶ ποιήσεις θυσιαστήριον ἐκ ξύλων ἀσήπτων, πέντε πήχεων τὸ μῆκος καὶ πέντε πήχεων τὸ εὖρος – τετράγωνον ἔσται τὸ θυσιαστήριον – καὶ τριῶν πήχεων τὸ ὕψος αὐτοῦ. </text:span></text:span><text:span text:style-name="Default_20_Paragraph_20_Font"><text:span text:style-name="T1">2</text:span></text:span><text:span text:style-name="Default_20_Paragraph_20_Font"><text:span text:style-name="T2"> καὶ ποιήσεις τὰ κέρατα ἐπὶ τῶν τεσσάρων γωνιῶν· ἐξ αὐτοῦ ἔσται τὰ κέρατα· καὶ καλύψεις αὐτὰ χαλκῷ. </text:span></text:span><text:span text:style-name="Default_20_Paragraph_20_Font"><text:span text:style-name="T1">3</text:span></text:span><text:span text:style-name="Default_20_Paragraph_20_Font"><text:span text:style-name="T2"> καὶ ποιήσεις στεφάνην τῷ θυσιαστηρίῳ καὶ τὸν καλυπτῆρα αὐτοῦ καὶ τὰς φιάλας αὐτοῦ καὶ τὰς κρεάγρας αὐτοῦ καὶ τὸ πυρεῖον αὐτοῦ· καὶ πάντα τὰ σκεύη αὐτοῦ ποιήσεις χαλκᾶ. </text:span></text:span><text:span text:style-name="Default_20_Paragraph_20_Font"><text:span text:style-name="T1">4</text:span></text:span><text:span text:style-name="Default_20_Paragraph_20_Font"><text:span text:style-name="T2"> καὶ ποιήσεις αὐτῷ ἐσχάραν ἔργῳ δικτυωτῷ χαλκῆν· καὶ ποιήσεις τῇ ἐσχάρᾳ τέσσαρας δακτυλίους χαλκοῦς ἐπὶ τὰ τέσσαρα κλίτη. </text:span></text:span><text:span text:style-name="Default_20_Paragraph_20_Font"><text:span text:style-name="T1">5</text:span></text:span><text:span text:style-name="Default_20_Paragraph_20_Font"><text:span text:style-name="T2"> καὶ ὑποθήσεις αὐτοὺς ὑπὸ τὴν ἐσχάραν τοῦ θυσιαστηρίου κάτωθεν· ἔσται δὲ ἡ ἐσχάρα ἕως τοῦ ἡμίσους τοῦ θυσιαστηρίου. </text:span></text:span><text:span text:style-name="Default_20_Paragraph_20_Font"><text:span text:style-name="T1">6</text:span></text:span><text:span text:style-name="Default_20_Paragraph_20_Font"><text:span text:style-name="T2"> καὶ ποιήσεις τῷ θυσιαστηρίῳ φορεῖς ἐκ ξύλων ἀσήπτων καὶ περιχαλκώσεις αὐτοὺς χαλκῷ. </text:span></text:span><text:span text:style-name="Default_20_Paragraph_20_Font"><text:span text:style-name="T1">7</text:span></text:span><text:span text:style-name="Default_20_Paragraph_20_Font"><text:span text:style-name="T2"> καὶ εἰσάξεις τοὺς φορεῖς εἰς τοὺς δακτυλίους, καὶ ἔστωσαν οἱ φορεῖς κατὰ τὰ πλευρὰ τοῦ θυσιαστηρίου ἐν τῷ αἴρειν αὐτό. </text:span></text:span><text:span text:style-name="Default_20_Paragraph_20_Font"><text:span text:style-name="T1">8</text:span></text:span><text:span text:style-name="Default_20_Paragraph_20_Font"><text:span text:style-name="T2"> κοῖλον σανιδωτὸν ποιήσεις αὐτό· κατὰ τὸ παραδειχθέν σοι ἐν τῷ ὄρει, οὕτως ποιήσεις αὐτό. </text:span></text:span></text:p>
        <text:p text:style-name="P3"><text:span text:style-name="Default_20_Paragraph_20_Font"><text:span text:style-name="T1">9</text:span></text:span><text:span text:style-name="Default_20_Paragraph_20_Font"><text:span text:style-name="T2"> Καὶ ποιήσεις αὐλὴν τῇ σκηνῇ· εἰς τὸ κλίτος τὸ πρὸς λίβα ἱστία τῆς αὐλῆς ἐκ βύσσου κεκλωσμένης, μῆκος ἑκατὸν πηχῶν τῷ ἑνὶ κλίτει· </text:span></text:span><text:span text:style-name="Default_20_Paragraph_20_Font"><text:span text:style-name="T1">10</text:span></text:span><text:span text:style-name="Default_20_Paragraph_20_Font"><text:span text:style-name="T2"> καὶ οἱ στῦλοι αὐτῶν εἴκοσι, καὶ αἱ βάσεις αὐτῶν εἴκοσι χαλκαῖ, καὶ οἱ κρίκοι αὐτῶν καὶ αἱ ψαλίδες αὐτῶν ἀργυραῖ. </text:span></text:span><text:span text:style-name="Default_20_Paragraph_20_Font"><text:span text:style-name="T1">11</text:span></text:span><text:span text:style-name="Default_20_Paragraph_20_Font"><text:span text:style-name="T2"> οὕτως τῷ κλίτει τῷ πρὸς ἀπηλιώτην ἱστία, ἑκατὸν πηχῶν μῆκος· καὶ οἱ στῦλοι αὐτῶν εἴκοσι, καὶ αἱ βάσεις αὐτῶν εἴκοσι χαλκαῖ, καὶ οἱ κρίκοι καὶ αἱ ψαλίδες τῶν στύλων καὶ αἱ βάσεις αὐτῶν περιηργυρωμέναι ἀργύρῳ. </text:span></text:span><text:span text:style-name="Default_20_Paragraph_20_Font"><text:span text:style-name="T1">12</text:span></text:span><text:span text:style-name="Default_20_Paragraph_20_Font"><text:span text:style-name="T2"> τὸ δὲ εὖρος τῆς αὐλῆς τὸ κατὰ θάλασσαν ἱστία </text:span></text:span><text:soft-page-break/><text:span text:style-name="Default_20_Paragraph_20_Font"><text:span text:style-name="T2">πεντήκοντα πηχῶν· στῦλοι αὐτῶν δέκα, καὶ αἱ βάσεις αὐτῶν δέκα. </text:span></text:span><text:span text:style-name="Default_20_Paragraph_20_Font"><text:span text:style-name="T1">13</text:span></text:span><text:span text:style-name="Default_20_Paragraph_20_Font"><text:span text:style-name="T2"> καὶ εὖρος τῆς αὐλῆς τὸ πρὸς νότον ἱστία πεντήκοντα πήχεων· στῦλοι αὐτῶν δέκα, καὶ αἱ βάσεις αὐτῶν δέκα. </text:span></text:span><text:span text:style-name="Default_20_Paragraph_20_Font"><text:span text:style-name="T1">14</text:span></text:span><text:span text:style-name="Default_20_Paragraph_20_Font"><text:span text:style-name="T2"> καὶ πεντεκαίδεκα πήχεων τὸ ὕψος τῶν ἱστίων τῷ κλίτει τῷ ἑνί· στῦλοι αὐτῶν τρεῖς, καὶ αἱ βάσεις αὐτῶν τρεῖς. </text:span></text:span><text:span text:style-name="Default_20_Paragraph_20_Font"><text:span text:style-name="T1">15</text:span></text:span><text:span text:style-name="Default_20_Paragraph_20_Font"><text:span text:style-name="T2"> καὶ τὸ κλίτος τὸ δεύτερον, δέκα πέντε πηχῶν τῶν ἱστίων τὸ ὕψος· στῦλοι αὐτῶν τρεῖς, καὶ αἱ βάσεις αὐτῶν τρεῖς. </text:span></text:span><text:span text:style-name="Default_20_Paragraph_20_Font"><text:span text:style-name="T1">16</text:span></text:span><text:span text:style-name="Default_20_Paragraph_20_Font"><text:span text:style-name="T2"> καὶ τῇ πύλῃ τῆς αὐλῆς κάλυμμα, εἴκοσι πηχῶν τὸ ὕψος, ἐξ ὑακίνθου καὶ πορφύρας καὶ κοκκίνου κεκλωσμένου καὶ βύσσου κεκλωσμένης τῇ ποικιλίᾳ τοῦ ῥαφιδευτοῦ· στῦλοι αὐτῶν τέσσαρες, καὶ αἱ βάσεις αὐτῶν τέσσαρες. </text:span></text:span><text:span text:style-name="Default_20_Paragraph_20_Font"><text:span text:style-name="T1">17</text:span></text:span><text:span text:style-name="Default_20_Paragraph_20_Font"><text:span text:style-name="T2"> πάντες οἱ στῦλοι τῆς αὐλῆς κύκλῳ κατηργυρωμένοι ἀργυρίῳ, καὶ αἱ κεφαλίδες αὐτῶν ἀργυραῖ, καὶ αἱ βάσεις αὐτῶν χαλκαῖ. </text:span></text:span><text:span text:style-name="Default_20_Paragraph_20_Font"><text:span text:style-name="T1">18</text:span></text:span><text:span text:style-name="Default_20_Paragraph_20_Font"><text:span text:style-name="T2"> τὸ δὲ μῆκος τῆς αὐλῆς ἑκατὸν ἐφ’ ἑκατόν, καὶ εὖρος πεντήκοντα ἐπὶ πεντήκοντα, καὶ ὕψος πέντε πηχῶν, ἐκ βύσσου κεκλωσμένης, καὶ αἱ βάσεις αὐτῶν χαλκαῖ. </text:span></text:span><text:span text:style-name="Default_20_Paragraph_20_Font"><text:span text:style-name="T1">19</text:span></text:span><text:span text:style-name="Default_20_Paragraph_20_Font"><text:span text:style-name="T2"> καὶ πᾶσα ἡ κατασκευὴ καὶ πάντα τὰ ἐργαλεῖα καὶ οἱ πάσσαλοι τῆς αὐλῆς χαλκοῖ. </text:span></text:span></text:p>
        <text:p text:style-name="P3"><text:span text:style-name="Default_20_Paragraph_20_Font"><text:span text:style-name="T1">20</text:span></text:span><text:span text:style-name="Default_20_Paragraph_20_Font"><text:span text:style-name="T2"> Καὶ σὺ σύνταξον τοῖς υἱοῖς Ισραηλ καὶ λαβέτωσάν σοι ἔλαιον ἐξ ἐλαίων ἄτρυγον καθαρὸν κεκομμένον εἰς φῶς καῦσαι, ἵνα κάηται λύχνος διὰ παντός. </text:span></text:span><text:span text:style-name="Default_20_Paragraph_20_Font"><text:span text:style-name="T1">21</text:span></text:span><text:span text:style-name="Default_20_Paragraph_20_Font"><text:span text:style-name="T2"> ἐν τῇ σκηνῇ τοῦ μαρτυρίου ἔξωθεν τοῦ καταπετάσματος τοῦ ἐπὶ τῆς διαθήκης καύσει αὐτὸ Ααρων καὶ οἱ υἱοὶ αὐτοῦ ἀφ’ <text:s/>ἑσπέρας ἕως πρωῒ ἐναντίον κυρίου· νόμιμον αἰώνιον εἰς τὰς γενεὰς ὑμῶν παρὰ τῶν υἱῶν Ισραηλ. </text:span></text:span></text:p>
      </text:section>
      <text:section text:style-name="Sect1" text:name="Sect28">
        <text:p text:style-name="P2">Εξοδος 28</text:p>
        <text:p text:style-name="P3"><text:span text:style-name="Default_20_Paragraph_20_Font"><text:span text:style-name="T1">1</text:span></text:span><text:span text:style-name="Default_20_Paragraph_20_Font"><text:span text:style-name="T2"> Καὶ σὺ προσαγάγου πρὸς σεαυτὸν τόν τε Ααρων τὸν ἀδελφόν σου καὶ τοὺς υἱοὺς αὐτοῦ ἐκ τῶν υἱῶν Ισραηλ ἱερατεύειν μοι, Ααρων καὶ Ναδαβ καὶ Αβιουδ καὶ Ελεαζαρ καὶ Ιθαμαρ υἱοὺς Ααρων. </text:span></text:span><text:span text:style-name="Default_20_Paragraph_20_Font"><text:span text:style-name="T1">2</text:span></text:span><text:span text:style-name="Default_20_Paragraph_20_Font"><text:span text:style-name="T2"> καὶ ποιήσεις στολὴν ἁγίαν Ααρων τῷ ἀδελφῷ σου εἰς τιμὴν καὶ δόξαν. </text:span></text:span><text:span text:style-name="Default_20_Paragraph_20_Font"><text:span text:style-name="T1">3</text:span></text:span><text:span text:style-name="Default_20_Paragraph_20_Font"><text:span text:style-name="T2"> καὶ σὺ λάλησον πᾶσι τοῖς σοφοῖς τῇ διανοίᾳ, οὓς ἐνέπλησα πνεύματος αἰσθήσεως, καὶ ποιήσουσιν τὴν στολὴν τὴν ἁγίαν Ααρων εἰς τὸ ἅγιον, ἐν ᾗ ἱερατεύσει μοι. </text:span></text:span><text:span text:style-name="Default_20_Paragraph_20_Font"><text:span text:style-name="T1">4</text:span></text:span><text:span text:style-name="Default_20_Paragraph_20_Font"><text:span text:style-name="T2"> καὶ αὗται αἱ στολαί, ἃς ποιήσουσιν· τὸ περιστήθιον καὶ τὴν ἐπωμίδα καὶ τὸν ποδήρη καὶ χιτῶνα κοσυμβωτὸν καὶ κίδαριν καὶ ζώνην· καὶ ποιήσουσιν στολὰς ἁγίας Ααρων καὶ τοῖς υἱοῖς αὐτοῦ εἰς τὸ ἱερατεύειν μοι. </text:span></text:span><text:span text:style-name="Default_20_Paragraph_20_Font"><text:span text:style-name="T1">5</text:span></text:span><text:span text:style-name="Default_20_Paragraph_20_Font"><text:span text:style-name="T2"> καὶ αὐτοὶ λήμψονται τὸ χρυσίον καὶ τὴν ὑάκινθον καὶ τὴν πορφύραν καὶ τὸ κόκκινον καὶ τὴν βύσσον. – </text:span></text:span><text:span text:style-name="Default_20_Paragraph_20_Font"><text:span text:style-name="T1">6</text:span></text:span><text:span text:style-name="Default_20_Paragraph_20_Font"><text:span text:style-name="T2"> καὶ ποιήσουσιν τὴν ἐπωμίδα ἐκ βύσσου κεκλωσμένης, ἔργον ὑφαντὸν ποικιλτοῦ· </text:span></text:span><text:span text:style-name="Default_20_Paragraph_20_Font"><text:span text:style-name="T1">7</text:span></text:span><text:span text:style-name="Default_20_Paragraph_20_Font"><text:span text:style-name="T2"> δύο ἐπωμίδες συνέχουσαι ἔσονται αὐτῷ ἑτέρα τὴν ἑτέραν, ἐπὶ τοῖς δυσὶ μέρεσιν ἐξηρτημέναι· </text:span></text:span><text:span text:style-name="Default_20_Paragraph_20_Font"><text:span text:style-name="T1">8</text:span></text:span><text:span text:style-name="Default_20_Paragraph_20_Font"><text:span text:style-name="T2"> καὶ τὸ ὕφασμα τῶν ἐπωμίδων, ὅ ἐστιν ἐπ’ αὐτῷ, κατὰ τὴν ποίησιν ἐξ αὐτοῦ ἔσται ἐκ χρυσίου καὶ ὑακίνθου καὶ πορφύρας καὶ κοκκίνου διανενησμένου καὶ βύσσου κεκλωσμένης. </text:span></text:span><text:span text:style-name="Default_20_Paragraph_20_Font"><text:span text:style-name="T1">9</text:span></text:span><text:span text:style-name="Default_20_Paragraph_20_Font"><text:span text:style-name="T2"> καὶ λήμψῃ τοὺς δύο λίθους, λίθους σμαράγδου, καὶ γλύψεις ἐν αὐτοῖς τὰ ὀνόματα τῶν υἱῶν Ισραηλ, </text:span></text:span><text:span text:style-name="Default_20_Paragraph_20_Font"><text:span text:style-name="T1">10</text:span></text:span><text:span text:style-name="Default_20_Paragraph_20_Font"><text:span text:style-name="T2"> ἓξ ὀνόματα ἐπὶ τὸν λίθον τὸν ἕνα καὶ τὰ ἓξ ὀνόματα τὰ λοιπὰ ἐπὶ τὸν λίθον τὸν δεύτερον κατὰ τὰς γενέσεις αὐτῶν. </text:span></text:span><text:span text:style-name="Default_20_Paragraph_20_Font"><text:span text:style-name="T1">11</text:span></text:span><text:span text:style-name="Default_20_Paragraph_20_Font"><text:span text:style-name="T2"> ἔργον λιθουργικῆς τέχνης, γλύμμα σφραγῖδος, διαγλύψεις τοὺς δύο λίθους ἐπὶ τοῖς ὀνόμασιν τῶν υἱῶν Ισραηλ. </text:span></text:span><text:span text:style-name="Default_20_Paragraph_20_Font"><text:span text:style-name="T1">12</text:span></text:span><text:span text:style-name="Default_20_Paragraph_20_Font"><text:span text:style-name="T2"> καὶ θήσεις τοὺς δύο λίθους ἐπὶ τῶν ὤμων τῆς ἐπωμίδος· λίθοι μνημοσύνου εἰσὶν τοῖς υἱοῖς Ισραηλ· καὶ ἀναλήμψεται Ααρων τὰ ὀνόματα τῶν υἱῶν Ισραηλ ἔναντι κυρίου ἐπὶ τῶν δύο ὤμων αὐτοῦ, μνημόσυνον περὶ αὐτῶν. </text:span></text:span><text:span text:style-name="Default_20_Paragraph_20_Font"><text:span text:style-name="T1">13</text:span></text:span><text:span text:style-name="Default_20_Paragraph_20_Font"><text:span text:style-name="T2"> καὶ ποιήσεις ἀσπιδίσκας ἐκ χρυσίου καθαροῦ· </text:span></text:span><text:span text:style-name="Default_20_Paragraph_20_Font"><text:span text:style-name="T1">14</text:span></text:span><text:span text:style-name="Default_20_Paragraph_20_Font"><text:span text:style-name="T2"> καὶ ποιήσεις δύο κροσσωτὰ ἐκ χρυσίου καθαροῦ, καταμεμιγμένα ἐν ἄνθεσιν, ἔργον πλοκῆς· καὶ ἐπιθήσεις τὰ κροσσωτὰ τὰ πεπλεγμένα ἐπὶ τὰς ἀσπιδίσκας κατὰ τὰς παρωμίδας αὐτῶν ἐκ τῶν ἐμπροσθίων. – </text:span></text:span><text:span text:style-name="Default_20_Paragraph_20_Font"><text:span text:style-name="T1">15</text:span></text:span><text:span text:style-name="Default_20_Paragraph_20_Font"><text:span text:style-name="T2"> καὶ ποιήσεις λογεῖον τῶν κρίσεων, ἔργον ποικιλτοῦ· κατὰ τὸν ῥυθμὸν τῆς ἐπωμίδος ποιήσεις αὐτό· ἐκ χρυσίου καὶ ὑακίνθου καὶ πορφύρας καὶ κοκκίνου κεκλωσμένου καὶ βύσσου κεκλωσμένης </text:span></text:span><text:soft-page-break/><text:span text:style-name="Default_20_Paragraph_20_Font"><text:span text:style-name="T2">ποιήσεις αὐτό. </text:span></text:span><text:span text:style-name="Default_20_Paragraph_20_Font"><text:span text:style-name="T1">16</text:span></text:span><text:span text:style-name="Default_20_Paragraph_20_Font"><text:span text:style-name="T2"> τετράγωνον ἔσται, διπλοῦν, σπιθαμῆς τὸ μῆκος καὶ σπιθαμῆς τὸ εὖρος. </text:span></text:span><text:span text:style-name="Default_20_Paragraph_20_Font"><text:span text:style-name="T1">17</text:span></text:span><text:span text:style-name="Default_20_Paragraph_20_Font"><text:span text:style-name="T2"> καὶ καθυφανεῖς ἐν αὐτῷ ὕφασμα κατάλιθον τετράστιχον. στίχος λίθων ἔσται σάρδιον, τοπάζιον καὶ σμάραγδος, ὁ στίχος ὁ εἷς· </text:span></text:span><text:span text:style-name="Default_20_Paragraph_20_Font"><text:span text:style-name="T1">18</text:span></text:span><text:span text:style-name="Default_20_Paragraph_20_Font"><text:span text:style-name="T2"> καὶ ὁ στίχος ὁ δεύτερος ἄνθραξ καὶ σάπφειρος καὶ ἴασπις· </text:span></text:span><text:span text:style-name="Default_20_Paragraph_20_Font"><text:span text:style-name="T1">19</text:span></text:span><text:span text:style-name="Default_20_Paragraph_20_Font"><text:span text:style-name="T2"> καὶ ὁ στίχος ὁ τρίτος λιγύριον, ἀχάτης καὶ ἀμέθυστος· </text:span></text:span><text:span text:style-name="Default_20_Paragraph_20_Font"><text:span text:style-name="T1">20</text:span></text:span><text:span text:style-name="Default_20_Paragraph_20_Font"><text:span text:style-name="T2"> καὶ ὁ στίχος ὁ τέταρτος χρυσόλιθος καὶ βηρύλλιον καὶ ὀνύχιον· περικεκαλυμμένα χρυσίῳ, συνδεδεμένα ἐν χρυσίῳ ἔστωσαν κατὰ στίχον αὐτῶν. </text:span></text:span><text:span text:style-name="Default_20_Paragraph_20_Font"><text:span text:style-name="T1">21</text:span></text:span><text:span text:style-name="Default_20_Paragraph_20_Font"><text:span text:style-name="T2"> καὶ οἱ λίθοι ἔστωσαν ἐκ τῶν ὀνομάτων τῶν υἱῶν Ισραηλ δέκα δύο κατὰ τὰ ὀνόματα αὐτῶν· γλυφαὶ σφραγίδων, ἕκαστος κατὰ τὸ ὄνομα, ἔστωσαν εἰς δέκα δύο φυλάς. </text:span></text:span><text:span text:style-name="Default_20_Paragraph_20_Font"><text:span text:style-name="T1">22</text:span></text:span><text:span text:style-name="Default_20_Paragraph_20_Font"><text:span text:style-name="T2"> καὶ ποιήσεις ἐπὶ τὸ λογεῖον κροσσοὺς συμπεπλεγμένους, ἔργον ἁλυσιδωτὸν ἐκ χρυσίου καθαροῦ. </text:span></text:span><text:span text:style-name="Default_20_Paragraph_20_Font"><text:span text:style-name="T1">29</text:span></text:span><text:span text:style-name="Default_20_Paragraph_20_Font"><text:span text:style-name="T2"> καὶ λήμψεται Ααρων τὰ ὀνόματα τῶν υἱῶν Ισραηλ ἐπὶ τοῦ λογείου τῆς κρίσεως ἐπὶ τοῦ στήθους, εἰσιόντι εἰς τὸ ἅγιον μνημόσυνον ἔναντι τοῦ θεοῦ. 29 a καὶ θήσεις ἐπὶ τὸ λογεῖον τῆς κρίσεως τοὺς κροσσούς· τὰ ἁλυσιδωτὰ ἐπ’ ἀμφοτέρων τῶν κλιτῶν τοῦ λογείου ἐπιθήσεις καὶ τὰς δύο ἀσπιδίσκας ἐπιθήσεις ἐπ’ ἀμφοτέρους τοὺς ὤμους τῆς ἐπωμίδος κατὰ πρόσωπον. </text:span></text:span><text:span text:style-name="Default_20_Paragraph_20_Font"><text:span text:style-name="T1">30</text:span></text:span><text:span text:style-name="Default_20_Paragraph_20_Font"><text:span text:style-name="T2"> καὶ ἐπιθήσεις ἐπὶ τὸ λογεῖον τῆς κρίσεως τὴν δήλωσιν καὶ τὴν ἀλήθειαν, καὶ ἔσται ἐπὶ τοῦ στήθους Ααρων, ὅταν εἰσπορεύηται εἰς τὸ ἅγιον ἐναντίον κυρίου· καὶ οἴσει Ααρων τὰς κρίσεις τῶν υἱῶν Ισραηλ ἐπὶ τοῦ στήθους ἐναντίον κυρίου διὰ παντός. – </text:span></text:span><text:span text:style-name="Default_20_Paragraph_20_Font"><text:span text:style-name="T1">31</text:span></text:span><text:span text:style-name="Default_20_Paragraph_20_Font"><text:span text:style-name="T2"> καὶ ποιήσεις ὑποδύτην ποδήρη ὅλον ὑακίνθινον. </text:span></text:span><text:span text:style-name="Default_20_Paragraph_20_Font"><text:span text:style-name="T1">32</text:span></text:span><text:span text:style-name="Default_20_Paragraph_20_Font"><text:span text:style-name="T2"> καὶ ἔσται τὸ περιστόμιον ἐξ αὐτοῦ μέσον, ᾤαν ἔχον κύκλῳ τοῦ περιστομίου, ἔργον ὑφάντου, τὴν συμβολὴν συνυφασμένην ἐξ αὐτοῦ, ἵνα μὴ ῥαγῇ. </text:span></text:span></text:p>
        <text:p text:style-name="P3"><text:span text:style-name="Default_20_Paragraph_20_Font"><text:span text:style-name="T1">33</text:span></text:span><text:span text:style-name="Default_20_Paragraph_20_Font"><text:span text:style-name="T2"> Καὶ ποιήσεις ἐπὶ τὸ λῶμα τοῦ ὑποδύτου κάτωθεν ὡσεὶ ἐξανθούσης ῥόας ῥοίσκους ἐξ ὑακίνθου καὶ πορφύρας καὶ κοκκίνου διανενησμένου καὶ βύσσου κεκλωσμένης ἐπὶ τοῦ λώματος τοῦ ὑποδύτου κύκλῳ· τὸ αὐτὸ δὲ εἶδος ῥοίσκους χρυσοῦς καὶ κώδωνας ἀνὰ μέσον τούτων περικύκλῳ· </text:span></text:span><text:span text:style-name="Default_20_Paragraph_20_Font"><text:span text:style-name="T1">34</text:span></text:span><text:span text:style-name="Default_20_Paragraph_20_Font"><text:span text:style-name="T2"> παρὰ ῥοίσκον χρυσοῦν κώδωνα καὶ ἄνθινον ἐπὶ τοῦ λώματος τοῦ ὑποδύτου κύκλῳ. </text:span></text:span><text:span text:style-name="Default_20_Paragraph_20_Font"><text:span text:style-name="T1">35</text:span></text:span><text:span text:style-name="Default_20_Paragraph_20_Font"><text:span text:style-name="T2"> καὶ ἔσται Ααρων ἐν τῷ λειτουργεῖν ἀκουστὴ ἡ φωνὴ αὐτοῦ εἰσιόντι εἰς τὸ ἅγιον ἐναντίον κυρίου καὶ ἐξιόντι, ἵνα μὴ ἀποθάνῃ. – </text:span></text:span><text:span text:style-name="Default_20_Paragraph_20_Font"><text:span text:style-name="T1">36</text:span></text:span><text:span text:style-name="Default_20_Paragraph_20_Font"><text:span text:style-name="T2"> καὶ ποιήσεις πέταλον χρυσοῦν καθαρὸν καὶ ἐκτυπώσεις ἐν αὐτῷ ἐκτύπωμα σφραγῖδος Ἁγίασμα κυρίου. </text:span></text:span><text:span text:style-name="Default_20_Paragraph_20_Font"><text:span text:style-name="T1">37</text:span></text:span><text:span text:style-name="Default_20_Paragraph_20_Font"><text:span text:style-name="T2"> καὶ ἐπιθήσεις αὐτὸ ἐπὶ ὑακίνθου κεκλωσμένης, καὶ ἔσται ἐπὶ τῆς μίτρας· κατὰ πρόσωπον τῆς μίτρας ἔσται. </text:span></text:span><text:span text:style-name="Default_20_Paragraph_20_Font"><text:span text:style-name="T1">38</text:span></text:span><text:span text:style-name="Default_20_Paragraph_20_Font"><text:span text:style-name="T2"> καὶ ἔσται ἐπὶ τοῦ μετώπου Ααρων, καὶ ἐξαρεῖ Ααρων τὰ ἁμαρτήματα τῶν ἁγίων, ὅσα ἂν ἁγιάσωσιν οἱ υἱοὶ Ισραηλ, παντὸς δόματος τῶν ἁγίων αὐτῶν· καὶ ἔσται ἐπὶ τοῦ μετώπου Ααρων διὰ παντός, δεκτὸν αὐτοῖς ἔναντι κυρίου. – </text:span></text:span><text:span text:style-name="Default_20_Paragraph_20_Font"><text:span text:style-name="T1">39</text:span></text:span><text:span text:style-name="Default_20_Paragraph_20_Font"><text:span text:style-name="T2"> καὶ οἱ κόσυμβοι τῶν χιτώνων ἐκ βύσσου· καὶ ποιήσεις κίδαριν βυσσίνην καὶ ζώνην ποιήσεις, ἔργον ποικιλτοῦ. </text:span></text:span><text:span text:style-name="Default_20_Paragraph_20_Font"><text:span text:style-name="T1">40</text:span></text:span><text:span text:style-name="Default_20_Paragraph_20_Font"><text:span text:style-name="T2"> καὶ τοῖς υἱοῖς Ααρων ποιήσεις χιτῶνας καὶ ζώνας καὶ κιδάρεις ποιήσεις αὐτοῖς εἰς τιμὴν καὶ δόξαν. </text:span></text:span><text:span text:style-name="Default_20_Paragraph_20_Font"><text:span text:style-name="T1">41</text:span></text:span><text:span text:style-name="Default_20_Paragraph_20_Font"><text:span text:style-name="T2"> καὶ ἐνδύσεις αὐτὰ Ααρων τὸν ἀδελφόν σου καὶ τοὺς υἱοὺς αὐτοῦ μετ’ αὐτοῦ· καὶ χρίσεις αὐτοὺς καὶ ἐμπλήσεις αὐτῶν τὰς χεῖρας καὶ ἁγιάσεις αὐτούς, ἵνα ἱερατεύωσίν μοι. </text:span></text:span><text:span text:style-name="Default_20_Paragraph_20_Font"><text:span text:style-name="T1">42</text:span></text:span><text:span text:style-name="Default_20_Paragraph_20_Font"><text:span text:style-name="T2"> καὶ ποιήσεις αὐτοῖς περισκελῆ λινᾶ καλύψαι ἀσχημοσύνην χρωτὸς αὐτῶν· ἀπὸ ὀσφύος ἕως μηρῶν ἔσται. </text:span></text:span><text:span text:style-name="Default_20_Paragraph_20_Font"><text:span text:style-name="T1">43</text:span></text:span><text:span text:style-name="Default_20_Paragraph_20_Font"><text:span text:style-name="T2"> καὶ ἕξει Ααρων αὐτὰ καὶ οἱ υἱοὶ αὐτοῦ, ὡς ἂν εἰσπορεύωνται εἰς τὴν σκηνὴν τοῦ μαρτυρίου ἢ ὅταν προσπορεύωνται λειτουργεῖν πρὸς τὸ θυσιαστήριον τοῦ ἁγίου, καὶ οὐκ ἐπάξονται πρὸς ἑαυτοὺς ἁμαρτίαν, ἵνα μὴ ἀποθάνωσιν· νόμιμον αἰώνιον αὐτῷ καὶ τῷ σπέρματι αὐτοῦ μετ’ αὐτόν. </text:span></text:span></text:p>
      </text:section>
      <text:section text:style-name="Sect1" text:name="Sect29">
        <text:p text:style-name="P2"><text:soft-page-break/>Εξοδος 29</text:p>
        <text:p text:style-name="P3"><text:span text:style-name="Default_20_Paragraph_20_Font"><text:span text:style-name="T1">1</text:span></text:span><text:span text:style-name="Default_20_Paragraph_20_Font"><text:span text:style-name="T2"> Καὶ ταῦτά ἐστιν, ἃ ποιήσεις αὐτοῖς ἁγιάσαι αὐτοὺς ὥστε ἱερατεύειν μοι αὐτούς. λήμψῃ μοσχάριον ἐκ βοῶν ἓν καὶ κριοὺς δύο ἀμώμους </text:span></text:span><text:span text:style-name="Default_20_Paragraph_20_Font"><text:span text:style-name="T1">2</text:span></text:span><text:span text:style-name="Default_20_Paragraph_20_Font"><text:span text:style-name="T2"> καὶ ἄρτους ἀζύμους πεφυραμένους ἐν ἐλαίῳ καὶ λάγανα ἄζυμα κεχρισμένα ἐν ἐλαίῳ· σεμίδαλιν ἐκ πυρῶν ποιήσεις αὐτά. </text:span></text:span><text:span text:style-name="Default_20_Paragraph_20_Font"><text:span text:style-name="T1">3</text:span></text:span><text:span text:style-name="Default_20_Paragraph_20_Font"><text:span text:style-name="T2"> καὶ ἐπιθήσεις αὐτὰ ἐπὶ κανοῦν ἓν καὶ προσοίσεις αὐτὰ ἐπὶ τῷ κανῷ καὶ τὸ μοσχάριον καὶ τοὺς δύο κριούς. </text:span></text:span><text:span text:style-name="Default_20_Paragraph_20_Font"><text:span text:style-name="T1">4</text:span></text:span><text:span text:style-name="Default_20_Paragraph_20_Font"><text:span text:style-name="T2"> καὶ Ααρων καὶ τοὺς υἱοὺς αὐτοῦ προσάξεις ἐπὶ τὰς θύρας τῆς σκηνῆς τοῦ μαρτυρίου καὶ λούσεις αὐτοὺς ἐν ὕδατι. </text:span></text:span><text:span text:style-name="Default_20_Paragraph_20_Font"><text:span text:style-name="T1">5</text:span></text:span><text:span text:style-name="Default_20_Paragraph_20_Font"><text:span text:style-name="T2"> καὶ λαβὼν τὰς στολὰς ἐνδύσεις Ααρων τὸν ἀδελφόν σου καὶ τὸν χιτῶνα τὸν ποδήρη καὶ τὴν ἐπωμίδα καὶ τὸ λογεῖον καὶ συνάψεις αὐτῷ τὸ λογεῖον πρὸς τὴν ἐπωμίδα. </text:span></text:span><text:span text:style-name="Default_20_Paragraph_20_Font"><text:span text:style-name="T1">6</text:span></text:span><text:span text:style-name="Default_20_Paragraph_20_Font"><text:span text:style-name="T2"> καὶ ἐπιθήσεις τὴν μίτραν ἐπὶ τὴν κεφαλὴν αὐτοῦ καὶ ἐπιθήσεις τὸ πέταλον τὸ Ἁγίασμα ἐπὶ τὴν μίτραν. </text:span></text:span><text:span text:style-name="Default_20_Paragraph_20_Font"><text:span text:style-name="T1">7</text:span></text:span><text:span text:style-name="Default_20_Paragraph_20_Font"><text:span text:style-name="T2"> καὶ λήμψῃ τοῦ ἐλαίου τοῦ χρίσματος καὶ ἐπιχεεῖς αὐτὸ ἐπὶ τὴν κεφαλὴν αὐτοῦ καὶ χρίσεις αὐτόν. </text:span></text:span><text:span text:style-name="Default_20_Paragraph_20_Font"><text:span text:style-name="T1">8</text:span></text:span><text:span text:style-name="Default_20_Paragraph_20_Font"><text:span text:style-name="T2"> καὶ τοὺς υἱοὺς αὐτοῦ προσάξεις καὶ ἐνδύσεις αὐτοὺς χιτῶνας </text:span></text:span><text:span text:style-name="Default_20_Paragraph_20_Font"><text:span text:style-name="T1">9</text:span></text:span><text:span text:style-name="Default_20_Paragraph_20_Font"><text:span text:style-name="T2"> καὶ ζώσεις αὐτοὺς ταῖς ζώναις καὶ περιθήσεις αὐτοῖς τὰς κιδάρεις, καὶ ἔσται αὐτοῖς ἱερατεία ἐμοὶ εἰς τὸν αἰῶνα. καὶ τελειώσεις τὰς χεῖρας Ααρων καὶ τὰς χεῖρας τῶν υἱῶν αὐτοῦ. </text:span></text:span><text:span text:style-name="Default_20_Paragraph_20_Font"><text:span text:style-name="T1">10</text:span></text:span><text:span text:style-name="Default_20_Paragraph_20_Font"><text:span text:style-name="T2"> καὶ προσάξεις τὸν μόσχον ἐπὶ τὰς θύρας τῆς σκηνῆς τοῦ μαρτυρίου, καὶ ἐπιθήσουσιν Ααρων καὶ οἱ υἱοὶ αὐτοῦ τὰς χεῖρας αὐτῶν ἐπὶ τὴν κεφαλὴν τοῦ μόσχου ἔναντι κυρίου παρὰ τὰς θύρας τῆς σκηνῆς τοῦ μαρτυρίου· </text:span></text:span><text:span text:style-name="Default_20_Paragraph_20_Font"><text:span text:style-name="T1">11</text:span></text:span><text:span text:style-name="Default_20_Paragraph_20_Font"><text:span text:style-name="T2"> καὶ σφάξεις τὸν μόσχον ἔναντι κυρίου παρὰ τὰς θύρας τῆς σκηνῆς τοῦ μαρτυρίου. </text:span></text:span><text:span text:style-name="Default_20_Paragraph_20_Font"><text:span text:style-name="T1">12</text:span></text:span><text:span text:style-name="Default_20_Paragraph_20_Font"><text:span text:style-name="T2"> καὶ λήμψῃ ἀπὸ τοῦ αἵματος τοῦ μόσχου καὶ θήσεις ἐπὶ τῶν κεράτων τοῦ θυσιαστηρίου τῷ δακτύλῳ σου· τὸ δὲ λοιπὸν πᾶν αἷμα ἐκχεεῖς παρὰ τὴν βάσιν τοῦ θυσιαστηρίου. </text:span></text:span><text:span text:style-name="Default_20_Paragraph_20_Font"><text:span text:style-name="T1">13</text:span></text:span><text:span text:style-name="Default_20_Paragraph_20_Font"><text:span text:style-name="T2"> καὶ λήμψῃ πᾶν τὸ στέαρ τὸ ἐπὶ τῆς κοιλίας καὶ τὸν λοβὸν τοῦ ἥπατος καὶ τοὺς δύο νεφροὺς καὶ τὸ στέαρ τὸ ἐπ’ αὐτῶν καὶ ἐπιθήσεις ἐπὶ τὸ θυσιαστήριον. </text:span></text:span><text:span text:style-name="Default_20_Paragraph_20_Font"><text:span text:style-name="T1">14</text:span></text:span><text:span text:style-name="Default_20_Paragraph_20_Font"><text:span text:style-name="T2"> τὰ δὲ κρέα τοῦ μόσχου καὶ τὸ δέρμα καὶ τὴν κόπρον κατακαύσεις πυρὶ ἔξω τῆς παρεμβολῆς· ἁμαρτίας γάρ ἐστιν. </text:span></text:span><text:span text:style-name="Default_20_Paragraph_20_Font"><text:span text:style-name="T1">15</text:span></text:span><text:span text:style-name="Default_20_Paragraph_20_Font"><text:span text:style-name="T2"> καὶ τὸν κριὸν λήμψῃ τὸν ἕνα, καὶ ἐπιθήσουσιν Ααρων καὶ οἱ υἱοὶ αὐτοῦ τὰς χεῖρας αὐτῶν ἐπὶ τὴν κεφαλὴν τοῦ κριοῦ· </text:span></text:span><text:span text:style-name="Default_20_Paragraph_20_Font"><text:span text:style-name="T1">16</text:span></text:span><text:span text:style-name="Default_20_Paragraph_20_Font"><text:span text:style-name="T2"> καὶ σφάξεις αὐτὸν καὶ λαβὼν τὸ αἷμα προσχεεῖς πρὸς τὸ θυσιαστήριον κύκλῳ. </text:span></text:span><text:span text:style-name="Default_20_Paragraph_20_Font"><text:span text:style-name="T1">17</text:span></text:span><text:span text:style-name="Default_20_Paragraph_20_Font"><text:span text:style-name="T2"> καὶ τὸν κριὸν διχοτομήσεις κατὰ μέλη καὶ πλυνεῖς τὰ ἐνδόσθια καὶ τοὺς πόδας ὕδατι καὶ ἐπιθήσεις ἐπὶ τὰ διχοτομήματα σὺν τῇ κεφαλῇ. </text:span></text:span><text:span text:style-name="Default_20_Paragraph_20_Font"><text:span text:style-name="T1">18</text:span></text:span><text:span text:style-name="Default_20_Paragraph_20_Font"><text:span text:style-name="T2"> καὶ ἀνοίσεις ὅλον τὸν κριὸν ἐπὶ τὸ θυσιαστήριον ὁλοκαύτωμα κυρίῳ εἰς ὀσμὴν εὐωδίας· θυσίασμα κυρίῳ ἐστίν. </text:span></text:span><text:span text:style-name="Default_20_Paragraph_20_Font"><text:span text:style-name="T1">19</text:span></text:span><text:span text:style-name="Default_20_Paragraph_20_Font"><text:span text:style-name="T2"> καὶ λήμψῃ τὸν κριὸν τὸν δεύτερον, καὶ ἐπιθήσει Ααρων καὶ οἱ υἱοὶ αὐτοῦ τὰς χεῖρας αὐτῶν ἐπὶ τὴν κεφαλὴν τοῦ κριοῦ· </text:span></text:span><text:span text:style-name="Default_20_Paragraph_20_Font"><text:span text:style-name="T1">20</text:span></text:span><text:span text:style-name="Default_20_Paragraph_20_Font"><text:span text:style-name="T2"> καὶ σφάξεις αὐτὸν καὶ λήμψῃ τοῦ αἵματος αὐτοῦ καὶ ἐπιθήσεις ἐπὶ τὸν λοβὸν τοῦ ὠτὸς Ααρων τοῦ δεξιοῦ καὶ ἐπὶ τὸ ἄκρον τῆς χειρὸς τῆς δεξιᾶς καὶ ἐπὶ τὸ ἄκρον τοῦ ποδὸς τοῦ δεξιοῦ καὶ ἐπὶ τοὺς λοβοὺς τῶν ὤτων τῶν υἱῶν αὐτοῦ τῶν δεξιῶν καὶ ἐπὶ τὰ ἄκρα τῶν χειρῶν αὐτῶν τῶν δεξιῶν καὶ ἐπὶ τὰ ἄκρα τῶν ποδῶν αὐτῶν τῶν δεξιῶν. </text:span></text:span><text:span text:style-name="Default_20_Paragraph_20_Font"><text:span text:style-name="T1">21</text:span></text:span><text:span text:style-name="Default_20_Paragraph_20_Font"><text:span text:style-name="T2"> καὶ λήμψῃ ἀπὸ τοῦ αἵματος τοῦ ἀπὸ τοῦ θυσιαστηρίου καὶ ἀπὸ τοῦ ἐλαίου τῆς χρίσεως καὶ ῥανεῖς ἐπὶ Ααρων καὶ ἐπὶ τὴν στολὴν αὐτοῦ καὶ ἐπὶ τοὺς υἱοὺς αὐτοῦ καὶ ἐπὶ τὰς στολὰς τῶν υἱῶν αὐτοῦ μετ’ αὐτοῦ, καὶ ἁγιασθήσεται αὐτὸς καὶ ἡ στολὴ αὐτοῦ καὶ οἱ υἱοὶ αὐτοῦ καὶ αἱ στολαὶ τῶν υἱῶν αὐτοῦ μετ’ αὐτοῦ· τὸ δὲ αἷμα τοῦ κριοῦ προσχεεῖς πρὸς τὸ θυσιαστήριον κύκλῳ. </text:span></text:span><text:span text:style-name="Default_20_Paragraph_20_Font"><text:span text:style-name="T1">22</text:span></text:span><text:span text:style-name="Default_20_Paragraph_20_Font"><text:span text:style-name="T2"> καὶ λήμψῃ ἀπὸ τοῦ κριοῦ τὸ στέαρ αὐτοῦ καὶ τὸ στέαρ τὸ κατακαλύπτον τὴν κοιλίαν καὶ τὸν λοβὸν τοῦ ἥπατος καὶ τοὺς δύο νεφροὺς καὶ τὸ στέαρ τὸ ἐπ’ αὐτῶν καὶ τὸν βραχίονα τὸν δεξιόν – ἔστιν γὰρ τελείωσις αὕτη – </text:span></text:span></text:p>
        <text:p text:style-name="P3"><text:span text:style-name="Default_20_Paragraph_20_Font"><text:span text:style-name="T1">23</text:span></text:span><text:span text:style-name="Default_20_Paragraph_20_Font"><text:span text:style-name="T2"> Καὶ ἄρτον ἕνα ἐξ ἐλαίου καὶ λάγανον ἓν ἀπὸ τοῦ κανοῦ τῶν ἀζύμων τῶν προτεθειμένων ἔναντι κυρίου </text:span></text:span><text:span text:style-name="Default_20_Paragraph_20_Font"><text:span text:style-name="T1">24</text:span></text:span><text:span text:style-name="Default_20_Paragraph_20_Font"><text:span text:style-name="T2"> καὶ ἐπιθήσεις τὰ πάντα ἐπὶ τὰς χεῖρας Ααρων καὶ ἐπὶ τὰς χεῖρας τῶν υἱῶν αὐτοῦ καὶ ἀφοριεῖς αὐτοὺς ἀφόρισμα ἔναντι κυρίου. </text:span></text:span><text:span text:style-name="Default_20_Paragraph_20_Font"><text:span text:style-name="T1">25</text:span></text:span><text:span text:style-name="Default_20_Paragraph_20_Font"><text:span text:style-name="T2"> καὶ λήμψῃ αὐτὰ ἐκ τῶν </text:span></text:span><text:soft-page-break/><text:span text:style-name="Default_20_Paragraph_20_Font"><text:span text:style-name="T2">χειρῶν αὐτῶν καὶ ἀνοίσεις ἐπὶ τὸ θυσιαστήριον τῆς ὁλοκαυτώσεως εἰς ὀσμὴν εὐωδίας ἔναντι κυρίου· κάρπωμά ἐστιν κυρίῳ. </text:span></text:span><text:span text:style-name="Default_20_Paragraph_20_Font"><text:span text:style-name="T1">26</text:span></text:span><text:span text:style-name="Default_20_Paragraph_20_Font"><text:span text:style-name="T2"> καὶ λήμψῃ τὸ στηθύνιον ἀπὸ τοῦ κριοῦ τῆς τελειώσεως, ὅ ἐστιν Ααρων, καὶ ἀφοριεῖς αὐτὸ ἀφόρισμα ἔναντι κυρίου, καὶ ἔσται σοι ἐν μερίδι. </text:span></text:span><text:span text:style-name="Default_20_Paragraph_20_Font"><text:span text:style-name="T1">27</text:span></text:span><text:span text:style-name="Default_20_Paragraph_20_Font"><text:span text:style-name="T2"> καὶ ἁγιάσεις τὸ στηθύνιον ἀφόρισμα καὶ τὸν βραχίονα τοῦ ἀφαιρέματος, ὃς ἀφώρισται καὶ ὃς ἀφῄρηται ἀπὸ τοῦ κριοῦ τῆς τελειώσεως ἀπὸ τοῦ Ααρων καὶ ἀπὸ τῶν υἱῶν αὐτοῦ, </text:span></text:span><text:span text:style-name="Default_20_Paragraph_20_Font"><text:span text:style-name="T1">28</text:span></text:span><text:span text:style-name="Default_20_Paragraph_20_Font"><text:span text:style-name="T2"> καὶ ἔσται Ααρων καὶ τοῖς υἱοῖς αὐτοῦ νόμιμον αἰώνιον παρὰ τῶν υἱῶν Ισραηλ· ἔστιν γὰρ ἀφαίρεμα τοῦτο καὶ ἀφαίρεμα ἔσται παρὰ τῶν υἱῶν Ισραηλ ἀπὸ τῶν θυμάτων τῶν σωτηρίων τῶν υἱῶν Ισραηλ, ἀφαίρεμα κυρίῳ. – </text:span></text:span><text:span text:style-name="Default_20_Paragraph_20_Font"><text:span text:style-name="T1">29</text:span></text:span><text:span text:style-name="Default_20_Paragraph_20_Font"><text:span text:style-name="T2"> καὶ ἡ στολὴ τοῦ ἁγίου, ἥ ἐστιν Ααρων, ἔσται τοῖς υἱοῖς αὐτοῦ μετ’ αὐτόν, χρισθῆναι αὐτοὺς ἐν αὐτοῖς καὶ τελειῶσαι τὰς χεῖρας αὐτῶν. </text:span></text:span><text:span text:style-name="Default_20_Paragraph_20_Font"><text:span text:style-name="T1">30</text:span></text:span><text:span text:style-name="Default_20_Paragraph_20_Font"><text:span text:style-name="T2"> ἑπτὰ ἡμέρας ἐνδύσεται αὐτὰ ὁ ἱερεὺς ὁ ἀντ αὐτοῦ τῶν υἱῶν αὐτοῦ, ὃς εἰσελεύσεται εἰς τὴν σκηνὴν τοῦ μαρτυρίου λειτουργεῖν ἐν τοῖς ἁγίοις. </text:span></text:span><text:span text:style-name="Default_20_Paragraph_20_Font"><text:span text:style-name="T1">31</text:span></text:span><text:span text:style-name="Default_20_Paragraph_20_Font"><text:span text:style-name="T2"> καὶ τὸν κριὸν τῆς τελειώσεως λήμψῃ καὶ ἑψήσεις τὰ κρέα ἐν τόπῳ ἁγίῳ, </text:span></text:span><text:span text:style-name="Default_20_Paragraph_20_Font"><text:span text:style-name="T1">32</text:span></text:span><text:span text:style-name="Default_20_Paragraph_20_Font"><text:span text:style-name="T2"> καὶ ἔδονται Ααρων καὶ οἱ υἱοὶ αὐτοῦ τὰ κρέα τοῦ κριοῦ καὶ τοὺς ἄρτους τοὺς ἐν τῷ κανῷ παρὰ τὰς θύρας τῆς σκηνῆς τοῦ μαρτυρίου· </text:span></text:span><text:span text:style-name="Default_20_Paragraph_20_Font"><text:span text:style-name="T1">33</text:span></text:span><text:span text:style-name="Default_20_Paragraph_20_Font"><text:span text:style-name="T2"> ἔδονται αὐτά, ἐν οἷς ἡγιάσθησαν ἐν αὐτοῖς τελειῶσαι τὰς χεῖρας αὐτῶν ἁγιάσαι αὐτούς, καὶ ἀλλογενὴς οὐκ ἔδεται ἀπ’ αὐτῶν· ἔστιν γὰρ ἅγια. </text:span></text:span><text:span text:style-name="Default_20_Paragraph_20_Font"><text:span text:style-name="T1">34</text:span></text:span><text:span text:style-name="Default_20_Paragraph_20_Font"><text:span text:style-name="T2"> ἐὰν δὲ καταλειφθῇ ἀπὸ τῶν κρεῶν τῆς θυσίας τῆς τελειώσεως καὶ τῶν ἄρτων ἕως πρωί, κατακαύσεις τὰ λοιπὰ πυρί· οὐ βρωθήσεται, ἁγίασμα γάρ ἐστιν. </text:span></text:span><text:span text:style-name="Default_20_Paragraph_20_Font"><text:span text:style-name="T1">35</text:span></text:span><text:span text:style-name="Default_20_Paragraph_20_Font"><text:span text:style-name="T2"> καὶ ποιήσεις Ααρων καὶ τοῖς υἱοῖς αὐτοῦ οὕτως κατὰ πάντα, ὅσα ἐνετειλάμην σοι· ἑπτὰ ἡμέρας τελειώσεις αὐτῶν τὰς χεῖρας. </text:span></text:span><text:span text:style-name="Default_20_Paragraph_20_Font"><text:span text:style-name="T1">36</text:span></text:span><text:span text:style-name="Default_20_Paragraph_20_Font"><text:span text:style-name="T2"> καὶ τὸ μοσχάριον τῆς ἁμαρτίας ποιήσεις τῇ ἡμέρᾳ τοῦ καθαρισμοῦ καὶ καθαριεῖς τὸ θυσιαστήριον ἐν τῷ ἁγιάζειν σε ἐπ’ αὐτῷ καὶ χρίσεις αὐτὸ ὥστε ἁγιάσαι αὐτό. </text:span></text:span><text:span text:style-name="Default_20_Paragraph_20_Font"><text:span text:style-name="T1">37</text:span></text:span><text:span text:style-name="Default_20_Paragraph_20_Font"><text:span text:style-name="T2"> ἑπτὰ ἡμέρας καθαριεῖς τὸ θυσιαστήριον καὶ ἁγιάσεις αὐτό, καὶ ἔσται τὸ θυσιαστήριον ἅγιον τοῦ ἁγίου· πᾶς ὁ ἁπτόμενος τοῦ θυσιαστηρίου ἁγιασθήσεται. </text:span></text:span></text:p>
        <text:p text:style-name="P3"><text:span text:style-name="Default_20_Paragraph_20_Font"><text:span text:style-name="T1">38</text:span></text:span><text:span text:style-name="Default_20_Paragraph_20_Font"><text:span text:style-name="T2"> Καὶ ταῦτά ἐστιν, ἃ ποιήσεις ἐπὶ τοῦ θυσιαστηρίου· ἀμνοὺς ἐνιαυσίους ἀμώμους δύο τὴν ἡμέραν ἐπὶ τὸ θυσιαστήριον ἐνδελεχῶς, κάρπωμα ἐνδελεχισμοῦ. </text:span></text:span><text:span text:style-name="Default_20_Paragraph_20_Font"><text:span text:style-name="T1">39</text:span></text:span><text:span text:style-name="Default_20_Paragraph_20_Font"><text:span text:style-name="T2"> τὸν ἀμνὸν τὸν ἕνα ποιήσεις τὸ πρωῒ καὶ τὸν ἀμνὸν τὸν δεύτερον ποιήσεις τὸ δειλινόν· </text:span></text:span><text:span text:style-name="Default_20_Paragraph_20_Font"><text:span text:style-name="T1">40</text:span></text:span><text:span text:style-name="Default_20_Paragraph_20_Font"><text:span text:style-name="T2"> καὶ δέκατον σεμιδάλεως πεφυραμένης ἐν ἐλαίῳ κεκομμένῳ τῷ τετάρτῳ τοῦ ιν καὶ σπονδὴν τὸ τέταρτον τοῦ ιν οἴνου τῷ ἀμνῷ τῷ ἑνί· </text:span></text:span><text:span text:style-name="Default_20_Paragraph_20_Font"><text:span text:style-name="T1">41</text:span></text:span><text:span text:style-name="Default_20_Paragraph_20_Font"><text:span text:style-name="T2"> καὶ τὸν ἀμνὸν τὸν δεύτερον ποιήσεις τὸ δειλινόν, κατὰ τὴν θυσίαν τὴν πρωινὴν καὶ κατὰ τὴν σπονδὴν αὐτοῦ ποιήσεις εἰς ὀσμὴν εὐωδίας κάρπωμα κυρίῳ, </text:span></text:span><text:span text:style-name="Default_20_Paragraph_20_Font"><text:span text:style-name="T1">42</text:span></text:span><text:span text:style-name="Default_20_Paragraph_20_Font"><text:span text:style-name="T2"> θυσίαν ἐνδελεχισμοῦ εἰς γενεὰς ὑμῶν ἐπὶ θύρας τῆς σκηνῆς τοῦ μαρτυρίου ἔναντι κυρίου, ἐν οἷς γνωσθήσομαί σοι ἐκεῖθεν ὥστε λαλῆσαί σοι. </text:span></text:span><text:span text:style-name="Default_20_Paragraph_20_Font"><text:span text:style-name="T1">43</text:span></text:span><text:span text:style-name="Default_20_Paragraph_20_Font"><text:span text:style-name="T2"> καὶ τάξομαι ἐκεῖ τοῖς υἱοῖς Ισραηλ καὶ ἁγιασθήσομαι ἐν δόξῃ μου· </text:span></text:span><text:span text:style-name="Default_20_Paragraph_20_Font"><text:span text:style-name="T1">44</text:span></text:span><text:span text:style-name="Default_20_Paragraph_20_Font"><text:span text:style-name="T2"> καὶ ἁγιάσω τὴν σκηνὴν τοῦ μαρτυρίου καὶ τὸ θυσιαστήριον· καὶ Ααρων καὶ τοὺς υἱοὺς αὐτοῦ ἁγιάσω ἱερατεύειν μοι. </text:span></text:span><text:span text:style-name="Default_20_Paragraph_20_Font"><text:span text:style-name="T1">45</text:span></text:span><text:span text:style-name="Default_20_Paragraph_20_Font"><text:span text:style-name="T2"> καὶ ἐπικληθήσομαι ἐν τοῖς υἱοῖς Ισραηλ καὶ ἔσομαι αὐτῶν θεός, </text:span></text:span><text:span text:style-name="Default_20_Paragraph_20_Font"><text:span text:style-name="T1">46</text:span></text:span><text:span text:style-name="Default_20_Paragraph_20_Font"><text:span text:style-name="T2"> καὶ γνώσονται ὅτι ἐγώ εἰμι κύριος ὁ θεὸς αὐτῶν ὁ ἐξαγαγὼν αὐτοὺς ἐκ γῆς Αἰγύπτου ἐπικληθῆναι αὐτοῖς καὶ θεὸς εἶναι αὐτῶν. </text:span></text:span></text:p>
      </text:section>
      <text:section text:style-name="Sect1" text:name="Sect30">
        <text:p text:style-name="P2">Εξοδος 30</text:p>
        <text:p text:style-name="P3"><text:span text:style-name="Default_20_Paragraph_20_Font"><text:span text:style-name="T1">1</text:span></text:span><text:span text:style-name="Default_20_Paragraph_20_Font"><text:span text:style-name="T2"> Καὶ ποιήσεις θυσιαστήριον θυμιάματος ἐκ ξύλων ἀσήπτων· καὶ ποιήσεις αὐτὸ </text:span></text:span><text:span text:style-name="Default_20_Paragraph_20_Font"><text:span text:style-name="T1">2</text:span></text:span><text:span text:style-name="Default_20_Paragraph_20_Font"><text:span text:style-name="T2"> πήχεος τὸ μῆκος καὶ πήχεος τὸ εὖρος – τετράγωνον ἔσται – καὶ δύο πήχεων τὸ ὕψος· ἐξ αὐτοῦ ἔσται τὰ κέρατα αὐτοῦ. </text:span></text:span><text:span text:style-name="Default_20_Paragraph_20_Font"><text:span text:style-name="T1">3</text:span></text:span><text:span text:style-name="Default_20_Paragraph_20_Font"><text:span text:style-name="T2"> καὶ καταχρυσώσεις αὐτὰ χρυσίῳ καθαρῷ, τὴν ἐσχάραν αὐτοῦ καὶ τοὺς τοίχους αὐτοῦ κύκλῳ καὶ τὰ κέρατα αὐτοῦ, καὶ ποιήσεις αὐτῷ στρεπτὴν στεφάνην χρυσῆν κύκλῳ. </text:span></text:span><text:span text:style-name="Default_20_Paragraph_20_Font"><text:span text:style-name="T1">4</text:span></text:span><text:span text:style-name="Default_20_Paragraph_20_Font"><text:span text:style-name="T2"> καὶ δύο δακτυλίους </text:span></text:span><text:soft-page-break/><text:span text:style-name="Default_20_Paragraph_20_Font"><text:span text:style-name="T2">χρυσοῦς καθαροὺς ποιήσεις ὑπὸ τὴν στρεπτὴν στεφάνην αὐτοῦ, εἰς τὰ δύο κλίτη ποιήσεις ἐν τοῖς δυσὶ πλευροῖς· καὶ ἔσονται ψαλίδες ταῖς σκυτάλαις ὥστε αἴρειν αὐτὸ ἐν αὐταῖς. </text:span></text:span><text:span text:style-name="Default_20_Paragraph_20_Font"><text:span text:style-name="T1">5</text:span></text:span><text:span text:style-name="Default_20_Paragraph_20_Font"><text:span text:style-name="T2"> καὶ ποιήσεις σκυτάλας ἐκ ξύλων ἀσήπτων καὶ καταχρυσώσεις αὐτὰς χρυσίῳ. </text:span></text:span><text:span text:style-name="Default_20_Paragraph_20_Font"><text:span text:style-name="T1">6</text:span></text:span><text:span text:style-name="Default_20_Paragraph_20_Font"><text:span text:style-name="T2"> καὶ θήσεις αὐτὸ ἀπέναντι τοῦ καταπετάσματος τοῦ ὄντος ἐπὶ τῆς κιβωτοῦ τῶν μαρτυρίων, ἐν οἷς γνωσθήσομαί σοι ἐκεῖθεν. </text:span></text:span><text:span text:style-name="Default_20_Paragraph_20_Font"><text:span text:style-name="T1">7</text:span></text:span><text:span text:style-name="Default_20_Paragraph_20_Font"><text:span text:style-name="T2"> καὶ θυμιάσει ἐπ’ αὐτοῦ Ααρων θυμίαμα σύνθετον λεπτόν· τὸ πρωῒ πρωί, ὅταν ἐπισκευάζῃ τοὺς λύχνους, θυμιάσει ἐπ’ αὐτοῦ, </text:span></text:span><text:span text:style-name="Default_20_Paragraph_20_Font"><text:span text:style-name="T1">8</text:span></text:span><text:span text:style-name="Default_20_Paragraph_20_Font"><text:span text:style-name="T2"> καὶ ὅταν ἐξάπτῃ Ααρων τοὺς λύχνους ὀψέ, θυμιάσει ἐπ’ αὐτοῦ· θυμίαμα ἐνδελεχισμοῦ διὰ παντὸς ἔναντι κυρίου εἰς γενεὰς αὐτῶν. </text:span></text:span><text:span text:style-name="Default_20_Paragraph_20_Font"><text:span text:style-name="T1">9</text:span></text:span><text:span text:style-name="Default_20_Paragraph_20_Font"><text:span text:style-name="T2"> καὶ οὐκ ἀνοίσεις ἐπ’ αὐτοῦ θυμίαμα ἕτερον, κάρπωμα, θυσίαν· καὶ σπονδὴν οὐ σπείσεις ἐπ’ αὐτοῦ. </text:span></text:span><text:span text:style-name="Default_20_Paragraph_20_Font"><text:span text:style-name="T1">10</text:span></text:span><text:span text:style-name="Default_20_Paragraph_20_Font"><text:span text:style-name="T2"> καὶ ἐξιλάσεται ἐπ’ αὐτὸ Ααρων ἐπὶ τῶν κεράτων αὐτοῦ ἅπαξ τοῦ ἐνιαυτοῦ· ἀπὸ τοῦ αἵματος τοῦ καθαρισμοῦ τῶν ἁμαρτιῶν τοῦ ἐξιλασμοῦ ἅπαξ τοῦ ἐνιαυτοῦ καθαριεῖ αὐτὸ εἰς τὰς γενεὰς αὐτῶν· ἅγιον τῶν ἁγίων ἐστὶν κυρίῳ </text:span></text:span></text:p>
        <text:p text:style-name="P3"><text:span text:style-name="Default_20_Paragraph_20_Font"><text:span text:style-name="T1">11</text:span></text:span><text:span text:style-name="Default_20_Paragraph_20_Font"><text:span text:style-name="T2"> Καὶ ἐλάλησεν κύριος πρὸς Μωυσῆν λέγων </text:span></text:span><text:span text:style-name="Default_20_Paragraph_20_Font"><text:span text:style-name="T1">12</text:span></text:span><text:span text:style-name="Default_20_Paragraph_20_Font"><text:span text:style-name="T2"> Ἐὰν λάβῃς τὸν συλλογισμὸν τῶν υἱῶν Ισραηλ ἐν τῇ ἐπισκοπῇ αὐτῶν, καὶ δώσουσιν ἕκαστος λύτρα τῆς ψυχῆς αὐτοῦ τῷ κυρίῳ, καὶ οὐκ ἔσται ἐν αὐτοῖς πτῶσις ἐν τῇ ἐπισκοπῇ αὐτῶν. </text:span></text:span><text:span text:style-name="Default_20_Paragraph_20_Font"><text:span text:style-name="T1">13</text:span></text:span><text:span text:style-name="Default_20_Paragraph_20_Font"><text:span text:style-name="T2"> καὶ τοῦτό ἐστιν ὃ δώσουσιν ὅσοι ἂν παραπορεύωνται τὴν ἐπίσκεψιν· τὸ ἥμισυ τοῦ διδράχμου, ὅ ἐστιν κατὰ τὸ δίδραχμον τὸ ἅγιον· εἴκοσι ὀβολοὶ τὸ δίδραχμον, τὸ δὲ ἥμισυ τοῦ διδράχμου εἰσφορὰ κυρίῳ. </text:span></text:span><text:span text:style-name="Default_20_Paragraph_20_Font"><text:span text:style-name="T1">14</text:span></text:span><text:span text:style-name="Default_20_Paragraph_20_Font"><text:span text:style-name="T2"> πᾶς ὁ παραπορευόμενος εἰς τὴν ἐπίσκεψιν ἀπὸ εἰκοσαετοῦς καὶ ἐπάνω δώσουσιν τὴν εἰσφορὰν κυρίῳ. </text:span></text:span><text:span text:style-name="Default_20_Paragraph_20_Font"><text:span text:style-name="T1">15</text:span></text:span><text:span text:style-name="Default_20_Paragraph_20_Font"><text:span text:style-name="T2"> ὁ πλουτῶν οὐ προσθήσει καὶ ὁ πενόμενος οὐκ ἐλαττονήσει ἀπὸ τοῦ ἡμίσους τοῦ διδράχμου ἐν τῷ διδόναι τὴν εἰσφορὰν κυρίῳ ἐξιλάσασθαι περὶ τῶν ψυχῶν ὑμῶν. </text:span></text:span><text:span text:style-name="Default_20_Paragraph_20_Font"><text:span text:style-name="T1">16</text:span></text:span><text:span text:style-name="Default_20_Paragraph_20_Font"><text:span text:style-name="T2"> καὶ λήμψῃ τὸ ἀργύριον τῆς εἰσφορᾶς παρὰ τῶν υἱῶν Ισραηλ καὶ δώσεις αὐτὸ εἰς κάτεργον τῆς σκηνῆς τοῦ μαρτυρίου, καὶ ἔσται τοῖς υἱοῖς Ισραηλ μνημόσυνον ἔναντι κυρίου ἐξιλάσασθαι περὶ τῶν ψυχῶν ὑμῶν. </text:span></text:span></text:p>
        <text:p text:style-name="P3"><text:span text:style-name="Default_20_Paragraph_20_Font"><text:span text:style-name="T1">17</text:span></text:span><text:span text:style-name="Default_20_Paragraph_20_Font"><text:span text:style-name="T2"> Καὶ ἐλάλησεν κύριος πρὸς Μωυσῆν λέγων </text:span></text:span><text:span text:style-name="Default_20_Paragraph_20_Font"><text:span text:style-name="T1">18</text:span></text:span><text:span text:style-name="Default_20_Paragraph_20_Font"><text:span text:style-name="T2"> Ποίησον λουτῆρα χαλκοῦν καὶ βάσιν αὐτῷ χαλκῆν ὥστε νίπτεσθαι· καὶ θήσεις αὐτὸν ἀνὰ μέσον τῆς σκηνῆς τοῦ μαρτυρίου καὶ ἀνὰ μέσον τοῦ θυσιαστηρίου καὶ ἐκχεεῖς εἰς αὐτὸν ὕδωρ, </text:span></text:span><text:span text:style-name="Default_20_Paragraph_20_Font"><text:span text:style-name="T1">19</text:span></text:span><text:span text:style-name="Default_20_Paragraph_20_Font"><text:span text:style-name="T2"> καὶ νίψεται Ααρων καὶ οἱ υἱοὶ αὐτοῦ ἐξ αὐτοῦ τὰς χεῖρας καὶ τοὺς πόδας ὕδατι. </text:span></text:span><text:span text:style-name="Default_20_Paragraph_20_Font"><text:span text:style-name="T1">20</text:span></text:span><text:span text:style-name="Default_20_Paragraph_20_Font"><text:span text:style-name="T2"> ὅταν εἰσπορεύωνται εἰς τὴν σκηνὴν τοῦ μαρτυρίου, νίψονται ὕδατι καὶ οὐ μὴ ἀποθάνωσιν· ἢ ὅταν προσπορεύωνται πρὸς τὸ θυσιαστήριον λειτουργεῖν καὶ ἀναφέρειν τὰ ὁλοκαυτώματα κυρίῳ, </text:span></text:span><text:span text:style-name="Default_20_Paragraph_20_Font"><text:span text:style-name="T1">21</text:span></text:span><text:span text:style-name="Default_20_Paragraph_20_Font"><text:span text:style-name="T2"> νίψονται τὰς χεῖρας καὶ τοὺς πόδας ὕδατι· ὅταν εἰσπορεύωνται εἰς τὴν σκηνὴν τοῦ μαρτυρίου, νίψονται ὕδατι, ἵνα μὴ ἀποθάνωσιν· καὶ ἔσται αὐτοῖς νόμιμον αἰώνιον, αὐτῷ καὶ ταῖς γενεαῖς αὐτοῦ μετ’ αὐτόν. </text:span></text:span></text:p>
        <text:p text:style-name="P3"><text:span text:style-name="Default_20_Paragraph_20_Font"><text:span text:style-name="T1">22</text:span></text:span><text:span text:style-name="Default_20_Paragraph_20_Font"><text:span text:style-name="T2"> Καὶ ἐλάλησεν κύριος πρὸς Μωυσῆν λέγων </text:span></text:span><text:span text:style-name="Default_20_Paragraph_20_Font"><text:span text:style-name="T1">23</text:span></text:span><text:span text:style-name="Default_20_Paragraph_20_Font"><text:span text:style-name="T2"> Καὶ σὺ λαβὲ ἡδύσματα, τὸ ἄνθος σμύρνης ἐκλεκτῆς πεντακοσίους σίκλους καὶ κινναμώμου εὐώδους τὸ ἥμισυ τούτου διακοσίους πεντήκοντα καὶ καλάμου εὐώδους διακοσίους πεντήκοντα </text:span></text:span><text:span text:style-name="Default_20_Paragraph_20_Font"><text:span text:style-name="T1">24</text:span></text:span><text:span text:style-name="Default_20_Paragraph_20_Font"><text:span text:style-name="T2"> καὶ ἴρεως πεντακοσίους σίκλους τοῦ ἁγίου καὶ ἔλαιον ἐξ ἐλαίων ιν </text:span></text:span><text:span text:style-name="Default_20_Paragraph_20_Font"><text:span text:style-name="T1">25</text:span></text:span><text:span text:style-name="Default_20_Paragraph_20_Font"><text:span text:style-name="T2"> καὶ ποιήσεις αὐτὸ ἔλαιον χρῖσμα ἅγιον, μύρον μυρεψικὸν τέχνῃ μυρεψοῦ· ἔλαιον χρῖσμα ἅγιον ἔσται. </text:span></text:span><text:span text:style-name="Default_20_Paragraph_20_Font"><text:span text:style-name="T1">26</text:span></text:span><text:span text:style-name="Default_20_Paragraph_20_Font"><text:span text:style-name="T2"> καὶ χρίσεις ἐξ αὐτοῦ τὴν σκηνὴν τοῦ μαρτυρίου καὶ τὴν κιβωτὸν τοῦ μαρτυρίου </text:span></text:span><text:span text:style-name="Default_20_Paragraph_20_Font"><text:span text:style-name="T1">27</text:span></text:span><text:span text:style-name="Default_20_Paragraph_20_Font"><text:span text:style-name="T2"> καὶ τὴν λυχνίαν καὶ πάντα τὰ σκεύη αὐτῆς καὶ τὸ θυσιαστήριον τοῦ θυμιάματος </text:span></text:span><text:span text:style-name="Default_20_Paragraph_20_Font"><text:span text:style-name="T1">28</text:span></text:span><text:span text:style-name="Default_20_Paragraph_20_Font"><text:span text:style-name="T2"> καὶ τὸ θυσιαστήριον τῶν ὁλοκαυτωμάτων καὶ πάντα αὐτοῦ τὰ σκεύη καὶ τὴν τράπεζαν καὶ πάντα τὰ σκεύη αὐτῆς καὶ τὸν λουτῆρα καὶ τὴν βάσιν αὐτοῦ </text:span></text:span><text:span text:style-name="Default_20_Paragraph_20_Font"><text:span text:style-name="T1">29</text:span></text:span><text:span text:style-name="Default_20_Paragraph_20_Font"><text:span text:style-name="T2"> καὶ ἁγιάσεις αὐτά, καὶ ἔσται ἅγια τῶν ἁγίων· πᾶς ὁ ἁπτόμενος αὐτῶν ἁγιασθήσεται. </text:span></text:span><text:span text:style-name="Default_20_Paragraph_20_Font"><text:span text:style-name="T1">30</text:span></text:span><text:span text:style-name="Default_20_Paragraph_20_Font"><text:span text:style-name="T2"> καὶ Ααρων καὶ τοὺς υἱοὺς αὐτοῦ χρίσεις καὶ ἁγιάσεις αὐτοὺς ἱερατεύειν μοι. </text:span></text:span><text:span text:style-name="Default_20_Paragraph_20_Font"><text:span text:style-name="T1">31</text:span></text:span><text:span text:style-name="Default_20_Paragraph_20_Font"><text:span text:style-name="T2"> καὶ τοῖς υἱοῖς Ισραηλ λαλήσεις λέγων Ἔλαιον ἄλειμμα χρίσεως ἅγιον ἔσται τοῦτο ὑμῖν εἰς τὰς γενεὰς ὑμῶν. </text:span></text:span><text:span text:style-name="Default_20_Paragraph_20_Font"><text:span text:style-name="T1">32</text:span></text:span><text:span text:style-name="Default_20_Paragraph_20_Font"><text:span text:style-name="T2"> ἐπὶ σάρκα ἀνθρώπου οὐ χρισθήσεται, καὶ κατὰ τὴν </text:span></text:span><text:soft-page-break/><text:span text:style-name="Default_20_Paragraph_20_Font"><text:span text:style-name="T2">σύνθεσιν ταύτην οὐ ποιήσετε ὑμῖν ἑαυτοῖς ὡσαύτως· ἅγιόν ἐστιν καὶ ἁγίασμα ἔσται ὑμῖν. </text:span></text:span><text:span text:style-name="Default_20_Paragraph_20_Font"><text:span text:style-name="T1">33</text:span></text:span><text:span text:style-name="Default_20_Paragraph_20_Font"><text:span text:style-name="T2"> ὃς ἂν ποιήσῃ ὡσαύτως, καὶ ὃς ἂν δῷ ἀπ’ αὐτοῦ ἀλλογενεῖ, ἐξολεθρευθήσεται ἐκ τοῦ λαοῦ αὐτοῦ. – </text:span></text:span><text:span text:style-name="Default_20_Paragraph_20_Font"><text:span text:style-name="T1">34</text:span></text:span><text:span text:style-name="Default_20_Paragraph_20_Font"><text:span text:style-name="T2"> καὶ εἶπεν κύριος πρὸς Μωυσῆν Λαβὲ σεαυτῷ ἡδύσματα, στακτήν, ὄνυχα, χαλβάνην ἡδυσμοῦ καὶ λίβανον διαφανῆ, ἴσον ἴσῳ ἔσται· </text:span></text:span><text:span text:style-name="Default_20_Paragraph_20_Font"><text:span text:style-name="T1">35</text:span></text:span><text:span text:style-name="Default_20_Paragraph_20_Font"><text:span text:style-name="T2"> καὶ ποιήσουσιν ἐν αὐτῷ θυμίαμα, μυρεψικὸν ἔργον μυρεψοῦ, μεμιγμένον, καθαρόν, ἔργον ἅγιον. </text:span></text:span><text:span text:style-name="Default_20_Paragraph_20_Font"><text:span text:style-name="T1">36</text:span></text:span><text:span text:style-name="Default_20_Paragraph_20_Font"><text:span text:style-name="T2"> καὶ συγκόψεις ἐκ τούτων λεπτὸν καὶ θήσεις ἀπέναντι τῶν μαρτυρίων ἐν τῇ σκηνῇ τοῦ μαρτυρίου, ὅθεν γνωσθήσομαί σοι ἐκεῖθεν· ἅγιον τῶν ἁγίων ἔσται ὑμῖν. </text:span></text:span><text:span text:style-name="Default_20_Paragraph_20_Font"><text:span text:style-name="T1">37</text:span></text:span><text:span text:style-name="Default_20_Paragraph_20_Font"><text:span text:style-name="T2"> θυμίαμα κατὰ τὴν σύνθεσιν ταύτην οὐ ποιήσετε ὑμῖν αὐτοῖς· ἁγίασμα ἔσται ὑμῖν κυρίῳ· </text:span></text:span><text:span text:style-name="Default_20_Paragraph_20_Font"><text:span text:style-name="T1">38</text:span></text:span><text:span text:style-name="Default_20_Paragraph_20_Font"><text:span text:style-name="T2"> ὃς ἂν ποιήσῃ ὡσαύτως ὥστε ὀσφραίνεσθαι ἐν αὐτῷ, ἀπολεῖται ἐκ τοῦ λαοῦ αὐτοῦ. </text:span></text:span></text:p>
      </text:section>
      <text:section text:style-name="Sect1" text:name="Sect31">
        <text:p text:style-name="P2">Εξοδος 31</text:p>
        <text:p text:style-name="P3"><text:span text:style-name="Default_20_Paragraph_20_Font"><text:span text:style-name="T1">1</text:span></text:span><text:span text:style-name="Default_20_Paragraph_20_Font"><text:span text:style-name="T2"> Καὶ ἐλάλησεν κύριος πρὸς Μωυσῆν λέγων </text:span></text:span><text:span text:style-name="Default_20_Paragraph_20_Font"><text:span text:style-name="T1">2</text:span></text:span><text:span text:style-name="Default_20_Paragraph_20_Font"><text:span text:style-name="T2"> Ἰδοὺ ἀνακέκλημαι ἐξ ὀνόματος τὸν Βεσελεηλ τὸν τοῦ Ουριου τὸν Ωρ τῆς φυλῆς Ιουδα </text:span></text:span><text:span text:style-name="Default_20_Paragraph_20_Font"><text:span text:style-name="T1">3</text:span></text:span><text:span text:style-name="Default_20_Paragraph_20_Font"><text:span text:style-name="T2"> καὶ ἐνέπλησα αὐτὸν πνεῦμα θεῖον σοφίας καὶ συνέσεως καὶ ἐπιστήμης ἐν παντὶ ἔργῳ </text:span></text:span><text:span text:style-name="Default_20_Paragraph_20_Font"><text:span text:style-name="T1">4</text:span></text:span><text:span text:style-name="Default_20_Paragraph_20_Font"><text:span text:style-name="T2"> διανοεῖσθαι καὶ ἀρχιτεκτονῆσαι ἐργάζεσθαι τὸ χρυσίον καὶ τὸ ἀργύριον καὶ τὸν χαλκὸν καὶ τὴν ὑάκινθον καὶ τὴν πορφύραν καὶ τὸ κόκκινον τὸ νηστὸν καὶ τὴν βύσσον τὴν κεκλωσμένην </text:span></text:span><text:span text:style-name="Default_20_Paragraph_20_Font"><text:span text:style-name="T1">5</text:span></text:span><text:span text:style-name="Default_20_Paragraph_20_Font"><text:span text:style-name="T2"> καὶ τὰ λιθουργικὰ καὶ εἰς τὰ ἔργα τὰ τεκτονικὰ τῶν ξύλων ἐργάζεσθαι κατὰ πάντα τὰ ἔργα. </text:span></text:span><text:span text:style-name="Default_20_Paragraph_20_Font"><text:span text:style-name="T1">6</text:span></text:span><text:span text:style-name="Default_20_Paragraph_20_Font"><text:span text:style-name="T2"> καὶ ἐγὼ ἔδωκα αὐτὸν καὶ τὸν Ελιαβ τὸν τοῦ Αχισαμαχ ἐκ φυλῆς Δαν καὶ παντὶ συνετῷ καρδίᾳ δέδωκα σύνεσιν, καὶ ποιήσουσιν πάντα, ὅσα σοι συνέταξα, </text:span></text:span><text:span text:style-name="Default_20_Paragraph_20_Font"><text:span text:style-name="T1">7</text:span></text:span><text:span text:style-name="Default_20_Paragraph_20_Font"><text:span text:style-name="T2"> τὴν σκηνὴν τοῦ μαρτυρίου καὶ τὴν κιβωτὸν τῆς διαθήκης καὶ τὸ ἱλαστήριον τὸ ἐπ’ αὐτῆς καὶ τὴν διασκευὴν τῆς σκηνῆς </text:span></text:span><text:span text:style-name="Default_20_Paragraph_20_Font"><text:span text:style-name="T1">8</text:span></text:span><text:span text:style-name="Default_20_Paragraph_20_Font"><text:span text:style-name="T2"> καὶ τὰ θυσιαστήρια καὶ τὴν τράπεζαν καὶ πάντα τὰ σκεύη αὐτῆς καὶ τὴν λυχνίαν τὴν καθαρὰν καὶ πάντα τὰ σκεύη αὐτῆς </text:span></text:span><text:span text:style-name="Default_20_Paragraph_20_Font"><text:span text:style-name="T1">9</text:span></text:span><text:span text:style-name="Default_20_Paragraph_20_Font"><text:span text:style-name="T2"> καὶ τὸν λουτῆρα καὶ τὴν βάσιν αὐτοῦ </text:span></text:span><text:span text:style-name="Default_20_Paragraph_20_Font"><text:span text:style-name="T1">10</text:span></text:span><text:span text:style-name="Default_20_Paragraph_20_Font"><text:span text:style-name="T2"> καὶ τὰς στολὰς τὰς λειτουργικὰς Ααρων καὶ τὰς στολὰς τῶν υἱῶν αὐτοῦ ἱερατεύειν μοι </text:span></text:span><text:span text:style-name="Default_20_Paragraph_20_Font"><text:span text:style-name="T1">11</text:span></text:span><text:span text:style-name="Default_20_Paragraph_20_Font"><text:span text:style-name="T2"> καὶ τὸ ἔλαιον τῆς χρίσεως καὶ τὸ θυμίαμα τῆς συνθέσεως τοῦ ἁγίου· κατὰ πάντα, ὅσα ἐγὼ ἐνετειλάμην σοι, ποιήσουσιν. </text:span></text:span></text:p>
        <text:p text:style-name="P3"><text:span text:style-name="Default_20_Paragraph_20_Font"><text:span text:style-name="T1">12</text:span></text:span><text:span text:style-name="Default_20_Paragraph_20_Font"><text:span text:style-name="T2"> Καὶ ἐλάλησεν κύριος πρὸς Μωυσῆν λέγων </text:span></text:span><text:span text:style-name="Default_20_Paragraph_20_Font"><text:span text:style-name="T1">13</text:span></text:span><text:span text:style-name="Default_20_Paragraph_20_Font"><text:span text:style-name="T2"> Καὶ σὺ σύνταξον τοῖς υἱοῖς Ισραηλ λέγων Ὁρᾶτε καὶ τὰ σάββατά μου φυλάξεσθε· σημεῖόν ἐστιν παρ’ ἐμοὶ καὶ ἐν ὑμῖν εἰς τὰς γενεὰς ὑμῶν, ἵνα γνῶτε ὅτι ἐγὼ κύριος ὁ ἁγιάζων ὑμᾶς. </text:span></text:span><text:span text:style-name="Default_20_Paragraph_20_Font"><text:span text:style-name="T1">14</text:span></text:span><text:span text:style-name="Default_20_Paragraph_20_Font"><text:span text:style-name="T2"> καὶ φυλάξεσθε τὰ σάββατα, ὅτι ἅγιον τοῦτό ἐστιν κυρίου ὑμῖν· ὁ βεβηλῶν αὐτὸ θανάτῳ θανατωθήσεται· πᾶς, ὃς ποιήσει ἐν αὐτῷ ἔργον, ἐξολεθρευθήσεται ἡ ψυχὴ ἐκείνη ἐκ μέσου τοῦ λαοῦ αὐτοῦ. </text:span></text:span><text:span text:style-name="Default_20_Paragraph_20_Font"><text:span text:style-name="T1">15</text:span></text:span><text:span text:style-name="Default_20_Paragraph_20_Font"><text:span text:style-name="T2"> ἓξ ἡμέρας ποιήσεις ἔργα, τῇ δὲ ἡμέρᾳ τῇ ἑβδόμῃ σάββατα, ἀνάπαυσις ἁγία τῷ κυρίῳ· πᾶς, ὃς ποιήσει ἔργον τῇ ἡμέρᾳ τῇ ἑβδόμῃ, θανάτῳ θανατωθήσεται. </text:span></text:span><text:span text:style-name="Default_20_Paragraph_20_Font"><text:span text:style-name="T1">16</text:span></text:span><text:span text:style-name="Default_20_Paragraph_20_Font"><text:span text:style-name="T2"> καὶ φυλάξουσιν οἱ υἱοὶ Ισραηλ τὰ σάββατα ποιεῖν αὐτὰ εἰς τὰς γενεὰς αὐτῶν· διαθήκη αἰώνιος. </text:span></text:span><text:span text:style-name="Default_20_Paragraph_20_Font"><text:span text:style-name="T1">17</text:span></text:span><text:span text:style-name="Default_20_Paragraph_20_Font"><text:span text:style-name="T2"> ἐν ἐμοὶ καὶ τοῖς υἱοῖς Ισραηλ σημεῖόν ἐστιν αἰώνιον, ὅτι ἐν ἓξ ἡμέραις ἐποίησεν κύριος τὸν οὐρανὸν καὶ τὴν γῆν καὶ τῇ ἡμέρᾳ τῇ ἑβδόμῃ ἐπαύσατο καὶ κατέπαυσεν. </text:span></text:span></text:p>
        <text:p text:style-name="P3"><text:span text:style-name="Default_20_Paragraph_20_Font"><text:span text:style-name="T1">18</text:span></text:span><text:span text:style-name="Default_20_Paragraph_20_Font"><text:span text:style-name="T2"> Καὶ ἔδωκεν Μωυσεῖ, ἡνίκα κατέπαυσεν λαλῶν αὐτῷ ἐν τῷ ὄρει τῷ Σινα, τὰς δύο πλάκας τοῦ μαρτυρίου, πλάκας λιθίνας γεγραμμένας τῷ δακτύλῳ τοῦ θεοῦ. </text:span></text:span></text:p>
      </text:section>
      <text:section text:style-name="Sect1" text:name="Sect32">
        <text:p text:style-name="P2"><text:soft-page-break/>Εξοδος 32</text:p>
        <text:p text:style-name="P3"><text:span text:style-name="Default_20_Paragraph_20_Font"><text:span text:style-name="T1">1</text:span></text:span><text:span text:style-name="Default_20_Paragraph_20_Font"><text:span text:style-name="T2"> Καὶ ἰδὼν ὁ λαὸς ὅτι κεχρόνικεν Μωϋσῆς καταβῆναι ἐκ τοῦ ὄρους, συνέστη ὁ λαὸς ἐπὶ Ααρων καὶ λέγουσιν αὐτῷ Ἀνάστηθι καὶ ποίησον ἡμῖν θεούς, οἳ προπορεύσονται ἡμῶν· ὁ γὰρ Μωϋσῆς οὗτος ὁ ἄνθρωπος, ὃς ἐξήγαγεν ἡμᾶς ἐξ Αἰγύπτου, οὐκ οἴδαμεν, τί γέγονεν αὐτῷ. </text:span></text:span><text:span text:style-name="Default_20_Paragraph_20_Font"><text:span text:style-name="T1">2</text:span></text:span><text:span text:style-name="Default_20_Paragraph_20_Font"><text:span text:style-name="T2"> καὶ λέγει αὐτοῖς Ααρων Περιέλεσθε τὰ ἐνώτια τὰ χρυσᾶ τὰ ἐν τοῖς ὠσὶν τῶν γυναικῶν ὑμῶν καὶ θυγατέρων καὶ ἐνέγκατε πρός με. </text:span></text:span><text:span text:style-name="Default_20_Paragraph_20_Font"><text:span text:style-name="T1">3</text:span></text:span><text:span text:style-name="Default_20_Paragraph_20_Font"><text:span text:style-name="T2"> καὶ περιείλαντο πᾶς ὁ λαὸς τὰ ἐνώτια τὰ χρυσᾶ τὰ ἐν τοῖς ὠσὶν αὐτῶν καὶ ἤνεγκαν πρὸς Ααρων. </text:span></text:span><text:span text:style-name="Default_20_Paragraph_20_Font"><text:span text:style-name="T1">4</text:span></text:span><text:span text:style-name="Default_20_Paragraph_20_Font"><text:span text:style-name="T2"> καὶ ἐδέξατο ἐκ τῶν χειρῶν αὐτῶν καὶ ἔπλασεν αὐτὰ ἐν τῇ γραφίδι καὶ ἐποίησεν αὐτὰ μόσχον χωνευτὸν καὶ εἶπεν Οὗτοι οἱ θεοί σου, Ισραηλ, οἵτινες ἀνεβίβασάν σε ἐκ γῆς Αἰγύπτου. </text:span></text:span><text:span text:style-name="Default_20_Paragraph_20_Font"><text:span text:style-name="T1">5</text:span></text:span><text:span text:style-name="Default_20_Paragraph_20_Font"><text:span text:style-name="T2"> καὶ ἰδὼν Ααρων ᾠκοδόμησεν θυσιαστήριον κατέναντι αὐτοῦ, καὶ ἐκήρυξεν Ααρων λέγων Ἑορτὴ τοῦ κυρίου αὔριον. </text:span></text:span><text:span text:style-name="Default_20_Paragraph_20_Font"><text:span text:style-name="T1">6</text:span></text:span><text:span text:style-name="Default_20_Paragraph_20_Font"><text:span text:style-name="T2"> καὶ ὀρθρίσας τῇ ἐπαύριον ἀνεβίβασεν ὁλοκαυτώματα καὶ προσήνεγκεν θυσίαν σωτηρίου, καὶ ἐκάθισεν ὁ λαὸς φαγεῖν καὶ πιεῖν καὶ ἀνέστησαν παίζειν. </text:span></text:span></text:p>
        <text:p text:style-name="P3"><text:span text:style-name="Default_20_Paragraph_20_Font"><text:span text:style-name="T1">7</text:span></text:span><text:span text:style-name="Default_20_Paragraph_20_Font"><text:span text:style-name="T2"> Καὶ ἐλάλησεν κύριος πρὸς Μωυσῆν λέγων Βάδιζε τὸ τάχος ἐντεῦθεν κατάβηθι· ἠνόμησεν γὰρ ὁ λαός σου, οὓς ἐξήγαγες ἐκ γῆς Αἰγύπτου· </text:span></text:span><text:span text:style-name="Default_20_Paragraph_20_Font"><text:span text:style-name="T1">8</text:span></text:span><text:span text:style-name="Default_20_Paragraph_20_Font"><text:span text:style-name="T2"> παρέβησαν ταχὺ ἐκ τῆς ὁδοῦ, ἧς ἐνετείλω αὐτοῖς· ἐποίησαν ἑαυτοῖς μόσχον καὶ προσκεκυνήκασιν αὐτῷ καὶ τεθύκασιν αὐτῷ καὶ εἶπαν Οὗτοι οἱ θεοί σου, Ισραηλ, οἵτινες ἀνεβίβασάν σε ἐκ γῆς Αἰγύπτου. </text:span></text:span><text:span text:style-name="Default_20_Paragraph_20_Font"><text:span text:style-name="T1">10</text:span></text:span><text:span text:style-name="Default_20_Paragraph_20_Font"><text:span text:style-name="T2"> καὶ νῦν ἔασόν με καὶ θυμωθεὶς ὀργῇ εἰς αὐτοὺς ἐκτρίψω αὐτοὺς καὶ ποιήσω σὲ εἰς ἔθνος μέγα. </text:span></text:span><text:span text:style-name="Default_20_Paragraph_20_Font"><text:span text:style-name="T1">11</text:span></text:span><text:span text:style-name="Default_20_Paragraph_20_Font"><text:span text:style-name="T2"> καὶ ἐδεήθη Μωϋσῆς ἔναντι κυρίου τοῦ θεοῦ καὶ εἶπεν Ἵνα τί, κύριε, θυμοῖ ὀργῇ εἰς τὸν λαόν σου, οὓς ἐξήγαγες ἐκ γῆς Αἰγύπτου ἐν ἰσχύι μεγάλῃ καὶ ἐν τῷ βραχίονί σου τῷ ὑψηλῷ; </text:span></text:span><text:span text:style-name="Default_20_Paragraph_20_Font"><text:span text:style-name="T1">12</text:span></text:span><text:span text:style-name="Default_20_Paragraph_20_Font"><text:span text:style-name="T2"> μήποτε εἴπωσιν οἱ Αἰγύπτιοι λέγοντες Μετὰ πονηρίας ἐξήγαγεν αὐτοὺς ἀποκτεῖναι ἐν τοῖς ὄρεσιν καὶ ἐξαναλῶσαι αὐτοὺς ἀπὸ τῆς γῆς. παῦσαι τῆς ὀργῆς τοῦ θυμοῦ σου καὶ ἵλεως γενοῦ ἐπὶ τῇ κακίᾳ τοῦ λαοῦ σου </text:span></text:span><text:span text:style-name="Default_20_Paragraph_20_Font"><text:span text:style-name="T1">13</text:span></text:span><text:span text:style-name="Default_20_Paragraph_20_Font"><text:span text:style-name="T2"> μνησθεὶς Αβρααμ καὶ Ισαακ καὶ Ιακωβ τῶν σῶν οἰκετῶν, οἷς ὤμοσας κατὰ σεαυτοῦ καὶ ἐλάλησας πρὸς αὐτοὺς λέγων Πολυπληθυνῶ τὸ σπέρμα ὑμῶν ὡσεὶ τὰ ἄστρα τοῦ οὐρανοῦ τῷ πλήθει, καὶ πᾶσαν τὴν γῆν ταύτην, ἣν εἶπας δοῦναι τῷ σπέρματι αὐτῶν, καὶ καθέξουσιν αὐτὴν εἰς τὸν αἰῶνα. </text:span></text:span><text:span text:style-name="Default_20_Paragraph_20_Font"><text:span text:style-name="T1">14</text:span></text:span><text:span text:style-name="Default_20_Paragraph_20_Font"><text:span text:style-name="T2"> καὶ ἱλάσθη κύριος περὶ τῆς κακίας, ἧς εἶπεν ποιῆσαι τὸν λαὸν αὐτοῦ. </text:span></text:span></text:p>
        <text:p text:style-name="P3"><text:span text:style-name="Default_20_Paragraph_20_Font"><text:span text:style-name="T1">15</text:span></text:span><text:span text:style-name="Default_20_Paragraph_20_Font"><text:span text:style-name="T2"> Καὶ ἀποστρέψας Μωϋσῆς κατέβη ἀπὸ τοῦ ὄρους, καὶ αἱ δύο πλάκες τοῦ μαρτυρίου ἐν ταῖς χερσὶν αὐτοῦ, πλάκες λίθιναι καταγεγραμμέναι ἐξ ἀμφοτέρων τῶν μερῶν αὐτῶν, ἔνθεν καὶ ἔνθεν ἦσαν γεγραμμέναι· </text:span></text:span><text:span text:style-name="Default_20_Paragraph_20_Font"><text:span text:style-name="T1">16</text:span></text:span><text:span text:style-name="Default_20_Paragraph_20_Font"><text:span text:style-name="T2"> καὶ αἱ πλάκες ἔργον θεοῦ ἦσαν, καὶ ἡ γραφὴ γραφὴ θεοῦ ἐστιν κεκολαμμένη ἐν ταῖς πλαξίν. </text:span></text:span><text:span text:style-name="Default_20_Paragraph_20_Font"><text:span text:style-name="T1">17</text:span></text:span><text:span text:style-name="Default_20_Paragraph_20_Font"><text:span text:style-name="T2"> καὶ ἀκούσας Ἰησοῦς τὴν φωνὴν τοῦ λαοῦ κραζόντων λέγει πρὸς Μωυσῆν Φωνὴ πολέμου ἐν τῇ παρεμβολῇ. </text:span></text:span><text:span text:style-name="Default_20_Paragraph_20_Font"><text:span text:style-name="T1">18</text:span></text:span><text:span text:style-name="Default_20_Paragraph_20_Font"><text:span text:style-name="T2"> καὶ λέγει Οὐκ ἔστιν φωνὴ ἐξαρχόντων κατ’ ἰσχὺν οὐδὲ φωνὴ ἐξαρχόντων τροπῆς, ἀλλὰ φωνὴν ἐξαρχόντων οἴνου ἐγὼ ἀκούω. </text:span></text:span><text:span text:style-name="Default_20_Paragraph_20_Font"><text:span text:style-name="T1">19</text:span></text:span><text:span text:style-name="Default_20_Paragraph_20_Font"><text:span text:style-name="T2"> καὶ ἡνίκα ἤγγιζεν τῇ παρεμβολῇ, ὁρᾷ τὸν μόσχον καὶ τοὺς χορούς, καὶ ὀργισθεὶς θυμῷ Μωϋσῆς ἔρριψεν ἀπὸ τῶν χειρῶν αὐτοῦ τὰς δύο πλάκας καὶ συνέτριψεν αὐτὰς ὑπὸ τὸ ὄρος. </text:span></text:span><text:span text:style-name="Default_20_Paragraph_20_Font"><text:span text:style-name="T1">20</text:span></text:span><text:span text:style-name="Default_20_Paragraph_20_Font"><text:span text:style-name="T2"> καὶ λαβὼν τὸν μόσχον, ὃν ἐποίησαν, κατέκαυσεν αὐτὸν ἐν πυρὶ καὶ κατήλεσεν αὐτὸν λεπτὸν καὶ ἔσπειρεν αὐτὸν ἐπὶ τὸ ὕδωρ καὶ ἐπότισεν αὐτὸ τοὺς υἱοὺς Ισραηλ. </text:span></text:span><text:span text:style-name="Default_20_Paragraph_20_Font"><text:span text:style-name="T1">21</text:span></text:span><text:span text:style-name="Default_20_Paragraph_20_Font"><text:span text:style-name="T2"> καὶ εἶπεν Μωϋσῆς τῷ Ααρων Τί ἐποίησέν σοι ὁ λαὸς οὗτος, ὅτι ἐπήγαγες ἐπ’ αὐτοὺς ἁμαρτίαν μεγάλην; </text:span></text:span><text:span text:style-name="Default_20_Paragraph_20_Font"><text:span text:style-name="T1">22</text:span></text:span><text:span text:style-name="Default_20_Paragraph_20_Font"><text:span text:style-name="T2"> καὶ εἶπεν Ααρων πρὸς Μωυσῆν Μὴ ὀργίζου, κύριε· σὺ γὰρ οἶδας τὸ ὅρμημα τοῦ λαοῦ τούτου. </text:span></text:span><text:span text:style-name="Default_20_Paragraph_20_Font"><text:span text:style-name="T1">23</text:span></text:span><text:span text:style-name="Default_20_Paragraph_20_Font"><text:span text:style-name="T2"> λέγουσιν γάρ μοι Ποίησον ἡμῖν θεούς, οἳ προπορεύσονται ἡμῶν· ὁ γὰρ Μωϋσῆς </text:span></text:span><text:soft-page-break/><text:span text:style-name="Default_20_Paragraph_20_Font"><text:span text:style-name="T2">οὗτος ὁ ἄνθρωπος, ὃς ἐξήγαγεν ἡμᾶς ἐξ Αἰγύπτου, οὐκ οἴδαμεν, τί γέγονεν αὐτῷ. </text:span></text:span><text:span text:style-name="Default_20_Paragraph_20_Font"><text:span text:style-name="T1">24</text:span></text:span><text:span text:style-name="Default_20_Paragraph_20_Font"><text:span text:style-name="T2"> καὶ εἶπα αὐτοῖς Εἴ τινι ὑπάρχει χρυσία, περιέλεσθε. καὶ ἔδωκάν μοι· καὶ ἔρριψα εἰς τὸ πῦρ, καὶ ἐξῆλθεν ὁ μόσχος οὗτος. </text:span></text:span><text:span text:style-name="Default_20_Paragraph_20_Font"><text:span text:style-name="T1">25</text:span></text:span><text:span text:style-name="Default_20_Paragraph_20_Font"><text:span text:style-name="T2"> καὶ ἰδὼν Μωϋσῆς τὸν λαὸν ὅτι διεσκέδασται – διεσκέδασεν γὰρ αὐτοὺς Ααρων, ἐπίχαρμα τοῖς ὑπεναντίοις αὐτῶν – , </text:span></text:span><text:span text:style-name="Default_20_Paragraph_20_Font"><text:span text:style-name="T1">26</text:span></text:span><text:span text:style-name="Default_20_Paragraph_20_Font"><text:span text:style-name="T2"> ἔστη δὲ Μωϋσῆς ἐπὶ τῆς πύλης τῆς παρεμβολῆς καὶ εἶπεν Τίς πρὸς κύριον; ἴτω πρός με. συνῆλθον οὖν πρὸς αὐτὸν πάντες οἱ υἱοὶ Λευι. </text:span></text:span><text:span text:style-name="Default_20_Paragraph_20_Font"><text:span text:style-name="T1">27</text:span></text:span><text:span text:style-name="Default_20_Paragraph_20_Font"><text:span text:style-name="T2"> καὶ λέγει αὐτοῖς Τάδε λέγει κύριος ὁ θεὸς Ισραηλ Θέσθε ἕκαστος τὴν ἑαυτοῦ ῥομφαίαν ἐπὶ τὸν μηρὸν καὶ διέλθατε καὶ ἀνακάμψατε ἀπὸ πύλης ἐπὶ πύλην διὰ τῆς παρεμβολῆς καὶ ἀποκτείνατε ἕκαστος τὸν ἀδελφὸν αὐτοῦ καὶ ἕκαστος τὸν πλησίον αὐτοῦ καὶ ἕκαστος τὸν ἔγγιστα αὐτοῦ. </text:span></text:span><text:span text:style-name="Default_20_Paragraph_20_Font"><text:span text:style-name="T1">28</text:span></text:span><text:span text:style-name="Default_20_Paragraph_20_Font"><text:span text:style-name="T2"> καὶ ἐποίησαν οἱ υἱοὶ Λευι καθὰ ἐλάλησεν αὐτοῖς Μωϋσῆς, καὶ ἔπεσαν ἐκ τοῦ λαοῦ ἐν ἐκείνῃ τῇ ἡμέρᾳ εἰς τρισχιλίους ἄνδρας. </text:span></text:span><text:span text:style-name="Default_20_Paragraph_20_Font"><text:span text:style-name="T1">29</text:span></text:span><text:span text:style-name="Default_20_Paragraph_20_Font"><text:span text:style-name="T2"> καὶ εἶπεν αὐτοῖς Μωϋσῆς Ἐπληρώσατε τὰς χεῖρας ὑμῶν σήμερον κυρίῳ, ἕκαστος ἐν τῷ υἱῷ ἢ τῷ ἀδελφῷ, δοθῆναι ἐφ’ ὑμᾶς εὐλογίαν. </text:span></text:span></text:p>
        <text:p text:style-name="P3"><text:span text:style-name="Default_20_Paragraph_20_Font"><text:span text:style-name="T1">30</text:span></text:span><text:span text:style-name="Default_20_Paragraph_20_Font"><text:span text:style-name="T2"> Καὶ ἐγένετο μετὰ τὴν αὔριον εἶπεν Μωϋσῆς πρὸς τὸν λαόν Ὑμεῖς ἡμαρτήκατε ἁμαρτίαν μεγάλην· καὶ νῦν ἀναβήσομαι πρὸς τὸν θεόν, ἵνα ἐξιλάσωμαι περὶ τῆς ἁμαρτίας ὑμῶν. </text:span></text:span><text:span text:style-name="Default_20_Paragraph_20_Font"><text:span text:style-name="T1">31</text:span></text:span><text:span text:style-name="Default_20_Paragraph_20_Font"><text:span text:style-name="T2"> ὑπέστρεψεν δὲ Μωϋσῆς πρὸς κύριον καὶ εἶπεν Δέομαι, κύριε· ἡμάρτηκεν ὁ λαὸς οὗτος ἁμαρτίαν μεγάλην καὶ ἐποίησαν ἑαυτοῖς θεοὺς χρυσοῦς. </text:span></text:span><text:span text:style-name="Default_20_Paragraph_20_Font"><text:span text:style-name="T1">32</text:span></text:span><text:span text:style-name="Default_20_Paragraph_20_Font"><text:span text:style-name="T2"> καὶ νῦν εἰ μὲν ἀφεῖς αὐτοῖς τὴν ἁμαρτίαν, ἄφες· εἰ δὲ μή, ἐξάλειψόν με ἐκ τῆς βίβλου σου, ἧς ἔγραψας. </text:span></text:span><text:span text:style-name="Default_20_Paragraph_20_Font"><text:span text:style-name="T1">33</text:span></text:span><text:span text:style-name="Default_20_Paragraph_20_Font"><text:span text:style-name="T2"> καὶ εἶπεν κύριος πρὸς Μωυσῆν Εἴ τις ἡμάρτηκεν ἐνώπιόν μου, ἐξαλείψω αὐτὸν ἐκ τῆς βίβλου μου. </text:span></text:span><text:span text:style-name="Default_20_Paragraph_20_Font"><text:span text:style-name="T1">34</text:span></text:span><text:span text:style-name="Default_20_Paragraph_20_Font"><text:span text:style-name="T2"> νυνὶ δὲ βάδιζε κατάβηθι καὶ ὁδήγησον τὸν λαὸν τοῦτον εἰς τὸν τόπον, ὃν εἶπά σοι· ἰδοὺ ὁ ἄγγελός μου προπορεύεται πρὸ προσώπου σου· ᾗ δ’ ἂν ἡμέρᾳ ἐπισκέπτωμαι, ἐπάξω ἐπ’ αὐτοὺς τὴν ἁμαρτίαν αὐτῶν. </text:span></text:span><text:span text:style-name="Default_20_Paragraph_20_Font"><text:span text:style-name="T1">35</text:span></text:span><text:span text:style-name="Default_20_Paragraph_20_Font"><text:span text:style-name="T2"> καὶ ἐπάταξεν κύριος τὸν λαὸν περὶ τῆς ποιήσεως τοῦ μόσχου, οὗ ἐποίησεν Ααρων. </text:span></text:span></text:p>
      </text:section>
      <text:section text:style-name="Sect1" text:name="Sect33">
        <text:p text:style-name="P2">Εξοδος 33</text:p>
        <text:p text:style-name="P3"><text:span text:style-name="Default_20_Paragraph_20_Font"><text:span text:style-name="T1">1</text:span></text:span><text:span text:style-name="Default_20_Paragraph_20_Font"><text:span text:style-name="T2"> Καὶ εἶπεν κύριος πρὸς Μωυσῆν Πορεύου ἀνάβηθι ἐντεῦθεν σὺ καὶ ὁ λαός σου, οὓς ἐξήγαγες ἐκ γῆς Αἰγύπτου, εἰς τὴν γῆν, ἣν ὤμοσα τῷ Αβρααμ καὶ Ισαακ καὶ Ιακωβ λέγων Τῷ σπέρματι ὑμῶν δώσω αὐτήν. </text:span></text:span><text:span text:style-name="Default_20_Paragraph_20_Font"><text:span text:style-name="T1">2</text:span></text:span><text:span text:style-name="Default_20_Paragraph_20_Font"><text:span text:style-name="T2"> καὶ συναποστελῶ τὸν ἄγγελόν μου πρὸ προσώπου σου, καὶ ἐκβαλεῖ τὸν Αμορραῖον καὶ Χετταῖον καὶ Φερεζαῖον καὶ Γεργεσαῖον καὶ Ευαῖον καὶ Ιεβουσαῖον. </text:span></text:span><text:span text:style-name="Default_20_Paragraph_20_Font"><text:span text:style-name="T1">3</text:span></text:span><text:span text:style-name="Default_20_Paragraph_20_Font"><text:span text:style-name="T2"> καὶ εἰσάξω σε εἰς γῆν ῥέουσαν γάλα καὶ μέλι· οὐ γὰρ μὴ συναναβῶ μετὰ σοῦ διὰ τὸ λαὸν σκληροτράχηλόν σε εἶναι, ἵνα μὴ ἐξαναλώσω σε ἐν τῇ ὁδῷ. </text:span></text:span><text:span text:style-name="Default_20_Paragraph_20_Font"><text:span text:style-name="T1">4</text:span></text:span><text:span text:style-name="Default_20_Paragraph_20_Font"><text:span text:style-name="T2"> καὶ ἀκούσας ὁ λαὸς τὸ ῥῆμα τὸ πονηρὸν τοῦτο κατεπένθησαν ἐν πενθικοῖς. </text:span></text:span><text:span text:style-name="Default_20_Paragraph_20_Font"><text:span text:style-name="T1">5</text:span></text:span><text:span text:style-name="Default_20_Paragraph_20_Font"><text:span text:style-name="T2"> καὶ εἶπεν κύριος τοῖς υἱοῖς Ισραηλ Ὑμεῖς λαὸς σκληροτράχηλος· ὁρᾶτε μὴ πληγὴν ἄλλην ἐπάξω ἐγὼ ἐφ’ ὑμᾶς καὶ ἐξαναλώσω ὑμᾶς· νῦν οὖν ἀφέλεσθε τὰς στολὰς τῶν δοξῶν ὑμῶν καὶ τὸν κόσμον, καὶ δείξω σοι ἃ ποιήσω σοι. </text:span></text:span><text:span text:style-name="Default_20_Paragraph_20_Font"><text:span text:style-name="T1">6</text:span></text:span><text:span text:style-name="Default_20_Paragraph_20_Font"><text:span text:style-name="T2"> καὶ περιείλαντο οἱ υἱοὶ Ισραηλ τὸν κόσμον αὐτῶν καὶ τὴν περιστολὴν ἀπὸ τοῦ ὄρους τοῦ Χωρηβ. </text:span></text:span></text:p>
        <text:p text:style-name="P3"><text:span text:style-name="Default_20_Paragraph_20_Font"><text:span text:style-name="T1">7</text:span></text:span><text:span text:style-name="Default_20_Paragraph_20_Font"><text:span text:style-name="T2"> Καὶ λαβὼν Μωϋσῆς τὴν σκηνὴν αὐτοῦ ἔπηξεν ἔξω τῆς παρεμβολῆς μακρὰν ἀπὸ τῆς παρεμβολῆς, καὶ ἐκλήθη σκηνὴ μαρτυρίου· καὶ ἐγένετο πᾶς ὁ ζητῶν κύριον ἐξεπορεύετο εἰς τὴν σκηνὴν ἔξω τῆς παρεμβολῆς. </text:span></text:span><text:span text:style-name="Default_20_Paragraph_20_Font"><text:span text:style-name="T1">8</text:span></text:span><text:span text:style-name="Default_20_Paragraph_20_Font"><text:span text:style-name="T2"> ἡνίκα δ’ ἂν εἰσεπορεύετο Μωϋσῆς εἰς τὴν σκηνὴν ἔξω τῆς παρεμβολῆς, εἱστήκει πᾶς ὁ λαὸς σκοπεύοντες ἕκαστος παρὰ τὰς θύρας τῆς σκηνῆς αὐτοῦ καὶ κατενοοῦσαν ἀπιόντος Μωυσῆ ἕως τοῦ εἰσελθεῖν αὐτὸν εἰς τὴν σκηνήν. </text:span></text:span><text:span text:style-name="Default_20_Paragraph_20_Font"><text:span text:style-name="T1">9</text:span></text:span><text:span text:style-name="Default_20_Paragraph_20_Font"><text:span text:style-name="T2"> ὡς δ’ ἂν εἰσῆλθεν Μωϋσῆς εἰς τὴν σκηνήν, κατέβαινεν ὁ στῦλος τῆς νεφέλης καὶ ἵστατο ἐπὶ τὴν θύραν τῆς σκηνῆς, καὶ ἐλάλει Μωυσῇ· </text:span></text:span><text:span text:style-name="Default_20_Paragraph_20_Font"><text:span text:style-name="T1">10</text:span></text:span><text:span text:style-name="Default_20_Paragraph_20_Font"><text:span text:style-name="T2"> καὶ ἑώρα πᾶς ὁ λαὸς τὸν στῦλον τῆς νεφέλης ἑστῶτα ἐπὶ τῆς θύρας τῆς σκηνῆς, καὶ </text:span></text:span><text:soft-page-break/><text:span text:style-name="Default_20_Paragraph_20_Font"><text:span text:style-name="T2">στάντες πᾶς ὁ λαὸς προσεκύνησαν ἕκαστος ἀπὸ τῆς θύρας τῆς σκηνῆς αὐτοῦ. </text:span></text:span><text:span text:style-name="Default_20_Paragraph_20_Font"><text:span text:style-name="T1">11</text:span></text:span><text:span text:style-name="Default_20_Paragraph_20_Font"><text:span text:style-name="T2"> καὶ ἐλάλησεν κύριος πρὸς Μωυσῆν ἐνώπιος ἐνωπίῳ, ὡς εἴ τις λαλήσει πρὸς τὸν ἑαυτοῦ φίλον. καὶ ἀπελύετο εἰς τὴν παρεμβολήν, ὁ δὲ θεράπων Ἰησοῦς υἱὸς Ναυη νέος οὐκ ἐξεπορεύετο ἐκ τῆς σκηνῆς. </text:span></text:span></text:p>
        <text:p text:style-name="P3"><text:span text:style-name="Default_20_Paragraph_20_Font"><text:span text:style-name="T1">12</text:span></text:span><text:span text:style-name="Default_20_Paragraph_20_Font"><text:span text:style-name="T2"> Καὶ εἶπεν Μωϋσῆς πρὸς κύριον Ἰδοὺ σύ μοι λέγεις Ἀνάγαγε τὸν λαὸν τοῦτον· σὺ δὲ οὐκ ἐδήλωσάς μοι ὃν συναποστελεῖς μετ’ ἐμοῦ· σὺ δέ μοι εἶπας Οἶδά σε παρὰ πάντας, καὶ χάριν ἔχεις παρ’ ἐμοί. </text:span></text:span><text:span text:style-name="Default_20_Paragraph_20_Font"><text:span text:style-name="T1">13</text:span></text:span><text:span text:style-name="Default_20_Paragraph_20_Font"><text:span text:style-name="T2"> εἰ οὖν εὕρηκα χάριν ἐναντίον σου, ἐμφάνισόν μοι σεαυτόν· γνωστῶς ἴδω σε, ὅπως ἂν ὦ εὑρηκὼς χάριν ἐναντίον σου, καὶ ἵνα γνῶ ὅτι λαός σου τὸ ἔθνος τὸ μέγα τοῦτο. </text:span></text:span><text:span text:style-name="Default_20_Paragraph_20_Font"><text:span text:style-name="T1">14</text:span></text:span><text:span text:style-name="Default_20_Paragraph_20_Font"><text:span text:style-name="T2"> καὶ λέγει Αὐτὸς προπορεύσομαί σου καὶ καταπαύσω σε. </text:span></text:span><text:span text:style-name="Default_20_Paragraph_20_Font"><text:span text:style-name="T1">15</text:span></text:span><text:span text:style-name="Default_20_Paragraph_20_Font"><text:span text:style-name="T2"> καὶ λέγει πρὸς αὐτόν Εἰ μὴ αὐτὸς σὺ πορεύῃ, μή με ἀναγάγῃς ἐντεῦθεν· </text:span></text:span><text:span text:style-name="Default_20_Paragraph_20_Font"><text:span text:style-name="T1">16</text:span></text:span><text:span text:style-name="Default_20_Paragraph_20_Font"><text:span text:style-name="T2"> καὶ πῶς γνωστὸν ἔσται ἀληθῶς ὅτι εὕρηκα χάριν παρὰ σοί, ἐγώ τε καὶ ὁ λαός σου, ἀλλ’ ἢ συμπορευομένου σου μεθ’ ἡμῶν; καὶ ἐνδοξασθήσομαι ἐγώ τε καὶ ὁ λαός σου παρὰ πάντα τὰ ἔθνη, ὅσα ἐπὶ τῆς γῆς ἐστιν. </text:span></text:span><text:span text:style-name="Default_20_Paragraph_20_Font"><text:span text:style-name="T1">17</text:span></text:span><text:span text:style-name="Default_20_Paragraph_20_Font"><text:span text:style-name="T2"> καὶ εἶπεν κύριος πρὸς Μωυσῆν Καὶ τοῦτόν σοι τὸν λόγον, ὃν εἴρηκας, ποιήσω· εὕρηκας γὰρ χάριν ἐνώπιόν μου, καὶ οἶδά σε παρὰ πάντας. </text:span></text:span><text:span text:style-name="Default_20_Paragraph_20_Font"><text:span text:style-name="T1">18</text:span></text:span><text:span text:style-name="Default_20_Paragraph_20_Font"><text:span text:style-name="T2"> καὶ λέγει Δεῖξόν μοι τὴν σεαυτοῦ δόξαν. </text:span></text:span><text:span text:style-name="Default_20_Paragraph_20_Font"><text:span text:style-name="T1">19</text:span></text:span><text:span text:style-name="Default_20_Paragraph_20_Font"><text:span text:style-name="T2"> καὶ εἶπεν Ἐγὼ παρελεύσομαι πρότερός σου τῇ δόξῃ μου καὶ καλέσω ἐπὶ τῷ ὀνόματί μου Κύριος ἐναντίον σου· καὶ ἐλεήσω ὃν ἂν ἐλεῶ, καὶ οἰκτιρήσω ὃν ἂν οἰκτίρω. </text:span></text:span><text:span text:style-name="Default_20_Paragraph_20_Font"><text:span text:style-name="T1">20</text:span></text:span><text:span text:style-name="Default_20_Paragraph_20_Font"><text:span text:style-name="T2"> καὶ εἶπεν Οὐ δυνήσῃ ἰδεῖν μου τὸ πρόσωπον· οὐ γὰρ μὴ ἴδῃ ἄνθρωπος τὸ πρόσωπόν μου καὶ ζήσεται. </text:span></text:span><text:span text:style-name="Default_20_Paragraph_20_Font"><text:span text:style-name="T1">21</text:span></text:span><text:span text:style-name="Default_20_Paragraph_20_Font"><text:span text:style-name="T2"> καὶ εἶπεν κύριος Ἰδοὺ τόπος παρ’ ἐμοί, στήσῃ ἐπὶ τῆς πέτρας· </text:span></text:span><text:span text:style-name="Default_20_Paragraph_20_Font"><text:span text:style-name="T1">22</text:span></text:span><text:span text:style-name="Default_20_Paragraph_20_Font"><text:span text:style-name="T2"> ἡνίκα δ’ ἂν παρέλθῃ μου ἡ δόξα, καὶ θήσω σε εἰς ὀπὴν τῆς πέτρας καὶ σκεπάσω τῇ χειρί μου ἐπὶ σέ, ἕως ἂν παρέλθω· </text:span></text:span><text:span text:style-name="Default_20_Paragraph_20_Font"><text:span text:style-name="T1">23</text:span></text:span><text:span text:style-name="Default_20_Paragraph_20_Font"><text:span text:style-name="T2"> καὶ ἀφελῶ τὴν χεῖρα, καὶ τότε ὄψῃ τὰ ὀπίσω μου, τὸ δὲ πρόσωπόν μου οὐκ ὀφθήσεταί σοι. </text:span></text:span></text:p>
      </text:section>
      <text:section text:style-name="Sect1" text:name="Sect34">
        <text:p text:style-name="P2">Εξοδος 34</text:p>
        <text:p text:style-name="P3"><text:span text:style-name="Default_20_Paragraph_20_Font"><text:span text:style-name="T1">1</text:span></text:span><text:span text:style-name="Default_20_Paragraph_20_Font"><text:span text:style-name="T2"> Καὶ εἶπεν κύριος πρὸς Μωυσῆν Λάξευσον σεαυτῷ δύο πλάκας λιθίνας καθὼς καὶ αἱ πρῶται καὶ ἀνάβηθι πρός με εἰς τὸ ὄρος, καὶ γράψω ἐπὶ τῶν πλακῶν τὰ ῥήματα, ἃ ἦν ἐν ταῖς πλαξὶν ταῖς πρώταις, αἷς συνέτριψας. </text:span></text:span><text:span text:style-name="Default_20_Paragraph_20_Font"><text:span text:style-name="T1">2</text:span></text:span><text:span text:style-name="Default_20_Paragraph_20_Font"><text:span text:style-name="T2"> καὶ γίνου ἕτοιμος εἰς τὸ πρωῒ καὶ ἀναβήσῃ ἐπὶ τὸ ὄρος τὸ Σινα καὶ στήσῃ μοι ἐκεῖ ἐπ’ ἄκρου τοῦ ὄρους. </text:span></text:span><text:span text:style-name="Default_20_Paragraph_20_Font"><text:span text:style-name="T1">3</text:span></text:span><text:span text:style-name="Default_20_Paragraph_20_Font"><text:span text:style-name="T2"> καὶ μηδεὶς ἀναβήτω μετὰ σοῦ μηδὲ ὀφθήτω ἐν παντὶ τῷ ὄρει· καὶ τὰ πρόβατα καὶ αἱ βόες μὴ νεμέσθωσαν πλησίον τοῦ ὄρους ἐκείνου. </text:span></text:span><text:span text:style-name="Default_20_Paragraph_20_Font"><text:span text:style-name="T1">4</text:span></text:span><text:span text:style-name="Default_20_Paragraph_20_Font"><text:span text:style-name="T2"> καὶ ἐλάξευσεν δύο πλάκας λιθίνας καθάπερ καὶ αἱ πρῶται· καὶ ὀρθρίσας Μωϋσῆς ἀνέβη εἰς τὸ ὄρος τὸ Σινα, καθότι συνέταξεν αὐτῷ κύριος· καὶ ἔλαβεν Μωϋσῆς τὰς δύο πλάκας τὰς λιθίνας. </text:span></text:span><text:span text:style-name="Default_20_Paragraph_20_Font"><text:span text:style-name="T1">5</text:span></text:span><text:span text:style-name="Default_20_Paragraph_20_Font"><text:span text:style-name="T2"> καὶ κατέβη κύριος ἐν νεφέλῃ καὶ παρέστη αὐτῷ ἐκεῖ· καὶ ἐκάλεσεν τῷ ὀνόματι κυρίου. </text:span></text:span><text:span text:style-name="Default_20_Paragraph_20_Font"><text:span text:style-name="T1">6</text:span></text:span><text:span text:style-name="Default_20_Paragraph_20_Font"><text:span text:style-name="T2"> καὶ παρῆλθεν κύριος πρὸ προσώπου αὐτοῦ καὶ ἐκάλεσεν Κύριος ὁ θεὸς οἰκτίρμων καὶ ἐλεήμων, μακρόθυμος καὶ πολυέλεος καὶ ἀληθινὸς </text:span></text:span><text:span text:style-name="Default_20_Paragraph_20_Font"><text:span text:style-name="T1">7</text:span></text:span><text:span text:style-name="Default_20_Paragraph_20_Font"><text:span text:style-name="T2"> καὶ δικαιοσύνην διατηρῶν καὶ ποιῶν ἔλεος εἰς χιλιάδας, ἀφαιρῶν ἀνομίας καὶ ἀδικίας καὶ ἁμαρτίας, καὶ οὐ καθαριεῖ τὸν ἔνοχον ἐπάγων ἀνομίας πατέρων ἐπὶ τέκνα καὶ ἐπὶ τέκνα τέκνων ἐπὶ τρίτην καὶ τετάρτην γενεάν. </text:span></text:span><text:span text:style-name="Default_20_Paragraph_20_Font"><text:span text:style-name="T1">8</text:span></text:span><text:span text:style-name="Default_20_Paragraph_20_Font"><text:span text:style-name="T2"> καὶ σπεύσας Μωϋσῆς κύψας ἐπὶ τὴν γῆν προσεκύνησεν </text:span></text:span><text:span text:style-name="Default_20_Paragraph_20_Font"><text:span text:style-name="T1">9</text:span></text:span><text:span text:style-name="Default_20_Paragraph_20_Font"><text:span text:style-name="T2"> καὶ εἶπεν Εἰ εὕρηκα χάριν ἐνώπιόν σου, συμπορευθήτω ὁ κύριός μου μεθ’ ἡμῶν· ὁ λαὸς γὰρ σκληροτράχηλός ἐστιν, καὶ ἀφελεῖς σὺ τὰς ἁμαρτίας ἡμῶν καὶ τὰς ἀνομίας ἡμῶν, καὶ ἐσόμεθα σοί. </text:span></text:span><text:span text:style-name="Default_20_Paragraph_20_Font"><text:span text:style-name="T1">10</text:span></text:span><text:span text:style-name="Default_20_Paragraph_20_Font"><text:span text:style-name="T2"> καὶ εἶπεν κύριος πρὸς Μωυσῆν Ἰδοὺ ἐγὼ τίθημί σοι διαθήκην· ἐνώπιον παντὸς τοῦ λαοῦ σου ποιήσω ἔνδοξα, ἃ οὐ γέγονεν ἐν πάσῃ τῇ γῇ καὶ ἐν παντὶ ἔθνει, καὶ ὄψεται πᾶς ὁ λαός, ἐν οἷς εἶ σύ, τὰ ἔργα κυρίου ὅτι θαυμαστά ἐστιν ἃ ἐγὼ </text:span></text:span><text:soft-page-break/><text:span text:style-name="Default_20_Paragraph_20_Font"><text:span text:style-name="T2">ποιήσω σοι. </text:span></text:span><text:span text:style-name="Default_20_Paragraph_20_Font"><text:span text:style-name="T1">11</text:span></text:span><text:span text:style-name="Default_20_Paragraph_20_Font"><text:span text:style-name="T2"> πρόσεχε σὺ πάντα, ὅσα ἐγὼ ἐντέλλομαί σοι. ἰδοὺ ἐγὼ ἐκβάλλω πρὸ προσώπου ὑμῶν τὸν Αμορραῖον καὶ Χαναναῖον καὶ Χετταῖον καὶ Φερεζαῖον καὶ Ευαῖον καὶ Γεργεσαῖον καὶ Ιεβουσαῖον· </text:span></text:span><text:span text:style-name="Default_20_Paragraph_20_Font"><text:span text:style-name="T1">12</text:span></text:span><text:span text:style-name="Default_20_Paragraph_20_Font"><text:span text:style-name="T2"> πρόσεχε σεαυτῷ, μήποτε θῇς διαθήκην τοῖς ἐγκαθημένοις ἐπὶ τῆς γῆς, εἰς ἣν εἰσπορεύῃ εἰς αὐτήν, μή σοι γένηται πρόσκομμα ἐν ὑμῖν. </text:span></text:span><text:span text:style-name="Default_20_Paragraph_20_Font"><text:span text:style-name="T1">13</text:span></text:span><text:span text:style-name="Default_20_Paragraph_20_Font"><text:span text:style-name="T2"> τοὺς βωμοὺς αὐτῶν καθελεῖτε καὶ τὰς στήλας αὐτῶν συντρίψετε καὶ τὰ ἄλση αὐτῶν ἐκκόψετε καὶ τὰ γλυπτὰ τῶν θεῶν αὐτῶν κατακαύσετε ἐν πυρί. </text:span></text:span><text:span text:style-name="Default_20_Paragraph_20_Font"><text:span text:style-name="T1">14</text:span></text:span><text:span text:style-name="Default_20_Paragraph_20_Font"><text:span text:style-name="T2"> οὐ γὰρ μὴ προσκυνήσητε θεῷ ἑτέρῳ· ὁ γὰρ κύριος ὁ θεὸς ζηλωτὸν ὄνομα, θεὸς ζηλωτής ἐστιν. </text:span></text:span><text:span text:style-name="Default_20_Paragraph_20_Font"><text:span text:style-name="T1">15</text:span></text:span><text:span text:style-name="Default_20_Paragraph_20_Font"><text:span text:style-name="T2"> μήποτε θῇς διαθήκην τοῖς ἐγκαθημένοις πρὸς ἀλλοφύλους ἐπὶ τῆς γῆς, καὶ ἐκπορνεύσωσιν ὀπίσω τῶν θεῶν αὐτῶν καὶ θύσωσι τοῖς θεοῖς αὐτῶν καὶ καλέσωσίν σε καὶ φάγῃς τῶν θυμάτων αὐτῶν, </text:span></text:span><text:span text:style-name="Default_20_Paragraph_20_Font"><text:span text:style-name="T1">16</text:span></text:span><text:span text:style-name="Default_20_Paragraph_20_Font"><text:span text:style-name="T2"> καὶ λάβῃς τῶν θυγατέρων αὐτῶν τοῖς υἱοῖς σου καὶ τῶν θυγατέρων σου δῷς τοῖς υἱοῖς αὐτῶν, καὶ ἐκπορνεύσωσιν αἱ θυγατέρες σου ὀπίσω τῶν θεῶν αὐτῶν καὶ ἐκπορνεύσωσιν τοὺς υἱούς σου ὀπίσω τῶν θεῶν αὐτῶν. </text:span></text:span><text:span text:style-name="Default_20_Paragraph_20_Font"><text:span text:style-name="T1">17</text:span></text:span><text:span text:style-name="Default_20_Paragraph_20_Font"><text:span text:style-name="T2"> καὶ θεοὺς χωνευτοὺς οὐ ποιήσεις σεαυτῷ. </text:span></text:span><text:span text:style-name="Default_20_Paragraph_20_Font"><text:span text:style-name="T1">18</text:span></text:span><text:span text:style-name="Default_20_Paragraph_20_Font"><text:span text:style-name="T2"> καὶ τὴν ἑορτὴν τῶν ἀζύμων φυλάξῃ· ἑπτὰ ἡμέρας φάγῃ ἄζυμα, καθάπερ ἐντέταλμαί σοι, εἰς τὸν καιρὸν ἐν μηνὶ τῶν νέων· ἐν γὰρ μηνὶ τῶν νέων ἐξῆλθες ἐξ Αἰγύπτου. </text:span></text:span><text:span text:style-name="Default_20_Paragraph_20_Font"><text:span text:style-name="T1">19</text:span></text:span><text:span text:style-name="Default_20_Paragraph_20_Font"><text:span text:style-name="T2"> πᾶν διανοῖγον μήτραν ἐμοί, τὰ ἀρσενικά, πρωτότοκον μόσχου καὶ πρωτότοκον προβάτου. </text:span></text:span><text:span text:style-name="Default_20_Paragraph_20_Font"><text:span text:style-name="T1">20</text:span></text:span><text:span text:style-name="Default_20_Paragraph_20_Font"><text:span text:style-name="T2"> καὶ πρωτότοκον ὑποζυγίου λυτρώσῃ προβάτῳ· ἐὰν δὲ μὴ λυτρώσῃ αὐτό, τιμὴν δώσεις. πᾶν πρωτότοκον τῶν υἱῶν σου λυτρώσῃ. οὐκ ὀφθήσῃ ἐνώπιόν μου κενός. </text:span></text:span><text:span text:style-name="Default_20_Paragraph_20_Font"><text:span text:style-name="T1">21</text:span></text:span><text:span text:style-name="Default_20_Paragraph_20_Font"><text:span text:style-name="T2"> ἓξ ἡμέρας ἐργᾷ, τῇ δὲ ἑβδόμῃ καταπαύσεις· τῷ σπόρῳ καὶ τῷ ἀμήτῳ καταπαύσεις. </text:span></text:span><text:span text:style-name="Default_20_Paragraph_20_Font"><text:span text:style-name="T1">22</text:span></text:span><text:span text:style-name="Default_20_Paragraph_20_Font"><text:span text:style-name="T2"> καὶ ἑορτὴν ἑβδομάδων ποιήσεις μοι ἀρχὴν θερισμοῦ πυρῶν καὶ ἑορτὴν συναγωγῆς μεσοῦντος τοῦ ἐνιαυτοῦ. </text:span></text:span><text:span text:style-name="Default_20_Paragraph_20_Font"><text:span text:style-name="T1">23</text:span></text:span><text:span text:style-name="Default_20_Paragraph_20_Font"><text:span text:style-name="T2"> τρεῖς καιροὺς τοῦ ἐνιαυτοῦ ὀφθήσεται πᾶν ἀρσενικόν σου ἐνώπιον κυρίου τοῦ θεοῦ Ισραηλ· </text:span></text:span><text:span text:style-name="Default_20_Paragraph_20_Font"><text:span text:style-name="T1">24</text:span></text:span><text:span text:style-name="Default_20_Paragraph_20_Font"><text:span text:style-name="T2"> ὅταν γὰρ ἐκβάλω τὰ ἔθνη πρὸ προσώπου σου καὶ πλατύνω τὰ ὅριά σου, οὐκ ἐπιθυμήσει οὐδεὶς τῆς γῆς σου, ἡνίκα ἂν ἀναβαίνῃς ὀφθῆναι ἐναντίον κυρίου τοῦ θεοῦ σου τρεῖς καιροὺς τοῦ ἐνιαυτοῦ. </text:span></text:span></text:p>
        <text:p text:style-name="P3"><text:span text:style-name="Default_20_Paragraph_20_Font"><text:span text:style-name="T1">25</text:span></text:span><text:span text:style-name="Default_20_Paragraph_20_Font"><text:span text:style-name="T2"> Οὐ σφάξεις ἐπὶ ζύμῃ αἷμα θυμιαμάτων μου. καὶ οὐ κοιμηθήσεται εἰς τὸ πρωῒ θύματα τῆς ἑορτῆς τοῦ πασχα. </text:span></text:span><text:span text:style-name="Default_20_Paragraph_20_Font"><text:span text:style-name="T1">26</text:span></text:span><text:span text:style-name="Default_20_Paragraph_20_Font"><text:span text:style-name="T2"> τὰ πρωτογενήματα τῆς γῆς σου θήσεις εἰς τὸν οἶκον κυρίου τοῦ θεοῦ σου. οὐ προσοίσεις ἄρνα ἐν γάλακτι μητρὸς αὐτοῦ. </text:span></text:span></text:p>
        <text:p text:style-name="P3"><text:span text:style-name="Default_20_Paragraph_20_Font"><text:span text:style-name="T1">27</text:span></text:span><text:span text:style-name="Default_20_Paragraph_20_Font"><text:span text:style-name="T2"> Καὶ εἶπεν κύριος πρὸς Μωυσῆν Γράψον σεαυτῷ τὰ ῥήματα ταῦτα· ἐπὶ γὰρ τῶν λόγων τούτων τέθειμαί σοι διαθήκην καὶ τῷ Ισραηλ. </text:span></text:span><text:span text:style-name="Default_20_Paragraph_20_Font"><text:span text:style-name="T1">28</text:span></text:span><text:span text:style-name="Default_20_Paragraph_20_Font"><text:span text:style-name="T2"> καὶ ἦν ἐκεῖ Μωϋσῆς ἐναντίον κυρίου τεσσαράκοντα ἡμέρας καὶ τεσσαράκοντα νύκτας· ἄρτον οὐκ ἔφαγεν καὶ ὕδωρ οὐκ ἔπιεν· καὶ ἔγραψεν τὰ ῥήματα ταῦτα ἐπὶ τῶν πλακῶν τῆς διαθήκης, τοὺς δέκα λόγους. – </text:span></text:span><text:span text:style-name="Default_20_Paragraph_20_Font"><text:span text:style-name="T1">29</text:span></text:span><text:span text:style-name="Default_20_Paragraph_20_Font"><text:span text:style-name="T2"> ὡς δὲ κατέβαινεν Μωϋσῆς ἐκ τοῦ ὄρους, καὶ αἱ δύο πλάκες ἐπὶ τῶν χειρῶν Μωυσῆ· καταβαίνοντος δὲ αὐτοῦ ἐκ τοῦ ὄρους Μωϋσῆς οὐκ ᾔδει ὅτι δεδόξασται ἡ ὄψις τοῦ χρώματος τοῦ προσώπου αὐτοῦ ἐν τῷ λαλεῖν αὐτὸν αὐτῷ. </text:span></text:span><text:span text:style-name="Default_20_Paragraph_20_Font"><text:span text:style-name="T1">30</text:span></text:span><text:span text:style-name="Default_20_Paragraph_20_Font"><text:span text:style-name="T2"> καὶ εἶδεν Ααρων καὶ πάντες οἱ πρεσβύτεροι Ισραηλ τὸν Μωυσῆν καὶ ἦν δεδοξασμένη ἡ ὄψις τοῦ χρώματος τοῦ προσώπου αὐτοῦ, καὶ ἐφοβήθησαν ἐγγίσαι αὐτοῦ. </text:span></text:span><text:span text:style-name="Default_20_Paragraph_20_Font"><text:span text:style-name="T1">31</text:span></text:span><text:span text:style-name="Default_20_Paragraph_20_Font"><text:span text:style-name="T2"> καὶ ἐκάλεσεν αὐτοὺς Μωϋσῆς, καὶ ἐπεστράφησαν πρὸς αὐτὸν Ααρων καὶ πάντες οἱ ἄρχοντες τῆς συναγωγῆς, καὶ ἐλάλησεν αὐτοῖς Μωϋσῆς. </text:span></text:span><text:span text:style-name="Default_20_Paragraph_20_Font"><text:span text:style-name="T1">32</text:span></text:span><text:span text:style-name="Default_20_Paragraph_20_Font"><text:span text:style-name="T2"> καὶ μετὰ ταῦτα προσῆλθον πρὸς αὐτὸν πάντες οἱ υἱοὶ Ισραηλ, καὶ ἐνετείλατο αὐτοῖς πάντα, ὅσα ἐλάλησεν κύριος πρὸς αὐτὸν ἐν τῷ ὄρει Σινα. </text:span></text:span><text:span text:style-name="Default_20_Paragraph_20_Font"><text:span text:style-name="T1">33</text:span></text:span><text:span text:style-name="Default_20_Paragraph_20_Font"><text:span text:style-name="T2"> καὶ ἐπειδὴ κατέπαυσεν λαλῶν πρὸς αὐτούς, ἐπέθηκεν ἐπὶ τὸ πρόσωπον αὐτοῦ κάλυμμα. </text:span></text:span><text:span text:style-name="Default_20_Paragraph_20_Font"><text:span text:style-name="T1">34</text:span></text:span><text:span text:style-name="Default_20_Paragraph_20_Font"><text:span text:style-name="T2"> ἡνίκα δ’ ἂν εἰσεπορεύετο Μωϋσῆς ἔναντι κυρίου λαλεῖν αὐτῷ, περιῃρεῖτο τὸ κάλυμμα ἕως τοῦ ἐκπορεύεσθαι. καὶ ἐξελθὼν ἐλάλει πᾶσιν τοῖς υἱοῖς Ισραηλ ὅσα ἐνετείλατο αὐτῷ κύριος, </text:span></text:span><text:span text:style-name="Default_20_Paragraph_20_Font"><text:span text:style-name="T1">35</text:span></text:span><text:span text:style-name="Default_20_Paragraph_20_Font"><text:span text:style-name="T2"> καὶ εἶδον οἱ υἱοὶ Ισραηλ τὸ πρόσωπον Μωυσῆ ὅτι δεδόξασται, καὶ περιέθηκεν Μωϋσῆς κάλυμμα ἐπὶ τὸ πρόσωπον ἑαυτοῦ, ἕως ἂν εἰσέλθῃ συλλαλεῖν αὐτῷ. </text:span></text:span></text:p>
      </text:section>
      <text:section text:style-name="Sect1" text:name="Sect35">
        <text:p text:style-name="P2"><text:soft-page-break/>Εξοδος 35</text:p>
        <text:p text:style-name="P3"><text:span text:style-name="Default_20_Paragraph_20_Font"><text:span text:style-name="T1">1</text:span></text:span><text:span text:style-name="Default_20_Paragraph_20_Font"><text:span text:style-name="T2"> Καὶ συνήθροισεν Μωϋσῆς πᾶσαν συναγωγὴν υἱῶν Ισραηλ καὶ εἶπεν πρὸς αὐτούς Οὗτοι οἱ λόγοι, οὓς εἶπεν κύριος ποιῆσαι αὐτούς. </text:span></text:span><text:span text:style-name="Default_20_Paragraph_20_Font"><text:span text:style-name="T1">2</text:span></text:span><text:span text:style-name="Default_20_Paragraph_20_Font"><text:span text:style-name="T2"> ἓξ ἡμέρας ποιήσεις ἔργα, τῇ δὲ ἡμέρᾳ τῇ ἑβδόμῃ κατάπαυσις, ἅγιον, σάββατα, ἀνάπαυσις κυρίῳ· πᾶς ὁ ποιῶν ἔργον ἐν αὐτῇ τελευτάτω. </text:span></text:span><text:span text:style-name="Default_20_Paragraph_20_Font"><text:span text:style-name="T1">3</text:span></text:span><text:span text:style-name="Default_20_Paragraph_20_Font"><text:span text:style-name="T2"> οὐ καύσετε πῦρ ἐν πάσῃ κατοικίᾳ ὑμῶν τῇ ἡμέρᾳ τῶν σαββάτων· ἐγὼ κύριος. </text:span></text:span></text:p>
        <text:p text:style-name="P3"><text:span text:style-name="Default_20_Paragraph_20_Font"><text:span text:style-name="T1">4</text:span></text:span><text:span text:style-name="Default_20_Paragraph_20_Font"><text:span text:style-name="T2"> Καὶ εἶπεν Μωϋσῆς πρὸς πᾶσαν συναγωγὴν υἱῶν Ισραηλ λέγων Τοῦτο τὸ ῥῆμα, ὃ συνέταξεν κύριος λέγων </text:span></text:span><text:span text:style-name="Default_20_Paragraph_20_Font"><text:span text:style-name="T1">5</text:span></text:span><text:span text:style-name="Default_20_Paragraph_20_Font"><text:span text:style-name="T2"> Λάβετε παρ’ ὑμῶν αὐτῶν ἀφαίρεμα κυρίῳ· πᾶς ὁ καταδεχόμενος τῇ καρδίᾳ οἴσουσιν τὰς ἀπαρχὰς κυρίῳ, χρυσίον, ἀργύριον, χαλκόν, </text:span></text:span><text:span text:style-name="Default_20_Paragraph_20_Font"><text:span text:style-name="T1">6</text:span></text:span><text:span text:style-name="Default_20_Paragraph_20_Font"><text:span text:style-name="T2"> ὑάκινθον, πορφύραν, κόκκινον διπλοῦν διανενησμένον καὶ βύσσον κεκλωσμένην καὶ τρίχας αἰγείας </text:span></text:span><text:span text:style-name="Default_20_Paragraph_20_Font"><text:span text:style-name="T1">7</text:span></text:span><text:span text:style-name="Default_20_Paragraph_20_Font"><text:span text:style-name="T2"> καὶ δέρματα κριῶν ἠρυθροδανωμένα καὶ δέρματα ὑακίνθινα καὶ ξύλα ἄσηπτα </text:span></text:span><text:span text:style-name="Default_20_Paragraph_20_Font"><text:span text:style-name="T1">9</text:span></text:span><text:span text:style-name="Default_20_Paragraph_20_Font"><text:span text:style-name="T2"> καὶ λίθους σαρδίου καὶ λίθους εἰς τὴν γλυφὴν εἰς τὴν ἐπωμίδα καὶ τὸν ποδήρη. </text:span></text:span><text:span text:style-name="Default_20_Paragraph_20_Font"><text:span text:style-name="T1">10</text:span></text:span><text:span text:style-name="Default_20_Paragraph_20_Font"><text:span text:style-name="T2"> καὶ πᾶς σοφὸς τῇ καρδίᾳ ἐν ὑμῖν ἐλθὼν ἐργαζέσθω πάντα, ὅσα συνέταξεν κύριος· </text:span></text:span><text:span text:style-name="Default_20_Paragraph_20_Font"><text:span text:style-name="T1">11</text:span></text:span><text:span text:style-name="Default_20_Paragraph_20_Font"><text:span text:style-name="T2"> τὴν σκηνὴν καὶ τὰ παραρρύματα καὶ τὰ καλύμματα καὶ τὰ διατόνια καὶ τοὺς μοχλοὺς καὶ τοὺς στύλους </text:span></text:span><text:span text:style-name="Default_20_Paragraph_20_Font"><text:span text:style-name="T1">12</text:span></text:span><text:span text:style-name="Default_20_Paragraph_20_Font"><text:span text:style-name="T2"> καὶ τὴν κιβωτὸν τοῦ μαρτυρίου καὶ τοὺς ἀναφορεῖς αὐτῆς καὶ τὸ ἱλαστήριον αὐτῆς καὶ τὸ καταπέτασμα </text:span></text:span><text:span text:style-name="Default_20_Paragraph_20_Font"><text:span text:style-name="T1">12</text:span></text:span><text:span text:style-name="Default_20_Paragraph_20_Font"><text:span text:style-name="T2"> a καὶ τὰ ἱστία τῆς αὐλῆς καὶ τοὺς στύλους αὐτῆς καὶ τοὺς λίθους τῆς σμαράγδου καὶ τὸ θυμίαμα καὶ τὸ ἔλαιον τοῦ χρίσματος </text:span></text:span><text:span text:style-name="Default_20_Paragraph_20_Font"><text:span text:style-name="T1">13</text:span></text:span><text:span text:style-name="Default_20_Paragraph_20_Font"><text:span text:style-name="T2"> καὶ τὴν τράπεζαν καὶ πάντα τὰ σκεύη αὐτῆς </text:span></text:span><text:span text:style-name="Default_20_Paragraph_20_Font"><text:span text:style-name="T1">14</text:span></text:span><text:span text:style-name="Default_20_Paragraph_20_Font"><text:span text:style-name="T2"> καὶ τὴν λυχνίαν τοῦ φωτὸς καὶ πάντα τὰ σκεύη αὐτῆς </text:span></text:span><text:span text:style-name="Default_20_Paragraph_20_Font"><text:span text:style-name="T1">16</text:span></text:span><text:span text:style-name="Default_20_Paragraph_20_Font"><text:span text:style-name="T2"> καὶ τὸ θυσιαστήριον καὶ πάντα τὰ σκεύη αὐτοῦ </text:span></text:span><text:span text:style-name="Default_20_Paragraph_20_Font"><text:span text:style-name="T1">19</text:span></text:span><text:span text:style-name="Default_20_Paragraph_20_Font"><text:span text:style-name="T2"> καὶ τὰς στολὰς τὰς ἁγίας Ααρων τοῦ ἱερέως καὶ τὰς στολάς, ἐν αἷς λειτουργήσουσιν ἐν αὐταῖς, καὶ τοὺς χιτῶνας τοῖς υἱοῖς Ααρων τῆς ἱερατείας καὶ τὸ ἔλαιον τοῦ χρίσματος καὶ τὸ θυμίαμα τῆς συνθέσεως. – </text:span></text:span><text:span text:style-name="Default_20_Paragraph_20_Font"><text:span text:style-name="T1">20</text:span></text:span><text:span text:style-name="Default_20_Paragraph_20_Font"><text:span text:style-name="T2"> καὶ ἐξῆλθεν πᾶσα συναγωγὴ υἱῶν Ισραηλ ἀπὸ Μωυσῆ </text:span></text:span><text:span text:style-name="Default_20_Paragraph_20_Font"><text:span text:style-name="T1">21</text:span></text:span><text:span text:style-name="Default_20_Paragraph_20_Font"><text:span text:style-name="T2"> καὶ ἤνεγκαν ἕκαστος ὧν ἔφερεν αὐτῶν ἡ καρδία, καὶ ὅσοις ἔδοξεν τῇ ψυχῇ αὐτῶν, ἤνεγκαν ἀφαίρεμα κυρίῳ εἰς πάντα τὰ ἔργα τῆς σκηνῆς τοῦ μαρτυρίου καὶ εἰς πάντα τὰ κάτεργα αὐτῆς καὶ εἰς πάσας τὰς στολὰς τοῦ ἁγίου. </text:span></text:span><text:span text:style-name="Default_20_Paragraph_20_Font"><text:span text:style-name="T1">22</text:span></text:span><text:span text:style-name="Default_20_Paragraph_20_Font"><text:span text:style-name="T2"> καὶ ἤνεγκαν οἱ ἄνδρες παρὰ τῶν γυναικῶν· πᾶς, ᾧ ἔδοξεν τῇ διανοίᾳ, ἤνεγκαν σφραγῖδας καὶ ἐνώτια καὶ δακτυλίους καὶ ἐμπλόκια καὶ περιδέξια, πᾶν σκεῦος χρυσοῦν, καὶ πάντες, ὅσοι ἤνεγκαν ἀφαιρέματα χρυσίου κυρίῳ. </text:span></text:span><text:span text:style-name="Default_20_Paragraph_20_Font"><text:span text:style-name="T1">23</text:span></text:span><text:span text:style-name="Default_20_Paragraph_20_Font"><text:span text:style-name="T2"> καὶ παρ’ ᾧ εὑρέθη βύσσος καὶ δέρματα ὑακίνθινα καὶ δέρματα κριῶν ἠρυθροδανωμένα, ἤνεγκαν. </text:span></text:span><text:span text:style-name="Default_20_Paragraph_20_Font"><text:span text:style-name="T1">24</text:span></text:span><text:span text:style-name="Default_20_Paragraph_20_Font"><text:span text:style-name="T2"> καὶ πᾶς ὁ ἀφαιρῶν ἀφαίρεμα ἀργύριον καὶ χαλκὸν ἤνεγκαν τὰ ἀφαιρέματα κυρίῳ, καὶ παρ’ οἷς εὑρέθη ξύλα ἄσηπτα εἰς πάντα τὰ ἔργα τῆς κατασκευῆς, ἤνεγκαν. </text:span></text:span><text:span text:style-name="Default_20_Paragraph_20_Font"><text:span text:style-name="T1">25</text:span></text:span><text:span text:style-name="Default_20_Paragraph_20_Font"><text:span text:style-name="T2"> καὶ πᾶσα γυνὴ σοφὴ τῇ διανοίᾳ ταῖς χερσὶν νήθειν ἤνεγκαν νενησμένα, τὴν ὑάκινθον καὶ τὴν πορφύραν καὶ τὸ κόκκινον καὶ τὴν βύσσον· </text:span></text:span><text:span text:style-name="Default_20_Paragraph_20_Font"><text:span text:style-name="T1">26</text:span></text:span><text:span text:style-name="Default_20_Paragraph_20_Font"><text:span text:style-name="T2"> καὶ πᾶσαι αἱ γυναῖκες, αἷς ἔδοξεν τῇ διανοίᾳ αὐτῶν ἐν σοφίᾳ, ἔνησαν τὰς τρίχας τὰς αἰγείας. </text:span></text:span><text:span text:style-name="Default_20_Paragraph_20_Font"><text:span text:style-name="T1">27</text:span></text:span><text:span text:style-name="Default_20_Paragraph_20_Font"><text:span text:style-name="T2"> καὶ οἱ ἄρχοντες ἤνεγκαν τοὺς λίθους τῆς σμαράγδου καὶ τοὺς λίθους τῆς πληρώσεως εἰς τὴν ἐπωμίδα καὶ εἰς τὸ λογεῖον </text:span></text:span><text:span text:style-name="Default_20_Paragraph_20_Font"><text:span text:style-name="T1">28</text:span></text:span><text:span text:style-name="Default_20_Paragraph_20_Font"><text:span text:style-name="T2"> καὶ τὰς συνθέσεις καὶ τὸ ἔλαιον τῆς χρίσεως καὶ τὴν σύνθεσιν τοῦ θυμιάματος. </text:span></text:span><text:span text:style-name="Default_20_Paragraph_20_Font"><text:span text:style-name="T1">29</text:span></text:span><text:span text:style-name="Default_20_Paragraph_20_Font"><text:span text:style-name="T2"> καὶ πᾶς ἀνὴρ καὶ γυνή, ὧν ἔφερεν ἡ διάνοια αὐτῶν εἰσελθόντας ποιεῖν πάντα τὰ ἔργα, ὅσα συνέταξεν κύριος ποιῆσαι αὐτὰ διὰ Μωυσῆ, ἤνεγκαν οἱ υἱοὶ Ισραηλ ἀφαίρεμα κυρίῳ. </text:span></text:span></text:p>
        <text:p text:style-name="P3"><text:span text:style-name="Default_20_Paragraph_20_Font"><text:span text:style-name="T1">30</text:span></text:span><text:span text:style-name="Default_20_Paragraph_20_Font"><text:span text:style-name="T2"> Καὶ εἶπεν Μωϋσῆς τοῖς υἱοῖς Ισραηλ Ἰδοὺ ἀνακέκληκεν ὁ θεὸς ἐξ ὀνόματος τὸν Βεσελεηλ τὸν τοῦ Ουριου τὸν Ωρ ἐκ φυλῆς Ιουδα </text:span></text:span><text:span text:style-name="Default_20_Paragraph_20_Font"><text:span text:style-name="T1">31</text:span></text:span><text:span text:style-name="Default_20_Paragraph_20_Font"><text:span text:style-name="T2"> καὶ ἐνέπλησεν αὐτὸν πνεῦμα θεῖον σοφίας καὶ συνέσεως καὶ ἐπιστήμης πάντων </text:span></text:span><text:span text:style-name="Default_20_Paragraph_20_Font"><text:span text:style-name="T1">32</text:span></text:span><text:span text:style-name="Default_20_Paragraph_20_Font"><text:span text:style-name="T2"> ἀρχιτεκτονεῖν κατὰ πάντα τὰ ἔργα τῆς ἀρχιτεκτονίας ποιεῖν τὸ χρυσίον καὶ τὸ ἀργύριον καὶ τὸν χαλκὸν </text:span></text:span><text:span text:style-name="Default_20_Paragraph_20_Font"><text:span text:style-name="T1">33</text:span></text:span><text:span text:style-name="Default_20_Paragraph_20_Font"><text:span text:style-name="T2"> καὶ λιθουργῆσαι τὸν λίθον καὶ κατεργάζεσθαι τὰ ξύλα καὶ ποιεῖν ἐν </text:span></text:span><text:soft-page-break/><text:span text:style-name="Default_20_Paragraph_20_Font"><text:span text:style-name="T2">παντὶ ἔργῳ σοφίας· </text:span></text:span><text:span text:style-name="Default_20_Paragraph_20_Font"><text:span text:style-name="T1">34</text:span></text:span><text:span text:style-name="Default_20_Paragraph_20_Font"><text:span text:style-name="T2"> καὶ προβιβάσαι γε ἔδωκεν αὐτῷ ἐν τῇ διανοίᾳ, αὐτῷ τε καὶ Ελιαβ τῷ τοῦ Αχισαμακ ἐκ φυλῆς Δαν· </text:span></text:span><text:span text:style-name="Default_20_Paragraph_20_Font"><text:span text:style-name="T1">35</text:span></text:span><text:span text:style-name="Default_20_Paragraph_20_Font"><text:span text:style-name="T2"> ἐνέπλησεν αὐτοὺς σοφίας καὶ συνέσεως διανοίας πάντα συνιέναι ποιῆσαι τὰ ἔργα τοῦ ἁγίου καὶ τὰ ὑφαντὰ καὶ ποικιλτὰ ὑφᾶναι τῷ κοκκίνῳ καὶ τῇ βύσσῳ ποιεῖν πᾶν ἔργον ἀρχιτεκτονίας ποικιλίας. </text:span></text:span></text:p>
      </text:section>
      <text:section text:style-name="Sect1" text:name="Sect36">
        <text:p text:style-name="P2">Εξοδος 36</text:p>
        <text:p text:style-name="P3"><text:span text:style-name="Default_20_Paragraph_20_Font"><text:span text:style-name="T1">1</text:span></text:span><text:span text:style-name="Default_20_Paragraph_20_Font"><text:span text:style-name="T2"> Καὶ ἐποίησεν Βεσελεηλ καὶ Ελιαβ καὶ πᾶς σοφὸς τῇ διανοίᾳ, ᾧ ἐδόθη σοφία καὶ ἐπιστήμη ἐν αὐτοῖς συνιέναι ποιεῖν πάντα τὰ ἔργα κατὰ τὰ ἅγια καθήκοντα, κατὰ πάντα, ὅσα συνέταξεν κύριος. </text:span></text:span></text:p>
        <text:p text:style-name="P3"><text:span text:style-name="Default_20_Paragraph_20_Font"><text:span text:style-name="T1">2</text:span></text:span><text:span text:style-name="Default_20_Paragraph_20_Font"><text:span text:style-name="T2"> Καὶ ἐκάλεσεν Μωϋσῆς Βεσελεηλ καὶ Ελιαβ καὶ πάντας τοὺς ἔχοντας τὴν σοφίαν, ᾧ ἔδωκεν ὁ θεὸς ἐπιστήμην ἐν τῇ καρδίᾳ, καὶ πάντας τοὺς ἑκουσίως βουλομένους προσπορεύεσθαι πρὸς τὰ ἔργα ὥστε συντελεῖν αὐτά, </text:span></text:span><text:span text:style-name="Default_20_Paragraph_20_Font"><text:span text:style-name="T1">3</text:span></text:span><text:span text:style-name="Default_20_Paragraph_20_Font"><text:span text:style-name="T2"> καὶ ἔλαβον παρὰ Μωυσῆ πάντα τὰ ἀφαιρέματα, ἃ ἤνεγκαν οἱ υἱοὶ Ισραηλ εἰς πάντα τὰ ἔργα τοῦ ἁγίου ποιεῖν αὐτά, καὶ αὐτοὶ προσεδέχοντο ἔτι τὰ προσφερόμενα παρὰ τῶν φερόντων τὸ πρωῒ πρωί. </text:span></text:span><text:span text:style-name="Default_20_Paragraph_20_Font"><text:span text:style-name="T1">4</text:span></text:span><text:span text:style-name="Default_20_Paragraph_20_Font"><text:span text:style-name="T2"> καὶ παρεγίνοντο πάντες οἱ σοφοὶ οἱ ποιοῦντες τὰ ἔργα τοῦ ἁγίου, ἕκαστος κατὰ τὸ αὐτοῦ ἔργον, ὃ αὐτοὶ ἠργάζοντο, </text:span></text:span><text:span text:style-name="Default_20_Paragraph_20_Font"><text:span text:style-name="T1">5</text:span></text:span><text:span text:style-name="Default_20_Paragraph_20_Font"><text:span text:style-name="T2"> καὶ εἶπαν πρὸς Μωυσῆν ὅτι Πλῆθος φέρει ὁ λαὸς παρὰ τὰ ἔργα, ὅσα συνέταξεν κύριος ποιῆσαι. </text:span></text:span><text:span text:style-name="Default_20_Paragraph_20_Font"><text:span text:style-name="T1">6</text:span></text:span><text:span text:style-name="Default_20_Paragraph_20_Font"><text:span text:style-name="T2"> καὶ προσέταξεν Μωϋσῆς καὶ ἐκήρυξεν ἐν τῇ παρεμβολῇ λέγων Ἀνὴρ καὶ γυνὴ μηκέτι ἐργαζέσθωσαν εἰς τὰς ἀπαρχὰς τοῦ ἁγίου· καὶ ἐκωλύθη ὁ λαὸς ἔτι προσφέρειν. </text:span></text:span><text:span text:style-name="Default_20_Paragraph_20_Font"><text:span text:style-name="T1">7</text:span></text:span><text:span text:style-name="Default_20_Paragraph_20_Font"><text:span text:style-name="T2"> καὶ τὰ ἔργα ἦν αὐτοῖς ἱκανὰ εἰς τὴν κατασκευὴν ποιῆσαι, καὶ προσκατέλιπον. </text:span></text:span></text:p>
        <text:p text:style-name="P3"><text:span text:style-name="Default_20_Paragraph_20_Font"><text:span text:style-name="T1">8</text:span></text:span><text:span text:style-name="Default_20_Paragraph_20_Font"><text:span text:style-name="T2"> Καὶ ἐποίησεν πᾶς σοφὸς ἐν τοῖς ἐργαζομένοις τὰς στολὰς τῶν ἁγίων, αἵ εἰσιν Ααρων τῷ ἱερεῖ, καθὰ συνέταξεν κύριος τῷ Μωυσῇ. </text:span></text:span><text:span text:style-name="Default_20_Paragraph_20_Font"><text:span text:style-name="T1">9</text:span></text:span><text:span text:style-name="Default_20_Paragraph_20_Font"><text:span text:style-name="T2"> καὶ ἐποίησαν τὴν ἐπωμίδα ἐκ χρυσίου καὶ ὑακίνθου καὶ πορφύρας καὶ κοκκίνου νενησμένου καὶ βύσσου κεκλωσμένης. </text:span></text:span><text:span text:style-name="Default_20_Paragraph_20_Font"><text:span text:style-name="T1">10</text:span></text:span><text:span text:style-name="Default_20_Paragraph_20_Font"><text:span text:style-name="T2"> καὶ ἐτμήθη τὰ πέταλα τοῦ χρυσίου τρίχες ὥστε συνυφᾶναι σὺν τῇ ὑακίνθῳ καὶ τῇ πορφύρᾳ καὶ σὺν τῷ κοκκίνῳ τῷ διανενησμένῳ καὶ σὺν τῇ βύσσῳ τῇ κεκλωσμένῃ ἔργον ὑφαντόν· </text:span></text:span><text:span text:style-name="Default_20_Paragraph_20_Font"><text:span text:style-name="T1">11</text:span></text:span><text:span text:style-name="Default_20_Paragraph_20_Font"><text:span text:style-name="T2"> ἐποίησαν αὐτὸ ἐπωμίδας συνεχούσας ἐξ ἀμφοτέρων τῶν μερῶν, </text:span></text:span><text:span text:style-name="Default_20_Paragraph_20_Font"><text:span text:style-name="T1">12</text:span></text:span><text:span text:style-name="Default_20_Paragraph_20_Font"><text:span text:style-name="T2"> ἔργον ὑφαντὸν εἰς ἄλληλα συμπεπλεγμένον καθ’ ἑαυτὸ ἐξ αὐτοῦ ἐποίησαν κατὰ τὴν αὐτοῦ ποίησιν ἐκ χρυσίου καὶ ὑακίνθου καὶ πορφύρας καὶ κοκκίνου διανενησμένου καὶ βύσσου κεκλωσμένης, καθὰ συνέταξεν κύριος τῷ Μωυσῇ. </text:span></text:span><text:span text:style-name="Default_20_Paragraph_20_Font"><text:span text:style-name="T1">13</text:span></text:span><text:span text:style-name="Default_20_Paragraph_20_Font"><text:span text:style-name="T2"> καὶ ἐποίησαν ἀμφοτέρους τοὺς λίθους τῆς σμαράγδου συμπεπορπημένους καὶ περισεσιαλωμένους χρυσίῳ, γεγλυμμένους καὶ ἐκκεκολαμμένους ἐκκόλαμμα σφραγῖδος ἐκ τῶν ὀνομάτων τῶν υἱῶν Ισραηλ· </text:span></text:span><text:span text:style-name="Default_20_Paragraph_20_Font"><text:span text:style-name="T1">14</text:span></text:span><text:span text:style-name="Default_20_Paragraph_20_Font"><text:span text:style-name="T2"> καὶ ἐπέθηκεν αὐτοὺς ἐπὶ τοὺς ὤμους τῆς ἐπωμίδος, λίθους μνημοσύνου τῶν υἱῶν Ισραηλ, καθὰ συνέταξεν κύριος τῷ Μωυσῇ. </text:span></text:span></text:p>
        <text:p text:style-name="P3"><text:span text:style-name="Default_20_Paragraph_20_Font"><text:span text:style-name="T1">15</text:span></text:span><text:span text:style-name="Default_20_Paragraph_20_Font"><text:span text:style-name="T2"> Καὶ ἐποίησαν λογεῖον, ἔργον ὑφαντὸν ποικιλίᾳ κατὰ τὸ ἔργον τῆς ἐπωμίδος ἐκ χρυσίου καὶ ὑακίνθου καὶ πορφύρας καὶ κοκκίνου διανενησμένου καὶ βύσσου κεκλωσμένης· </text:span></text:span><text:span text:style-name="Default_20_Paragraph_20_Font"><text:span text:style-name="T1">16</text:span></text:span><text:span text:style-name="Default_20_Paragraph_20_Font"><text:span text:style-name="T2"> τετράγωνον διπλοῦν ἐποίησαν τὸ λογεῖον, σπιθαμῆς τὸ μῆκος καὶ σπιθαμῆς τὸ εὖρος, διπλοῦν. </text:span></text:span><text:span text:style-name="Default_20_Paragraph_20_Font"><text:span text:style-name="T1">17</text:span></text:span><text:span text:style-name="Default_20_Paragraph_20_Font"><text:span text:style-name="T2"> καὶ συνυφάνθη ἐν αὐτῷ ὕφασμα κατάλιθον τετράστιχον· στίχος λίθων σάρδιον καὶ τοπάζιον καὶ σμάραγδος, ὁ στίχος ὁ εἷς· </text:span></text:span><text:span text:style-name="Default_20_Paragraph_20_Font"><text:span text:style-name="T1">18</text:span></text:span><text:span text:style-name="Default_20_Paragraph_20_Font"><text:span text:style-name="T2"> καὶ ὁ στίχος ὁ δεύτερος ἄνθραξ καὶ σάπφειρος καὶ ἴασπις· </text:span></text:span><text:span text:style-name="Default_20_Paragraph_20_Font"><text:span text:style-name="T1">19</text:span></text:span><text:span text:style-name="Default_20_Paragraph_20_Font"><text:span text:style-name="T2"> καὶ ὁ στίχος ὁ τρίτος λιγύριον καὶ ἀχάτης καὶ ἀμέθυστος· </text:span></text:span><text:span text:style-name="Default_20_Paragraph_20_Font"><text:span text:style-name="T1">20</text:span></text:span><text:span text:style-name="Default_20_Paragraph_20_Font"><text:span text:style-name="T2"> καὶ ὁ στίχος ὁ τέταρτος χρυσόλιθος καὶ βηρύλλιον καὶ ὀνύχιον· περικεκυκλωμένα χρυσίῳ καὶ συνδεδεμένα χρυσίῳ. </text:span></text:span><text:span text:style-name="Default_20_Paragraph_20_Font"><text:span text:style-name="T1">21</text:span></text:span><text:span text:style-name="Default_20_Paragraph_20_Font"><text:span text:style-name="T2"> καὶ οἱ λίθοι ἦσαν ἐκ τῶν ὀνομάτων τῶν υἱῶν Ισραηλ δώδεκα ἐκ τῶν ὀνομάτων αὐτῶν, ἐγγεγραμμένα εἰς σφραγῖδας, ἕκαστος ἐκ τοῦ ἑαυτοῦ ὀνόματος, εἰς </text:span></text:span><text:soft-page-break/><text:span text:style-name="Default_20_Paragraph_20_Font"><text:span text:style-name="T2">τὰς δώδεκα φυλάς. </text:span></text:span><text:span text:style-name="Default_20_Paragraph_20_Font"><text:span text:style-name="T1">22</text:span></text:span><text:span text:style-name="Default_20_Paragraph_20_Font"><text:span text:style-name="T2"> καὶ ἐποίησαν ἐπὶ τὸ λογεῖον κροσσοὺς συμπεπλεγμένους, ἔργον ἐμπλοκίου ἐκ χρυσίου καθαροῦ· </text:span></text:span><text:span text:style-name="Default_20_Paragraph_20_Font"><text:span text:style-name="T1">23</text:span></text:span><text:span text:style-name="Default_20_Paragraph_20_Font"><text:span text:style-name="T2"> καὶ ἐποίησαν δύο ἀσπιδίσκας χρυσᾶς καὶ δύο δακτυλίους χρυσοῦς καὶ ἐπέθηκαν τοὺς δύο δακτυλίους τοὺς χρυσοῦς ἐπ’ ἀμφοτέρας τὰς ἀρχὰς τοῦ λογείου· </text:span></text:span><text:span text:style-name="Default_20_Paragraph_20_Font"><text:span text:style-name="T1">24</text:span></text:span><text:span text:style-name="Default_20_Paragraph_20_Font"><text:span text:style-name="T2"> καὶ ἐπέθηκαν τὰ ἐμπλόκια ἐκ χρυσίου ἐπὶ τοὺς δακτυλίους ἐπ’ ἀμφοτέρων τῶν μερῶν τοῦ λογείου </text:span></text:span><text:span text:style-name="Default_20_Paragraph_20_Font"><text:span text:style-name="T1">25</text:span></text:span><text:span text:style-name="Default_20_Paragraph_20_Font"><text:span text:style-name="T2"> καὶ εἰς τὰς δύο συμβολὰς τὰ δύο ἐμπλόκια καὶ ἐπέθηκαν ἐπὶ τὰς δύο ἀσπιδίσκας καὶ ἐπέθηκαν ἐπὶ τοὺς ὤμους τῆς ἐπωμίδος ἐξ ἐναντίας κατὰ πρόσωπον. </text:span></text:span><text:span text:style-name="Default_20_Paragraph_20_Font"><text:span text:style-name="T1">26</text:span></text:span><text:span text:style-name="Default_20_Paragraph_20_Font"><text:span text:style-name="T2"> καὶ ἐποίησαν δύο δακτυλίους χρυσοῦς καὶ ἐπέθηκαν ἐπὶ τὰ δύο πτερύγια ἐπ’ ἄκρου τοῦ λογείου ἐπὶ τὸ ἄκρον τοῦ ὀπισθίου τῆς ἐπωμίδος ἔσωθεν. </text:span></text:span><text:span text:style-name="Default_20_Paragraph_20_Font"><text:span text:style-name="T1">27</text:span></text:span><text:span text:style-name="Default_20_Paragraph_20_Font"><text:span text:style-name="T2"> καὶ ἐποίησαν δύο δακτυλίους χρυσοῦς καὶ ἐπέθηκαν ἐπ’ ἀμφοτέρους τοὺς ὤμους τῆς ἐπωμίδος κάτωθεν αὐτοῦ κατὰ πρόσωπον κατὰ τὴν συμβολὴν ἄνωθεν τῆς συνυφῆς τῆς ἐπωμίδος. </text:span></text:span><text:span text:style-name="Default_20_Paragraph_20_Font"><text:span text:style-name="T1">28</text:span></text:span><text:span text:style-name="Default_20_Paragraph_20_Font"><text:span text:style-name="T2"> καὶ συνέσφιγξεν τὸ λογεῖον ἀπὸ τῶν δακτυλίων τῶν ἐπ’ αὐτοῦ εἰς τοὺς δακτυλίους τῆς ἐπωμίδος, συνεχομένους ἐκ τῆς ὑακίνθου, συμπεπλεγμένους εἰς τὸ ὕφασμα τῆς ἐπωμίδος, ἵνα μὴ χαλᾶται τὸ λογεῖον ἀπὸ τῆς ἐπωμίδος, καθὰ συνέταξεν κύριος τῷ Μωυσῇ. </text:span></text:span></text:p>
        <text:p text:style-name="P3"><text:span text:style-name="Default_20_Paragraph_20_Font"><text:span text:style-name="T1">29</text:span></text:span><text:span text:style-name="Default_20_Paragraph_20_Font"><text:span text:style-name="T2"> Καὶ ἐποίησαν τὸν ὑποδύτην ὑπὸ τὴν ἐπωμίδα, ἔργον ὑφαντὸν ὅλον ὑακίνθινον· </text:span></text:span><text:span text:style-name="Default_20_Paragraph_20_Font"><text:span text:style-name="T1">30</text:span></text:span><text:span text:style-name="Default_20_Paragraph_20_Font"><text:span text:style-name="T2"> τὸ δὲ περιστόμιον τοῦ ὑποδύτου ἐν τῷ μέσῳ διυφασμένον συμπλεκτόν, ᾤαν ἔχον κύκλῳ τὸ περιστόμιον ἀδιάλυτον. </text:span></text:span><text:span text:style-name="Default_20_Paragraph_20_Font"><text:span text:style-name="T1">31</text:span></text:span><text:span text:style-name="Default_20_Paragraph_20_Font"><text:span text:style-name="T2"> καὶ ἐποίησαν ἐπὶ τοῦ λώματος τοῦ ὑποδύτου κάτωθεν ὡς ἐξανθούσης ῥόας ῥοίσκους ἐξ ὑακίνθου καὶ πορφύρας καὶ κοκκίνου νενησμένου καὶ βύσσου κεκλωσμένης </text:span></text:span><text:span text:style-name="Default_20_Paragraph_20_Font"><text:span text:style-name="T1">32</text:span></text:span><text:span text:style-name="Default_20_Paragraph_20_Font"><text:span text:style-name="T2"> καὶ ἐποίησαν κώδωνας χρυσοῦς καὶ ἐπέθηκαν τοὺς κώδωνας ἐπὶ τὸ λῶμα τοῦ ὑποδύτου κύκλῳ ἀνὰ μέσον τῶν ῥοίσκων· </text:span></text:span><text:span text:style-name="Default_20_Paragraph_20_Font"><text:span text:style-name="T1">33</text:span></text:span><text:span text:style-name="Default_20_Paragraph_20_Font"><text:span text:style-name="T2"> κώδων χρυσοῦς καὶ ῥοίσκος ἐπὶ τοῦ λώματος τοῦ ὑποδύτου κύκλῳ εἰς τὸ λειτουργεῖν, καθὰ συνέταξεν κύριος τῷ Μωυσῇ. </text:span></text:span></text:p>
        <text:p text:style-name="P3"><text:span text:style-name="Default_20_Paragraph_20_Font"><text:span text:style-name="T1">34</text:span></text:span><text:span text:style-name="Default_20_Paragraph_20_Font"><text:span text:style-name="T2"> Καὶ ἐποίησαν χιτῶνας βυσσίνους ἔργον ὑφαντὸν Ααρων καὶ τοῖς υἱοῖς αὐτοῦ </text:span></text:span><text:span text:style-name="Default_20_Paragraph_20_Font"><text:span text:style-name="T1">35</text:span></text:span><text:span text:style-name="Default_20_Paragraph_20_Font"><text:span text:style-name="T2"> καὶ τὰς κιδάρεις ἐκ βύσσου καὶ τὴν μίτραν ἐκ βύσσου καὶ τὰ περισκελῆ ἐκ βύσσου κεκλωσμένης </text:span></text:span><text:span text:style-name="Default_20_Paragraph_20_Font"><text:span text:style-name="T1">36</text:span></text:span><text:span text:style-name="Default_20_Paragraph_20_Font"><text:span text:style-name="T2"> καὶ τὰς ζώνας αὐτῶν ἐκ βύσσου καὶ ὑακίνθου καὶ πορφύρας καὶ κοκκίνου νενησμένου, ἔργον ποικιλτοῦ, ὃν τρόπον συνέταξεν κύριος τῷ Μωυσῇ. </text:span></text:span></text:p>
        <text:p text:style-name="P3"><text:span text:style-name="Default_20_Paragraph_20_Font"><text:span text:style-name="T1">37</text:span></text:span><text:span text:style-name="Default_20_Paragraph_20_Font"><text:span text:style-name="T2"> Καὶ ἐποίησαν τὸ πέταλον τὸ χρυσοῦν, ἀφόρισμα τοῦ ἁγίου, χρυσίου καθαροῦ· καὶ ἔγραψεν ἐπ’ αὐτοῦ γράμματα ἐκτετυπωμένα σφραγῖδος Ἁγίασμα κυρίῳ· </text:span></text:span><text:span text:style-name="Default_20_Paragraph_20_Font"><text:span text:style-name="T1">38</text:span></text:span><text:span text:style-name="Default_20_Paragraph_20_Font"><text:span text:style-name="T2"> καὶ ἐπέθηκαν ἐπ’ αὐτὸ λῶμα ὑακίνθινον ὥστε ἐπικεῖσθαι ἐπὶ τὴν μίτραν ἄνωθεν, ὃν τρόπον συνέταξεν κύριος τῷ Μωυσῇ. </text:span></text:span></text:p>
      </text:section>
      <text:section text:style-name="Sect1" text:name="Sect37">
        <text:p text:style-name="P2">Εξοδος 37</text:p>
        <text:p text:style-name="P3"><text:span text:style-name="Default_20_Paragraph_20_Font"><text:span text:style-name="T1">1</text:span></text:span><text:span text:style-name="Default_20_Paragraph_20_Font"><text:span text:style-name="T2"> Καὶ ἐποίησαν τῇ σκηνῇ δέκα αὐλαίας, </text:span></text:span><text:span text:style-name="Default_20_Paragraph_20_Font"><text:span text:style-name="T1">2</text:span></text:span><text:span text:style-name="Default_20_Paragraph_20_Font"><text:span text:style-name="T2"> ὀκτὼ καὶ εἴκοσι πήχεων μῆκος τῆς αὐλαίας τῆς μιᾶς – τὸ αὐτὸ ἦσαν πᾶσαι – καὶ τεσσάρων πηχῶν τὸ εὖρος τῆς αὐλαίας τῆς μιᾶς. </text:span></text:span><text:span text:style-name="Default_20_Paragraph_20_Font"><text:span text:style-name="T1">3</text:span></text:span><text:span text:style-name="Default_20_Paragraph_20_Font"><text:span text:style-name="T2"> καὶ ἐποίησαν τὸ καταπέτασμα ἐξ ὑακίνθου καὶ πορφύρας καὶ κοκκίνου νενησμένου καὶ βύσσου κεκλωσμένης, ἔργον ὑφάντου χερουβιμ, </text:span></text:span><text:span text:style-name="Default_20_Paragraph_20_Font"><text:span text:style-name="T1">4</text:span></text:span><text:span text:style-name="Default_20_Paragraph_20_Font"><text:span text:style-name="T2"> καὶ ἐπέθηκαν αὐτὸ ἐπὶ τέσσαρας στύλους ἀσήπτους κατακεχρυσωμένους ἐν χρυσίῳ, καὶ αἱ κεφαλίδες αὐτῶν χρυσαῖ, καὶ αἱ βάσεις αὐτῶν τέσσαρες ἀργυραῖ. </text:span></text:span><text:span text:style-name="Default_20_Paragraph_20_Font"><text:span text:style-name="T1">5</text:span></text:span><text:span text:style-name="Default_20_Paragraph_20_Font"><text:span text:style-name="T2"> καὶ ἐποίησαν τὸ καταπέτασμα τῆς θύρας τῆς σκηνῆς τοῦ μαρτυρίου ἐξ ὑακίνθου καὶ πορφύρας καὶ κοκκίνου νενησμένου καὶ βύσσου κεκλωσμένης, ἔργον ὑφάντου χερουβιμ, </text:span></text:span><text:span text:style-name="Default_20_Paragraph_20_Font"><text:span text:style-name="T1">6</text:span></text:span><text:span text:style-name="Default_20_Paragraph_20_Font"><text:span text:style-name="T2"> καὶ τοὺς στύλους αὐτοῦ πέντε καὶ τοὺς κρίκους· καὶ τὰς κεφαλίδας αὐτῶν καὶ τὰς ψαλίδας αὐτῶν κατεχρύσωσαν χρυσίῳ, καὶ αἱ βάσεις αὐτῶν πέντε χαλκαῖ. </text:span></text:span></text:p>
        <text:p text:style-name="P3"><text:soft-page-break/><text:span text:style-name="Default_20_Paragraph_20_Font"><text:span text:style-name="T1">7</text:span></text:span><text:span text:style-name="Default_20_Paragraph_20_Font"><text:span text:style-name="T2"> Καὶ ἐποίησαν τὴν αὐλήν· τὰ πρὸς λίβα ἱστία τῆς αὐλῆς ἐκ βύσσου κεκλωσμένης ἑκατὸν ἐφ’ ἑκατόν, </text:span></text:span><text:span text:style-name="Default_20_Paragraph_20_Font"><text:span text:style-name="T1">8</text:span></text:span><text:span text:style-name="Default_20_Paragraph_20_Font"><text:span text:style-name="T2"> καὶ οἱ στῦλοι αὐτῶν εἴκοσι, καὶ αἱ βάσεις αὐτῶν εἴκοσι· </text:span></text:span><text:span text:style-name="Default_20_Paragraph_20_Font"><text:span text:style-name="T1">9</text:span></text:span><text:span text:style-name="Default_20_Paragraph_20_Font"><text:span text:style-name="T2"> καὶ τὸ κλίτος τὸ πρὸς βορρᾶν ἑκατὸν ἐφ’ ἑκατόν, καὶ οἱ στῦλοι αὐτῶν εἴκοσι, καὶ αἱ βάσεις αὐτῶν εἴκοσι· </text:span></text:span><text:span text:style-name="Default_20_Paragraph_20_Font"><text:span text:style-name="T1">10</text:span></text:span><text:span text:style-name="Default_20_Paragraph_20_Font"><text:span text:style-name="T2"> καὶ τὸ κλίτος τὸ πρὸς θάλασσαν αὐλαῖαι πεντήκοντα πήχεων, στῦλοι αὐτῶν δέκα, καὶ αἱ βάσεις αὐτῶν δέκα· </text:span></text:span><text:span text:style-name="Default_20_Paragraph_20_Font"><text:span text:style-name="T1">11</text:span></text:span><text:span text:style-name="Default_20_Paragraph_20_Font"><text:span text:style-name="T2"> καὶ τὸ κλίτος τὸ πρὸς ἀνατολὰς πεντήκοντα πήχεων, </text:span></text:span><text:span text:style-name="Default_20_Paragraph_20_Font"><text:span text:style-name="T1">12</text:span></text:span><text:span text:style-name="Default_20_Paragraph_20_Font"><text:span text:style-name="T2"> ἱστία πεντεκαίδεκα πήχεων τὸ κατὰ νώτου, καὶ οἱ στῦλοι αὐτῶν τρεῖς, καὶ αἱ βάσεις αὐτῶν τρεῖς, </text:span></text:span><text:span text:style-name="Default_20_Paragraph_20_Font"><text:span text:style-name="T1">13</text:span></text:span><text:span text:style-name="Default_20_Paragraph_20_Font"><text:span text:style-name="T2"> καὶ ἐπὶ τοῦ νώτου τοῦ δευτέρου ἔνθεν καὶ ἔνθεν κατὰ τὴν πύλην τῆς αὐλῆς αὐλαῖαι πεντεκαίδεκα πήχεων, καὶ οἱ στῦλοι αὐτῶν τρεῖς, καὶ αἱ βάσεις αὐτῶν τρεῖς. </text:span></text:span><text:span text:style-name="Default_20_Paragraph_20_Font"><text:span text:style-name="T1">14</text:span></text:span><text:span text:style-name="Default_20_Paragraph_20_Font"><text:span text:style-name="T2"> πᾶσαι αἱ αὐλαῖαι τῆς αὐλῆς ἐκ βύσσου κεκλωσμένης, </text:span></text:span><text:span text:style-name="Default_20_Paragraph_20_Font"><text:span text:style-name="T1">15</text:span></text:span><text:span text:style-name="Default_20_Paragraph_20_Font"><text:span text:style-name="T2"> καὶ αἱ βάσεις τῶν στύλων χαλκαῖ, καὶ αἱ ἀγκύλαι αὐτῶν ἀργυραῖ, καὶ αἱ κεφαλίδες αὐτῶν περιηργυρωμέναι ἀργυρίῳ, καὶ οἱ στῦλοι περιηργυρωμένοι ἀργυρίῳ, πάντες οἱ στῦλοι τῆς αὐλῆς. – </text:span></text:span><text:span text:style-name="Default_20_Paragraph_20_Font"><text:span text:style-name="T1">16</text:span></text:span><text:span text:style-name="Default_20_Paragraph_20_Font"><text:span text:style-name="T2"> καὶ τὸ καταπέτασμα τῆς πύλης τῆς αὐλῆς ἔργον ποικιλτοῦ ἐξ ὑακίνθου καὶ πορφύρας καὶ κοκκίνου νενησμένου καὶ βύσσου κεκλωσμένης, εἴκοσι πήχεων τὸ μῆκος, καὶ τὸ ὕψος καὶ τὸ εὖρος πέντε πήχεων ἐξισούμενον τοῖς ἱστίοις τῆς αὐλῆς· </text:span></text:span><text:span text:style-name="Default_20_Paragraph_20_Font"><text:span text:style-name="T1">17</text:span></text:span><text:span text:style-name="Default_20_Paragraph_20_Font"><text:span text:style-name="T2"> καὶ οἱ στῦλοι αὐτῶν τέσσαρες, καὶ αἱ βάσεις αὐτῶν τέσσαρες χαλκαῖ, καὶ αἱ ἀγκύλαι αὐτῶν ἀργυραῖ, καὶ αἱ κεφαλίδες αὐτῶν περιηργυρωμέναι ἀργυρίῳ· </text:span></text:span><text:span text:style-name="Default_20_Paragraph_20_Font"><text:span text:style-name="T1">18</text:span></text:span><text:span text:style-name="Default_20_Paragraph_20_Font"><text:span text:style-name="T2"> καὶ αὐτοὶ περιηργυρωμένοι ἀργυρίῳ, καὶ πάντες οἱ πάσσαλοι τῆς αὐλῆς κύκλῳ χαλκοῖ. </text:span></text:span></text:p>
        <text:p text:style-name="P3"><text:span text:style-name="Default_20_Paragraph_20_Font"><text:span text:style-name="T1">19</text:span></text:span><text:span text:style-name="Default_20_Paragraph_20_Font"><text:span text:style-name="T2"> Καὶ αὕτη ἡ σύνταξις τῆς σκηνῆς τοῦ μαρτυρίου, καθὰ συνετάγη Μωυσῇ τὴν λειτουργίαν εἶναι τῶν Λευιτῶν διὰ Ιθαμαρ τοῦ υἱοῦ Ααρων τοῦ ἱερέως. </text:span></text:span><text:span text:style-name="Default_20_Paragraph_20_Font"><text:span text:style-name="T1">20</text:span></text:span><text:span text:style-name="Default_20_Paragraph_20_Font"><text:span text:style-name="T2"> καὶ Βεσελεηλ ὁ τοῦ Ουριου ἐκ φυλῆς Ιουδα ἐποίησεν καθὰ συνέταξεν κύριος τῷ Μωυσῇ, </text:span></text:span><text:span text:style-name="Default_20_Paragraph_20_Font"><text:span text:style-name="T1">21</text:span></text:span><text:span text:style-name="Default_20_Paragraph_20_Font"><text:span text:style-name="T2"> καὶ Ελιαβ ὁ τοῦ Αχισαμακ ἐκ τῆς φυλῆς Δαν, ὃς ἠρχιτεκτόνησεν τὰ ὑφαντὰ καὶ τὰ ῥαφιδευτὰ καὶ ποικιλτικὰ ὑφᾶναι τῷ κοκκίνῳ καὶ τῇ βύσσῳ. </text:span></text:span></text:p>
      </text:section>
      <text:section text:style-name="Sect1" text:name="Sect38">
        <text:p text:style-name="P2">Εξοδος 38</text:p>
        <text:p text:style-name="P3"><text:span text:style-name="Default_20_Paragraph_20_Font"><text:span text:style-name="T1">1</text:span></text:span><text:span text:style-name="Default_20_Paragraph_20_Font"><text:span text:style-name="T2"> Καὶ ἐποίησεν Βεσελεηλ τὴν κιβωτὸν </text:span></text:span><text:span text:style-name="Default_20_Paragraph_20_Font"><text:span text:style-name="T1">2</text:span></text:span><text:span text:style-name="Default_20_Paragraph_20_Font"><text:span text:style-name="T2"> καὶ κατεχρύσωσεν αὐτὴν χρυσίῳ καθαρῷ ἔσωθεν καὶ ἔξωθεν. </text:span></text:span><text:span text:style-name="Default_20_Paragraph_20_Font"><text:span text:style-name="T1">3</text:span></text:span><text:span text:style-name="Default_20_Paragraph_20_Font"><text:span text:style-name="T2"> καὶ ἐχώνευσεν αὐτῇ τέσσαρας δακτυλίους χρυσοῦς, δύο ἐπὶ τὸ κλίτος τὸ ἓν καὶ δύο ἐπὶ τὸ κλίτος τὸ δεύτερον, </text:span></text:span><text:span text:style-name="Default_20_Paragraph_20_Font"><text:span text:style-name="T1">4</text:span></text:span><text:span text:style-name="Default_20_Paragraph_20_Font"><text:span text:style-name="T2"> εὐρεῖς τοῖς διωστῆρσιν ὥστε αἴρειν αὐτὴν ἐν αὐτοῖς. </text:span></text:span><text:span text:style-name="Default_20_Paragraph_20_Font"><text:span text:style-name="T1">5</text:span></text:span><text:span text:style-name="Default_20_Paragraph_20_Font"><text:span text:style-name="T2"> καὶ ἐποίησεν τὸ ἱλαστήριον ἐπάνωθεν τῆς κιβωτοῦ ἐκ χρυσίου </text:span></text:span><text:span text:style-name="Default_20_Paragraph_20_Font"><text:span text:style-name="T1">6</text:span></text:span><text:span text:style-name="Default_20_Paragraph_20_Font"><text:span text:style-name="T2"> καὶ τοὺς δύο χερουβιμ χρυσοῦς, </text:span></text:span><text:span text:style-name="Default_20_Paragraph_20_Font"><text:span text:style-name="T1">7</text:span></text:span><text:span text:style-name="Default_20_Paragraph_20_Font"><text:span text:style-name="T2"> χερουβ ἕνα ἐπὶ τὸ ἄκρον τοῦ ἱλαστηρίου τὸ ἓν καὶ χερουβ ἕνα ἐπὶ τὸ ἄκρον τὸ δεύτερον τοῦ ἱλαστηρίου, </text:span></text:span><text:span text:style-name="Default_20_Paragraph_20_Font"><text:span text:style-name="T1">8</text:span></text:span><text:span text:style-name="Default_20_Paragraph_20_Font"><text:span text:style-name="T2"> σκιάζοντα ταῖς πτέρυξιν αὐτῶν ἐπὶ τὸ ἱλαστήριον. </text:span></text:span></text:p>
        <text:p text:style-name="P3"><text:span text:style-name="Default_20_Paragraph_20_Font"><text:span text:style-name="T1">9</text:span></text:span><text:span text:style-name="Default_20_Paragraph_20_Font"><text:span text:style-name="T2"> Καὶ ἐποίησεν τὴν τράπεζαν τὴν προκειμένην ἐκ χρυσίου καθαροῦ· </text:span></text:span><text:span text:style-name="Default_20_Paragraph_20_Font"><text:span text:style-name="T1">10</text:span></text:span><text:span text:style-name="Default_20_Paragraph_20_Font"><text:span text:style-name="T2"> καὶ ἐχώνευσεν αὐτῇ τέσσαρας δακτυλίους, δύο ἐπὶ τοῦ κλίτους τοῦ ἑνὸς καὶ δύο ἐπὶ τοῦ κλίτους τοῦ δευτέρου, εὐρεῖς ὥστε αἴρειν τοῖς διωστῆρσιν ἐν αὐτοῖς. </text:span></text:span><text:span text:style-name="Default_20_Paragraph_20_Font"><text:span text:style-name="T1">11</text:span></text:span><text:span text:style-name="Default_20_Paragraph_20_Font"><text:span text:style-name="T2"> καὶ τοὺς διωστῆρας τῆς κιβωτοῦ καὶ τῆς τραπέζης ἐποίησεν καὶ κατεχρύσωσεν αὐτοὺς χρυσίῳ. </text:span></text:span><text:span text:style-name="Default_20_Paragraph_20_Font"><text:span text:style-name="T1">12</text:span></text:span><text:span text:style-name="Default_20_Paragraph_20_Font"><text:span text:style-name="T2"> καὶ ἐποίησεν τὰ σκεύη τῆς τραπέζης, τά τε τρυβλία καὶ τὰς θυίσκας καὶ τοὺς κυάθους καὶ τὰ σπονδεῖα, ἐν οἷς σπείσει ἐν αὐτοῖς, χρυσᾶ. </text:span></text:span></text:p>
        <text:p text:style-name="P3"><text:span text:style-name="Default_20_Paragraph_20_Font"><text:span text:style-name="T1">13</text:span></text:span><text:span text:style-name="Default_20_Paragraph_20_Font"><text:span text:style-name="T2"> Καὶ ἐποίησεν τὴν λυχνίαν, ἣ φωτίζει, χρυσῆν, στερεὰν τὸν καυλόν, </text:span></text:span><text:span text:style-name="Default_20_Paragraph_20_Font"><text:span text:style-name="T1">14</text:span></text:span><text:span text:style-name="Default_20_Paragraph_20_Font"><text:span text:style-name="T2"> καὶ τοὺς καλαμίσκους ἐξ ἀμφοτέρων τῶν μερῶν αὐτῆς· </text:span></text:span><text:span text:style-name="Default_20_Paragraph_20_Font"><text:span text:style-name="T1">15</text:span></text:span><text:span text:style-name="Default_20_Paragraph_20_Font"><text:span text:style-name="T2"> ἐκ τῶν καλαμίσκων αὐτῆς οἱ βλαστοὶ ἐξέχοντες, τρεῖς ἐκ τούτου καὶ τρεῖς ἐκ τούτου, ἐξισούμενοι ἀλλήλοις· </text:span></text:span><text:span text:style-name="Default_20_Paragraph_20_Font"><text:span text:style-name="T1">16</text:span></text:span><text:span text:style-name="Default_20_Paragraph_20_Font"><text:span text:style-name="T2"> καὶ τὰ λαμπάδια αὐτῶν, ἅ ἐστιν ἐπὶ τῶν ἄκρων, καρυωτὰ ἐξ αὐτῶν· καὶ τὰ ἐνθέμια ἐξ αὐτῶν, ἵνα ὦσιν ἐπ’ αὐτῶν οἱ λύχνοι, καὶ τὸ ἐνθέμιον τὸ ἕβδομον ἀπ’ ἄκρου τοῦ λαμπαδίου ἐπὶ τῆς κορυφῆς ἄνωθεν, στερεὸν ὅλον χρυσοῦν· </text:span></text:span><text:span text:style-name="Default_20_Paragraph_20_Font"><text:span text:style-name="T1">17</text:span></text:span><text:span text:style-name="Default_20_Paragraph_20_Font"><text:span text:style-name="T2"> καὶ ἑπτὰ λύχνους ἐπ’ αὐτῆς χρυσοῦς καὶ τὰς λαβίδας αὐτῆς χρυσᾶς καὶ τὰς ἐπαρυστρίδας αὐτῶν χρυσᾶς. </text:span></text:span></text:p>
        <text:p text:style-name="P3"><text:soft-page-break/><text:span text:style-name="Default_20_Paragraph_20_Font"><text:span text:style-name="T1">18</text:span></text:span><text:span text:style-name="Default_20_Paragraph_20_Font"><text:span text:style-name="T2"> Οὗτος περιηργύρωσεν τοὺς στύλους καὶ ἐχώνευσεν τῷ στύλῳ δακτυλίους χρυσοῦς καὶ ἐχρύσωσεν τοὺς μοχλοὺς χρυσίῳ καὶ κατεχρύσωσεν τοὺς στύλους τοῦ καταπετάσματος χρυσίῳ καὶ ἐποίησεν τὰς ἀγκύλας χρυσᾶς. </text:span></text:span><text:span text:style-name="Default_20_Paragraph_20_Font"><text:span text:style-name="T1">19</text:span></text:span><text:span text:style-name="Default_20_Paragraph_20_Font"><text:span text:style-name="T2"> οὗτος ἐποίησεν καὶ τοὺς κρίκους τῆς σκηνῆς χρυσοῦς καὶ τοὺς κρίκους τῆς αὐλῆς καὶ κρίκους εἰς τὸ ἐκτείνειν τὸ κατακάλυμμα ἄνωθεν χαλκοῦς. </text:span></text:span><text:span text:style-name="Default_20_Paragraph_20_Font"><text:span text:style-name="T1">20</text:span></text:span><text:span text:style-name="Default_20_Paragraph_20_Font"><text:span text:style-name="T2"> οὗτος ἐχώνευσεν τὰς κεφαλίδας τὰς ἀργυρᾶς τῆς σκηνῆς καὶ τὰς κεφαλίδας τὰς χαλκᾶς τῆς θύρας τῆς σκηνῆς καὶ τὴν πύλην τῆς αὐλῆς καὶ ἀγκύλας ἐποίησεν τοῖς στύλοις ἀργυρᾶς ἐπὶ τῶν στύλων· οὗτος περιηργύρωσεν αὐτάς. </text:span></text:span><text:span text:style-name="Default_20_Paragraph_20_Font"><text:span text:style-name="T1">21</text:span></text:span><text:span text:style-name="Default_20_Paragraph_20_Font"><text:span text:style-name="T2"> οὗτος ἐποίησεν καὶ τοὺς πασσάλους τῆς σκηνῆς καὶ τοὺς πασσάλους τῆς αὐλῆς χαλκοῦς. </text:span></text:span><text:span text:style-name="Default_20_Paragraph_20_Font"><text:span text:style-name="T1">22</text:span></text:span><text:span text:style-name="Default_20_Paragraph_20_Font"><text:span text:style-name="T2"> οὗτος ἐποίησεν τὸ θυσιαστήριον τὸ χαλκοῦν ἐκ τῶν πυρείων τῶν χαλκῶν, ἃ ἦσαν τοῖς ἀνδράσιν τοῖς καταστασιάσασι μετὰ τῆς Κορε συναγωγῆς. </text:span></text:span><text:span text:style-name="Default_20_Paragraph_20_Font"><text:span text:style-name="T1">23</text:span></text:span><text:span text:style-name="Default_20_Paragraph_20_Font"><text:span text:style-name="T2"> οὗτος ἐποίησεν πάντα τὰ σκεύη τοῦ θυσιαστηρίου καὶ τὸ πυρεῖον αὐτοῦ καὶ τὴν βάσιν καὶ τὰς φιάλας καὶ τὰς κρεάγρας χαλκᾶς. </text:span></text:span><text:span text:style-name="Default_20_Paragraph_20_Font"><text:span text:style-name="T1">24</text:span></text:span><text:span text:style-name="Default_20_Paragraph_20_Font"><text:span text:style-name="T2"> οὗτος ἐποίησεν τῷ θυσιαστηρίῳ παράθεμα, ἔργον δικτυωτόν, κάτωθεν τοῦ πυρείου ὑπὸ αὐτὸ ἕως τοῦ ἡμίσους αὐτοῦ καὶ ἐπέθηκεν αὐτῷ τέσσαρας δακτυλίους ἐκ τῶν τεσσάρων μερῶν τοῦ παραθέματος τοῦ θυσιαστηρίου χαλκοῦς, τοῖς μοχλοῖς εὐρεῖς ὥστε αἴρειν τὸ θυσιαστήριον ἐν αὐτοῖς. </text:span></text:span><text:span text:style-name="Default_20_Paragraph_20_Font"><text:span text:style-name="T1">25</text:span></text:span><text:span text:style-name="Default_20_Paragraph_20_Font"><text:span text:style-name="T2"> οὗτος ἐποίησεν τὸ ἔλαιον τῆς χρίσεως τὸ ἅγιον καὶ τὴν σύνθεσιν τοῦ θυμιάματος, καθαρὸν ἔργον μυρεψοῦ. </text:span></text:span><text:span text:style-name="Default_20_Paragraph_20_Font"><text:span text:style-name="T1">26</text:span></text:span><text:span text:style-name="Default_20_Paragraph_20_Font"><text:span text:style-name="T2"> οὗτος ἐποίησεν τὸν λουτῆρα χαλκοῦν καὶ τὴν βάσιν αὐτοῦ χαλκῆν ἐκ τῶν κατόπτρων τῶν νηστευσασῶν, αἳ ἐνήστευσαν παρὰ τὰς θύρας τῆς σκηνῆς τοῦ μαρτυρίου ἐν ᾗ ἡμέρᾳ ἔπηξεν αὐτήν· </text:span></text:span><text:span text:style-name="Default_20_Paragraph_20_Font"><text:span text:style-name="T1">27</text:span></text:span><text:span text:style-name="Default_20_Paragraph_20_Font"><text:span text:style-name="T2"> καὶ ἐποίησεν τὸν λουτῆρα, ἵνα νίπτωνται ἐξ αὐτοῦ Μωϋσῆς καὶ Ααρων καὶ οἱ υἱοὶ αὐτοῦ τὰς χεῖρας αὐτῶν καὶ τοὺς πόδας· εἰσπορευομένων αὐτῶν εἰς τὴν σκηνὴν τοῦ μαρτυρίου ἢ ὅταν προσπορεύωνται πρὸς τὸ θυσιαστήριον λειτουργεῖν, ἐνίπτοντο ἐξ αὐτοῦ, καθάπερ συνέταξεν κύριος τῷ Μωυσῇ. </text:span></text:span></text:p>
      </text:section>
      <text:section text:style-name="Sect1" text:name="Sect39">
        <text:p text:style-name="P2">Εξοδος 39</text:p>
        <text:p text:style-name="P3"><text:span text:style-name="Default_20_Paragraph_20_Font"><text:span text:style-name="T1">1</text:span></text:span><text:span text:style-name="Default_20_Paragraph_20_Font"><text:span text:style-name="T2"> Πᾶν τὸ χρυσίον, ὃ κατειργάσθη εἰς τὰ ἔργα κατὰ πᾶσαν τὴν ἐργασίαν τῶν ἁγίων, ἐγένετο χρυσίου τοῦ τῆς ἀπαρχῆς ἐννέα καὶ εἴκοσι τάλαντα καὶ ἑπτακόσιοι εἴκοσι σίκλοι κατὰ τὸν σίκλον τὸν ἅγιον· </text:span></text:span><text:span text:style-name="Default_20_Paragraph_20_Font"><text:span text:style-name="T1">2</text:span></text:span><text:span text:style-name="Default_20_Paragraph_20_Font"><text:span text:style-name="T2"> καὶ ἀργυρίου ἀφαίρεμα παρὰ τῶν ἐπεσκεμμένων ἀνδρῶν τῆς συναγωγῆς ἑκατὸν τάλαντα καὶ χίλιοι ἑπτακόσιοι ἑβδομήκοντα πέντε σίκλοι, </text:span></text:span><text:span text:style-name="Default_20_Paragraph_20_Font"><text:span text:style-name="T1">3</text:span></text:span><text:span text:style-name="Default_20_Paragraph_20_Font"><text:span text:style-name="T2"> δραχμὴ μία τῇ κεφαλῇ τὸ ἥμισυ τοῦ σίκλου κατὰ τὸν σίκλον τὸν ἅγιον, πᾶς ὁ παραπορευόμενος τὴν ἐπίσκεψιν ἀπὸ εἰκοσαετοῦς καὶ ἐπάνω εἰς τὰς ἑξήκοντα μυριάδας καὶ τρισχίλιοι πεντακόσιοι καὶ πεντήκοντα. </text:span></text:span><text:span text:style-name="Default_20_Paragraph_20_Font"><text:span text:style-name="T1">4</text:span></text:span><text:span text:style-name="Default_20_Paragraph_20_Font"><text:span text:style-name="T2"> καὶ ἐγενήθη τὰ ἑκατὸν τάλαντα τοῦ ἀργυρίου εἰς τὴν χώνευσιν τῶν ἑκατὸν κεφαλίδων τῆς σκηνῆς καὶ εἰς τὰς κεφαλίδας τοῦ καταπετάσματος, ἑκατὸν κεφαλίδες εἰς τὰ ἑκατὸν τάλαντα, τάλαντον τῇ κεφαλίδι. </text:span></text:span><text:span text:style-name="Default_20_Paragraph_20_Font"><text:span text:style-name="T1">5</text:span></text:span><text:span text:style-name="Default_20_Paragraph_20_Font"><text:span text:style-name="T2"> καὶ τοὺς χιλίους ἑπτακοσίους ἑβδομήκοντα πέντε σίκλους ἐποίησαν εἰς τὰς ἀγκύλας τοῖς στύλοις, καὶ κατεχρύσωσεν τὰς κεφαλίδας αὐτῶν καὶ κατεκόσμησεν αὐτούς. </text:span></text:span><text:span text:style-name="Default_20_Paragraph_20_Font"><text:span text:style-name="T1">6</text:span></text:span><text:span text:style-name="Default_20_Paragraph_20_Font"><text:span text:style-name="T2"> καὶ ὁ χαλκὸς τοῦ ἀφαιρέματος ἑβδομήκοντα τάλαντα καὶ χίλιοι πεντακόσιοι σίκλοι. </text:span></text:span><text:span text:style-name="Default_20_Paragraph_20_Font"><text:span text:style-name="T1">7</text:span></text:span><text:span text:style-name="Default_20_Paragraph_20_Font"><text:span text:style-name="T2"> καὶ ἐποίησεν ἐξ αὐτοῦ τὰς βάσεις τῆς θύρας τῆς σκηνῆς τοῦ μαρτυρίου </text:span></text:span><text:span text:style-name="Default_20_Paragraph_20_Font"><text:span text:style-name="T1">8</text:span></text:span><text:span text:style-name="Default_20_Paragraph_20_Font"><text:span text:style-name="T2"> καὶ τὰς βάσεις τῆς αὐλῆς κύκλῳ καὶ τὰς βάσεις τῆς πύλης τῆς αὐλῆς καὶ τοὺς πασσάλους τῆς σκηνῆς καὶ τοὺς πασσάλους τῆς αὐλῆς κύκλῳ </text:span></text:span><text:span text:style-name="Default_20_Paragraph_20_Font"><text:span text:style-name="T1">9</text:span></text:span><text:span text:style-name="Default_20_Paragraph_20_Font"><text:span text:style-name="T2"> καὶ τὸ παράθεμα τὸ χαλκοῦν τοῦ θυσιαστηρίου καὶ πάντα τὰ σκεύη τοῦ θυσιαστηρίου καὶ πάντα τὰ ἐργαλεῖα τῆς σκηνῆς τοῦ μαρτυρίου. </text:span></text:span><text:span text:style-name="Default_20_Paragraph_20_Font"><text:span text:style-name="T1">10</text:span></text:span><text:span text:style-name="Default_20_Paragraph_20_Font"><text:span text:style-name="T2"> καὶ ἐποίησαν οἱ υἱοὶ Ισραηλ καθὰ συνέταξεν κύριος τῷ Μωυσῇ, οὕτως ἐποίησαν. </text:span></text:span></text:p>
        <text:p text:style-name="P3"><text:soft-page-break/><text:span text:style-name="Default_20_Paragraph_20_Font"><text:span text:style-name="T1">11</text:span></text:span><text:span text:style-name="Default_20_Paragraph_20_Font"><text:span text:style-name="T2"> Τὸ δὲ λοιπὸν χρυσίον τοῦ ἀφαιρέματος ἐποίησαν σκεύη εἰς τὸ λειτουργεῖν ἐν αὐτοῖς ἔναντι κυρίου. </text:span></text:span><text:span text:style-name="Default_20_Paragraph_20_Font"><text:span text:style-name="T1">12</text:span></text:span><text:span text:style-name="Default_20_Paragraph_20_Font"><text:span text:style-name="T2"> καὶ τὴν καταλειφθεῖσαν ὑάκινθον καὶ πορφύραν καὶ τὸ κόκκινον ἐποίησαν στολὰς λειτουργικὰς Ααρων ὥστε λειτουργεῖν ἐν αὐταῖς ἐν τῷ ἁγίῳ. </text:span></text:span></text:p>
        <text:p text:style-name="P3"><text:span text:style-name="Default_20_Paragraph_20_Font"><text:span text:style-name="T1">13</text:span></text:span><text:span text:style-name="Default_20_Paragraph_20_Font"><text:span text:style-name="T2"> Καὶ ἤνεγκαν τὰς στολὰς πρὸς Μωυσῆν καὶ τὴν σκηνὴν καὶ τὰ σκεύη αὐτῆς καὶ τὰς βάσεις καὶ τοὺς μοχλοὺς αὐτῆς καὶ τοὺς στύλους </text:span></text:span><text:span text:style-name="Default_20_Paragraph_20_Font"><text:span text:style-name="T1">14</text:span></text:span><text:span text:style-name="Default_20_Paragraph_20_Font"><text:span text:style-name="T2"> καὶ τὴν κιβωτὸν τῆς διαθήκης καὶ τοὺς διωστῆρας αὐτῆς </text:span></text:span><text:span text:style-name="Default_20_Paragraph_20_Font"><text:span text:style-name="T1">15</text:span></text:span><text:span text:style-name="Default_20_Paragraph_20_Font"><text:span text:style-name="T2"> καὶ τὸ θυσιαστήριον καὶ πάντα τὰ σκεύη αὐτοῦ καὶ τὸ ἔλαιον τῆς χρίσεως καὶ τὸ θυμίαμα τῆς συνθέσεως </text:span></text:span><text:span text:style-name="Default_20_Paragraph_20_Font"><text:span text:style-name="T1">16</text:span></text:span><text:span text:style-name="Default_20_Paragraph_20_Font"><text:span text:style-name="T2"> καὶ τὴν λυχνίαν τὴν καθαρὰν καὶ τοὺς λύχνους αὐτῆς, λύχνους τῆς καύσεως, καὶ τὸ ἔλαιον τοῦ φωτὸς </text:span></text:span><text:span text:style-name="Default_20_Paragraph_20_Font"><text:span text:style-name="T1">17</text:span></text:span><text:span text:style-name="Default_20_Paragraph_20_Font"><text:span text:style-name="T2"> καὶ τὴν τράπεζαν τῆς προθέσεως καὶ πάντα τὰ αὐτῆς σκεύη καὶ τοὺς ἄρτους τοὺς προκειμένους </text:span></text:span><text:span text:style-name="Default_20_Paragraph_20_Font"><text:span text:style-name="T1">18</text:span></text:span><text:span text:style-name="Default_20_Paragraph_20_Font"><text:span text:style-name="T2"> καὶ τὰς στολὰς τοῦ ἁγίου, αἵ εἰσιν Ααρων, καὶ τὰς στολὰς τῶν υἱῶν αὐτοῦ εἰς τὴν ἱερατείαν </text:span></text:span><text:span text:style-name="Default_20_Paragraph_20_Font"><text:span text:style-name="T1">19</text:span></text:span><text:span text:style-name="Default_20_Paragraph_20_Font"><text:span text:style-name="T2"> καὶ τὰ ἱστία τῆς αὐλῆς καὶ τοὺς στύλους καὶ τὸ καταπέτασμα τῆς θύρας τῆς σκηνῆς καὶ τῆς πύλης τῆς αὐλῆς καὶ πάντα τὰ σκεύη τῆς σκηνῆς καὶ πάντα τὰ ἐργαλεῖα αὐτῆς </text:span></text:span><text:span text:style-name="Default_20_Paragraph_20_Font"><text:span text:style-name="T1">20</text:span></text:span><text:span text:style-name="Default_20_Paragraph_20_Font"><text:span text:style-name="T2"> καὶ τὰς διφθέρας δέρματα κριῶν ἠρυθροδανωμένα καὶ τὰ καλύμματα δέρματα ὑακίνθινα καὶ τῶν λοιπῶν τὰ ἐπικαλύμματα </text:span></text:span><text:span text:style-name="Default_20_Paragraph_20_Font"><text:span text:style-name="T1">21</text:span></text:span><text:span text:style-name="Default_20_Paragraph_20_Font"><text:span text:style-name="T2"> καὶ τοὺς πασσάλους καὶ πάντα τὰ ἐργαλεῖα τὰ εἰς τὰ ἔργα τῆς σκηνῆς τοῦ μαρτυρίου· </text:span></text:span><text:span text:style-name="Default_20_Paragraph_20_Font"><text:span text:style-name="T1">22</text:span></text:span><text:span text:style-name="Default_20_Paragraph_20_Font"><text:span text:style-name="T2"> ὅσα συνέταξεν κύριος τῷ Μωυσῇ, οὕτως ἐποίησαν οἱ υἱοὶ Ισραηλ πᾶσαν τὴν ἀποσκευήν. </text:span></text:span><text:span text:style-name="Default_20_Paragraph_20_Font"><text:span text:style-name="T1">23</text:span></text:span><text:span text:style-name="Default_20_Paragraph_20_Font"><text:span text:style-name="T2"> καὶ εἶδεν Μωϋσῆς πάντα τὰ ἔργα, καὶ ἦσαν πεποιηκότες αὐτὰ ὃν τρόπον συνέταξεν κύριος τῷ Μωυσῇ, οὕτως ἐποίησαν αὐτά· καὶ εὐλόγησεν αὐτοὺς Μωϋσῆς. </text:span></text:span></text:p>
      </text:section>
      <text:section text:style-name="Sect1" text:name="Sect40">
        <text:p text:style-name="P2">Εξοδος 40</text:p>
        <text:p text:style-name="P3"><text:span text:style-name="Default_20_Paragraph_20_Font"><text:span text:style-name="T1">1</text:span></text:span><text:span text:style-name="Default_20_Paragraph_20_Font"><text:span text:style-name="T2"> Καὶ ἐλάλησεν κύριος πρὸς Μωυσῆν λέγων </text:span></text:span><text:span text:style-name="Default_20_Paragraph_20_Font"><text:span text:style-name="T1">2</text:span></text:span><text:span text:style-name="Default_20_Paragraph_20_Font"><text:span text:style-name="T2"> Ἐν ἡμέρᾳ μιᾷ τοῦ μηνὸς τοῦ πρώτου νουμηνίᾳ στήσεις τὴν σκηνὴν τοῦ μαρτυρίου </text:span></text:span><text:span text:style-name="Default_20_Paragraph_20_Font"><text:span text:style-name="T1">3</text:span></text:span><text:span text:style-name="Default_20_Paragraph_20_Font"><text:span text:style-name="T2"> καὶ θήσεις τὴν κιβωτὸν τοῦ μαρτυρίου καὶ σκεπάσεις τὴν κιβωτὸν τῷ καταπετάσματι </text:span></text:span><text:span text:style-name="Default_20_Paragraph_20_Font"><text:span text:style-name="T1">4</text:span></text:span><text:span text:style-name="Default_20_Paragraph_20_Font"><text:span text:style-name="T2"> καὶ εἰσοίσεις τὴν τράπεζαν καὶ προθήσεις τὴν πρόθεσιν αὐτῆς καὶ εἰσοίσεις τὴν λυχνίαν καὶ ἐπιθήσεις τοὺς λύχνους αὐτῆς </text:span></text:span><text:span text:style-name="Default_20_Paragraph_20_Font"><text:span text:style-name="T1">5</text:span></text:span><text:span text:style-name="Default_20_Paragraph_20_Font"><text:span text:style-name="T2"> καὶ θήσεις τὸ θυσιαστήριον τὸ χρυσοῦν εἰς τὸ θυμιᾶν ἐναντίον τῆς κιβωτοῦ καὶ ἐπιθήσεις κάλυμμα καταπετάσματος ἐπὶ τὴν θύραν τῆς σκηνῆς τοῦ μαρτυρίου </text:span></text:span><text:span text:style-name="Default_20_Paragraph_20_Font"><text:span text:style-name="T1">6</text:span></text:span><text:span text:style-name="Default_20_Paragraph_20_Font"><text:span text:style-name="T2"> καὶ τὸ θυσιαστήριον τῶν καρπωμάτων θήσεις παρὰ τὰς θύρας τῆς σκηνῆς τοῦ μαρτυρίου </text:span></text:span><text:span text:style-name="Default_20_Paragraph_20_Font"><text:span text:style-name="T1">8</text:span></text:span><text:span text:style-name="Default_20_Paragraph_20_Font"><text:span text:style-name="T2"> καὶ περιθήσεις τὴν σκηνὴν καὶ πάντα τὰ αὐτῆς ἁγιάσεις κύκλῳ. </text:span></text:span><text:span text:style-name="Default_20_Paragraph_20_Font"><text:span text:style-name="T1">9</text:span></text:span><text:span text:style-name="Default_20_Paragraph_20_Font"><text:span text:style-name="T2"> καὶ λήμψῃ τὸ ἔλαιον τοῦ χρίσματος καὶ χρίσεις τὴν σκηνὴν καὶ πάντα τὰ ἐν αὐτῇ καὶ ἁγιάσεις αὐτὴν καὶ πάντα τὰ σκεύη αὐτῆς, καὶ ἔσται ἁγία. </text:span></text:span><text:span text:style-name="Default_20_Paragraph_20_Font"><text:span text:style-name="T1">10</text:span></text:span><text:span text:style-name="Default_20_Paragraph_20_Font"><text:span text:style-name="T2"> καὶ χρίσεις τὸ θυσιαστήριον τῶν καρπωμάτων καὶ πάντα αὐτοῦ τὰ σκεύη καὶ ἁγιάσεις τὸ θυσιαστήριον, καὶ ἔσται τὸ θυσιαστήριον ἅγιον τῶν ἁγίων. </text:span></text:span><text:span text:style-name="Default_20_Paragraph_20_Font"><text:span text:style-name="T1">12</text:span></text:span><text:span text:style-name="Default_20_Paragraph_20_Font"><text:span text:style-name="T2"> καὶ προσάξεις Ααρων καὶ τοὺς υἱοὺς αὐτοῦ ἐπὶ τὰς θύρας τῆς σκηνῆς τοῦ μαρτυρίου καὶ λούσεις αὐτοὺς ὕδατι </text:span></text:span><text:span text:style-name="Default_20_Paragraph_20_Font"><text:span text:style-name="T1">13</text:span></text:span><text:span text:style-name="Default_20_Paragraph_20_Font"><text:span text:style-name="T2"> καὶ ἐνδύσεις Ααρων τὰς στολὰς τὰς ἁγίας καὶ χρίσεις αὐτὸν καὶ ἁγιάσεις αὐτόν, καὶ ἱερατεύσει μοι· </text:span></text:span><text:span text:style-name="Default_20_Paragraph_20_Font"><text:span text:style-name="T1">14</text:span></text:span><text:span text:style-name="Default_20_Paragraph_20_Font"><text:span text:style-name="T2"> καὶ τοὺς υἱοὺς αὐτοῦ προσάξεις καὶ ἐνδύσεις αὐτοὺς χιτῶνας </text:span></text:span><text:span text:style-name="Default_20_Paragraph_20_Font"><text:span text:style-name="T1">15</text:span></text:span><text:span text:style-name="Default_20_Paragraph_20_Font"><text:span text:style-name="T2"> καὶ ἀλείψεις αὐτούς, ὃν τρόπον ἤλειψας τὸν πατέρα αὐτῶν, καὶ ἱερατεύσουσίν μοι· καὶ ἔσται ὥστε εἶναι αὐτοῖς χρῖσμα ἱερατείας εἰς τὸν αἰῶνα εἰς τὰς γενεὰς αὐτῶν. </text:span></text:span><text:span text:style-name="Default_20_Paragraph_20_Font"><text:span text:style-name="T1">16</text:span></text:span><text:span text:style-name="Default_20_Paragraph_20_Font"><text:span text:style-name="T2"> καὶ ἐποίησεν Μωϋσῆς πάντα, ὅσα ἐνετείλατο αὐτῷ κύριος, οὕτως ἐποίησεν. </text:span></text:span></text:p>
        <text:p text:style-name="P3"><text:span text:style-name="Default_20_Paragraph_20_Font"><text:span text:style-name="T1">17</text:span></text:span><text:span text:style-name="Default_20_Paragraph_20_Font"><text:span text:style-name="T2"> Καὶ ἐγένετο ἐν τῷ μηνὶ τῷ πρώτῳ τῷ δευτέρῳ ἔτει ἐκπορευομένων αὐτῶν ἐξ Αἰγύπτου νουμηνίᾳ ἐστάθη ἡ σκηνή· </text:span></text:span><text:span text:style-name="Default_20_Paragraph_20_Font"><text:span text:style-name="T1">18</text:span></text:span><text:span text:style-name="Default_20_Paragraph_20_Font"><text:span text:style-name="T2"> καὶ ἔστησεν Μωϋσῆς τὴν σκηνὴν καὶ ἐπέθηκεν τὰς κεφαλίδας καὶ διενέβαλεν τοὺς μοχλοὺς καὶ ἔστησεν τοὺς στύλους </text:span></text:span><text:span text:style-name="Default_20_Paragraph_20_Font"><text:span text:style-name="T1">19</text:span></text:span><text:span text:style-name="Default_20_Paragraph_20_Font"><text:span text:style-name="T2"> καὶ ἐξέτεινεν τὰς αὐλαίας ἐπὶ τὴν σκηνὴν καὶ ἐπέθηκεν τὸ κατακάλυμμα τῆς σκηνῆς ἐπ’ αὐτῆς ἄνωθεν, καθὰ συνέταξεν κύριος τῷ Μωυσῇ. – </text:span></text:span><text:span text:style-name="Default_20_Paragraph_20_Font"><text:span text:style-name="T1">20</text:span></text:span><text:span text:style-name="Default_20_Paragraph_20_Font"><text:span text:style-name="T2"> καὶ λαβὼν τὰ </text:span></text:span><text:soft-page-break/><text:span text:style-name="Default_20_Paragraph_20_Font"><text:span text:style-name="T2">μαρτύρια ἐνέβαλεν εἰς τὴν κιβωτὸν καὶ ὑπέθηκεν τοὺς διωστῆρας ὑπὸ τὴν κιβωτὸν </text:span></text:span><text:span text:style-name="Default_20_Paragraph_20_Font"><text:span text:style-name="T1">21</text:span></text:span><text:span text:style-name="Default_20_Paragraph_20_Font"><text:span text:style-name="T2"> καὶ εἰσήνεγκεν τὴν κιβωτὸν εἰς τὴν σκηνὴν καὶ ἐπέθηκεν τὸ κατακάλυμμα τοῦ καταπετάσματος καὶ ἐσκέπασεν τὴν κιβωτὸν τοῦ μαρτυρίου, ὃν τρόπον συνέταξεν κύριος τῷ Μωυσῇ. – </text:span></text:span><text:span text:style-name="Default_20_Paragraph_20_Font"><text:span text:style-name="T1">22</text:span></text:span><text:span text:style-name="Default_20_Paragraph_20_Font"><text:span text:style-name="T2"> καὶ ἔθηκεν τὴν τράπεζαν εἰς τὴν σκηνὴν τοῦ μαρτυρίου ἐπὶ τὸ κλίτος τῆς σκηνῆς τοῦ μαρτυρίου τὸ πρὸς βορρᾶν ἔξωθεν τοῦ καταπετάσματος τῆς σκηνῆς </text:span></text:span><text:span text:style-name="Default_20_Paragraph_20_Font"><text:span text:style-name="T1">23</text:span></text:span><text:span text:style-name="Default_20_Paragraph_20_Font"><text:span text:style-name="T2"> καὶ προέθηκεν ἐπ’ αὐτῆς ἄρτους τῆς προθέσεως ἔναντι κυρίου, ὃν τρόπον συνέταξεν κύριος τῷ Μωυσῇ. – </text:span></text:span><text:span text:style-name="Default_20_Paragraph_20_Font"><text:span text:style-name="T1">24</text:span></text:span><text:span text:style-name="Default_20_Paragraph_20_Font"><text:span text:style-name="T2"> καὶ ἔθηκεν τὴν λυχνίαν εἰς τὴν σκηνὴν τοῦ μαρτυρίου εἰς τὸ κλίτος τῆς σκηνῆς τὸ πρὸς νότον </text:span></text:span><text:span text:style-name="Default_20_Paragraph_20_Font"><text:span text:style-name="T1">25</text:span></text:span><text:span text:style-name="Default_20_Paragraph_20_Font"><text:span text:style-name="T2"> καὶ ἐπέθηκεν τοὺς λύχνους αὐτῆς ἔναντι κυρίου, ὃν τρόπον συνέταξεν κύριος τῷ Μωυσῇ. – </text:span></text:span><text:span text:style-name="Default_20_Paragraph_20_Font"><text:span text:style-name="T1">26</text:span></text:span><text:span text:style-name="Default_20_Paragraph_20_Font"><text:span text:style-name="T2"> καὶ ἔθηκεν τὸ θυσιαστήριον τὸ χρυσοῦν ἐν τῇ σκηνῇ τοῦ μαρτυρίου ἀπέναντι τοῦ καταπετάσματος </text:span></text:span><text:span text:style-name="Default_20_Paragraph_20_Font"><text:span text:style-name="T1">27</text:span></text:span><text:span text:style-name="Default_20_Paragraph_20_Font"><text:span text:style-name="T2"> καὶ ἐθυμίασεν ἐπ’ αὐτοῦ τὸ θυμίαμα τῆς συνθέσεως, καθάπερ συνέταξεν κύριος τῷ Μωυσῇ. – </text:span></text:span><text:span text:style-name="Default_20_Paragraph_20_Font"><text:span text:style-name="T1">29</text:span></text:span><text:span text:style-name="Default_20_Paragraph_20_Font"><text:span text:style-name="T2"> καὶ τὸ θυσιαστήριον τῶν καρπωμάτων ἔθηκεν παρὰ τὰς θύρας τῆς σκηνῆς </text:span></text:span><text:span text:style-name="Default_20_Paragraph_20_Font"><text:span text:style-name="T1">33</text:span></text:span><text:span text:style-name="Default_20_Paragraph_20_Font"><text:span text:style-name="T2"> καὶ ἔστησεν τὴν αὐλὴν κύκλῳ τῆς σκηνῆς καὶ τοῦ θυσιαστηρίου. καὶ συνετέλεσεν Μωϋσῆς πάντα τὰ ἔργα. </text:span></text:span></text:p>
        <text:p text:style-name="P3"><text:span text:style-name="Default_20_Paragraph_20_Font"><text:span text:style-name="T1">34</text:span></text:span><text:span text:style-name="Default_20_Paragraph_20_Font"><text:span text:style-name="T2"> Καὶ ἐκάλυψεν ἡ νεφέλη τὴν σκηνὴν τοῦ μαρτυρίου, καὶ δόξης κυρίου ἐπλήσθη ἡ σκηνή· </text:span></text:span><text:span text:style-name="Default_20_Paragraph_20_Font"><text:span text:style-name="T1">35</text:span></text:span><text:span text:style-name="Default_20_Paragraph_20_Font"><text:span text:style-name="T2"> καὶ οὐκ ἠδυνάσθη Μωϋσῆς εἰσελθεῖν εἰς τὴν σκηνὴν τοῦ μαρτυρίου, ὅτι ἐπεσκίαζεν ἐπ’ αὐτὴν ἡ νεφέλη καὶ δόξης κυρίου ἐπλήσθη ἡ σκηνή. </text:span></text:span><text:span text:style-name="Default_20_Paragraph_20_Font"><text:span text:style-name="T1">36</text:span></text:span><text:span text:style-name="Default_20_Paragraph_20_Font"><text:span text:style-name="T2"> ἡνίκα δ’ ἂν ἀνέβη ἡ νεφέλη ἀπὸ τῆς σκηνῆς, ἀνεζεύγνυσαν οἱ υἱοὶ Ισραηλ σὺν τῇ ἀπαρτίᾳ αὐτῶν· </text:span></text:span><text:span text:style-name="Default_20_Paragraph_20_Font"><text:span text:style-name="T1">37</text:span></text:span><text:span text:style-name="Default_20_Paragraph_20_Font"><text:span text:style-name="T2"> εἰ δὲ μὴ ἀνέβη ἡ νεφέλη, οὐκ ἀνεζεύγνυσαν ἕως τῆς ἡμέρας, ἧς ἀνέβη ἡ νεφέλη· </text:span></text:span><text:span text:style-name="Default_20_Paragraph_20_Font"><text:span text:style-name="T1">38</text:span></text:span><text:span text:style-name="Default_20_Paragraph_20_Font"><text:span text:style-name="T2"> νεφέλη γὰρ ἦν ἐπὶ τῆς σκηνῆς ἡμέρας καὶ πῦρ ἦν ἐπ’ αὐτῆς νυκτὸς ἐναντίον παντὸς Ισραηλ ἐν πάσαις ταῖς ἀναζυγαῖς αὐτῶν. </text:span></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swiss" style:font-pitch="variable"/>
    <style:font-face style:name="Times New Roman" svg:font-family="'Times New Roman'" style:font-family-generic="roman" style:font-pitch="variable"/>
    <style:font-face style:name="Vusillus" svg:font-family="Vusillus" style:font-family-generic="roman" style:font-pitch="variable"/>
  </office:font-face-decls>
  <office:styles>
    <style:default-style style:family="graphic">
      <style:graphic-properties draw:stroke="solid" svg:stroke-width="0.071cm" svg:stroke-color="#1c334e"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Times New Roman" style:font-size-asian="11pt" style:language-asian="en" style:country-asian="GB" style:font-style-asian="normal" style:font-weight-asian="normal" style:font-name-complex="Times New Roman" style:font-size-complex="11pt" style:language-complex="he" style:country-complex="IL"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Times New Roman" style:font-size-asian="11pt" style:language-asian="en" style:country-asian="GB" style:font-style-asian="normal" style:font-weight-asian="normal" style:font-name-complex="Times New Roman" style:font-size-complex="11pt" style:language-complex="he" style:country-complex="IL"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margin-top="0cm" fo:margin-bottom="0cm" style:contextual-spacing="false" fo:line-height="100%" fo:hyphenation-ladder-count="no-limit" fo:hyphenation-keep="auto" loext:hyphenation-keep-type="column"/>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margin-top="0cm" fo:margin-bottom="0cm" style:contextual-spacing="false" fo:line-height="100%" fo:hyphenation-ladder-count="no-limit" fo:hyphenation-keep="auto" loext:hyphenation-keep-type="column">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top="0cm" fo:margin-bottom="0.353cm" style:contextual-spacing="tru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en" style:country-asian="US" style:font-size-complex="10pt" style:language-complex="ar" style:country-complex="SA"/>
    </style:style>
    <style:style style:name="Footnote_20_Reference" style:display-name="Footnote Reference" style:family="text" style:parent-style-name="Default_20_Paragraph_20_Font">
      <style:text-properties style:text-position="super 64%"/>
    </style:style>
    <style:style style:name="Footer_20_Char" style:display-name="Footer Char" style:family="text" style:parent-style-name="Default_20_Paragraph_20_Font">
      <style:text-properties style:font-name-complex="Arial" style:font-family-complex="Arial" style:font-family-generic-complex="swiss" style:font-pitch-complex="variable"/>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02cm" fo:page-height="21.003cm" style:num-format="1" style:print-orientation="landscape"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dc:title>The Book of Exodus</dc:title>
    <dc:description/>
    <dc:subject/>
    <dc:creator>Adrian Hills</dc:creator>
    <meta:creation-date>2025-07-15T09:09:00Z</meta:creation-date>
    <dc:date>2025-07-15T09:09:00Z</dc:date>
    <meta:editing-cycles>2</meta:editing-cycles>
    <meta:editing-duration>PT0S</meta:editing-duration>
    <meta:document-statistic meta:table-count="0" meta:image-count="0" meta:object-count="0" meta:page-count="49" meta:paragraph-count="182" meta:word-count="26065" meta:character-count="151884" meta:non-whitespace-character-count="125728"/>
    <meta:template xlink:type="simple" xlink:actuate="onRequest" xlink:title="" xlink:href="Normal.dotm"/>
  </office:meta>
</office:document-meta>
</file>